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300000003081C774706AD48CAE.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Lucida Sans Typewriter1" svg:font-family="'Lucida Sans Typewriter'" style:font-adornments="Regular" style:font-pitch="fixed"/>
    <style:font-face style:name="Lucida Sans Typewriter" svg:font-family="'Lucida Sans Typewriter'" style:font-adornments="Standard" style:font-pitch="fixed"/>
    <style:font-face style:name="Bitstream Vera Sans Mono" svg:font-family="'Bitstream Vera Sans Mono'" style:font-family-generic="modern" style:font-pitch="fixed"/>
    <style:font-face style:name="Lucida Sans Typewriter3" svg:font-family="'Lucida Sans Typewriter'" style:font-family-generic="modern" style:font-pitch="fixed"/>
    <style:font-face style:name="Lucida Sans Typewriter2" svg:font-family="'Lucida Sans Typewriter'" style:font-adornments="Bold"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Lucida Sans2" svg:font-family="'Lucida Sans'" style:font-adornments="Fett" style:font-pitch="variable"/>
    <style:font-face style:name="Lucida Sans1" svg:font-family="'Lucida Sans'" style:font-adornments="Fett Kursiv" style:font-pitch="variable"/>
    <style:font-face style:name="Lucida Sans3" svg:font-family="'Lucida Sans'" style:font-adornments="Kursiv" style:font-pitch="variable"/>
    <style:font-face style:name="Lucida Sans5" svg:font-family="'Lucida Sans'" style:font-adornments="Regular" style:font-pitch="variable"/>
    <style:font-face style:name="Lucida Sans4" svg:font-family="'Lucida Sans'" style:font-adornments="Standard" style:font-pitch="variable"/>
    <style:font-face style:name="Presence" svg:font-family="Presence" style:font-adornments="Standard" style:font-pitch="variable"/>
    <style:font-face style:name="Tahoma" svg:font-family="Tahoma, Lucidasans, 'Lucida Sans', 'Arial Unicode MS'" style:font-pitch="variable"/>
    <style:font-face style:name="DejaVu Serif" svg:font-family="'DejaVu Serif'" style:font-family-generic="roman" style:font-pitch="variable"/>
    <style:font-face style:name="Lucida Bright" svg:font-family="'Lucida Bright'"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Helvetica" svg:font-family="Helvetica" style:font-adornments="Fett" style:font-family-generic="swiss" style:font-pitch="variable"/>
    <style:font-face style:name="Lucida Sans7" svg:font-family="'Lucida Sans'" style:font-family-generic="swiss" style:font-pitch="variable"/>
    <style:font-face style:name="Lucida Sans6" svg:font-family="'Lucida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font-size="10pt" fo:language="en" fo:country="US" style:font-size-asian="10pt"/>
    </style:style>
    <style:style style:name="P2" style:family="paragraph" style:parent-style-name="Supertitle" style:master-page-name="">
      <style:paragraph-properties style:page-number="1"/>
    </style:style>
    <style:style style:name="P3" style:family="paragraph" style:parent-style-name="Supertitle" style:master-page-name="">
      <style:paragraph-properties style:page-number="1"/>
      <style:text-properties fo:language="en" fo:country="US"/>
    </style:style>
    <style:style style:name="P4" style:family="paragraph" style:parent-style-name="Heading_20_1" style:master-page-name="">
      <style:paragraph-properties style:page-number="1"/>
    </style:style>
    <style:style style:name="P5" style:family="paragraph" style:parent-style-name="Heading_20_1" style:master-page-name="">
      <style:paragraph-properties style:page-number="1"/>
      <style:text-properties officeooo:paragraph-rsid="0022a390"/>
    </style:style>
    <style:style style:name="P6" style:family="paragraph" style:parent-style-name="Heading_20_1" style:master-page-name="">
      <style:paragraph-properties style:page-number="1"/>
      <style:text-properties style:use-window-font-color="true" style:font-name="Lucida Sans2" fo:font-size="18pt" fo:language="en" fo:country="US" fo:font-weight="bold" officeooo:rsid="0022a390" officeooo:paragraph-rsid="0022a390" style:letter-kerning="true" style:font-name-asian="Times New Roman" style:font-size-asian="16pt" style:font-weight-asian="bold" style:font-name-complex="Times New Roman" style:font-size-complex="10pt" style:language-complex="ar" style:country-complex="SA"/>
    </style:style>
    <style:style style:name="P7" style:family="paragraph" style:parent-style-name="Subtitle">
      <style:text-properties fo:language="en" fo:country="US"/>
    </style:style>
    <style:style style:name="P8" style:family="paragraph" style:parent-style-name="Subtitle">
      <style:text-properties fo:language="en" fo:country="US" officeooo:rsid="002401a3" officeooo:paragraph-rsid="002401a3"/>
    </style:style>
    <style:style style:name="P9" style:family="paragraph" style:parent-style-name="Subtitle">
      <style:text-properties style:use-window-font-color="true" fo:font-size="11pt" fo:language="en" fo:country="US" officeooo:rsid="002401a3" officeooo:paragraph-rsid="002401a3" style:font-name-asian="Times New Roman" style:font-size-asian="12pt" style:font-name-complex="Arial" style:font-size-complex="12pt" style:language-complex="ar" style:country-complex="SA"/>
    </style:style>
    <style:style style:name="P10" style:family="paragraph" style:parent-style-name="Subtitle">
      <style:text-properties fo:language="de" fo:country="DE"/>
    </style:style>
    <style:style style:name="P11" style:family="paragraph" style:parent-style-name="Subtitle">
      <style:text-properties officeooo:rsid="002401a3" officeooo:paragraph-rsid="002401a3"/>
    </style:style>
    <style:style style:name="P12" style:family="paragraph" style:parent-style-name="Subtitle">
      <style:text-properties officeooo:paragraph-rsid="002401a3"/>
    </style:style>
    <style:style style:name="P13" style:family="paragraph" style:parent-style-name="Title">
      <style:text-properties fo:language="de" fo:country="DE"/>
    </style:style>
    <style:style style:name="P14" style:family="paragraph" style:parent-style-name="Title">
      <style:text-properties style:use-window-font-color="true" fo:font-size="16pt" fo:language="en" fo:country="US" fo:font-weight="bold" officeooo:rsid="0020dc97" officeooo:paragraph-rsid="0020dc97" style:letter-kerning="true" style:font-name-asian="Times New Roman" style:font-size-asian="16pt" style:font-weight-asian="bold" style:font-name-complex="Arial" style:font-size-complex="16pt" style:language-complex="ar" style:country-complex="SA" style:font-weight-complex="bold"/>
    </style:style>
    <style:style style:name="P15" style:family="paragraph" style:parent-style-name="Author">
      <style:text-properties fo:language="de" fo:country="DE"/>
    </style:style>
    <style:style style:name="P16" style:family="paragraph" style:parent-style-name="Author">
      <style:text-properties style:use-window-font-color="true" fo:font-size="11pt" fo:language="en" fo:country="US" fo:font-weight="bold" officeooo:rsid="002401a3" officeooo:paragraph-rsid="002401a3" style:font-name-asian="Times New Roman" style:font-size-asian="12pt" style:font-name-complex="Times New Roman" style:font-size-complex="10pt" style:language-complex="ar" style:country-complex="SA"/>
    </style:style>
    <style:style style:name="P17" style:family="paragraph" style:parent-style-name="Standard">
      <style:text-properties fo:language="de" fo:country="DE"/>
    </style:style>
    <style:style style:name="P18" style:family="paragraph" style:parent-style-name="Standard">
      <style:paragraph-properties fo:text-align="end" style:justify-single-word="false"/>
    </style:style>
    <style:style style:name="P19" style:family="paragraph" style:parent-style-name="Standard">
      <loext:graphic-properties draw:fill="none" draw:fill-color="#ffffff"/>
      <style:paragraph-properties fo:text-align="end" style:justify-single-word="false" fo:background-color="transparent"/>
      <style:text-properties style:font-name="Lucida Sans7"/>
    </style:style>
    <style:style style:name="P20" style:family="paragraph" style:parent-style-name="Standard">
      <style:paragraph-properties fo:text-align="center" style:justify-single-word="false"/>
    </style:style>
    <style:style style:name="P21" style:family="paragraph" style:parent-style-name="Standard">
      <loext:graphic-properties draw:fill="solid" draw:fill-color="#ffffff" draw:opacity="0%"/>
      <style:paragraph-properties fo:text-align="center" style:justify-single-word="false" fo:background-color="#ffffff"/>
    </style:style>
    <style:style style:name="P22" style:family="paragraph" style:parent-style-name="Standard">
      <loext:graphic-properties draw:fill="solid" draw:fill-color="#ffffff"/>
      <style:paragraph-properties fo:text-align="center" style:justify-single-word="false" fo:background-color="#ffffff"/>
      <style:text-properties fo:font-size="8pt"/>
    </style:style>
    <style:style style:name="P23" style:family="paragraph" style:parent-style-name="Standard">
      <style:text-properties officeooo:rsid="002401a3" officeooo:paragraph-rsid="002401a3"/>
    </style:style>
    <style:style style:name="P24" style:family="paragraph" style:parent-style-name="Standard">
      <style:text-properties style:use-window-font-color="true" fo:font-size="11pt" fo:language="en" fo:country="US" officeooo:rsid="002401a3" officeooo:paragraph-rsid="002401a3" style:font-name-asian="Times New Roman" style:font-size-asian="12pt" style:font-name-complex="Times New Roman" style:font-size-complex="10pt" style:language-complex="ar" style:country-complex="SA"/>
    </style:style>
    <style:style style:name="P25" style:family="paragraph" style:parent-style-name="Standard">
      <style:text-properties officeooo:paragraph-rsid="002401a3"/>
    </style:style>
    <style:style style:name="P26" style:family="paragraph" style:parent-style-name="Standard">
      <style:text-properties officeooo:paragraph-rsid="00266174"/>
    </style:style>
    <style:style style:name="P27" style:family="paragraph" style:parent-style-name="Standard">
      <style:text-properties officeooo:paragraph-rsid="002486cc"/>
    </style:style>
    <style:style style:name="P28" style:family="paragraph" style:parent-style-name="Standard">
      <style:text-properties officeooo:rsid="00266174" officeooo:paragraph-rsid="00266174"/>
    </style:style>
    <style:style style:name="P29" style:family="paragraph" style:parent-style-name="Standard">
      <style:text-properties fo:language="en" fo:country="US" style:language-complex="ar" style:country-complex="SA"/>
    </style:style>
    <style:style style:name="P30" style:family="paragraph" style:parent-style-name="Standard">
      <style:text-properties fo:language="en" fo:country="US" officeooo:rsid="002401a3" officeooo:paragraph-rsid="002401a3" style:language-complex="ar" style:country-complex="SA"/>
    </style:style>
    <style:style style:name="P31" style:family="paragraph" style:parent-style-name="Standard">
      <style:text-properties fo:language="en" fo:country="US" officeooo:paragraph-rsid="00266174" style:language-complex="ar" style:country-complex="SA"/>
    </style:style>
    <style:style style:name="P32" style:family="paragraph" style:parent-style-name="Contents_20_1">
      <style:paragraph-properties>
        <style:tab-stops>
          <style:tab-stop style:position="0mm"/>
          <style:tab-stop style:position="177.01mm" style:type="right" style:leader-style="dotted" style:leader-text="."/>
        </style:tab-stops>
      </style:paragraph-properties>
    </style:style>
    <style:style style:name="P33" style:family="paragraph" style:parent-style-name="Contents_20_1">
      <style:paragraph-properties>
        <style:tab-stops>
          <style:tab-stop style:position="0mm"/>
          <style:tab-stop style:position="155.01mm" style:type="right" style:leader-style="dotted" style:leader-text="."/>
        </style:tab-stops>
      </style:paragraph-properties>
    </style:style>
    <style:style style:name="P34" style:family="paragraph" style:parent-style-name="Contents_20_2">
      <style:paragraph-properties>
        <style:tab-stops>
          <style:tab-stop style:position="0mm"/>
          <style:tab-stop style:position="173.02mm" style:type="right" style:leader-style="dotted" style:leader-text="."/>
        </style:tab-stops>
      </style:paragraph-properties>
    </style:style>
    <style:style style:name="P35" style:family="paragraph" style:parent-style-name="Contents_20_2">
      <style:paragraph-properties>
        <style:tab-stops>
          <style:tab-stop style:position="0mm"/>
          <style:tab-stop style:position="155.01mm" style:type="right" style:leader-style="dotted" style:leader-text="."/>
        </style:tab-stops>
      </style:paragraph-properties>
    </style:style>
    <style:style style:name="P36" style:family="paragraph" style:parent-style-name="Standard">
      <style:paragraph-properties fo:margin-top="0mm" fo:margin-bottom="0mm" loext:contextual-spacing="false" fo:line-height="100%"/>
    </style:style>
    <style:style style:name="P37" style:family="paragraph" style:parent-style-name="Standard">
      <style:paragraph-properties fo:margin-top="0mm" fo:margin-bottom="0mm" loext:contextual-spacing="false" fo:line-height="100%" fo:text-align="justify" style:justify-single-word="false"/>
    </style:style>
    <style:style style:name="P38" style:family="paragraph" style:parent-style-name="Standard">
      <style:paragraph-properties fo:margin-top="0mm" fo:margin-bottom="0mm" loext:contextual-spacing="false" fo:line-height="100%"/>
      <style:text-properties fo:font-size="6pt" style:font-size-asian="6pt" style:font-size-complex="6pt"/>
    </style:style>
    <style:style style:name="P39" style:family="paragraph" style:parent-style-name="Standard">
      <style:paragraph-properties fo:margin-top="0mm" fo:margin-bottom="0mm" loext:contextual-spacing="false" fo:line-height="100%"/>
      <style:text-properties fo:font-size="8pt" fo:font-weight="bold" style:font-size-asian="8pt" style:font-weight-asian="bold" style:font-size-complex="8pt" style:font-weight-complex="bold"/>
    </style:style>
    <style:style style:name="P40" style:family="paragraph" style:parent-style-name="Standard">
      <style:paragraph-properties fo:margin-top="0mm" fo:margin-bottom="0mm" loext:contextual-spacing="false" fo:line-height="100%" fo:text-align="center" style:justify-single-word="false"/>
      <style:text-properties fo:font-size="8pt" fo:font-weight="bold" style:font-size-asian="8pt" style:font-weight-asian="bold" style:font-size-complex="8pt" style:font-weight-complex="bold"/>
    </style:style>
    <style:style style:name="P41" style:family="paragraph" style:parent-style-name="Standard">
      <style:paragraph-properties fo:margin-top="0mm" fo:margin-bottom="0mm" loext:contextual-spacing="false" fo:line-height="100%"/>
      <style:text-properties fo:font-size="8pt" style:font-size-asian="8pt" style:font-size-complex="8pt"/>
    </style:style>
    <style:style style:name="P42" style:family="paragraph" style:parent-style-name="Standard">
      <style:paragraph-properties fo:margin-left="14.83mm" fo:margin-right="0.11mm" fo:margin-top="0mm" fo:margin-bottom="0mm" loext:contextual-spacing="false" fo:line-height="100%" fo:text-indent="-10mm" style:auto-text-indent="false" style:text-autospace="none">
        <style:tab-stops/>
      </style:paragraph-properties>
      <style:text-properties style:font-name="Lucida Sans7"/>
    </style:style>
    <style:style style:name="P43" style:family="paragraph" style:parent-style-name="Preformatted_20_Text">
      <style:text-properties fo:color="#000000" fo:font-weight="bold"/>
    </style:style>
    <style:style style:name="P44" style:family="paragraph" style:parent-style-name="Preformatted_20_Text">
      <style:text-properties fo:color="#000000" fo:font-style="normal" style:font-style-asian="normal" style:font-style-complex="normal"/>
    </style:style>
    <style:style style:name="P45" style:family="paragraph" style:parent-style-name="Preformatted_20_Text">
      <style:text-properties fo:color="#808080" fo:font-style="italic"/>
    </style:style>
    <style:style style:name="P46" style:family="paragraph" style:parent-style-name="Preformatted_20_Text">
      <style:text-properties fo:color="#0000ff"/>
    </style:style>
    <style:style style:name="P47" style:family="paragraph" style:parent-style-name="Preformatted_20_Text">
      <style:text-properties fo:color="#0000ff" fo:font-style="italic"/>
    </style:style>
    <style:style style:name="P48" style:family="paragraph" style:parent-style-name="Preformatted_20_Text">
      <style:text-properties fo:color="#008000"/>
    </style:style>
    <style:style style:name="P49" style:family="paragraph" style:parent-style-name="Preformatted_20_Text">
      <style:paragraph-properties fo:margin-top="0mm" fo:margin-bottom="4.99mm" loext:contextual-spacing="false"/>
      <style:text-properties fo:color="#000000" fo:font-weight="bold"/>
    </style:style>
    <style:style style:name="P50" style:family="paragraph" style:parent-style-name="Glossary_20_Term_20_Index">
      <style:paragraph-properties>
        <style:tab-stops>
          <style:tab-stop style:position="155.01mm" style:type="right" style:leader-style="dotted" style:leader-text="."/>
        </style:tab-stops>
      </style:paragraph-properties>
    </style:style>
    <style:style style:name="P51" style:family="paragraph" style:parent-style-name="Object_20_title_20_index">
      <style:paragraph-properties>
        <style:tab-stops>
          <style:tab-stop style:position="4.99mm"/>
          <style:tab-stop style:position="134.99mm" style:type="right" style:leader-style="dotted" style:leader-text="."/>
        </style:tab-stops>
      </style:paragraph-properties>
    </style:style>
    <style:style style:name="P52" style:family="paragraph" style:parent-style-name="Frame_20_contents">
      <style:paragraph-properties>
        <style:tab-stops>
          <style:tab-stop style:position="159.84mm" style:type="right" style:leader-style="dotted" style:leader-text="."/>
        </style:tab-stops>
      </style:paragraph-properties>
    </style:style>
    <style:style style:name="P53" style:family="paragraph" style:parent-style-name="Bibliography_20_1">
      <style:paragraph-properties>
        <style:tab-stops/>
      </style:paragraph-properties>
    </style:style>
    <style:style style:name="P54" style:family="paragraph" style:parent-style-name="Heading_20_1" style:master-page-name="">
      <style:paragraph-properties style:page-number="auto" fo:break-before="page"/>
    </style:style>
    <style:style style:name="P55" style:family="paragraph" style:parent-style-name="Heading_20_1" style:master-page-name="">
      <style:paragraph-properties style:page-number="auto"/>
    </style:style>
    <style:style style:name="P56" style:family="paragraph" style:parent-style-name="Heading_20_1" style:master-page-name="">
      <style:paragraph-properties style:page-number="auto"/>
      <style:text-properties officeooo:paragraph-rsid="0027eecb"/>
    </style:style>
    <style:style style:name="P57" style:family="paragraph" style:parent-style-name="Heading_20_1" style:master-page-name="">
      <style:paragraph-properties style:page-number="auto"/>
      <style:text-properties officeooo:rsid="0022a390" officeooo:paragraph-rsid="0022a390"/>
    </style:style>
    <style:style style:name="P58" style:family="paragraph" style:parent-style-name="Heading_20_1" style:master-page-name="">
      <style:paragraph-properties style:page-number="auto"/>
      <style:text-properties officeooo:rsid="0027eecb" officeooo:paragraph-rsid="0027eecb"/>
    </style:style>
    <style:style style:name="P59" style:family="paragraph" style:parent-style-name="Heading_20_4" style:master-page-name="">
      <style:paragraph-properties style:page-number="auto"/>
    </style:style>
    <style:style style:name="P60" style:family="paragraph" style:parent-style-name="Heading_20_1" style:master-page-name="">
      <style:paragraph-properties fo:margin-left="0mm" fo:margin-right="0mm" fo:text-indent="0mm" style:auto-text-indent="false" style:page-number="auto"/>
    </style:style>
    <style:style style:name="P61" style:family="paragraph" style:parent-style-name="Heading_20_2">
      <style:paragraph-properties fo:margin-left="0mm" fo:margin-right="0mm" fo:text-indent="0mm" style:auto-text-indent="false"/>
    </style:style>
    <style:style style:name="P62" style:family="paragraph" style:parent-style-name="Standard">
      <style:paragraph-properties fo:margin-left="0mm" fo:margin-right="0mm" fo:text-align="center" style:justify-single-word="false" fo:text-indent="0mm" style:auto-text-indent="false"/>
    </style:style>
    <style:style style:name="P63" style:family="paragraph" style:parent-style-name="Standard">
      <style:paragraph-properties fo:margin-left="0mm" fo:margin-right="0mm" fo:text-align="center" style:justify-single-word="false" fo:text-indent="0mm" style:auto-text-indent="false">
        <style:tab-stops/>
      </style:paragraph-properties>
    </style:style>
    <style:style style:name="P64" style:family="paragraph" style:parent-style-name="Standard">
      <loext:graphic-properties draw:fill-color="#c0c0c0" draw:fill-image-width="0mm" draw:fill-image-height="0mm"/>
      <style:paragraph-properties fo:margin-left="0mm" fo:margin-right="0mm" fo:text-align="center" style:justify-single-word="false" fo:text-indent="0mm" style:auto-text-indent="false">
        <style:tab-stops/>
      </style:paragraph-properties>
      <style:text-properties style:font-name="Lucida Sans6" fo:font-size="8pt"/>
    </style:style>
    <style:style style:name="P65" style:family="paragraph" style:parent-style-name="Standard">
      <loext:graphic-properties draw:fill="solid" draw:fill-color="#ffffff" draw:secondary-fill-color="#99ccff" draw:fill-gradient-name="Gradient_20_7" draw:gradient-step-count="0" draw:fill-hatch-name="Hatch_20_1467" draw:fill-hatch-solid="false" draw:opacity="100%" draw:fill-image-width="0mm" draw:fill-image-height="0mm" style:repeat="repeat" draw:fill-image-ref-point-x="0%" draw:fill-image-ref-point-y="0%" draw:fill-image-ref-point="center" draw:tile-repeat-offset="0% vertical"/>
      <style:paragraph-properties fo:margin-left="0mm" fo:margin-right="0mm" fo:margin-top="0mm" fo:margin-bottom="0mm" loext:contextual-spacing="false" fo:line-height="100%" fo:text-align="center" style:justify-single-word="false" fo:hyphenation-ladder-count="no-limit" fo:text-indent="0mm" style:auto-text-indent="false" fo:background-color="#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ucida Sans6"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8pt" style:language-asian="en" style:country-asian="US" style:font-style-asian="normal" style:font-weight-asian="normal" style:font-name-complex="DejaVu Sans" style:font-size-complex="18pt" style:language-complex="en" style:country-complex="US" style:font-style-complex="normal" style:font-weight-complex="normal" style:text-emphasize="none" style:text-scale="100%" style:font-relief="none" fo:hyphenate="false" fo:hyphenation-remain-char-count="2" fo:hyphenation-push-char-count="2"/>
    </style:style>
    <style:style style:name="P66" style:family="paragraph" style:parent-style-name="Contents_20_3">
      <style:paragraph-properties>
        <style:tab-stops>
          <style:tab-stop style:position="0mm"/>
          <style:tab-stop style:position="155.01mm" style:type="right" style:leader-style="dotted" style:leader-text="."/>
        </style:tab-stops>
      </style:paragraph-properties>
    </style:style>
    <style:style style:name="P67" style:family="paragraph" style:parent-style-name="Heading_20_1">
      <style:text-properties officeooo:paragraph-rsid="002401a3"/>
    </style:style>
    <style:style style:name="P68" style:family="paragraph" style:parent-style-name="Heading_20_1">
      <style:text-properties officeooo:rsid="002401a3" officeooo:paragraph-rsid="002401a3"/>
    </style:style>
    <style:style style:name="P69" style:family="paragraph" style:parent-style-name="Heading_20_1">
      <style:text-properties fo:language="en" fo:country="US" officeooo:rsid="002401a3" officeooo:paragraph-rsid="002401a3" style:language-complex="ar" style:country-complex="SA"/>
    </style:style>
    <style:style style:name="P70" style:family="paragraph" style:parent-style-name="Heading_20_1">
      <style:text-properties fo:language="en" fo:country="US" officeooo:paragraph-rsid="002401a3" style:language-complex="ar" style:country-complex="SA"/>
    </style:style>
    <style:style style:name="P71" style:family="paragraph" style:parent-style-name="Heading_20_1">
      <style:text-properties officeooo:rsid="002d38fb"/>
    </style:style>
    <style:style style:name="P72" style:family="paragraph" style:parent-style-name="Heading_20_3">
      <style:text-properties officeooo:paragraph-rsid="002486cc"/>
    </style:style>
    <style:style style:name="P73" style:family="paragraph" style:parent-style-name="Heading_20_3">
      <style:text-properties officeooo:paragraph-rsid="00266174"/>
    </style:style>
    <style:style style:name="P74" style:family="paragraph" style:parent-style-name="Heading_20_3">
      <style:text-properties style:use-window-font-color="true" style:font-name="Lucida Sans2" fo:font-size="14pt" fo:language="en" fo:country="US" fo:font-weight="bold" officeooo:rsid="002486cc" officeooo:paragraph-rsid="002486cc" style:font-name-asian="Times New Roman" style:font-size-asian="14pt" style:font-weight-asian="bold" style:font-name-complex="Times New Roman" style:font-size-complex="10pt" style:language-complex="ar" style:country-complex="SA"/>
    </style:style>
    <style:style style:name="P75" style:family="paragraph" style:parent-style-name="OFF_20_Cats">
      <style:text-properties officeooo:paragraph-rsid="00266174"/>
    </style:style>
    <style:style style:name="P76" style:family="paragraph" style:parent-style-name="RescueSection_20_3-Testing">
      <style:text-properties officeooo:rsid="00266174" officeooo:paragraph-rsid="00266174"/>
    </style:style>
    <style:style style:name="P77" style:family="paragraph" style:parent-style-name="RescueSection_20_3-Testing">
      <style:text-properties officeooo:rsid="002d38fb" officeooo:paragraph-rsid="002d38fb"/>
    </style:style>
    <style:style style:name="P78" style:family="paragraph" style:parent-style-name="Text_20_body">
      <style:text-properties officeooo:paragraph-rsid="002401a3"/>
    </style:style>
    <style:style style:name="P79" style:family="paragraph" style:parent-style-name="Text_20_body">
      <style:text-properties fo:language="en" fo:country="US"/>
    </style:style>
    <style:style style:name="P80" style:family="paragraph" style:parent-style-name="Text_20_body">
      <style:text-properties fo:language="en" fo:country="US" style:language-complex="ar" style:country-complex="SA"/>
    </style:style>
    <style:style style:name="P81" style:family="paragraph" style:parent-style-name="Text_20_body">
      <style:text-properties fo:language="en" fo:country="US" officeooo:rsid="0027eecb" officeooo:paragraph-rsid="0027eecb" style:language-complex="ar" style:country-complex="SA"/>
    </style:style>
    <style:style style:name="P82" style:family="paragraph" style:parent-style-name="Text_20_body">
      <style:text-properties officeooo:paragraph-rsid="00266174"/>
    </style:style>
    <style:style style:name="P83" style:family="paragraph" style:parent-style-name="Text_20_body">
      <style:text-properties officeooo:paragraph-rsid="0027eecb"/>
    </style:style>
    <style:style style:name="P84" style:family="paragraph" style:parent-style-name="Text_20_body">
      <style:text-properties officeooo:rsid="00299f7b" officeooo:paragraph-rsid="00299f7b"/>
    </style:style>
    <style:style style:name="P85" style:family="paragraph" style:parent-style-name="Text_20_body">
      <style:text-properties officeooo:rsid="002b798f" officeooo:paragraph-rsid="002b798f"/>
    </style:style>
    <style:style style:name="P86" style:family="paragraph" style:parent-style-name="Text_20_body">
      <style:text-properties officeooo:paragraph-rsid="002d38fb"/>
    </style:style>
    <style:style style:name="P87" style:family="paragraph" style:parent-style-name="Todo">
      <style:text-properties officeooo:rsid="0027eecb" officeooo:paragraph-rsid="0027eecb"/>
    </style:style>
    <style:style style:name="P88" style:family="paragraph" style:parent-style-name="Todo">
      <style:text-properties officeooo:paragraph-rsid="0027eecb"/>
    </style:style>
    <style:style style:name="P89" style:family="paragraph" style:parent-style-name="RescueSection_20_1-Expertise">
      <style:text-properties officeooo:paragraph-rsid="002d38fb"/>
    </style:style>
    <style:style style:name="P90" style:family="paragraph" style:parent-style-name="RescueSection_20_2-Dangers">
      <style:text-properties style:use-window-font-color="true" fo:font-size="11pt" fo:language="en" fo:country="US" officeooo:rsid="002d38fb" officeooo:paragraph-rsid="002d38fb" style:font-name-asian="Times New Roman" style:font-size-asian="12pt" style:font-name-complex="Times New Roman" style:font-size-complex="10pt" style:language-complex="ar" style:country-complex="SA"/>
    </style:style>
    <style:style style:name="P91" style:family="paragraph" style:parent-style-name="RescueSection_20_4-Details">
      <style:text-properties officeooo:paragraph-rsid="002d38fb"/>
    </style:style>
    <style:style style:name="P92" style:family="paragraph" style:parent-style-name="Supertitle" style:master-page-name="Meta_20_Page">
      <style:paragraph-properties style:page-number="1"/>
      <style:text-properties fo:language="en" fo:country="US"/>
    </style:style>
    <style:style style:name="P93" style:family="paragraph" style:parent-style-name="Bibliography_20_1">
      <style:paragraph-properties>
        <style:tab-stops/>
      </style:paragraph-properties>
    </style:style>
    <style:style style:name="P94" style:family="paragraph" style:parent-style-name="Heading_20_1" style:list-style-name="Outline_20_Numbering_20__28_unnumbered_29_"/>
    <style:style style:name="P95" style:family="paragraph" style:parent-style-name="Heading_20_1" style:list-style-name="Outline_20_Numbering_20__28_chapters_29_">
      <style:text-properties officeooo:paragraph-rsid="002401a3"/>
    </style:style>
    <style:style style:name="P96" style:family="paragraph" style:parent-style-name="Heading_20_1" style:list-style-name="Outline_20_Numbering_20__28_chapters_29_">
      <style:text-properties officeooo:rsid="002401a3" officeooo:paragraph-rsid="002401a3"/>
    </style:style>
    <style:style style:name="P97" style:family="paragraph" style:parent-style-name="Heading_20_1" style:list-style-name="Outline_20_Numbering_20__28_chapters_29_">
      <style:text-properties officeooo:rsid="002d38fb"/>
    </style:style>
    <style:style style:name="P98" style:family="paragraph" style:parent-style-name="Heading_20_1" style:list-style-name="Outline_20_Numbering_20__28_appendices_29_">
      <style:text-properties fo:language="en" fo:country="US" officeooo:rsid="002401a3" officeooo:paragraph-rsid="002401a3" style:language-complex="ar" style:country-complex="SA"/>
    </style:style>
    <style:style style:name="P99" style:family="paragraph" style:parent-style-name="Heading_20_1" style:list-style-name="Outline_20_Numbering_20__28_appendices_29_">
      <style:text-properties fo:language="en" fo:country="US" officeooo:paragraph-rsid="002401a3" style:language-complex="ar" style:country-complex="SA"/>
    </style:style>
    <style:style style:name="P100" style:family="paragraph" style:parent-style-name="Heading_20_1" style:list-style-name="Outline_20_Numbering_20__28_unnumbered_29_" style:master-page-name="Table_20_of_20_Contents_20_Right_20_Page">
      <style:paragraph-properties style:page-number="auto"/>
    </style:style>
    <style:style style:name="P101" style:family="paragraph" style:parent-style-name="Heading_20_1" style:list-style-name="Outline_20_Numbering_20__28_chapters_29_" style:master-page-name="Right_20_Page">
      <style:paragraph-properties style:page-number="1"/>
      <style:text-properties style:use-window-font-color="true" style:font-name="Lucida Sans2" fo:font-size="18pt" fo:language="en" fo:country="US" fo:font-weight="bold" officeooo:rsid="0022a390" officeooo:paragraph-rsid="0022a390" style:letter-kerning="true" style:font-name-asian="Times New Roman" style:font-size-asian="16pt" style:font-weight-asian="bold" style:font-name-complex="Times New Roman" style:font-size-complex="10pt" style:language-complex="ar" style:country-complex="SA"/>
    </style:style>
    <style:style style:name="P102" style:family="paragraph" style:parent-style-name="Heading_20_1" style:list-style-name="Outline_20_Numbering_20__28_unnumbered_29_" style:master-page-name="Index_20_Right_20_Page">
      <style:paragraph-properties style:page-number="auto"/>
    </style:style>
    <style:style style:name="P103" style:family="paragraph" style:parent-style-name="Heading_20_1" style:list-style-name="Outline_20_Numbering_20__28_unnumbered_29_" style:master-page-name="Index_20_Right_20_Page">
      <style:paragraph-properties style:page-number="auto"/>
      <style:text-properties officeooo:rsid="0022a390" officeooo:paragraph-rsid="0022a390"/>
    </style:style>
    <style:style style:name="P104" style:family="paragraph" style:parent-style-name="Heading_20_2" style:list-style-name="Outline_20_Numbering_20__28_chapters_29_"/>
    <style:style style:name="P105" style:family="paragraph" style:parent-style-name="Heading_20_3" style:list-style-name="Outline_20_Numbering_20__28_chapters_29_">
      <style:text-properties officeooo:paragraph-rsid="002486cc"/>
    </style:style>
    <style:style style:name="P106" style:family="paragraph" style:parent-style-name="Heading_20_3" style:list-style-name="Outline_20_Numbering_20__28_chapters_29_">
      <style:text-properties officeooo:paragraph-rsid="00266174"/>
    </style:style>
    <style:style style:name="P107" style:family="paragraph" style:parent-style-name="Heading_20_3" style:list-style-name="Outline_20_Numbering_20__28_chapters_29_">
      <style:text-properties style:use-window-font-color="true" style:font-name="Lucida Sans2" fo:font-size="14pt" fo:language="en" fo:country="US" fo:font-weight="bold" officeooo:rsid="002486cc" officeooo:paragraph-rsid="002486cc" style:font-name-asian="Times New Roman" style:font-size-asian="14pt" style:font-weight-asian="bold" style:font-name-complex="Times New Roman" style:font-size-complex="10pt" style:language-complex="ar" style:country-complex="SA"/>
    </style:style>
    <style:style style:name="P108" style:family="paragraph" style:parent-style-name="Heading_20_4" style:master-page-name="Second_20_Page">
      <style:paragraph-properties style:page-number="auto"/>
    </style:style>
    <style:style style:name="P109" style:family="paragraph" style:parent-style-name="Preformatted_20_Text" style:list-style-name="L2"/>
    <style:style style:name="P110" style:family="paragraph" style:parent-style-name="RescueSection_20_2-Dangers" style:list-style-name="L1">
      <style:text-properties style:use-window-font-color="true" fo:font-size="11pt" fo:language="en" fo:country="US" officeooo:rsid="002d38fb" officeooo:paragraph-rsid="002d38fb" style:font-name-asian="Times New Roman" style:font-size-asian="12pt" style:font-name-complex="Times New Roman" style:font-size-complex="10pt" style:language-complex="ar" style:country-complex="SA"/>
    </style:style>
    <style:style style:name="P111" style:family="paragraph" style:parent-style-name="RescueSection_20_3-Testing" style:list-style-name="Numbering_20_1">
      <style:text-properties officeooo:rsid="002d38fb" officeooo:paragraph-rsid="002d38fb"/>
    </style:style>
    <style:style style:name="P112" style:family="paragraph" style:parent-style-name="Standard" style:list-style-name="L2">
      <style:text-properties officeooo:paragraph-rsid="002401a3"/>
    </style:style>
    <style:style style:name="P113" style:family="paragraph" style:parent-style-name="Standard" style:list-style-name="L2">
      <style:text-properties fo:language="en" fo:country="US" officeooo:rsid="002401a3" officeooo:paragraph-rsid="002401a3" style:language-complex="ar" style:country-complex="SA"/>
    </style:style>
    <style:style style:name="P114" style:family="paragraph" style:parent-style-name="Standard" style:list-style-name="L2">
      <style:text-properties fo:language="en" fo:country="US" officeooo:paragraph-rsid="00266174" style:language-complex="ar" style:country-complex="SA"/>
    </style:style>
    <style:style style:name="P115" style:family="paragraph" style:parent-style-name="Standard" style:list-style-name="L2">
      <style:text-properties officeooo:rsid="002401a3" officeooo:paragraph-rsid="002401a3"/>
    </style:style>
    <style:style style:name="P116" style:family="paragraph" style:parent-style-name="Standard" style:list-style-name="Numbering_20_1">
      <style:text-properties officeooo:rsid="002401a3" officeooo:paragraph-rsid="002401a3"/>
    </style:style>
    <style:style style:name="P117" style:family="paragraph" style:parent-style-name="Standard" style:list-style-name="L3">
      <style:text-properties style:use-window-font-color="true" fo:font-size="11pt" fo:language="en" fo:country="US" officeooo:rsid="002401a3" officeooo:paragraph-rsid="002401a3" style:font-name-asian="Times New Roman" style:font-size-asian="12pt" style:font-name-complex="Times New Roman" style:font-size-complex="10pt" style:language-complex="ar" style:country-complex="SA"/>
    </style:style>
    <style:style style:name="T1" style:family="text">
      <style:text-properties fo:font-size="10pt" fo:language="en" fo:country="US" style:font-size-asian="10pt"/>
    </style:style>
    <style:style style:name="T2" style:family="text">
      <style:text-properties fo:font-size="10pt" style:font-size-asian="10pt" style:font-size-complex="10pt"/>
    </style:style>
    <style:style style:name="T3" style:family="text">
      <style:text-properties style:font-name="Lucida Sans Typewriter3"/>
    </style:style>
    <style:style style:name="T4" style:family="text">
      <style:text-properties fo:language="de" fo:country="DE"/>
    </style:style>
    <style:style style:name="T5" style:family="text">
      <style:text-properties fo:language="en" fo:country="US"/>
    </style:style>
    <style:style style:name="T6" style:family="text">
      <style:text-properties fo:language="en" fo:country="US" style:language-complex="ar" style:country-complex="SA"/>
    </style:style>
    <style:style style:name="T7" style:family="text">
      <style:text-properties fo:language="en" fo:country="US" officeooo:rsid="002401a3" style:language-complex="ar" style:country-complex="SA"/>
    </style:style>
    <style:style style:name="T8" style:family="text">
      <style:text-properties fo:language="en" fo:country="US" officeooo:rsid="00266174" style:language-complex="ar" style:country-complex="SA"/>
    </style:style>
    <style:style style:name="T9" style:family="text">
      <style:text-properties fo:language="en" fo:country="US" officeooo:rsid="0027eecb" style:language-complex="ar" style:country-complex="SA"/>
    </style:style>
    <style:style style:name="T10" style:family="text">
      <style:text-properties style:font-name="Lucida Sans7" fo:font-style="normal" style:font-style-asian="normal" style:font-style-complex="normal"/>
    </style:style>
    <style:style style:name="T11" style:family="text">
      <style:text-properties style:font-name="Lucida Sans7" style:font-name-asian="Lucida Sans7" style:font-name-complex="Lucida Sans7"/>
    </style:style>
    <style:style style:name="T12" style:family="text">
      <style:text-properties style:font-name="Lucida Sans7" fo:font-size="20pt"/>
    </style:style>
    <style:style style:name="T13" style:family="text">
      <style:text-properties style:font-name="Lucida Sans7" fo:font-size="11pt"/>
    </style:style>
    <style:style style:name="T14" style:family="text">
      <style:text-properties style:font-name="Lucida Sans" style:font-name-asian="Times New Roman" style:font-name-complex="Times New Roman"/>
    </style:style>
    <style:style style:name="T15" style:family="text">
      <style:text-properties style:font-name="Lucida Sans" style:font-name-asian="Lucida Sans" style:font-name-complex="Lucida Sans"/>
    </style:style>
    <style:style style:name="T16" style:family="text">
      <style:text-properties fo:language="de" fo:country="AT"/>
    </style:style>
    <style:style style:name="T17" style:family="text">
      <style:text-properties fo:font-size="20pt" fo:font-style="normal" fo:font-weight="normal" style:font-name-asian="DejaVu Serif" style:font-size-asian="20pt" style:font-style-asian="normal" style:font-weight-asian="normal" style:font-name-complex="DejaVu Serif" style:font-size-complex="20pt" style:font-style-complex="normal" style:font-weight-complex="normal"/>
    </style:style>
    <style:style style:name="T18" style:family="text">
      <style:text-properties fo:font-size="20pt" style:font-name-asian="Lucida Sans7" style:font-size-asian="20pt" style:font-name-complex="Lucida Sans7" style:font-size-complex="20pt"/>
    </style:style>
    <style:style style:name="T19" style:family="text">
      <style:text-properties fo:font-size="6pt" fo:font-weight="bold" style:font-size-asian="6pt" style:font-weight-asian="bold" style:font-size-complex="6pt" style:font-weight-complex="bold"/>
    </style:style>
    <style:style style:name="T20" style:family="text">
      <style:text-properties fo:font-size="6pt" style:font-size-asian="6pt" style:font-size-complex="6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color="#000080"/>
    </style:style>
    <style:style style:name="T24" style:family="text">
      <style:text-properties fo:color="#008000"/>
    </style:style>
    <style:style style:name="T25" style:family="text">
      <style:text-properties fo:color="#dd0000"/>
    </style:style>
    <style:style style:name="T26" style:family="text">
      <style:text-properties fo:color="#000000"/>
    </style:style>
    <style:style style:name="T27" style:family="text">
      <style:text-properties fo:color="#000000" fo:font-weight="bold"/>
    </style:style>
    <style:style style:name="T28" style:family="text">
      <style:text-properties fo:color="#0000ff"/>
    </style:style>
    <style:style style:name="T29" style:family="text">
      <style:text-properties fo:color="#0000ff" fo:font-style="italic"/>
    </style:style>
    <style:style style:name="T30" style:family="text">
      <style:text-properties fo:color="#ca60ca" fo:font-weight="bold"/>
    </style:style>
    <style:style style:name="T31" style:family="text">
      <style:text-properties fo:color="#0095ff" fo:font-weight="bold"/>
    </style:style>
    <style:style style:name="T32" style:family="text">
      <style:text-properties fo:font-style="italic"/>
    </style:style>
    <style:style style:name="T33" style:family="text">
      <style:text-properties fo:color="#5555ff"/>
    </style:style>
    <style:style style:name="T34" style:family="text">
      <style:text-properties fo:color="#a1a100"/>
    </style:style>
    <style:style style:name="T35" style:family="text">
      <style:text-properties fo:color="#0f0f8f" fo:font-weight="bold"/>
    </style:style>
    <style:style style:name="T36" style:family="text">
      <style:text-properties fo:font-size="8pt"/>
    </style:style>
    <style:style style:name="T37" style:family="text">
      <style:text-properties style:font-name="Lucida Sans6" fo:font-size="8pt"/>
    </style:style>
    <style:style style:name="T38" style:family="text">
      <style:text-properties style:use-window-font-color="true" style:font-name="Lucida Sans2" fo:font-size="18pt" fo:language="en" fo:country="US" fo:font-weight="bold" officeooo:rsid="0022a390" style:letter-kerning="true" style:font-name-asian="Times New Roman" style:font-size-asian="16pt" style:font-weight-asian="bold" style:font-name-complex="Times New Roman" style:font-size-complex="10pt" style:language-complex="ar" style:country-complex="SA"/>
    </style:style>
    <style:style style:name="T39" style:family="text">
      <style:text-properties style:use-window-font-color="true" style:font-name="Lucida Sans2" fo:font-size="18pt" fo:language="en" fo:country="US" fo:font-weight="bold" officeooo:rsid="002401a3" style:letter-kerning="true" style:font-name-asian="Times New Roman" style:font-size-asian="16pt" style:font-weight-asian="bold" style:font-name-complex="Times New Roman" style:font-size-complex="10pt" style:language-complex="ar" style:country-complex="SA"/>
    </style:style>
    <style:style style:name="T40" style:family="text">
      <style:text-properties style:use-window-font-color="true" style:font-name="Lucida Sans2" fo:font-size="14pt" fo:language="en" fo:country="US" fo:font-weight="bold" officeooo:rsid="002486cc" style:font-name-asian="Times New Roman" style:font-size-asian="14pt" style:font-weight-asian="bold" style:font-name-complex="Times New Roman" style:font-size-complex="10pt" style:language-complex="ar" style:country-complex="SA"/>
    </style:style>
    <style:style style:name="T41" style:family="text">
      <style:text-properties style:use-window-font-color="true" fo:font-size="11pt" fo:language="en" fo:country="US" officeooo:rsid="002401a3" style:font-name-asian="Times New Roman" style:font-size-asian="12pt" style:font-name-complex="Arial" style:font-size-complex="12pt" style:language-complex="ar" style:country-complex="SA"/>
    </style:style>
    <style:style style:name="T42" style:family="text">
      <style:text-properties style:use-window-font-color="true" fo:font-size="11pt" fo:language="en" fo:country="US" style:font-name-asian="Times New Roman" style:font-size-asian="12pt" style:font-name-complex="Times New Roman" style:font-size-complex="10pt" style:language-complex="ar" style:country-complex="SA"/>
    </style:style>
    <style:style style:name="T43" style:family="text">
      <style:text-properties style:use-window-font-color="true" fo:font-size="11pt" fo:language="en" fo:country="US" officeooo:rsid="002401a3" style:font-name-asian="Times New Roman" style:font-size-asian="12pt" style:font-name-complex="Times New Roman" style:font-size-complex="10pt" style:language-complex="ar" style:country-complex="SA"/>
    </style:style>
    <style:style style:name="T44" style:family="text">
      <style:text-properties style:use-window-font-color="true" fo:font-size="11pt" fo:language="en" fo:country="US" officeooo:rsid="00266174" style:font-name-asian="Times New Roman" style:font-size-asian="12pt" style:font-name-complex="Times New Roman" style:font-size-complex="10pt" style:language-complex="ar" style:country-complex="SA"/>
    </style:style>
    <style:style style:name="T45" style:family="text">
      <style:text-properties style:use-window-font-color="true" style:font-name="Lucida Sans Typewriter3" fo:font-size="11pt" fo:language="en" fo:country="US" style:text-underline-style="none" officeooo:rsid="002401a3" style:font-name-asian="Nimbus Mono L" style:font-size-asian="12pt" style:font-name-complex="Nimbus Mono L" style:font-size-complex="10pt" style:language-complex="ar" style:country-complex="SA"/>
    </style:style>
    <style:style style:name="T46" style:family="text">
      <style:text-properties style:use-window-font-color="true" style:font-name="Lucida Sans Typewriter" fo:font-size="10pt" fo:language="en" fo:country="US" officeooo:rsid="002401a3" style:font-name-asian="Bitstream Vera Sans Mono" style:font-size-asian="10pt" style:font-name-complex="Bitstream Vera Sans Mono" style:font-size-complex="10pt" style:language-complex="ar" style:country-complex="SA"/>
    </style:style>
    <style:style style:name="T47" style:family="text">
      <style:text-properties style:use-window-font-color="true" fo:font-size="10pt" fo:language="en" fo:country="US" officeooo:rsid="0027eecb" style:font-name-asian="Times New Roman" style:font-size-asian="12pt" style:font-name-complex="Times New Roman" style:font-size-complex="10pt" style:language-complex="ar" style:country-complex="SA"/>
    </style:style>
    <style:style style:name="T48" style:family="text">
      <style:text-properties officeooo:rsid="002401a3"/>
    </style:style>
    <style:style style:name="T49" style:family="text">
      <style:text-properties officeooo:rsid="00266174"/>
    </style:style>
    <style:style style:name="T50" style:family="text">
      <style:text-properties officeooo:rsid="0027eecb"/>
    </style:style>
    <style:style style:name="T51" style:family="text">
      <style:text-properties officeooo:rsid="00299f7b"/>
    </style:style>
    <style:style style:name="T52" style:family="text">
      <style:text-properties officeooo:rsid="002a4f7d"/>
    </style:style>
    <style:style style:name="T53" style:family="text">
      <style:text-properties officeooo:rsid="002b798f"/>
    </style:style>
    <style:style style:name="T54" style:family="text">
      <style:text-properties officeooo:rsid="002d38fb"/>
    </style:style>
    <style:style style:name="fr1" style:family="graphic" style:parent-style-name="OFF_20_Cat_20_Marker">
      <style:graphic-properties style:vertical-pos="from-top" style:vertical-rel="paragraph-content" style:horizontal-pos="left"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6mm">
          <style:column-sep style:width="0.02mm" style:color="#000000" style:height="100%" style:style="solid"/>
          <style:column style:rel-width="32767*" fo:start-indent="0mm" fo:end-indent="3mm"/>
          <style:column style:rel-width="32768*" fo:start-indent="3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Variante_pub_int"/>
        <text:variable-decl office:value-type="float" text:name="hideinternal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ject"/>
        <text:sequence-decl text:display-outline-level="0" text:name="Gleichung"/>
      </text:sequence-decls>
      <text:p text:style-name="P92"/>
      <text:p text:style-name="Title">Food Rescue Manual</text:p>
      <text:p text:style-name="P8">How to eat edible food.</text:p>
      <text:p text:style-name="P16">Matthias Ansorg</text:p>
      <text:p text:style-name="P9">August 2020</text:p>
      <text:h text:style-name="P108" text:outline-level="4">Introductory remarks</text:h>
      <text:p text:style-name="Standard">Version <text:span text:style-name="T43">1.0</text:span>, published in <text:span text:style-name="T43">August 2020</text:span><text:line-break/>© <text:span text:style-name="T48">2020</text:span> <text:span text:style-name="T43">Matthias Ansorg</text:span> <text:span text:style-name="T3">〈</text:span><text:a xlink:type="simple" xlink:href="mailto:user@example.org" text:style-name="Internet_20_link" text:visited-style-name="Visited_20_Internet_20_Link"><text:span text:style-name="Source_20_Text"><text:span text:style-name="T45">matthias@ansorgs.de</text:span></text:span></text:a><text:span text:style-name="T3">〉</text:span></text:p>
      <text:p text:style-name="Default_20__2b_linehdr"><text:span text:style-name="Line_20_Header">Licence.</text:span> This work is licensed under the Creative Commons Attribution - No Derivative Works 2.5 <text:span text:style-name="T48">[</text:span><text:span text:style-name="Todo"><text:span text:style-name="T48">TODO</text:span></text:span><text:span text:style-name="T48">] </text:span>License. To view a copy of this license, visit <text:a xlink:type="simple" xlink:href="http://creativecommons.org/licenses/by-nd/2.5/" text:style-name="Internet_20_link" text:visited-style-name="Visited_20_Internet_20_Link"><text:span text:style-name="Source_20_Text">http://creativecommons.org/licenses/by-nd/2.5/</text:span></text:a> or send a letter to Creative Commons, 543 Howard Street, 5th Floor, San Francisco, California, 94105, USA. Contact the author to request other uses if necessary.</text:p>
      <text:p text:style-name="Default_20__2b_linehdr"><text:span text:style-name="Line_20_Header">Trademarks and service marks.</text:span> All trademarks, service marks, logos and company names mentioned in this work are property of their respective owner. They are protected under trademark law and unfair competition law.</text:p>
      <text:p text:style-name="Default_20__2b_linehdr"><text:span text:style-name="Line_20_Header">Navigation aid for bibliographic references.</text:span> Bibliographic references to works which are publicly available as PDF files mention the logical page number and an offset (if non-zero) to calculate the physical page number. For example, to look up [Example :a01, p. 100<text:span text:style-name="PhysicalPageOffset">‑80</text:span>] jump to physical page 20 in your PDF viewer.</text:p>
      <text:list xml:id="list2681836744" text:style-name="Outline_20_Numbering_20__28_unnumbered_29_">
        <text:list-item>
          <text:h text:style-name="P100" text:outline-level="1"><text:bookmark-start text:name="__RefHeading___Toc3019_2894492696"/>Table of contents<text:bookmark-end text:name="__RefHeading___Toc3019_2894492696"/></text:h>
        </text:list-item>
      </text:list>
      <text:table-of-content text:style-name="Sect1" text:protected="true" text:name="Table of contents">
        <text:table-of-content-source text:outline-level="4" text:use-outline-level="false" text:use-index-marks="false" text:use-index-source-styles="true" text:relative-tab-stop-position="false">
          <text:index-title-template text:style-name="Contents_20_Heading"/>
          <text:table-of-content-entry-template text:outline-level="1" text:style-name="Contents_20_1">
            <text:index-entry-link-start text:style-name="Content_20_Internet_20_Link"/>
            <text:index-entry-span text:style-name="Document_20_Link_20_Flag">►</text:index-entry-span>
            <text:index-entry-chapter text:style-name="Content_20_Chapter_20_Number"/>
            <text:index-entry-tab-stop style:type="left" style:position="22mm" style:leader-char=" "/>
            <text:index-entry-text text:style-name="Content_20_Chapter_20_Title_20_1"/>
            <text:index-entry-tab-stop style:type="right" style:leader-char="."/>
            <text:index-entry-page-number/>
            <text:index-entry-link-end/>
          </text:table-of-content-entry-template>
          <text:table-of-content-entry-template text:outline-level="2" text:style-name="Contents_20_2">
            <text:index-entry-link-start text:style-name="Content_20_Internet_20_Link"/>
            <text:index-entry-span text:style-name="Document_20_Link_20_Flag">►</text:index-entry-span>
            <text:index-entry-chapter text:style-name="Content_20_Chapter_20_Number"/>
            <text:index-entry-tab-stop style:type="left" style:position="22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Content_20_Internet_20_Link"/>
            <text:index-entry-span text:style-name="Document_20_Link_20_Flag">►</text:index-entry-span>
            <text:index-entry-chapter text:style-name="Content_20_Chapter_20_Number"/>
            <text:index-entry-tab-stop style:type="left" style:position="24.99mm" style:leader-char=" "/>
            <text:index-entry-text text:style-name="Content_20_Chapter_20_Title_20_2"/>
            <text:index-entry-tab-stop style:type="right" style:leader-char="."/>
            <text:index-entry-page-number/>
            <text:index-entry-link-end/>
          </text:table-of-content-entry-template>
          <text:table-of-content-entry-template text:outline-level="4" text:style-name="Contents_20_4">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text:a xlink:type="simple" xlink:href="#__RefHeading___Toc3019_2894492696" text:style-name="Content_20_Internet_20_Link" text:visited-style-name="Content_20_Internet_20_Link"><text:span text:style-name="Document_20_Link_20_Flag">►</text:span></text:a><text:a xlink:type="simple" xlink:href="#__RefHeading___Toc3019_2894492696" text:style-name="Content_20_Internet_20_Link" text:visited-style-name="Content_20_Internet_20_Link"><text:tab/></text:a><text:a xlink:type="simple" xlink:href="#__RefHeading___Toc3019_2894492696" text:style-name="Content_20_Internet_20_Link" text:visited-style-name="Content_20_Internet_20_Link"><text:span text:style-name="Content_20_Chapter_20_Title_20_1">Table of contents</text:span></text:a><text:a xlink:type="simple" xlink:href="#__RefHeading___Toc3019_2894492696" text:style-name="Content_20_Internet_20_Link" text:visited-style-name="Content_20_Internet_20_Link"><text:tab/>A</text:a></text:p>
          <text:p text:style-name="P33"><text:a xlink:type="simple" xlink:href="#__RefHeading___Toc3017_2894492696" text:style-name="Content_20_Internet_20_Link" text:visited-style-name="Content_20_Internet_20_Link"><text:span text:style-name="Document_20_Link_20_Flag">►</text:span></text:a><text:a xlink:type="simple" xlink:href="#__RefHeading___Toc3017_2894492696" text:style-name="Content_20_Internet_20_Link" text:visited-style-name="Content_20_Internet_20_Link"><text:span text:style-name="Content_20_Chapter_20_Number">1 <text:s/></text:span></text:a><text:a xlink:type="simple" xlink:href="#__RefHeading___Toc3017_2894492696" text:style-name="Content_20_Internet_20_Link" text:visited-style-name="Content_20_Internet_20_Link"><text:tab/></text:a><text:a xlink:type="simple" xlink:href="#__RefHeading___Toc3017_2894492696" text:style-name="Content_20_Internet_20_Link" text:visited-style-name="Content_20_Internet_20_Link"><text:span text:style-name="Content_20_Chapter_20_Title_20_1">Introduction</text:span></text:a><text:a xlink:type="simple" xlink:href="#__RefHeading___Toc3017_2894492696" text:style-name="Content_20_Internet_20_Link" text:visited-style-name="Content_20_Internet_20_Link"><text:tab/>A</text:a></text:p>
          <text:p text:style-name="P33"><text:a xlink:type="simple" xlink:href="#__RefHeading___Toc7423_2894492696" text:style-name="Content_20_Internet_20_Link" text:visited-style-name="Content_20_Internet_20_Link"><text:span text:style-name="Document_20_Link_20_Flag">►</text:span></text:a><text:a xlink:type="simple" xlink:href="#__RefHeading___Toc7423_2894492696" text:style-name="Content_20_Internet_20_Link" text:visited-style-name="Content_20_Internet_20_Link"><text:span text:style-name="Content_20_Chapter_20_Number">2 <text:s/></text:span></text:a><text:a xlink:type="simple" xlink:href="#__RefHeading___Toc7423_2894492696" text:style-name="Content_20_Internet_20_Link" text:visited-style-name="Content_20_Internet_20_Link"><text:tab/></text:a><text:a xlink:type="simple" xlink:href="#__RefHeading___Toc7423_2894492696" text:style-name="Content_20_Internet_20_Link" text:visited-style-name="Content_20_Internet_20_Link"><text:span text:style-name="Content_20_Chapter_20_Title_20_1">Food Storage Techniques</text:span></text:a><text:a xlink:type="simple" xlink:href="#__RefHeading___Toc7423_2894492696" text:style-name="Content_20_Internet_20_Link" text:visited-style-name="Content_20_Internet_20_Link"><text:tab/>A</text:a></text:p>
          <text:p text:style-name="P33"><text:a xlink:type="simple" xlink:href="#__RefHeading___Toc7417_2894492696" text:style-name="Content_20_Internet_20_Link" text:visited-style-name="Content_20_Internet_20_Link"><text:span text:style-name="Document_20_Link_20_Flag">►</text:span></text:a><text:a xlink:type="simple" xlink:href="#__RefHeading___Toc7417_2894492696" text:style-name="Content_20_Internet_20_Link" text:visited-style-name="Content_20_Internet_20_Link"><text:span text:style-name="Content_20_Chapter_20_Number">3 <text:s/></text:span></text:a><text:a xlink:type="simple" xlink:href="#__RefHeading___Toc7417_2894492696" text:style-name="Content_20_Internet_20_Link" text:visited-style-name="Content_20_Internet_20_Link"><text:tab/></text:a><text:a xlink:type="simple" xlink:href="#__RefHeading___Toc7417_2894492696" text:style-name="Content_20_Internet_20_Link" text:visited-style-name="Content_20_Internet_20_Link"><text:span text:style-name="Content_20_Chapter_20_Title_20_1">Food Rescue Techniques</text:span></text:a><text:a xlink:type="simple" xlink:href="#__RefHeading___Toc7417_2894492696" text:style-name="Content_20_Internet_20_Link" text:visited-style-name="Content_20_Internet_20_Link"><text:tab/>A</text:a></text:p>
          <text:p text:style-name="P33"><text:a xlink:type="simple" xlink:href="#__RefHeading___Toc7421_2894492696" text:style-name="Content_20_Internet_20_Link" text:visited-style-name="Content_20_Internet_20_Link"><text:span text:style-name="Document_20_Link_20_Flag">►</text:span></text:a><text:a xlink:type="simple" xlink:href="#__RefHeading___Toc7421_2894492696" text:style-name="Content_20_Internet_20_Link" text:visited-style-name="Content_20_Internet_20_Link"><text:span text:style-name="Content_20_Chapter_20_Number">4 <text:s/></text:span></text:a><text:a xlink:type="simple" xlink:href="#__RefHeading___Toc7421_2894492696" text:style-name="Content_20_Internet_20_Link" text:visited-style-name="Content_20_Internet_20_Link"><text:tab/></text:a><text:a xlink:type="simple" xlink:href="#__RefHeading___Toc7421_2894492696" text:style-name="Content_20_Internet_20_Link" text:visited-style-name="Content_20_Internet_20_Link"><text:span text:style-name="Content_20_Chapter_20_Title_20_1">Storage And Rescue Instructions</text:span></text:a><text:a xlink:type="simple" xlink:href="#__RefHeading___Toc7421_2894492696" text:style-name="Content_20_Internet_20_Link" text:visited-style-name="Content_20_Internet_20_Link"><text:tab/>A</text:a></text:p>
          <text:p text:style-name="P35"><text:a xlink:type="simple" xlink:href="#__RefHeading___Toc7425_2894492696" text:style-name="Content_20_Internet_20_Link" text:visited-style-name="Content_20_Internet_20_Link"><text:span text:style-name="Document_20_Link_20_Flag">►</text:span></text:a><text:a xlink:type="simple" xlink:href="#__RefHeading___Toc7425_2894492696" text:style-name="Content_20_Internet_20_Link" text:visited-style-name="Content_20_Internet_20_Link"><text:span text:style-name="Content_20_Chapter_20_Number">4.1 <text:s/></text:span></text:a><text:a xlink:type="simple" xlink:href="#__RefHeading___Toc7425_2894492696" text:style-name="Content_20_Internet_20_Link" text:visited-style-name="Content_20_Internet_20_Link"><text:tab/>Beverages<text:tab/>A</text:a></text:p>
          <text:p text:style-name="P66"><text:a xlink:type="simple" xlink:href="#__RefHeading___Toc7499_2894492696" text:style-name="Content_20_Internet_20_Link" text:visited-style-name="Content_20_Internet_20_Link"><text:span text:style-name="Document_20_Link_20_Flag">►</text:span></text:a><text:a xlink:type="simple" xlink:href="#__RefHeading___Toc7499_2894492696" text:style-name="Content_20_Internet_20_Link" text:visited-style-name="Content_20_Internet_20_Link"><text:span text:style-name="Content_20_Chapter_20_Number">4.1.1 <text:s/></text:span></text:a><text:a xlink:type="simple" xlink:href="#__RefHeading___Toc7499_2894492696" text:style-name="Content_20_Internet_20_Link" text:visited-style-name="Content_20_Internet_20_Link"><text:tab/></text:a><text:a xlink:type="simple" xlink:href="#__RefHeading___Toc7499_2894492696" text:style-name="Content_20_Internet_20_Link" text:visited-style-name="Content_20_Internet_20_Link"><text:span text:style-name="Content_20_Chapter_20_Title_20_2">Beers</text:span></text:a><text:a xlink:type="simple" xlink:href="#__RefHeading___Toc7499_2894492696" text:style-name="Content_20_Internet_20_Link" text:visited-style-name="Content_20_Internet_20_Link"><text:tab/>A</text:a></text:p>
          <text:p text:style-name="P66"><text:a xlink:type="simple" xlink:href="#__RefHeading___Toc7497_2894492696" text:style-name="Content_20_Internet_20_Link" text:visited-style-name="Content_20_Internet_20_Link"><text:span text:style-name="Document_20_Link_20_Flag">►</text:span></text:a><text:a xlink:type="simple" xlink:href="#__RefHeading___Toc7497_2894492696" text:style-name="Content_20_Internet_20_Link" text:visited-style-name="Content_20_Internet_20_Link"><text:span text:style-name="Content_20_Chapter_20_Number">4.1.2 <text:s/></text:span></text:a><text:a xlink:type="simple" xlink:href="#__RefHeading___Toc7497_2894492696" text:style-name="Content_20_Internet_20_Link" text:visited-style-name="Content_20_Internet_20_Link"><text:tab/></text:a><text:a xlink:type="simple" xlink:href="#__RefHeading___Toc7497_2894492696" text:style-name="Content_20_Internet_20_Link" text:visited-style-name="Content_20_Internet_20_Link"><text:span text:style-name="Content_20_Chapter_20_Title_20_2">Coffees</text:span></text:a><text:a xlink:type="simple" xlink:href="#__RefHeading___Toc7497_2894492696" text:style-name="Content_20_Internet_20_Link" text:visited-style-name="Content_20_Internet_20_Link"><text:tab/>A</text:a></text:p>
          <text:p text:style-name="P66"><text:a xlink:type="simple" xlink:href="#__RefHeading___Toc7495_2894492696" text:style-name="Content_20_Internet_20_Link" text:visited-style-name="Content_20_Internet_20_Link"><text:span text:style-name="Document_20_Link_20_Flag">►</text:span></text:a><text:a xlink:type="simple" xlink:href="#__RefHeading___Toc7495_2894492696" text:style-name="Content_20_Internet_20_Link" text:visited-style-name="Content_20_Internet_20_Link"><text:span text:style-name="Content_20_Chapter_20_Number">4.1.3 <text:s/></text:span></text:a><text:a xlink:type="simple" xlink:href="#__RefHeading___Toc7495_2894492696" text:style-name="Content_20_Internet_20_Link" text:visited-style-name="Content_20_Internet_20_Link"><text:tab/></text:a><text:a xlink:type="simple" xlink:href="#__RefHeading___Toc7495_2894492696" text:style-name="Content_20_Internet_20_Link" text:visited-style-name="Content_20_Internet_20_Link"><text:span text:style-name="Content_20_Chapter_20_Title_20_2">Fermented drinks</text:span></text:a><text:a xlink:type="simple" xlink:href="#__RefHeading___Toc7495_2894492696" text:style-name="Content_20_Internet_20_Link" text:visited-style-name="Content_20_Internet_20_Link"><text:tab/>A</text:a></text:p>
          <text:p text:style-name="P66"><text:a xlink:type="simple" xlink:href="#__RefHeading___Toc7491_2894492696" text:style-name="Content_20_Internet_20_Link" text:visited-style-name="Content_20_Internet_20_Link"><text:span text:style-name="Document_20_Link_20_Flag">►</text:span></text:a><text:a xlink:type="simple" xlink:href="#__RefHeading___Toc7491_2894492696" text:style-name="Content_20_Internet_20_Link" text:visited-style-name="Content_20_Internet_20_Link"><text:span text:style-name="Content_20_Chapter_20_Number">4.1.4 <text:s/></text:span></text:a><text:a xlink:type="simple" xlink:href="#__RefHeading___Toc7491_2894492696" text:style-name="Content_20_Internet_20_Link" text:visited-style-name="Content_20_Internet_20_Link"><text:tab/></text:a><text:a xlink:type="simple" xlink:href="#__RefHeading___Toc7491_2894492696" text:style-name="Content_20_Internet_20_Link" text:visited-style-name="Content_20_Internet_20_Link"><text:span text:style-name="Content_20_Chapter_20_Title_20_2">Iced teas</text:span></text:a><text:a xlink:type="simple" xlink:href="#__RefHeading___Toc7491_2894492696" text:style-name="Content_20_Internet_20_Link" text:visited-style-name="Content_20_Internet_20_Link"><text:tab/>A</text:a></text:p>
          <text:p text:style-name="P66"><text:a xlink:type="simple" xlink:href="#__RefHeading___Toc7479_2894492696" text:style-name="Content_20_Internet_20_Link" text:visited-style-name="Content_20_Internet_20_Link"><text:span text:style-name="Document_20_Link_20_Flag">►</text:span></text:a><text:a xlink:type="simple" xlink:href="#__RefHeading___Toc7479_2894492696" text:style-name="Content_20_Internet_20_Link" text:visited-style-name="Content_20_Internet_20_Link"><text:span text:style-name="Content_20_Chapter_20_Number">4.1.5 <text:s/></text:span></text:a><text:a xlink:type="simple" xlink:href="#__RefHeading___Toc7479_2894492696" text:style-name="Content_20_Internet_20_Link" text:visited-style-name="Content_20_Internet_20_Link"><text:tab/></text:a><text:a xlink:type="simple" xlink:href="#__RefHeading___Toc7479_2894492696" text:style-name="Content_20_Internet_20_Link" text:visited-style-name="Content_20_Internet_20_Link"><text:span text:style-name="Content_20_Chapter_20_Title_20_2">Instant beverages</text:span></text:a><text:a xlink:type="simple" xlink:href="#__RefHeading___Toc7479_2894492696" text:style-name="Content_20_Internet_20_Link" text:visited-style-name="Content_20_Internet_20_Link"><text:tab/>A</text:a></text:p>
          <text:p text:style-name="P66"><text:a xlink:type="simple" xlink:href="#__RefHeading___Toc7489_2894492696" text:style-name="Content_20_Internet_20_Link" text:visited-style-name="Content_20_Internet_20_Link"><text:span text:style-name="Document_20_Link_20_Flag">►</text:span></text:a><text:a xlink:type="simple" xlink:href="#__RefHeading___Toc7489_2894492696" text:style-name="Content_20_Internet_20_Link" text:visited-style-name="Content_20_Internet_20_Link"><text:span text:style-name="Content_20_Chapter_20_Number">4.1.6 <text:s/></text:span></text:a><text:a xlink:type="simple" xlink:href="#__RefHeading___Toc7489_2894492696" text:style-name="Content_20_Internet_20_Link" text:visited-style-name="Content_20_Internet_20_Link"><text:tab/></text:a><text:a xlink:type="simple" xlink:href="#__RefHeading___Toc7489_2894492696" text:style-name="Content_20_Internet_20_Link" text:visited-style-name="Content_20_Internet_20_Link"><text:span text:style-name="Content_20_Chapter_20_Title_20_2">Juices and nectars</text:span></text:a><text:a xlink:type="simple" xlink:href="#__RefHeading___Toc7489_2894492696" text:style-name="Content_20_Internet_20_Link" text:visited-style-name="Content_20_Internet_20_Link"><text:tab/>A</text:a></text:p>
          <text:p text:style-name="P66"><text:a xlink:type="simple" xlink:href="#__RefHeading___Toc7487_2894492696" text:style-name="Content_20_Internet_20_Link" text:visited-style-name="Content_20_Internet_20_Link"><text:span text:style-name="Document_20_Link_20_Flag">►</text:span></text:a><text:a xlink:type="simple" xlink:href="#__RefHeading___Toc7487_2894492696" text:style-name="Content_20_Internet_20_Link" text:visited-style-name="Content_20_Internet_20_Link"><text:span text:style-name="Content_20_Chapter_20_Number">4.1.7 <text:s/></text:span></text:a><text:a xlink:type="simple" xlink:href="#__RefHeading___Toc7487_2894492696" text:style-name="Content_20_Internet_20_Link" text:visited-style-name="Content_20_Internet_20_Link"><text:tab/></text:a><text:a xlink:type="simple" xlink:href="#__RefHeading___Toc7487_2894492696" text:style-name="Content_20_Internet_20_Link" text:visited-style-name="Content_20_Internet_20_Link"><text:span text:style-name="Content_20_Chapter_20_Title_20_2">Plant milks</text:span></text:a><text:a xlink:type="simple" xlink:href="#__RefHeading___Toc7487_2894492696" text:style-name="Content_20_Internet_20_Link" text:visited-style-name="Content_20_Internet_20_Link"><text:tab/>A</text:a></text:p>
          <text:p text:style-name="P66"><text:a xlink:type="simple" xlink:href="#__RefHeading___Toc7485_2894492696" text:style-name="Content_20_Internet_20_Link" text:visited-style-name="Content_20_Internet_20_Link"><text:span text:style-name="Document_20_Link_20_Flag">►</text:span></text:a><text:a xlink:type="simple" xlink:href="#__RefHeading___Toc7485_2894492696" text:style-name="Content_20_Internet_20_Link" text:visited-style-name="Content_20_Internet_20_Link"><text:span text:style-name="Content_20_Chapter_20_Number">4.1.8 <text:s/></text:span></text:a><text:a xlink:type="simple" xlink:href="#__RefHeading___Toc7485_2894492696" text:style-name="Content_20_Internet_20_Link" text:visited-style-name="Content_20_Internet_20_Link"><text:tab/></text:a><text:a xlink:type="simple" xlink:href="#__RefHeading___Toc7485_2894492696" text:style-name="Content_20_Internet_20_Link" text:visited-style-name="Content_20_Internet_20_Link"><text:span text:style-name="Content_20_Chapter_20_Title_20_2">Sodas</text:span></text:a><text:a xlink:type="simple" xlink:href="#__RefHeading___Toc7485_2894492696" text:style-name="Content_20_Internet_20_Link" text:visited-style-name="Content_20_Internet_20_Link"><text:tab/>A</text:a></text:p>
          <text:p text:style-name="P66"><text:a xlink:type="simple" xlink:href="#__RefHeading___Toc7493_2894492696" text:style-name="Content_20_Internet_20_Link" text:visited-style-name="Content_20_Internet_20_Link"><text:span text:style-name="Document_20_Link_20_Flag">►</text:span></text:a><text:a xlink:type="simple" xlink:href="#__RefHeading___Toc7493_2894492696" text:style-name="Content_20_Internet_20_Link" text:visited-style-name="Content_20_Internet_20_Link"><text:span text:style-name="Content_20_Chapter_20_Number">4.1.9 <text:s/></text:span></text:a><text:a xlink:type="simple" xlink:href="#__RefHeading___Toc7493_2894492696" text:style-name="Content_20_Internet_20_Link" text:visited-style-name="Content_20_Internet_20_Link"><text:tab/></text:a><text:a xlink:type="simple" xlink:href="#__RefHeading___Toc7493_2894492696" text:style-name="Content_20_Internet_20_Link" text:visited-style-name="Content_20_Internet_20_Link"><text:span text:style-name="Content_20_Chapter_20_Title_20_2">Teas</text:span></text:a><text:a xlink:type="simple" xlink:href="#__RefHeading___Toc7493_2894492696" text:style-name="Content_20_Internet_20_Link" text:visited-style-name="Content_20_Internet_20_Link"><text:tab/>A</text:a></text:p>
          <text:p text:style-name="P66"><text:a xlink:type="simple" xlink:href="#__RefHeading___Toc7483_2894492696" text:style-name="Content_20_Internet_20_Link" text:visited-style-name="Content_20_Internet_20_Link"><text:span text:style-name="Document_20_Link_20_Flag">►</text:span></text:a><text:a xlink:type="simple" xlink:href="#__RefHeading___Toc7483_2894492696" text:style-name="Content_20_Internet_20_Link" text:visited-style-name="Content_20_Internet_20_Link"><text:span text:style-name="Content_20_Chapter_20_Number">4.1.10 <text:s/></text:span></text:a><text:a xlink:type="simple" xlink:href="#__RefHeading___Toc7483_2894492696" text:style-name="Content_20_Internet_20_Link" text:visited-style-name="Content_20_Internet_20_Link"><text:tab/></text:a><text:a xlink:type="simple" xlink:href="#__RefHeading___Toc7483_2894492696" text:style-name="Content_20_Internet_20_Link" text:visited-style-name="Content_20_Internet_20_Link"><text:span text:style-name="Content_20_Chapter_20_Title_20_2">Waters</text:span></text:a><text:a xlink:type="simple" xlink:href="#__RefHeading___Toc7483_2894492696" text:style-name="Content_20_Internet_20_Link" text:visited-style-name="Content_20_Internet_20_Link"><text:tab/>A</text:a></text:p>
          <text:p text:style-name="P66"><text:a xlink:type="simple" xlink:href="#__RefHeading___Toc7481_2894492696" text:style-name="Content_20_Internet_20_Link" text:visited-style-name="Content_20_Internet_20_Link"><text:span text:style-name="Document_20_Link_20_Flag">►</text:span></text:a><text:a xlink:type="simple" xlink:href="#__RefHeading___Toc7481_2894492696" text:style-name="Content_20_Internet_20_Link" text:visited-style-name="Content_20_Internet_20_Link"><text:span text:style-name="Content_20_Chapter_20_Number">4.1.11 <text:s/></text:span></text:a><text:a xlink:type="simple" xlink:href="#__RefHeading___Toc7481_2894492696" text:style-name="Content_20_Internet_20_Link" text:visited-style-name="Content_20_Internet_20_Link"><text:tab/></text:a><text:a xlink:type="simple" xlink:href="#__RefHeading___Toc7481_2894492696" text:style-name="Content_20_Internet_20_Link" text:visited-style-name="Content_20_Internet_20_Link"><text:span text:style-name="Content_20_Chapter_20_Title_20_2">Wines</text:span></text:a><text:a xlink:type="simple" xlink:href="#__RefHeading___Toc7481_2894492696" text:style-name="Content_20_Internet_20_Link" text:visited-style-name="Content_20_Internet_20_Link"><text:tab/>A</text:a></text:p>
          <text:p text:style-name="P35"><text:a xlink:type="simple" xlink:href="#__RefHeading___Toc7427_2894492696" text:style-name="Content_20_Internet_20_Link" text:visited-style-name="Content_20_Internet_20_Link"><text:span text:style-name="Document_20_Link_20_Flag">►</text:span></text:a><text:a xlink:type="simple" xlink:href="#__RefHeading___Toc7427_2894492696" text:style-name="Content_20_Internet_20_Link" text:visited-style-name="Content_20_Internet_20_Link"><text:span text:style-name="Content_20_Chapter_20_Number">4.2 <text:s/></text:span></text:a><text:a xlink:type="simple" xlink:href="#__RefHeading___Toc7427_2894492696" text:style-name="Content_20_Internet_20_Link" text:visited-style-name="Content_20_Internet_20_Link"><text:tab/>Bread<text:tab/>A</text:a></text:p>
          <text:p text:style-name="P35"><text:a xlink:type="simple" xlink:href="#__RefHeading___Toc7477_2894492696" text:style-name="Content_20_Internet_20_Link" text:visited-style-name="Content_20_Internet_20_Link"><text:span text:style-name="Document_20_Link_20_Flag">►</text:span></text:a><text:a xlink:type="simple" xlink:href="#__RefHeading___Toc7477_2894492696" text:style-name="Content_20_Internet_20_Link" text:visited-style-name="Content_20_Internet_20_Link"><text:span text:style-name="Content_20_Chapter_20_Number">4.3 <text:s/></text:span></text:a><text:a xlink:type="simple" xlink:href="#__RefHeading___Toc7477_2894492696" text:style-name="Content_20_Internet_20_Link" text:visited-style-name="Content_20_Internet_20_Link"><text:tab/>Canned foods<text:tab/>A</text:a></text:p>
          <text:p text:style-name="P35"><text:a xlink:type="simple" xlink:href="#__RefHeading___Toc7475_2894492696" text:style-name="Content_20_Internet_20_Link" text:visited-style-name="Content_20_Internet_20_Link"><text:span text:style-name="Document_20_Link_20_Flag">►</text:span></text:a><text:a xlink:type="simple" xlink:href="#__RefHeading___Toc7475_2894492696" text:style-name="Content_20_Internet_20_Link" text:visited-style-name="Content_20_Internet_20_Link"><text:span text:style-name="Content_20_Chapter_20_Number">4.4 <text:s/></text:span></text:a><text:a xlink:type="simple" xlink:href="#__RefHeading___Toc7475_2894492696" text:style-name="Content_20_Internet_20_Link" text:visited-style-name="Content_20_Internet_20_Link"><text:tab/>Cereals and their products<text:tab/>A</text:a></text:p>
          <text:p text:style-name="P35"><text:a xlink:type="simple" xlink:href="#__RefHeading___Toc7473_2894492696" text:style-name="Content_20_Internet_20_Link" text:visited-style-name="Content_20_Internet_20_Link"><text:span text:style-name="Document_20_Link_20_Flag">►</text:span></text:a><text:a xlink:type="simple" xlink:href="#__RefHeading___Toc7473_2894492696" text:style-name="Content_20_Internet_20_Link" text:visited-style-name="Content_20_Internet_20_Link"><text:span text:style-name="Content_20_Chapter_20_Number">4.5 <text:s/></text:span></text:a><text:a xlink:type="simple" xlink:href="#__RefHeading___Toc7473_2894492696" text:style-name="Content_20_Internet_20_Link" text:visited-style-name="Content_20_Internet_20_Link"><text:tab/>Condiments<text:tab/>A</text:a></text:p>
          <text:p text:style-name="P35"><text:a xlink:type="simple" xlink:href="#__RefHeading___Toc7471_2894492696" text:style-name="Content_20_Internet_20_Link" text:visited-style-name="Content_20_Internet_20_Link"><text:span text:style-name="Document_20_Link_20_Flag">►</text:span></text:a><text:a xlink:type="simple" xlink:href="#__RefHeading___Toc7471_2894492696" text:style-name="Content_20_Internet_20_Link" text:visited-style-name="Content_20_Internet_20_Link"><text:span text:style-name="Content_20_Chapter_20_Number">4.6 <text:s/></text:span></text:a><text:a xlink:type="simple" xlink:href="#__RefHeading___Toc7471_2894492696" text:style-name="Content_20_Internet_20_Link" text:visited-style-name="Content_20_Internet_20_Link"><text:tab/>Dairies<text:tab/>A</text:a></text:p>
          <text:p text:style-name="P35"><text:a xlink:type="simple" xlink:href="#__RefHeading___Toc7469_2894492696" text:style-name="Content_20_Internet_20_Link" text:visited-style-name="Content_20_Internet_20_Link"><text:span text:style-name="Document_20_Link_20_Flag">►</text:span></text:a><text:a xlink:type="simple" xlink:href="#__RefHeading___Toc7469_2894492696" text:style-name="Content_20_Internet_20_Link" text:visited-style-name="Content_20_Internet_20_Link"><text:span text:style-name="Content_20_Chapter_20_Number">4.7 <text:s/></text:span></text:a><text:a xlink:type="simple" xlink:href="#__RefHeading___Toc7469_2894492696" text:style-name="Content_20_Internet_20_Link" text:visited-style-name="Content_20_Internet_20_Link"><text:tab/>Desserts<text:tab/>A</text:a></text:p>
          <text:p text:style-name="P35"><text:a xlink:type="simple" xlink:href="#__RefHeading___Toc7467_2894492696" text:style-name="Content_20_Internet_20_Link" text:visited-style-name="Content_20_Internet_20_Link"><text:span text:style-name="Document_20_Link_20_Flag">►</text:span></text:a><text:a xlink:type="simple" xlink:href="#__RefHeading___Toc7467_2894492696" text:style-name="Content_20_Internet_20_Link" text:visited-style-name="Content_20_Internet_20_Link"><text:span text:style-name="Content_20_Chapter_20_Number">4.8 <text:s/></text:span></text:a><text:a xlink:type="simple" xlink:href="#__RefHeading___Toc7467_2894492696" text:style-name="Content_20_Internet_20_Link" text:visited-style-name="Content_20_Internet_20_Link"><text:tab/>Dried products<text:tab/>A</text:a></text:p>
          <text:p text:style-name="P35"><text:a xlink:type="simple" xlink:href="#__RefHeading___Toc7465_2894492696" text:style-name="Content_20_Internet_20_Link" text:visited-style-name="Content_20_Internet_20_Link"><text:span text:style-name="Document_20_Link_20_Flag">►</text:span></text:a><text:a xlink:type="simple" xlink:href="#__RefHeading___Toc7465_2894492696" text:style-name="Content_20_Internet_20_Link" text:visited-style-name="Content_20_Internet_20_Link"><text:span text:style-name="Content_20_Chapter_20_Number">4.9 <text:s/></text:span></text:a><text:a xlink:type="simple" xlink:href="#__RefHeading___Toc7465_2894492696" text:style-name="Content_20_Internet_20_Link" text:visited-style-name="Content_20_Internet_20_Link"><text:tab/>Eggs<text:tab/>A</text:a></text:p>
          <text:p text:style-name="P35"><text:a xlink:type="simple" xlink:href="#__RefHeading___Toc7463_2894492696" text:style-name="Content_20_Internet_20_Link" text:visited-style-name="Content_20_Internet_20_Link"><text:span text:style-name="Document_20_Link_20_Flag">►</text:span></text:a><text:a xlink:type="simple" xlink:href="#__RefHeading___Toc7463_2894492696" text:style-name="Content_20_Internet_20_Link" text:visited-style-name="Content_20_Internet_20_Link"><text:span text:style-name="Content_20_Chapter_20_Number">4.10 <text:s/></text:span></text:a><text:a xlink:type="simple" xlink:href="#__RefHeading___Toc7463_2894492696" text:style-name="Content_20_Internet_20_Link" text:visited-style-name="Content_20_Internet_20_Link"><text:tab/>Fermented foods<text:tab/>A</text:a></text:p>
          <text:p text:style-name="P35"><text:a xlink:type="simple" xlink:href="#__RefHeading___Toc7461_2894492696" text:style-name="Content_20_Internet_20_Link" text:visited-style-name="Content_20_Internet_20_Link"><text:span text:style-name="Document_20_Link_20_Flag">►</text:span></text:a><text:a xlink:type="simple" xlink:href="#__RefHeading___Toc7461_2894492696" text:style-name="Content_20_Internet_20_Link" text:visited-style-name="Content_20_Internet_20_Link"><text:span text:style-name="Content_20_Chapter_20_Number">4.11 <text:s/></text:span></text:a><text:a xlink:type="simple" xlink:href="#__RefHeading___Toc7461_2894492696" text:style-name="Content_20_Internet_20_Link" text:visited-style-name="Content_20_Internet_20_Link"><text:tab/>Fresh foods<text:tab/>A</text:a></text:p>
          <text:p text:style-name="P35"><text:a xlink:type="simple" xlink:href="#__RefHeading___Toc7459_2894492696" text:style-name="Content_20_Internet_20_Link" text:visited-style-name="Content_20_Internet_20_Link"><text:span text:style-name="Document_20_Link_20_Flag">►</text:span></text:a><text:a xlink:type="simple" xlink:href="#__RefHeading___Toc7459_2894492696" text:style-name="Content_20_Internet_20_Link" text:visited-style-name="Content_20_Internet_20_Link"><text:span text:style-name="Content_20_Chapter_20_Number">4.12 <text:s/></text:span></text:a><text:a xlink:type="simple" xlink:href="#__RefHeading___Toc7459_2894492696" text:style-name="Content_20_Internet_20_Link" text:visited-style-name="Content_20_Internet_20_Link"><text:tab/>Frozen foods<text:tab/>A</text:a></text:p>
          <text:p text:style-name="P35"><text:a xlink:type="simple" xlink:href="#__RefHeading___Toc7457_2894492696" text:style-name="Content_20_Internet_20_Link" text:visited-style-name="Content_20_Internet_20_Link"><text:span text:style-name="Document_20_Link_20_Flag">►</text:span></text:a><text:a xlink:type="simple" xlink:href="#__RefHeading___Toc7457_2894492696" text:style-name="Content_20_Internet_20_Link" text:visited-style-name="Content_20_Internet_20_Link"><text:span text:style-name="Content_20_Chapter_20_Number">4.13 <text:s/></text:span></text:a><text:a xlink:type="simple" xlink:href="#__RefHeading___Toc7457_2894492696" text:style-name="Content_20_Internet_20_Link" text:visited-style-name="Content_20_Internet_20_Link"><text:tab/>Ingredients<text:tab/>A</text:a></text:p>
          <text:p text:style-name="P35"><text:a xlink:type="simple" xlink:href="#__RefHeading___Toc7455_2894492696" text:style-name="Content_20_Internet_20_Link" text:visited-style-name="Content_20_Internet_20_Link"><text:span text:style-name="Document_20_Link_20_Flag">►</text:span></text:a><text:a xlink:type="simple" xlink:href="#__RefHeading___Toc7455_2894492696" text:style-name="Content_20_Internet_20_Link" text:visited-style-name="Content_20_Internet_20_Link"><text:span text:style-name="Content_20_Chapter_20_Number">4.14 <text:s/></text:span></text:a><text:a xlink:type="simple" xlink:href="#__RefHeading___Toc7455_2894492696" text:style-name="Content_20_Internet_20_Link" text:visited-style-name="Content_20_Internet_20_Link"><text:tab/>Legumes<text:tab/>A</text:a></text:p>
          <text:p text:style-name="P35"><text:a xlink:type="simple" xlink:href="#__RefHeading___Toc7453_2894492696" text:style-name="Content_20_Internet_20_Link" text:visited-style-name="Content_20_Internet_20_Link"><text:span text:style-name="Document_20_Link_20_Flag">►</text:span></text:a><text:a xlink:type="simple" xlink:href="#__RefHeading___Toc7453_2894492696" text:style-name="Content_20_Internet_20_Link" text:visited-style-name="Content_20_Internet_20_Link"><text:span text:style-name="Content_20_Chapter_20_Number">4.15 <text:s/></text:span></text:a><text:a xlink:type="simple" xlink:href="#__RefHeading___Toc7453_2894492696" text:style-name="Content_20_Internet_20_Link" text:visited-style-name="Content_20_Internet_20_Link"><text:tab/>Meals<text:tab/>A</text:a></text:p>
          <text:p text:style-name="P35"><text:a xlink:type="simple" xlink:href="#__RefHeading___Toc7451_2894492696" text:style-name="Content_20_Internet_20_Link" text:visited-style-name="Content_20_Internet_20_Link"><text:span text:style-name="Document_20_Link_20_Flag">►</text:span></text:a><text:a xlink:type="simple" xlink:href="#__RefHeading___Toc7451_2894492696" text:style-name="Content_20_Internet_20_Link" text:visited-style-name="Content_20_Internet_20_Link"><text:span text:style-name="Content_20_Chapter_20_Number">4.16 <text:s/></text:span></text:a><text:a xlink:type="simple" xlink:href="#__RefHeading___Toc7451_2894492696" text:style-name="Content_20_Internet_20_Link" text:visited-style-name="Content_20_Internet_20_Link"><text:tab/>Meats and meat-based products<text:tab/>A</text:a></text:p>
          <text:p text:style-name="P35"><text:a xlink:type="simple" xlink:href="#__RefHeading___Toc7449_2894492696" text:style-name="Content_20_Internet_20_Link" text:visited-style-name="Content_20_Internet_20_Link"><text:span text:style-name="Document_20_Link_20_Flag">►</text:span></text:a><text:a xlink:type="simple" xlink:href="#__RefHeading___Toc7449_2894492696" text:style-name="Content_20_Internet_20_Link" text:visited-style-name="Content_20_Internet_20_Link"><text:span text:style-name="Content_20_Chapter_20_Number">4.17 <text:s/></text:span></text:a><text:a xlink:type="simple" xlink:href="#__RefHeading___Toc7449_2894492696" text:style-name="Content_20_Internet_20_Link" text:visited-style-name="Content_20_Internet_20_Link"><text:tab/>Meat analogues<text:tab/>A</text:a></text:p>
          <text:p text:style-name="P35"><text:a xlink:type="simple" xlink:href="#__RefHeading___Toc7447_2894492696" text:style-name="Content_20_Internet_20_Link" text:visited-style-name="Content_20_Internet_20_Link"><text:span text:style-name="Document_20_Link_20_Flag">►</text:span></text:a><text:a xlink:type="simple" xlink:href="#__RefHeading___Toc7447_2894492696" text:style-name="Content_20_Internet_20_Link" text:visited-style-name="Content_20_Internet_20_Link"><text:span text:style-name="Content_20_Chapter_20_Number">4.18 <text:s/></text:span></text:a><text:a xlink:type="simple" xlink:href="#__RefHeading___Toc7447_2894492696" text:style-name="Content_20_Internet_20_Link" text:visited-style-name="Content_20_Internet_20_Link"><text:tab/>Nuts and Seeds<text:tab/>A</text:a></text:p>
          <text:p text:style-name="P35"><text:a xlink:type="simple" xlink:href="#__RefHeading___Toc7445_2894492696" text:style-name="Content_20_Internet_20_Link" text:visited-style-name="Content_20_Internet_20_Link"><text:span text:style-name="Document_20_Link_20_Flag">►</text:span></text:a><text:a xlink:type="simple" xlink:href="#__RefHeading___Toc7445_2894492696" text:style-name="Content_20_Internet_20_Link" text:visited-style-name="Content_20_Internet_20_Link"><text:span text:style-name="Content_20_Chapter_20_Number">4.19 <text:s/></text:span></text:a><text:a xlink:type="simple" xlink:href="#__RefHeading___Toc7445_2894492696" text:style-name="Content_20_Internet_20_Link" text:visited-style-name="Content_20_Internet_20_Link"><text:tab/>Pastas<text:tab/>A</text:a></text:p>
          <text:p text:style-name="P35"><text:a xlink:type="simple" xlink:href="#__RefHeading___Toc7443_2894492696" text:style-name="Content_20_Internet_20_Link" text:visited-style-name="Content_20_Internet_20_Link"><text:span text:style-name="Document_20_Link_20_Flag">►</text:span></text:a><text:a xlink:type="simple" xlink:href="#__RefHeading___Toc7443_2894492696" text:style-name="Content_20_Internet_20_Link" text:visited-style-name="Content_20_Internet_20_Link"><text:span text:style-name="Content_20_Chapter_20_Number">4.20 <text:s/></text:span></text:a><text:a xlink:type="simple" xlink:href="#__RefHeading___Toc7443_2894492696" text:style-name="Content_20_Internet_20_Link" text:visited-style-name="Content_20_Internet_20_Link"><text:tab/>Potato based foods<text:tab/>A</text:a></text:p>
          <text:p text:style-name="P35"><text:a xlink:type="simple" xlink:href="#__RefHeading___Toc7441_2894492696" text:style-name="Content_20_Internet_20_Link" text:visited-style-name="Content_20_Internet_20_Link"><text:span text:style-name="Document_20_Link_20_Flag">►</text:span></text:a><text:a xlink:type="simple" xlink:href="#__RefHeading___Toc7441_2894492696" text:style-name="Content_20_Internet_20_Link" text:visited-style-name="Content_20_Internet_20_Link"><text:span text:style-name="Content_20_Chapter_20_Number">4.21 <text:s/></text:span></text:a><text:a xlink:type="simple" xlink:href="#__RefHeading___Toc7441_2894492696" text:style-name="Content_20_Internet_20_Link" text:visited-style-name="Content_20_Internet_20_Link"><text:tab/>Pulses<text:tab/>A</text:a></text:p>
          <text:p text:style-name="P35"><text:a xlink:type="simple" xlink:href="#__RefHeading___Toc7439_2894492696" text:style-name="Content_20_Internet_20_Link" text:visited-style-name="Content_20_Internet_20_Link"><text:span text:style-name="Document_20_Link_20_Flag">►</text:span></text:a><text:a xlink:type="simple" xlink:href="#__RefHeading___Toc7439_2894492696" text:style-name="Content_20_Internet_20_Link" text:visited-style-name="Content_20_Internet_20_Link"><text:span text:style-name="Content_20_Chapter_20_Number">4.22 <text:s/></text:span></text:a><text:a xlink:type="simple" xlink:href="#__RefHeading___Toc7439_2894492696" text:style-name="Content_20_Internet_20_Link" text:visited-style-name="Content_20_Internet_20_Link"><text:tab/>Refrigerated foods<text:tab/>A</text:a></text:p>
          <text:p text:style-name="P35"><text:a xlink:type="simple" xlink:href="#__RefHeading___Toc7437_2894492696" text:style-name="Content_20_Internet_20_Link" text:visited-style-name="Content_20_Internet_20_Link"><text:span text:style-name="Document_20_Link_20_Flag">►</text:span></text:a><text:a xlink:type="simple" xlink:href="#__RefHeading___Toc7437_2894492696" text:style-name="Content_20_Internet_20_Link" text:visited-style-name="Content_20_Internet_20_Link"><text:span text:style-name="Content_20_Chapter_20_Number">4.23 <text:s/></text:span></text:a><text:a xlink:type="simple" xlink:href="#__RefHeading___Toc7437_2894492696" text:style-name="Content_20_Internet_20_Link" text:visited-style-name="Content_20_Internet_20_Link"><text:tab/>Sauces<text:tab/>A</text:a></text:p>
          <text:p text:style-name="P35"><text:a xlink:type="simple" xlink:href="#__RefHeading___Toc7435_2894492696" text:style-name="Content_20_Internet_20_Link" text:visited-style-name="Content_20_Internet_20_Link"><text:span text:style-name="Document_20_Link_20_Flag">►</text:span></text:a><text:a xlink:type="simple" xlink:href="#__RefHeading___Toc7435_2894492696" text:style-name="Content_20_Internet_20_Link" text:visited-style-name="Content_20_Internet_20_Link"><text:span text:style-name="Content_20_Chapter_20_Number">4.24 <text:s/></text:span></text:a><text:a xlink:type="simple" xlink:href="#__RefHeading___Toc7435_2894492696" text:style-name="Content_20_Internet_20_Link" text:visited-style-name="Content_20_Internet_20_Link"><text:tab/>Seafood<text:tab/>A</text:a></text:p>
          <text:p text:style-name="P35"><text:a xlink:type="simple" xlink:href="#__RefHeading___Toc7433_2894492696" text:style-name="Content_20_Internet_20_Link" text:visited-style-name="Content_20_Internet_20_Link"><text:span text:style-name="Document_20_Link_20_Flag">►</text:span></text:a><text:a xlink:type="simple" xlink:href="#__RefHeading___Toc7433_2894492696" text:style-name="Content_20_Internet_20_Link" text:visited-style-name="Content_20_Internet_20_Link"><text:span text:style-name="Content_20_Chapter_20_Number">4.25 <text:s/></text:span></text:a><text:a xlink:type="simple" xlink:href="#__RefHeading___Toc7433_2894492696" text:style-name="Content_20_Internet_20_Link" text:visited-style-name="Content_20_Internet_20_Link"><text:tab/>Snacks, sweets, desserts<text:tab/>A</text:a></text:p>
          <text:p text:style-name="P35"><text:a xlink:type="simple" xlink:href="#__RefHeading___Toc7431_2894492696" text:style-name="Content_20_Internet_20_Link" text:visited-style-name="Content_20_Internet_20_Link"><text:span text:style-name="Document_20_Link_20_Flag">►</text:span></text:a><text:a xlink:type="simple" xlink:href="#__RefHeading___Toc7431_2894492696" text:style-name="Content_20_Internet_20_Link" text:visited-style-name="Content_20_Internet_20_Link"><text:span text:style-name="Content_20_Chapter_20_Number">4.26 <text:s/></text:span></text:a><text:a xlink:type="simple" xlink:href="#__RefHeading___Toc7431_2894492696" text:style-name="Content_20_Internet_20_Link" text:visited-style-name="Content_20_Internet_20_Link"><text:tab/>Spreads<text:tab/>A</text:a></text:p>
          <text:p text:style-name="P35"><text:a xlink:type="simple" xlink:href="#__RefHeading___Toc7429_2894492696" text:style-name="Content_20_Internet_20_Link" text:visited-style-name="Content_20_Internet_20_Link"><text:span text:style-name="Document_20_Link_20_Flag">►</text:span></text:a><text:a xlink:type="simple" xlink:href="#__RefHeading___Toc7429_2894492696" text:style-name="Content_20_Internet_20_Link" text:visited-style-name="Content_20_Internet_20_Link"><text:span text:style-name="Content_20_Chapter_20_Number">4.27 <text:s/></text:span></text:a><text:a xlink:type="simple" xlink:href="#__RefHeading___Toc7429_2894492696" text:style-name="Content_20_Internet_20_Link" text:visited-style-name="Content_20_Internet_20_Link"><text:tab/>Sweet spreads<text:tab/>A</text:a></text:p>
          <text:p text:style-name="P33"><text:a xlink:type="simple" xlink:href="#__RefHeading___Toc7419_2894492696" text:style-name="Content_20_Internet_20_Link" text:visited-style-name="Content_20_Internet_20_Link"><text:span text:style-name="Document_20_Link_20_Flag">►</text:span></text:a><text:a xlink:type="simple" xlink:href="#__RefHeading___Toc7419_2894492696" text:style-name="Content_20_Internet_20_Link" text:visited-style-name="Content_20_Internet_20_Link"><text:span text:style-name="Content_20_Chapter_20_Number">5 <text:s/></text:span></text:a><text:a xlink:type="simple" xlink:href="#__RefHeading___Toc7419_2894492696" text:style-name="Content_20_Internet_20_Link" text:visited-style-name="Content_20_Internet_20_Link"><text:tab/></text:a><text:a xlink:type="simple" xlink:href="#__RefHeading___Toc7419_2894492696" text:style-name="Content_20_Internet_20_Link" text:visited-style-name="Content_20_Internet_20_Link"><text:span text:style-name="Content_20_Chapter_20_Title_20_1">Rescue Instructions for Specific Foods</text:span></text:a><text:a xlink:type="simple" xlink:href="#__RefHeading___Toc7419_2894492696" text:style-name="Content_20_Internet_20_Link" text:visited-style-name="Content_20_Internet_20_Link"><text:tab/>A</text:a></text:p>
          <text:p text:style-name="P33"><text:a xlink:type="simple" xlink:href="#__RefHeading___Toc7413_2894492696" text:style-name="Content_20_Internet_20_Link" text:visited-style-name="Content_20_Internet_20_Link"><text:span text:style-name="Document_20_Link_20_Flag">►</text:span></text:a><text:a xlink:type="simple" xlink:href="#__RefHeading___Toc7413_2894492696" text:style-name="Content_20_Internet_20_Link" text:visited-style-name="Content_20_Internet_20_Link"><text:span text:style-name="Content_20_Chapter_20_Number">A <text:s/></text:span></text:a><text:a xlink:type="simple" xlink:href="#__RefHeading___Toc7413_2894492696" text:style-name="Content_20_Internet_20_Link" text:visited-style-name="Content_20_Internet_20_Link"><text:tab/></text:a><text:a xlink:type="simple" xlink:href="#__RefHeading___Toc7413_2894492696" text:style-name="Content_20_Internet_20_Link" text:visited-style-name="Content_20_Internet_20_Link"><text:span text:style-name="Content_20_Chapter_20_Title_20_1">About this Document</text:span></text:a><text:a xlink:type="simple" xlink:href="#__RefHeading___Toc7413_2894492696" text:style-name="Content_20_Internet_20_Link" text:visited-style-name="Content_20_Internet_20_Link"><text:tab/>A</text:a></text:p>
          <text:p text:style-name="P33"><text:a xlink:type="simple" xlink:href="#__RefHeading___Toc7415_2894492696" text:style-name="Content_20_Internet_20_Link" text:visited-style-name="Content_20_Internet_20_Link"><text:span text:style-name="Document_20_Link_20_Flag">►</text:span></text:a><text:a xlink:type="simple" xlink:href="#__RefHeading___Toc7415_2894492696" text:style-name="Content_20_Internet_20_Link" text:visited-style-name="Content_20_Internet_20_Link"><text:span text:style-name="Content_20_Chapter_20_Number">B <text:s/></text:span></text:a><text:a xlink:type="simple" xlink:href="#__RefHeading___Toc7415_2894492696" text:style-name="Content_20_Internet_20_Link" text:visited-style-name="Content_20_Internet_20_Link"><text:tab/></text:a><text:a xlink:type="simple" xlink:href="#__RefHeading___Toc7415_2894492696" text:style-name="Content_20_Internet_20_Link" text:visited-style-name="Content_20_Internet_20_Link"><text:span text:style-name="Content_20_Chapter_20_Title_20_1">How to Contribute</text:span></text:a><text:a xlink:type="simple" xlink:href="#__RefHeading___Toc7415_2894492696" text:style-name="Content_20_Internet_20_Link" text:visited-style-name="Content_20_Internet_20_Link"><text:tab/>A</text:a></text:p>
          <text:p text:style-name="P33"><text:a xlink:type="simple" xlink:href="#__RefHeading___Toc3013_2894492696" text:style-name="Content_20_Internet_20_Link" text:visited-style-name="Content_20_Internet_20_Link"><text:span text:style-name="Document_20_Link_20_Flag">►</text:span></text:a><text:a xlink:type="simple" xlink:href="#__RefHeading___Toc3013_2894492696" text:style-name="Content_20_Internet_20_Link" text:visited-style-name="Content_20_Internet_20_Link"><text:tab/></text:a><text:a xlink:type="simple" xlink:href="#__RefHeading___Toc3013_2894492696" text:style-name="Content_20_Internet_20_Link" text:visited-style-name="Content_20_Internet_20_Link"><text:span text:style-name="Content_20_Chapter_20_Title_20_1">Index of glossary items</text:span></text:a><text:a xlink:type="simple" xlink:href="#__RefHeading___Toc3013_2894492696" text:style-name="Content_20_Internet_20_Link" text:visited-style-name="Content_20_Internet_20_Link"><text:tab/>A</text:a></text:p>
          <text:p text:style-name="P33"><text:a xlink:type="simple" xlink:href="#__RefHeading___Toc3011_2894492696" text:style-name="Content_20_Internet_20_Link" text:visited-style-name="Content_20_Internet_20_Link"><text:span text:style-name="Document_20_Link_20_Flag">►</text:span></text:a><text:a xlink:type="simple" xlink:href="#__RefHeading___Toc3011_2894492696" text:style-name="Content_20_Internet_20_Link" text:visited-style-name="Content_20_Internet_20_Link"><text:tab/></text:a><text:a xlink:type="simple" xlink:href="#__RefHeading___Toc3011_2894492696" text:style-name="Content_20_Internet_20_Link" text:visited-style-name="Content_20_Internet_20_Link"><text:span text:style-name="Content_20_Chapter_20_Title_20_1">Bibliography</text:span></text:a><text:a xlink:type="simple" xlink:href="#__RefHeading___Toc3011_2894492696" text:style-name="Content_20_Internet_20_Link" text:visited-style-name="Content_20_Internet_20_Link"><text:tab/>A</text:a></text:p>
        </text:index-body>
      </text:table-of-content>
      <text:p text:style-name="Standard"/>
      <text:list xml:id="list3771642808" text:style-name="Outline_20_Numbering_20__28_chapters_29_">
        <text:list-item text:start-value="1">
          <text:h text:style-name="P101" text:outline-level="1" text:restart-numbering="true" text:start-value="1"><text:bookmark-start text:name="__RefHeading___Toc3017_2894492696"/>Introduction<text:bookmark-end text:name="__RefHeading___Toc3017_2894492696"/></text:h>
        </text:list-item>
      </text:list>
      <text:p text:style-name="Text_20_body">[<text:span text:style-name="Todo">TODO</text:span>]</text:p>
      <text:list xml:id="list180439784434288" text:continue-numbering="true" text:style-name="Outline_20_Numbering_20__28_chapters_29_">
        <text:list-item>
          <text:h text:style-name="P96" text:outline-level="1"><text:bookmark-start text:name="__RefHeading___Toc7423_2894492696"/>Food Storage <text:span text:style-name="T54">Techniques</text:span><text:bookmark-end text:name="__RefHeading___Toc7423_2894492696"/></text:h>
        </text:list-item>
      </text:list>
      <text:p text:style-name="Text_20_body">[<text:span text:style-name="Todo">TODO</text:span>]</text:p>
      <text:list xml:id="list180439543317587" text:continue-numbering="true" text:style-name="Outline_20_Numbering_20__28_chapters_29_">
        <text:list-item>
          <text:h text:style-name="P97" text:outline-level="1"><text:bookmark-start text:name="__RefHeading___Toc7417_2894492696"/>Food Rescue Techniques<text:bookmark-end text:name="__RefHeading___Toc7417_2894492696"/></text:h>
        </text:list-item>
      </text:list>
      <text:p text:style-name="P78">[<text:span text:style-name="Todo">TODO</text:span>]</text:p>
      <text:list xml:id="list180440656846246" text:continue-numbering="true" text:style-name="Outline_20_Numbering_20__28_chapters_29_">
        <text:list-item>
          <text:h text:style-name="P97" text:outline-level="1"><text:bookmark-start text:name="__RefHeading___Toc7421_2894492696"/>Storage And Rescue Instructions<text:bookmark-end text:name="__RefHeading___Toc7421_2894492696"/></text:h>
          <text:list>
            <text:list-item>
              <text:h text:style-name="P104" text:outline-level="2"><text:bookmark-start text:name="__RefHeading___Toc7425_2894492696"/>Beverages<text:bookmark-end text:name="__RefHeading___Toc7425_2894492696"/></text:h>
            </text:list-item>
          </text:list>
        </text:list-item>
      </text:list>
      <text:p text:style-name="OFF_20_Cats"><draw:frame draw:style-name="fr1" draw:name="Image12" text:anchor-type="paragraph" svg:y="-1.01mm" svg:width="6mm" svg:height="6mm" draw:z-index="11"><draw:image xlink:href="Pictures/10000201000000300000003081C774706AD48CAE.png" xlink:type="simple" xlink:show="embed" xlink:actuate="onLoad" loext:mime-type="image/png"/></draw:frame>OFF cats: <text:a xlink:type="simple" xlink:href="https://world.openfoodfacts.org/category/beverages" text:style-name="Internet_20_link" text:visited-style-name="Visited_20_Internet_20_Link">en:beverages</text:a></text:p>
      <text:p text:style-name="P82"/>
      <text:list xml:id="list180441051464505" text:continue-numbering="true" text:style-name="Outline_20_Numbering_20__28_chapters_29_">
        <text:list-item>
          <text:list>
            <text:list-item>
              <text:list>
                <text:list-item>
                  <text:h text:style-name="P105" text:outline-level="3"><text:bookmark-start text:name="__RefHeading___Toc7499_2894492696"/>Beers<text:bookmark-end text:name="__RefHeading___Toc7499_2894492696"/></text:h>
                </text:list-item>
              </text:list>
            </text:list-item>
          </text:list>
        </text:list-item>
      </text:list>
      <text:p text:style-name="OFF_20_Cats"><draw:frame draw:style-name="fr1" draw:name="Image1" text:anchor-type="paragraph" svg:y="-1.01mm" svg:width="6mm" svg:height="6mm" draw:z-index="10"><draw:image xlink:href="Pictures/10000201000000300000003081C774706AD48CAE.png" xlink:type="simple" xlink:show="embed" xlink:actuate="onLoad" loext:mime-type="image/png"/></draw:frame>OFF cats: <text:a xlink:type="simple" xlink:href="https://world.openfoodfacts.org/category/beers" text:style-name="Internet_20_link" text:visited-style-name="Visited_20_Internet_20_Link">en:be</text:a><text:a xlink:type="simple" xlink:href="https://world.openfoodfacts.org/category/beers" text:style-name="Internet_20_link" text:visited-style-name="Visited_20_Internet_20_Link"><text:span text:style-name="T49">ers</text:span></text:a></text:p>
      <text:p text:style-name="P89"><text:span text:style-name="Line_20_Header">Experience Level.</text:span> <text:span text:style-name="T49">Intermediate.</text:span></text:p>
      <text:p text:style-name="P86"><text:span text:style-name="Line_20_Header">Dangers.</text:span></text:p>
      <text:list xml:id="list2530828399" text:style-name="L1">
        <text:list-item>
          <text:p text:style-name="P110">[<text:span text:style-name="Todo">TODO</text:span>]</text:p>
        </text:list-item>
      </text:list>
      <text:p text:style-name="P86"><text:span text:style-name="Line_20_Header">Testing.</text:span></text:p>
      <text:list xml:id="list3200764585" text:style-name="Numbering_20_1">
        <text:list-item>
          <text:p text:style-name="P111">[<text:span text:style-name="Todo">TODO</text:span>]</text:p>
        </text:list-item>
      </text:list>
      <text:p text:style-name="P91"><text:span text:style-name="Line_20_Header">Details.</text:span> </text:p>
      <text:list xml:id="list180440977762166" text:continue-list="list180441051464505" text:style-name="Outline_20_Numbering_20__28_chapters_29_">
        <text:list-item>
          <text:list>
            <text:list-item>
              <text:list>
                <text:list-item>
                  <text:h text:style-name="P106" text:outline-level="3"><text:bookmark-start text:name="__RefHeading___Toc7497_2894492696"/>Coffees<text:bookmark-end text:name="__RefHeading___Toc7497_2894492696"/></text:h>
                </text:list-item>
              </text:list>
            </text:list-item>
          </text:list>
        </text:list-item>
      </text:list>
      <text:p text:style-name="OFF_20_Cats"><draw:frame draw:style-name="fr1" draw:name="Image2" text:anchor-type="paragraph" svg:y="-1.01mm" svg:width="6mm" svg:height="6mm" draw:z-index="0"><draw:image xlink:href="Pictures/10000201000000300000003081C774706AD48CAE.png" xlink:type="simple" xlink:show="embed" xlink:actuate="onLoad" loext:mime-type="image/png"/></draw:frame>OFF cats: <text:a xlink:type="simple" xlink:href="https://world.openfoodfacts.org/category/coffees" text:style-name="Internet_20_link" text:visited-style-name="Visited_20_Internet_20_Link">en:coffees</text:a></text:p>
      <text:p text:style-name="Text_20_body"/>
      <text:list xml:id="list180439276345941" text:continue-numbering="true" text:style-name="Outline_20_Numbering_20__28_chapters_29_">
        <text:list-item>
          <text:list>
            <text:list-item>
              <text:list>
                <text:list-item>
                  <text:h text:style-name="P106" text:outline-level="3"><text:bookmark-start text:name="__RefHeading___Toc7495_2894492696"/>Fermented drinks<text:bookmark-end text:name="__RefHeading___Toc7495_2894492696"/></text:h>
                </text:list-item>
              </text:list>
            </text:list-item>
          </text:list>
        </text:list-item>
      </text:list>
      <text:p text:style-name="P75"><draw:frame draw:style-name="fr1" draw:name="Image3" text:anchor-type="paragraph" svg:y="-1.01mm" svg:width="6mm" svg:height="6mm" draw:z-index="2"><draw:image xlink:href="Pictures/10000201000000300000003081C774706AD48CAE.png" xlink:type="simple" xlink:show="embed" xlink:actuate="onLoad" loext:mime-type="image/png"/></draw:frame>OFF cats: <text:a xlink:type="simple" xlink:href="https://world.openfoodfacts.org/category/fermented-drinks" text:style-name="Internet_20_link" text:visited-style-name="Visited_20_Internet_20_Link">en:</text:a><text:a xlink:type="simple" xlink:href="https://world.openfoodfacts.org/category/fermented-drinks" text:style-name="Internet_20_link" text:visited-style-name="Visited_20_Internet_20_Link"><text:span text:style-name="T49">fermented-drinks</text:span></text:a></text:p>
      <text:p text:style-name="P27"/>
      <text:list xml:id="list180440516896308" text:continue-numbering="true" text:style-name="Outline_20_Numbering_20__28_chapters_29_">
        <text:list-item>
          <text:list>
            <text:list-item>
              <text:list>
                <text:list-item>
                  <text:h text:style-name="P105" text:outline-level="3"><text:bookmark-start text:name="__RefHeading___Toc7491_2894492696"/>Iced teas<text:bookmark-end text:name="__RefHeading___Toc7491_2894492696"/></text:h>
                </text:list-item>
              </text:list>
            </text:list-item>
          </text:list>
        </text:list-item>
      </text:list>
      <text:p text:style-name="OFF_20_Cats"><draw:frame draw:style-name="fr1" draw:name="Image4" text:anchor-type="paragraph" svg:y="-1.01mm" svg:width="6mm" svg:height="6mm" draw:z-index="3"><draw:image xlink:href="Pictures/10000201000000300000003081C774706AD48CAE.png" xlink:type="simple" xlink:show="embed" xlink:actuate="onLoad" loext:mime-type="image/png"/></draw:frame>OFF cats <text:a xlink:type="simple" xlink:href="https://world.openfoodfacts.org/category/iced-teas" text:style-name="Internet_20_link" text:visited-style-name="Visited_20_Internet_20_Link">en:</text:a><text:a xlink:type="simple" xlink:href="https://world.openfoodfacts.org/category/iced-teas" text:style-name="Internet_20_link" text:visited-style-name="Visited_20_Internet_20_Link"><text:span text:style-name="T49">iced-teas</text:span></text:a></text:p>
      <text:p text:style-name="P82"/>
      <text:list xml:id="list180441249429779" text:continue-numbering="true" text:style-name="Outline_20_Numbering_20__28_chapters_29_">
        <text:list-item>
          <text:list>
            <text:list-item>
              <text:list>
                <text:list-item>
                  <text:h text:style-name="P105" text:outline-level="3"><text:bookmark-start text:name="__RefHeading___Toc7479_2894492696"/>Instant beverages<text:bookmark-end text:name="__RefHeading___Toc7479_2894492696"/></text:h>
                </text:list-item>
              </text:list>
            </text:list-item>
          </text:list>
        </text:list-item>
      </text:list>
      <text:p text:style-name="OFF_20_Cats"><draw:frame draw:style-name="fr1" draw:name="Image5" text:anchor-type="paragraph" svg:y="-1.01mm" svg:width="6mm" svg:height="6mm" draw:z-index="1"><draw:image xlink:href="../Graphics.OFFCatMarker.png" xlink:type="simple" xlink:show="embed" xlink:actuate="onLoad"/></draw:frame>OFF cats <text:a xlink:type="simple" xlink:href="https://world.openfoodfacts.org/category/instant-beverages" text:style-name="Internet_20_link" text:visited-style-name="Visited_20_Internet_20_Link">en:</text:a><text:a xlink:type="simple" xlink:href="https://world.openfoodfacts.org/category/instant-beverages" text:style-name="Internet_20_link" text:visited-style-name="Visited_20_Internet_20_Link"><text:span text:style-name="T49">instant-beverages</text:span></text:a></text:p>
      <text:p text:style-name="P82"/>
      <text:list xml:id="list180439697080603" text:continue-numbering="true" text:style-name="Outline_20_Numbering_20__28_chapters_29_">
        <text:list-item>
          <text:list>
            <text:list-item>
              <text:list>
                <text:list-item>
                  <text:h text:style-name="P107" text:outline-level="3"><text:bookmark-start text:name="__RefHeading___Toc7489_2894492696"/>Juices and nectars<text:bookmark-end text:name="__RefHeading___Toc7489_2894492696"/></text:h>
                </text:list-item>
              </text:list>
            </text:list-item>
          </text:list>
        </text:list-item>
      </text:list>
      <text:p text:style-name="OFF_20_Cats"><draw:frame draw:style-name="fr1" draw:name="Image6" text:anchor-type="paragraph" svg:y="-1.01mm" svg:width="6mm" svg:height="6mm" draw:z-index="4"><draw:image xlink:href="Pictures/10000201000000300000003081C774706AD48CAE.png" xlink:type="simple" xlink:show="embed" xlink:actuate="onLoad" loext:mime-type="image/png"/></draw:frame>OFF cats <text:a xlink:type="simple" xlink:href="https://world.openfoodfacts.org/category/juices-and-nectars" text:style-name="Internet_20_link" text:visited-style-name="Visited_20_Internet_20_Link">en:</text:a><text:a xlink:type="simple" xlink:href="https://world.openfoodfacts.org/category/juices-and-nectars" text:style-name="Internet_20_link" text:visited-style-name="Visited_20_Internet_20_Link"><text:span text:style-name="T49">juices-and-nectars</text:span></text:a></text:p>
      <text:p text:style-name="P82"/>
      <text:list xml:id="list180440802597523" text:continue-numbering="true" text:style-name="Outline_20_Numbering_20__28_chapters_29_">
        <text:list-item>
          <text:list>
            <text:list-item>
              <text:list>
                <text:list-item>
                  <text:h text:style-name="P105" text:outline-level="3"><text:bookmark-start text:name="__RefHeading___Toc7487_2894492696"/>Plant milks<text:bookmark-end text:name="__RefHeading___Toc7487_2894492696"/></text:h>
                </text:list-item>
              </text:list>
            </text:list-item>
          </text:list>
        </text:list-item>
      </text:list>
      <text:p text:style-name="OFF_20_Cats"><draw:frame draw:style-name="fr1" draw:name="Image9" text:anchor-type="paragraph" svg:y="-1.01mm" svg:width="6mm" svg:height="6mm" draw:z-index="5"><draw:image xlink:href="Pictures/10000201000000300000003081C774706AD48CAE.png" xlink:type="simple" xlink:show="embed" xlink:actuate="onLoad" loext:mime-type="image/png"/></draw:frame><text:span text:style-name="T42">OFF cats </text:span><text:a xlink:type="simple" xlink:href="https://world.openfoodfacts.org/category/plant-milks" text:style-name="Internet_20_link" text:visited-style-name="Visited_20_Internet_20_Link">en:</text:a><text:a xlink:type="simple" xlink:href="https://world.openfoodfacts.org/category/plant-milks" text:style-name="Internet_20_link" text:visited-style-name="Visited_20_Internet_20_Link"><text:span text:style-name="T44">plant-milks</text:span></text:a></text:p>
      <text:p text:style-name="P82"/>
      <text:list xml:id="list180440025313707" text:continue-numbering="true" text:style-name="Outline_20_Numbering_20__28_chapters_29_">
        <text:list-item>
          <text:list>
            <text:list-item>
              <text:list>
                <text:list-item>
                  <text:h text:style-name="P105" text:outline-level="3"><text:bookmark-start text:name="__RefHeading___Toc7485_2894492696"/>Sodas<text:bookmark-end text:name="__RefHeading___Toc7485_2894492696"/></text:h>
                </text:list-item>
              </text:list>
            </text:list-item>
          </text:list>
        </text:list-item>
      </text:list>
      <text:p text:style-name="OFF_20_Cats"><draw:frame draw:style-name="fr1" draw:name="Image8" text:anchor-type="paragraph" svg:y="-1.01mm" svg:width="6mm" svg:height="6mm" draw:z-index="6"><draw:image xlink:href="Pictures/10000201000000300000003081C774706AD48CAE.png" xlink:type="simple" xlink:show="embed" xlink:actuate="onLoad" loext:mime-type="image/png"/></draw:frame>OFF cats <text:a xlink:type="simple" xlink:href="https://world.openfoodfacts.org/category/sodas" text:style-name="Internet_20_link" text:visited-style-name="Visited_20_Internet_20_Link">en:</text:a><text:a xlink:type="simple" xlink:href="https://world.openfoodfacts.org/category/sodas" text:style-name="Internet_20_link" text:visited-style-name="Visited_20_Internet_20_Link"><text:span text:style-name="T49">sodas</text:span></text:a></text:p>
      <text:p text:style-name="P82"/>
      <text:list xml:id="list180439260158183" text:continue-numbering="true" text:style-name="Outline_20_Numbering_20__28_chapters_29_">
        <text:list-item>
          <text:list>
            <text:list-item>
              <text:list>
                <text:list-item>
                  <text:h text:style-name="P105" text:outline-level="3"><text:bookmark-start text:name="__RefHeading___Toc7493_2894492696"/>Teas<text:bookmark-end text:name="__RefHeading___Toc7493_2894492696"/></text:h>
                </text:list-item>
              </text:list>
            </text:list-item>
          </text:list>
        </text:list-item>
      </text:list>
      <text:p text:style-name="OFF_20_Cats"><draw:frame draw:style-name="fr1" draw:name="Image7" text:anchor-type="paragraph" svg:y="-1.01mm" svg:width="6mm" svg:height="6mm" draw:z-index="7"><draw:image xlink:href="Pictures/10000201000000300000003081C774706AD48CAE.png" xlink:type="simple" xlink:show="embed" xlink:actuate="onLoad" loext:mime-type="image/png"/></draw:frame>OFF cats <text:a xlink:type="simple" xlink:href="https://world.openfoodfacts.org/category/teas" text:style-name="Internet_20_link" text:visited-style-name="Visited_20_Internet_20_Link">en:</text:a><text:a xlink:type="simple" xlink:href="https://world.openfoodfacts.org/category/teas" text:style-name="Internet_20_link" text:visited-style-name="Visited_20_Internet_20_Link"><text:span text:style-name="T49">teas</text:span></text:a></text:p>
      <text:p text:style-name="P82"/>
      <text:list xml:id="list180440201631573" text:continue-numbering="true" text:style-name="Outline_20_Numbering_20__28_chapters_29_">
        <text:list-item>
          <text:list>
            <text:list-item>
              <text:list>
                <text:list-item>
                  <text:h text:style-name="P105" text:outline-level="3"><text:bookmark-start text:name="__RefHeading___Toc7483_2894492696"/>Waters<text:bookmark-end text:name="__RefHeading___Toc7483_2894492696"/></text:h>
                </text:list-item>
              </text:list>
            </text:list-item>
          </text:list>
        </text:list-item>
      </text:list>
      <text:p text:style-name="OFF_20_Cats"><draw:frame draw:style-name="fr1" draw:name="Image10" text:anchor-type="paragraph" svg:y="-1.01mm" svg:width="6mm" svg:height="6mm" draw:z-index="8"><draw:image xlink:href="Pictures/10000201000000300000003081C774706AD48CAE.png" xlink:type="simple" xlink:show="embed" xlink:actuate="onLoad" loext:mime-type="image/png"/></draw:frame>OFF cats <text:a xlink:type="simple" xlink:href="https://world.openfoodfacts.org/category/waters" text:style-name="Internet_20_link" text:visited-style-name="Visited_20_Internet_20_Link">en:</text:a><text:a xlink:type="simple" xlink:href="https://world.openfoodfacts.org/category/waters" text:style-name="Internet_20_link" text:visited-style-name="Visited_20_Internet_20_Link"><text:span text:style-name="T49">waters</text:span></text:a></text:p>
      <text:p text:style-name="P82"/>
      <text:list xml:id="list180440175819239" text:continue-numbering="true" text:style-name="Outline_20_Numbering_20__28_chapters_29_">
        <text:list-item>
          <text:list>
            <text:list-item>
              <text:list>
                <text:list-item>
                  <text:h text:style-name="P105" text:outline-level="3"><text:bookmark-start text:name="__RefHeading___Toc7481_2894492696"/>Wines<text:bookmark-end text:name="__RefHeading___Toc7481_2894492696"/></text:h>
                </text:list-item>
              </text:list>
            </text:list-item>
          </text:list>
        </text:list-item>
      </text:list>
      <text:p text:style-name="OFF_20_Cats"><draw:frame draw:style-name="fr1" draw:name="Image11" text:anchor-type="paragraph" svg:y="-1.01mm" svg:width="6mm" svg:height="6mm" draw:z-index="9"><draw:image xlink:href="Pictures/10000201000000300000003081C774706AD48CAE.png" xlink:type="simple" xlink:show="embed" xlink:actuate="onLoad" loext:mime-type="image/png"/></draw:frame>OFF cats <text:a xlink:type="simple" xlink:href="https://world.openfoodfacts.org/category/wines" text:style-name="Internet_20_link" text:visited-style-name="Visited_20_Internet_20_Link">en:</text:a><text:a xlink:type="simple" xlink:href="https://world.openfoodfacts.org/category/wines" text:style-name="Internet_20_link" text:visited-style-name="Visited_20_Internet_20_Link"><text:span text:style-name="T49">wines</text:span></text:a></text:p>
      <text:p text:style-name="P82"/>
      <text:list xml:id="list180439554143668" text:continue-numbering="true" text:style-name="Outline_20_Numbering_20__28_chapters_29_">
        <text:list-item>
          <text:list>
            <text:list-item>
              <text:h text:style-name="P104" text:outline-level="2"><text:bookmark-start text:name="__RefHeading___Toc7427_2894492696"/>Bread<text:bookmark-end text:name="__RefHeading___Toc7427_2894492696"/></text:h>
            </text:list-item>
            <text:list-item>
              <text:h text:style-name="P104" text:outline-level="2"><text:bookmark-start text:name="__RefHeading___Toc7477_2894492696"/>Canned foods<text:bookmark-end text:name="__RefHeading___Toc7477_2894492696"/></text:h>
            </text:list-item>
            <text:list-item>
              <text:h text:style-name="P104" text:outline-level="2"><text:bookmark-start text:name="__RefHeading___Toc7475_2894492696"/>Cereals and their products<text:bookmark-end text:name="__RefHeading___Toc7475_2894492696"/></text:h>
            </text:list-item>
            <text:list-item>
              <text:h text:style-name="P104" text:outline-level="2"><text:bookmark-start text:name="__RefHeading___Toc7473_2894492696"/>Condiments<text:bookmark-end text:name="__RefHeading___Toc7473_2894492696"/></text:h>
            </text:list-item>
            <text:list-item>
              <text:h text:style-name="P104" text:outline-level="2"><text:bookmark-start text:name="__RefHeading___Toc7471_2894492696"/>Dairies<text:bookmark-end text:name="__RefHeading___Toc7471_2894492696"/></text:h>
            </text:list-item>
            <text:list-item>
              <text:h text:style-name="P104" text:outline-level="2"><text:bookmark-start text:name="__RefHeading___Toc7469_2894492696"/>Desserts<text:bookmark-end text:name="__RefHeading___Toc7469_2894492696"/></text:h>
            </text:list-item>
            <text:list-item>
              <text:h text:style-name="P104" text:outline-level="2"><text:bookmark-start text:name="__RefHeading___Toc7467_2894492696"/>Dried products<text:bookmark-end text:name="__RefHeading___Toc7467_2894492696"/></text:h>
            </text:list-item>
            <text:list-item>
              <text:h text:style-name="P104" text:outline-level="2"><text:bookmark-start text:name="__RefHeading___Toc7465_2894492696"/>Eggs<text:bookmark-end text:name="__RefHeading___Toc7465_2894492696"/></text:h>
            </text:list-item>
            <text:list-item>
              <text:h text:style-name="P104" text:outline-level="2"><text:bookmark-start text:name="__RefHeading___Toc7463_2894492696"/>Fermented foods<text:bookmark-end text:name="__RefHeading___Toc7463_2894492696"/></text:h>
            </text:list-item>
            <text:list-item>
              <text:h text:style-name="P104" text:outline-level="2"><text:bookmark-start text:name="__RefHeading___Toc7461_2894492696"/>Fresh foods<text:bookmark-end text:name="__RefHeading___Toc7461_2894492696"/></text:h>
            </text:list-item>
            <text:list-item>
              <text:h text:style-name="P104" text:outline-level="2"><text:bookmark-start text:name="__RefHeading___Toc7459_2894492696"/>Frozen foods<text:bookmark-end text:name="__RefHeading___Toc7459_2894492696"/></text:h>
            </text:list-item>
            <text:list-item>
              <text:h text:style-name="P104" text:outline-level="2"><text:bookmark-start text:name="__RefHeading___Toc7457_2894492696"/>Ingredients<text:bookmark-end text:name="__RefHeading___Toc7457_2894492696"/></text:h>
            </text:list-item>
            <text:list-item>
              <text:h text:style-name="P104" text:outline-level="2"><text:bookmark-start text:name="__RefHeading___Toc7455_2894492696"/>Legumes<text:bookmark-end text:name="__RefHeading___Toc7455_2894492696"/></text:h>
            </text:list-item>
            <text:list-item>
              <text:h text:style-name="P104" text:outline-level="2"><text:bookmark-start text:name="__RefHeading___Toc7453_2894492696"/>Meals<text:bookmark-end text:name="__RefHeading___Toc7453_2894492696"/></text:h>
            </text:list-item>
            <text:list-item>
              <text:h text:style-name="P104" text:outline-level="2"><text:bookmark-start text:name="__RefHeading___Toc7451_2894492696"/>Meats and <text:span text:style-name="T48">m</text:span>eat-based products<text:bookmark-end text:name="__RefHeading___Toc7451_2894492696"/></text:h>
            </text:list-item>
            <text:list-item>
              <text:h text:style-name="P104" text:outline-level="2"><text:bookmark-start text:name="__RefHeading___Toc7449_2894492696"/>Meat analogues<text:bookmark-end text:name="__RefHeading___Toc7449_2894492696"/></text:h>
            </text:list-item>
            <text:list-item>
              <text:h text:style-name="P104" text:outline-level="2"><text:bookmark-start text:name="__RefHeading___Toc7447_2894492696"/>Nuts and Seeds<text:bookmark-end text:name="__RefHeading___Toc7447_2894492696"/></text:h>
            </text:list-item>
            <text:list-item>
              <text:h text:style-name="P104" text:outline-level="2"><text:bookmark-start text:name="__RefHeading___Toc7445_2894492696"/>Pastas<text:bookmark-end text:name="__RefHeading___Toc7445_2894492696"/></text:h>
            </text:list-item>
            <text:list-item>
              <text:h text:style-name="P104" text:outline-level="2"><text:bookmark-start text:name="__RefHeading___Toc7443_2894492696"/>Potato based foods<text:bookmark-end text:name="__RefHeading___Toc7443_2894492696"/></text:h>
            </text:list-item>
            <text:list-item>
              <text:h text:style-name="P104" text:outline-level="2"><text:bookmark-start text:name="__RefHeading___Toc7441_2894492696"/>Pulses<text:bookmark-end text:name="__RefHeading___Toc7441_2894492696"/></text:h>
            </text:list-item>
            <text:list-item>
              <text:h text:style-name="P104" text:outline-level="2"><text:bookmark-start text:name="__RefHeading___Toc7439_2894492696"/>Refrigerated foods<text:bookmark-end text:name="__RefHeading___Toc7439_2894492696"/></text:h>
            </text:list-item>
            <text:list-item>
              <text:h text:style-name="P104" text:outline-level="2"><text:bookmark-start text:name="__RefHeading___Toc7437_2894492696"/>Sauces<text:bookmark-end text:name="__RefHeading___Toc7437_2894492696"/></text:h>
            </text:list-item>
            <text:list-item>
              <text:h text:style-name="P104" text:outline-level="2"><text:bookmark-start text:name="__RefHeading___Toc7435_2894492696"/>Seafood<text:bookmark-end text:name="__RefHeading___Toc7435_2894492696"/></text:h>
            </text:list-item>
            <text:list-item>
              <text:h text:style-name="P104" text:outline-level="2"><text:bookmark-start text:name="__RefHeading___Toc7433_2894492696"/>Snacks, <text:span text:style-name="T48">s</text:span>weets, <text:span text:style-name="T48">d</text:span>esserts<text:bookmark-end text:name="__RefHeading___Toc7433_2894492696"/></text:h>
            </text:list-item>
            <text:list-item>
              <text:h text:style-name="P104" text:outline-level="2"><text:bookmark-start text:name="__RefHeading___Toc7431_2894492696"/>Spreads<text:bookmark-end text:name="__RefHeading___Toc7431_2894492696"/></text:h>
            </text:list-item>
            <text:list-item>
              <text:h text:style-name="P104" text:outline-level="2"><text:bookmark-start text:name="__RefHeading___Toc7429_2894492696"/>Sweet spreads<text:bookmark-end text:name="__RefHeading___Toc7429_2894492696"/></text:h>
            </text:list-item>
          </text:list>
        </text:list-item>
        <text:list-item>
          <text:h text:style-name="P95" text:outline-level="1"><text:bookmark-start text:name="__RefHeading___Toc7419_2894492696"/><text:span text:style-name="T39">Rescue Instructions </text:span>for Specific Foods<text:bookmark-end text:name="__RefHeading___Toc7419_2894492696"/></text:h>
        </text:list-item>
      </text:list>
      <text:list xml:id="list2209840452" text:style-name="Outline_20_Numbering_20__28_appendices_29_">
        <text:list-item>
          <text:h text:style-name="P98" text:outline-level="1"><text:bookmark-start text:name="__RefHeading___Toc7413_2894492696"/>About this Document<text:bookmark-end text:name="__RefHeading___Toc7413_2894492696"/></text:h>
        </text:list-item>
      </text:list>
      <text:p text:style-name="P78"><text:span text:style-name="T6">The role of each chapter is as follows: </text:span><text:span text:style-name="T7">[</text:span><text:span text:style-name="Todo"><text:span text:style-name="T7">TODO</text:span></text:span><text:span text:style-name="T7">]</text:span></text:p>
      <text:p text:style-name="P79">Attribution:</text:p>
      <text:list xml:id="list484277599" text:style-name="L3">
        <text:list-item>
          <text:p text:style-name="P117">Image used in the marker for Open Food Facts categories: converted from <text:a xlink:type="simple" xlink:href="https://static.openfoodfacts.org/images/favicon/favicon.ico" text:style-name="Internet_20_link" text:visited-style-name="Visited_20_Internet_20_Link">https://static.openfoodfacts.org/images/favicon/favicon.ico</text:a></text:p>
        </text:list-item>
      </text:list>
      <text:list xml:id="list180440533146183" text:continue-list="list2209840452" text:style-name="Outline_20_Numbering_20__28_appendices_29_">
        <text:list-item>
          <text:h text:style-name="P99" text:outline-level="1"><text:bookmark-start text:name="__RefHeading___Toc7415_2894492696"/>How to Contribute<text:bookmark-end text:name="__RefHeading___Toc7415_2894492696"/></text:h>
        </text:list-item>
      </text:list>
      <text:p text:style-name="Text_20_body"><text:span text:style-name="T6">[</text:span><text:span text:style-name="Todo"><text:span text:style-name="T6">TODO</text:span></text:span><text:span text:style-name="T6">]</text:span></text:p>
      <text:list xml:id="list180441013798640" text:continue-list="list2681836744" text:style-name="Outline_20_Numbering_20__28_unnumbered_29_">
        <text:list-item>
          <text:h text:style-name="P94" text:outline-level="1"><text:bookmark-start text:name="__RefHeading___Toc3013_2894492696"/>Index of glossary items<text:bookmark-end text:name="__RefHeading___Toc3013_2894492696"/></text:h>
        </text:list-item>
      </text:list>
      <text:table-of-content text:style-name="Sect2" text:protected="true" text:name="Index of glossary items">
        <text:table-of-content-source text:outline-level="4" text:use-outline-level="false" text:use-index-marks="false" text:use-index-source-styles="true" text:relative-tab-stop-position="false">
          <text:index-title-template text:style-name="Contents_20_Heading"/>
          <text:table-of-content-entry-template text:outline-level="1" text:style-name="Glossary_20_Term_20_Index">
            <text:index-entry-link-start text:style-name="Content_20_Internet_20_Link"/>
            <text:index-entry-span text:style-name="Document_20_Link_20_Flag">►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Content_20_Internet_20_Link"/>
            <text:index-entry-span text:style-name="Document_20_Link_20_Flag">►</text:index-entry-span>
            <text:index-entry-chapter text:style-name="Content_20_Chapter_20_Number"/>
            <text:index-entry-tab-stop style:type="left" style:position="22m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Content_20_Internet_20_Link"/>
            <text:index-entry-span text:style-name="Document_20_Link_20_Flag">►</text:index-entry-span>
            <text:index-entry-chapter text:style-name="Content_20_Chapter_20_Number"/>
            <text:index-entry-tab-stop style:type="left" style:position="24.99mm" style:leader-char=" "/>
            <text:index-entry-text text:style-name="Content_20_Chapter_20_Title_20_2"/>
            <text:index-entry-tab-stop style:type="right" style:leader-char="."/>
            <text:index-entry-page-number/>
            <text:index-entry-link-end/>
          </text:table-of-content-entry-template>
          <text:table-of-content-entry-template text:outline-level="4" text:style-name="Contents_20_4">
            <text:index-entry-link-start text:style-name="Content_20_Internet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span text:style-name="Document_20_Link_20_Flag">► </text:index-entry-span>
            <text:index-entry-chapter text:style-name="Content_20_Chapter_20_Number"/>
            <text:index-entry-tab-stop style:type="left" style:position="40.01mm" style:leader-char=" "/>
            <text:index-entry-text/>
            <text:index-entry-tab-stop style:type="right" style:leader-char="."/>
            <text:index-entry-page-number/>
            <text:index-entry-link-end/>
          </text:table-of-content-entry-template>
          <text:index-source-styles text:outline-level="1">
            <text:index-source-style text:style-name="Glossary_20_Term"/>
          </text:index-source-styles>
        </text:table-of-content-source>
        <text:index-body>
          <text:p text:style-name="P50"><text:a xlink:type="simple" xlink:href="#0.0.0.3.1.0.0.0.0.1.glossary term 1|outline" text:style-name="Content_20_Internet_20_Link" text:visited-style-name="Content_20_Internet_20_Link"><text:span text:style-name="Document_20_Link_20_Flag">► </text:span></text:a><text:a xlink:type="simple" xlink:href="#0.0.0.3.1.0.0.0.0.1.glossary term 1|outline" text:style-name="Content_20_Internet_20_Link" text:visited-style-name="Content_20_Internet_20_Link">glossary term 1 <text:tab/> I</text:a></text:p>
          <text:p text:style-name="P50"><text:a xlink:type="simple" xlink:href="#0.0.0.3.1.0.0.0.0.2.glossary term 2|outline" text:style-name="Content_20_Internet_20_Link" text:visited-style-name="Content_20_Internet_20_Link"><text:span text:style-name="Document_20_Link_20_Flag">► </text:span></text:a><text:a xlink:type="simple" xlink:href="#0.0.0.3.1.0.0.0.0.2.glossary term 2|outline" text:style-name="Content_20_Internet_20_Link" text:visited-style-name="Content_20_Internet_20_Link">glossary term 2 <text:tab/> I</text:a></text:p>
        </text:index-body>
      </text:table-of-content>
      <text:list xml:id="list180441030014824" text:continue-numbering="true" text:style-name="Outline_20_Numbering_20__28_unnumbered_29_">
        <text:list-item>
          <text:h text:style-name="P102" text:outline-level="1"/>
        </text:list-item>
        <text:list-item>
          <text:h text:style-name="P102" text:outline-level="1"><text:bookmark-start text:name="__RefHeading___Toc3011_2894492696"/>Bibliography<text:bookmark-end text:name="__RefHeading___Toc3011_2894492696"/></text:h>
        </text:list-item>
      </text:list>
      <text:bibliography text:style-name="Sect1" text:protected="true" text:name="Bibliography">
        <text:bibliography-source>
          <text:index-title-template text:style-name="Bibliography_20_Heading"/>
          <text:bibliography-entry-template text:bibliography-type="article"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journal"/>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volume"/>
            <text:index-entry-span text:style-name="bibus_5f_index_5f_base">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book"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volum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booklet"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conference"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custom1"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volume"/>
            <text:index-entry-span text:style-name="bibus_5f_index_5f_base">. Ed.: </text:index-entry-span>
            <text:index-entry-bibliography text:style-name="bibus_5f_index_5f_base" text:bibliography-data-field="editor"/>
            <text:index-entry-span text:style-name="bibus_5f_index_5f_base">. </text:index-entry-span>
            <text:index-entry-bibliography text:style-name="bibus_5f_index_5f_base" text:bibliography-data-field="edition"/>
            <text:index-entry-span text:style-name="bibus_5f_index_5f_base">. edition. </text:index-entry-span>
            <text:index-entry-bibliography text:style-name="bibus_5f_index_5f_base" text:bibliography-data-field="address"/>
            <text:index-entry-span text:style-name="bibus_5f_index_5f_base">.</text:index-entry-span>
            <text:index-entry-bibliography text:style-name="bibus_5f_index_5f_base" text:bibliography-data-field="year"/>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2"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volume"/>
            <text:index-entry-span text:style-name="bibus_5f_index_5f_base">. Ed.: </text:index-entry-span>
            <text:index-entry-bibliography text:style-name="bibus_5f_index_5f_base" text:bibliography-data-field="editor"/>
            <text:index-entry-span text:style-name="bibus_5f_index_5f_base">. </text:index-entry-span>
            <text:index-entry-bibliography text:style-name="bibus_5f_index_5f_base" text:bibliography-data-field="edition"/>
            <text:index-entry-span text:style-name="bibus_5f_index_5f_base">. edition. </text:index-entry-span>
            <text:index-entry-bibliography text:style-name="bibus_5f_index_5f_base" text:bibliography-data-field="year"/>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3"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series"/>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custom4"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bibliography-entry-template>
          <text:bibliography-entry-template text:bibliography-type="custom5"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emai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book"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howpublished"/>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collection"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inproceeding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journa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manual"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bibliography-entry-template>
          <text:bibliography-entry-template text:bibliography-type="mastersthesi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misc"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custom1"/>
            <text:index-entry-span text:style-name="bibus_5f_index_5f_base"> </text:index-entry-span>
            <text:index-entry-bibliography text:style-name="bibus_5f_index_5f_base" text:bibliography-data-field="custom2"/>
          </text:bibliography-entry-template>
          <text:bibliography-entry-template text:bibliography-type="phdthesi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proceedings"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techreport"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unpublished"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entry-template text:bibliography-type="www" text:style-name="Bibliography_20_1">
            <text:index-entry-span text:style-name="bibus_5f_index_5f_baseb">[</text:index-entry-span>
            <text:index-entry-bibliography text:style-name="bibus_5f_index_5f_baseb" text:bibliography-data-field="identifier"/>
            <text:index-entry-span text:style-name="bibus_5f_index_5f_baseb">]</text:index-entry-span>
            <text:index-entry-bibliography text:style-name="bibus_5f_index_5f_base" text:bibliography-data-field="custom5"/>
            <text:index-entry-span text:style-name="bibus_5f_index_5f_base"> </text:index-entry-span>
          </text:bibliography-entry-template>
        </text:bibliography-source>
        <text:index-body>
          <text:h text:style-name="P53" text:outline-level="8"><text:span text:style-name="bibus_5f_index_5f_baseb">[Lastname1 :a01]</text:span><text:span text:style-name="bibus_5f_index_5f_base"> Lastname1, Firstname1. </text:span><text:span text:style-name="bibus_5f_index_5f_base"><text:span text:style-name="bibus_5f_index_5f_basei">Masterthesis Title</text:span></text:span><text:span text:style-name="bibus_5f_index_5f_base">. </text:span><text:span text:style-name="bibus_5f_index_5f_base"><text:span text:style-name="bibus_5f_index_5f_base">Location</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http://www.example.org/masterthesis.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a02]</text:span><text:span text:style-name="bibus_5f_index_5f_base"> Lastname1, Firstname1. </text:span><text:span text:style-name="bibus_5f_index_5f_base"><text:span text:style-name="bibus_5f_index_5f_basei">Misc Title</text:span></text:span><text:span text:style-name="bibus_5f_index_5f_base">. </text:span><text:span text:style-name="bibus_5f_index_5f_base"><text:span text:style-name="bibus_5f_index_5f_base">Location</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bibliographic type</text:span></text:span><text:span text:style-name="bibus_5f_index_5f_base">. </text:span><text:span text:style-name="bibus_5f_index_5f_base"><text:span text:style-name="bibus_5f_index_5f_base">http://www.example.org/misc.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a03]</text:span><text:span text:style-name="bibus_5f_index_5f_base"> Lastname1, Firstname1. </text:span><text:span text:style-name="bibus_5f_index_5f_base"><text:span text:style-name="bibus_5f_index_5f_basei">PhD Thesis Title</text:span></text:span><text:span text:style-name="bibus_5f_index_5f_base">. </text:span><text:span text:style-name="bibus_5f_index_5f_base"><text:span text:style-name="bibus_5f_index_5f_base">Location</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http://www.example.org/phdthesis.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a04]</text:span><text:span text:style-name="bibus_5f_index_5f_base"> Lastname1, Firstname1. </text:span><text:span text:style-name="bibus_5f_index_5f_base"><text:span text:style-name="bibus_5f_index_5f_basei">WWW Title</text:span></text:span><text:span text:style-name="bibus_5f_index_5f_base">. . </text:span><text:span text:style-name="bibus_5f_index_5f_base"><text:span text:style-name="bibus_5f_index_5f_base">2006</text:span></text:span><text:span text:style-name="bibus_5f_index_5f_base">. </text:span><text:span text:style-name="bibus_5f_index_5f_base"><text:span text:style-name="bibus_5f_index_5f_base">http://www.example.org/www.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et al :a01]</text:span><text:span text:style-name="bibus_5f_index_5f_base"> Lastname1, Firstname1; Lastname2, Firstname2. </text:span><text:span text:style-name="bibus_5f_index_5f_base"><text:span text:style-name="bibus_5f_index_5f_basei">Article Title</text:span></text:span><text:span text:style-name="bibus_5f_index_5f_base">. </text:span><text:span text:style-name="bibus_5f_index_5f_base"><text:span text:style-name="bibus_5f_index_5f_base">Journal Name</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1</text:span></text:span><text:span text:style-name="bibus_5f_index_5f_base"> : </text:span><text:span text:style-name="bibus_5f_index_5f_base"><text:span text:style-name="bibus_5f_index_5f_base">213-226</text:span></text:span><text:span text:style-name="bibus_5f_index_5f_base">. </text:span><text:span text:style-name="bibus_5f_index_5f_base"><text:span text:style-name="bibus_5f_index_5f_base">http://www.example.org/article.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et al :a02]</text:span><text:span text:style-name="bibus_5f_index_5f_base"> Lastname1, Firstname1; Lastname2, Firstname2. </text:span><text:span text:style-name="bibus_5f_index_5f_base"><text:span text:style-name="bibus_5f_index_5f_basei">Book Title</text:span></text:span><text:span text:style-name="bibus_5f_index_5f_base"> </text:span><text:span text:style-name="bibus_5f_index_5f_base"><text:span text:style-name="bibus_5f_index_5f_base">Vol. 1</text:span></text:span><text:span text:style-name="bibus_5f_index_5f_base">. </text:span><text:span text:style-name="bibus_5f_index_5f_base"><text:span text:style-name="bibus_5f_index_5f_base">Location</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http://www.example.org/book.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et al :a03]</text:span><text:span text:style-name="bibus_5f_index_5f_base"> Lastname1, Firstname1; Lastname2, Firstname2. </text:span><text:span text:style-name="bibus_5f_index_5f_base"><text:span text:style-name="bibus_5f_index_5f_base">Book Part Title</text:span></text:span><text:span text:style-name="bibus_5f_index_5f_base">. In: </text:span><text:span text:style-name="bibus_5f_index_5f_base"><text:span text:style-name="bibus_5f_index_5f_basei">Book Title</text:span></text:span><text:span text:style-name="bibus_5f_index_5f_base"> </text:span><text:span text:style-name="bibus_5f_index_5f_base"><text:span text:style-name="bibus_5f_index_5f_base">Vol. 1</text:span></text:span><text:span text:style-name="bibus_5f_index_5f_base">. Ed.: </text:span><text:span text:style-name="bibus_5f_index_5f_base"><text:span text:style-name="bibus_5f_index_5f_base">Lastname3, Firstname3</text:span></text:span><text:span text:style-name="bibus_5f_index_5f_base">. </text:span><text:span text:style-name="bibus_5f_index_5f_base"><text:span text:style-name="bibus_5f_index_5f_base">2</text:span></text:span><text:span text:style-name="bibus_5f_index_5f_base">. edition. </text:span><text:span text:style-name="bibus_5f_index_5f_base"><text:span text:style-name="bibus_5f_index_5f_base">Location</text:span></text:span><text:span text:style-name="bibus_5f_index_5f_base">.</text:span><text:span text:style-name="bibus_5f_index_5f_base"><text:span text:style-name="bibus_5f_index_5f_base">2006</text:span></text:span><text:span text:style-name="bibus_5f_index_5f_base">. pp. </text:span><text:span text:style-name="bibus_5f_index_5f_base"><text:span text:style-name="bibus_5f_index_5f_base">312-346</text:span></text:span><text:span text:style-name="bibus_5f_index_5f_base">. </text:span><text:span text:style-name="bibus_5f_index_5f_base"><text:span text:style-name="bibus_5f_index_5f_base">http://www.example.org/inbook.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et al :a04]</text:span><text:span text:style-name="bibus_5f_index_5f_base"> Lastname1, Firstname1; Lastname2, Firstname2. </text:span><text:span text:style-name="bibus_5f_index_5f_base"><text:span text:style-name="bibus_5f_index_5f_base">Collection Part Title</text:span></text:span><text:span text:style-name="bibus_5f_index_5f_base">. In: </text:span><text:span text:style-name="bibus_5f_index_5f_base"><text:span text:style-name="bibus_5f_index_5f_basei">Series Title</text:span></text:span><text:span text:style-name="bibus_5f_index_5f_base"> </text:span><text:span text:style-name="bibus_5f_index_5f_base"><text:span text:style-name="bibus_5f_index_5f_base">Vol. 4</text:span></text:span><text:span text:style-name="bibus_5f_index_5f_base">. Ed.: </text:span><text:span text:style-name="bibus_5f_index_5f_base"><text:span text:style-name="bibus_5f_index_5f_base">Lastname3, Firstname3</text:span></text:span><text:span text:style-name="bibus_5f_index_5f_base">. </text:span><text:span text:style-name="bibus_5f_index_5f_base"><text:span text:style-name="bibus_5f_index_5f_base">2</text:span></text:span><text:span text:style-name="bibus_5f_index_5f_base">. edition. </text:span><text:span text:style-name="bibus_5f_index_5f_base"><text:span text:style-name="bibus_5f_index_5f_base">2006</text:span></text:span><text:span text:style-name="bibus_5f_index_5f_base">. pp. </text:span><text:span text:style-name="bibus_5f_index_5f_base"><text:span text:style-name="bibus_5f_index_5f_base">234-256</text:span></text:span><text:span text:style-name="bibus_5f_index_5f_base">. </text:span><text:span text:style-name="bibus_5f_index_5f_base"><text:span text:style-name="bibus_5f_index_5f_base">http://www.example.org/incollection.html</text:span></text:span><text:span text:style-name="bibus_5f_index_5f_base"> </text:span><text:span text:style-name="bibus_5f_index_5f_base"><text:span text:style-name="bibus_5f_index_5f_base">[accessed 2006-03-11]</text:span></text:span></text:h>
          <text:h text:style-name="P53" text:outline-level="8"><text:span text:style-name="bibus_5f_index_5f_baseb">[Lastname1 et al :a05]</text:span><text:span text:style-name="bibus_5f_index_5f_base"> Lastname1, Firstname1; Lastname2, Firstname2. </text:span><text:span text:style-name="bibus_5f_index_5f_base"><text:span text:style-name="bibus_5f_index_5f_base">Inproceedings Title</text:span></text:span><text:span text:style-name="bibus_5f_index_5f_base">. In: </text:span><text:span text:style-name="bibus_5f_index_5f_base"><text:span text:style-name="bibus_5f_index_5f_base">Proceedings Title</text:span></text:span><text:span text:style-name="bibus_5f_index_5f_base">. </text:span><text:span text:style-name="bibus_5f_index_5f_base"><text:span text:style-name="bibus_5f_index_5f_base">Location</text:span></text:span><text:span text:style-name="bibus_5f_index_5f_base">. </text:span><text:span text:style-name="bibus_5f_index_5f_base"><text:span text:style-name="bibus_5f_index_5f_base">2006</text:span></text:span><text:span text:style-name="bibus_5f_index_5f_base">: </text:span><text:span text:style-name="bibus_5f_index_5f_base"><text:span text:style-name="bibus_5f_index_5f_base">342-367</text:span></text:span><text:span text:style-name="bibus_5f_index_5f_base">. </text:span><text:span text:style-name="bibus_5f_index_5f_base"><text:span text:style-name="bibus_5f_index_5f_base">http://www.example.org/inproceedings.html</text:span></text:span><text:span text:style-name="bibus_5f_index_5f_base"> </text:span><text:span text:style-name="bibus_5f_index_5f_base"><text:span text:style-name="bibus_5f_index_5f_base">[accessed 2006-03-11]</text:span></text:span></text:h>
        </text:index-body>
      </text:bibliography>
      <text:list xml:id="list180440144640796" text:continue-numbering="true" text:style-name="Outline_20_Numbering_20__28_unnumbered_29_">
        <text:list-item>
          <text:h text:style-name="P103" text:outline-level="1"/>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Lucida Sans Typewriter1" svg:font-family="'Lucida Sans Typewriter'" style:font-adornments="Regular" style:font-pitch="fixed"/>
    <style:font-face style:name="Lucida Sans Typewriter" svg:font-family="'Lucida Sans Typewriter'" style:font-adornments="Standard" style:font-pitch="fixed"/>
    <style:font-face style:name="Bitstream Vera Sans Mono" svg:font-family="'Bitstream Vera Sans Mono'" style:font-family-generic="modern" style:font-pitch="fixed"/>
    <style:font-face style:name="Lucida Sans Typewriter3" svg:font-family="'Lucida Sans Typewriter'" style:font-family-generic="modern" style:font-pitch="fixed"/>
    <style:font-face style:name="Lucida Sans Typewriter2" svg:font-family="'Lucida Sans Typewriter'" style:font-adornments="Bold" style:font-family-generic="modern" style:font-pitch="fixed"/>
    <style:font-face style:name="Nimbus Mono L" svg:font-family="'Nimbus Mono 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svg:font-family="'Lucida Sans'" style:font-pitch="variable"/>
    <style:font-face style:name="Lucida Sans2" svg:font-family="'Lucida Sans'" style:font-adornments="Fett" style:font-pitch="variable"/>
    <style:font-face style:name="Lucida Sans1" svg:font-family="'Lucida Sans'" style:font-adornments="Fett Kursiv" style:font-pitch="variable"/>
    <style:font-face style:name="Lucida Sans3" svg:font-family="'Lucida Sans'" style:font-adornments="Kursiv" style:font-pitch="variable"/>
    <style:font-face style:name="Lucida Sans5" svg:font-family="'Lucida Sans'" style:font-adornments="Regular" style:font-pitch="variable"/>
    <style:font-face style:name="Lucida Sans4" svg:font-family="'Lucida Sans'" style:font-adornments="Standard" style:font-pitch="variable"/>
    <style:font-face style:name="Presence" svg:font-family="Presence" style:font-adornments="Standard" style:font-pitch="variable"/>
    <style:font-face style:name="Tahoma" svg:font-family="Tahoma, Lucidasans, 'Lucida Sans', 'Arial Unicode MS'" style:font-pitch="variable"/>
    <style:font-face style:name="DejaVu Serif" svg:font-family="'DejaVu Serif'" style:font-family-generic="roman" style:font-pitch="variable"/>
    <style:font-face style:name="Lucida Bright" svg:font-family="'Lucida Bright'"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Helvetica" svg:font-family="Helvetica" style:font-adornments="Fett" style:font-family-generic="swiss" style:font-pitch="variable"/>
    <style:font-face style:name="Lucida Sans7" svg:font-family="'Lucida Sans'" style:font-family-generic="swiss" style:font-pitch="variable"/>
    <style:font-face style:name="Lucida Sans6" svg:font-family="'Lucida Sans'" style:font-adornments="Regular"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1.02mm" draw:rotation="0"/>
    <draw:hatch draw:name="Black_20_90_20_Degrees" draw:display-name="Black 90 Degrees" draw:style="single" draw:color="#000000" draw:distance="1.02mm" draw:rotation="900"/>
    <draw:hatch draw:name="Hatch_20_1" draw:display-name="Hatch 1" draw:style="single" draw:color="#ffffff" draw:distance="2.02mm" draw:rotation="450"/>
    <draw:hatch draw:name="Hatch_20_10" draw:display-name="Hatch 10" draw:style="single" draw:color="#000000" draw:distance="0.11mm" draw:rotation="0"/>
    <draw:hatch draw:name="Hatch_20_1032" draw:display-name="Hatch 1032" draw:style="single" draw:color="#000000" draw:distance="0.11mm" draw:rotation="0"/>
    <draw:hatch draw:name="Hatch_20_1033" draw:display-name="Hatch 1033" draw:style="single" draw:color="#000000" draw:distance="0.11mm" draw:rotation="0"/>
    <draw:hatch draw:name="Hatch_20_1034" draw:display-name="Hatch 1034" draw:style="single" draw:color="#000000" draw:distance="0.11mm" draw:rotation="0"/>
    <draw:hatch draw:name="Hatch_20_1035" draw:display-name="Hatch 1035" draw:style="single" draw:color="#000000" draw:distance="0.11mm" draw:rotation="0"/>
    <draw:hatch draw:name="Hatch_20_1036" draw:display-name="Hatch 1036" draw:style="single" draw:color="#000000" draw:distance="0.11mm" draw:rotation="0"/>
    <draw:hatch draw:name="Hatch_20_1037" draw:display-name="Hatch 1037" draw:style="single" draw:color="#000000" draw:distance="0.11mm" draw:rotation="0"/>
    <draw:hatch draw:name="Hatch_20_1038" draw:display-name="Hatch 1038" draw:style="single" draw:color="#000000" draw:distance="0.11mm" draw:rotation="0"/>
    <draw:hatch draw:name="Hatch_20_1039" draw:display-name="Hatch 1039" draw:style="single" draw:color="#000000" draw:distance="0.11mm" draw:rotation="0"/>
    <draw:hatch draw:name="Hatch_20_1040" draw:display-name="Hatch 1040" draw:style="single" draw:color="#000000" draw:distance="0.11mm" draw:rotation="0"/>
    <draw:hatch draw:name="Hatch_20_1041" draw:display-name="Hatch 1041" draw:style="single" draw:color="#000000" draw:distance="0.11mm" draw:rotation="0"/>
    <draw:hatch draw:name="Hatch_20_1042" draw:display-name="Hatch 1042" draw:style="single" draw:color="#000000" draw:distance="0.11mm" draw:rotation="0"/>
    <draw:hatch draw:name="Hatch_20_1043" draw:display-name="Hatch 1043" draw:style="single" draw:color="#000000" draw:distance="0.11mm" draw:rotation="0"/>
    <draw:hatch draw:name="Hatch_20_1044" draw:display-name="Hatch 1044" draw:style="single" draw:color="#000000" draw:distance="0.11mm" draw:rotation="0"/>
    <draw:hatch draw:name="Hatch_20_1045" draw:display-name="Hatch 1045" draw:style="single" draw:color="#000000" draw:distance="0.11mm" draw:rotation="0"/>
    <draw:hatch draw:name="Hatch_20_1046" draw:display-name="Hatch 1046" draw:style="single" draw:color="#000000" draw:distance="0.11mm" draw:rotation="0"/>
    <draw:hatch draw:name="Hatch_20_1047" draw:display-name="Hatch 1047" draw:style="single" draw:color="#000000" draw:distance="0.11mm" draw:rotation="0"/>
    <draw:hatch draw:name="Hatch_20_1048" draw:display-name="Hatch 1048" draw:style="single" draw:color="#000000" draw:distance="0.11mm" draw:rotation="0"/>
    <draw:hatch draw:name="Hatch_20_1049" draw:display-name="Hatch 1049" draw:style="single" draw:color="#000000" draw:distance="0.11mm" draw:rotation="0"/>
    <draw:hatch draw:name="Hatch_20_1050" draw:display-name="Hatch 1050" draw:style="single" draw:color="#000000" draw:distance="0.11mm" draw:rotation="0"/>
    <draw:hatch draw:name="Hatch_20_1051" draw:display-name="Hatch 1051" draw:style="single" draw:color="#000000" draw:distance="0.11mm" draw:rotation="0"/>
    <draw:hatch draw:name="Hatch_20_1052" draw:display-name="Hatch 1052" draw:style="single" draw:color="#000000" draw:distance="0.11mm" draw:rotation="0"/>
    <draw:hatch draw:name="Hatch_20_1053" draw:display-name="Hatch 1053" draw:style="single" draw:color="#000000" draw:distance="0.11mm" draw:rotation="0"/>
    <draw:hatch draw:name="Hatch_20_1054" draw:display-name="Hatch 1054" draw:style="single" draw:color="#000000" draw:distance="0.11mm" draw:rotation="0"/>
    <draw:hatch draw:name="Hatch_20_1055" draw:display-name="Hatch 1055" draw:style="single" draw:color="#000000" draw:distance="0.11mm" draw:rotation="0"/>
    <draw:hatch draw:name="Hatch_20_1056" draw:display-name="Hatch 1056" draw:style="single" draw:color="#000000" draw:distance="0.11mm" draw:rotation="0"/>
    <draw:hatch draw:name="Hatch_20_1057" draw:display-name="Hatch 1057" draw:style="single" draw:color="#000000" draw:distance="0.11mm" draw:rotation="0"/>
    <draw:hatch draw:name="Hatch_20_1058" draw:display-name="Hatch 1058" draw:style="single" draw:color="#000000" draw:distance="0.11mm" draw:rotation="0"/>
    <draw:hatch draw:name="Hatch_20_1059" draw:display-name="Hatch 1059" draw:style="single" draw:color="#000000" draw:distance="0.11mm" draw:rotation="0"/>
    <draw:hatch draw:name="Hatch_20_1060" draw:display-name="Hatch 1060" draw:style="single" draw:color="#000000" draw:distance="0.11mm" draw:rotation="0"/>
    <draw:hatch draw:name="Hatch_20_1061" draw:display-name="Hatch 1061" draw:style="single" draw:color="#000000" draw:distance="0.11mm" draw:rotation="0"/>
    <draw:hatch draw:name="Hatch_20_1062" draw:display-name="Hatch 1062" draw:style="single" draw:color="#000000" draw:distance="0.11mm" draw:rotation="0"/>
    <draw:hatch draw:name="Hatch_20_1063" draw:display-name="Hatch 1063" draw:style="single" draw:color="#000000" draw:distance="0.11mm" draw:rotation="0"/>
    <draw:hatch draw:name="Hatch_20_1064" draw:display-name="Hatch 1064" draw:style="single" draw:color="#000000" draw:distance="0.11mm" draw:rotation="0"/>
    <draw:hatch draw:name="Hatch_20_1065" draw:display-name="Hatch 1065" draw:style="single" draw:color="#000000" draw:distance="0.11mm" draw:rotation="0"/>
    <draw:hatch draw:name="Hatch_20_1066" draw:display-name="Hatch 1066" draw:style="single" draw:color="#000000" draw:distance="0.11mm" draw:rotation="0"/>
    <draw:hatch draw:name="Hatch_20_1067" draw:display-name="Hatch 1067" draw:style="single" draw:color="#000000" draw:distance="0.11mm" draw:rotation="0"/>
    <draw:hatch draw:name="Hatch_20_1068" draw:display-name="Hatch 1068" draw:style="single" draw:color="#000000" draw:distance="0.11mm" draw:rotation="0"/>
    <draw:hatch draw:name="Hatch_20_1069" draw:display-name="Hatch 1069" draw:style="single" draw:color="#000000" draw:distance="0.11mm" draw:rotation="0"/>
    <draw:hatch draw:name="Hatch_20_1070" draw:display-name="Hatch 1070" draw:style="single" draw:color="#000000" draw:distance="0.11mm" draw:rotation="0"/>
    <draw:hatch draw:name="Hatch_20_1071" draw:display-name="Hatch 1071" draw:style="single" draw:color="#000000" draw:distance="0.11mm" draw:rotation="0"/>
    <draw:hatch draw:name="Hatch_20_1072" draw:display-name="Hatch 1072" draw:style="single" draw:color="#000000" draw:distance="0.11mm" draw:rotation="0"/>
    <draw:hatch draw:name="Hatch_20_1073" draw:display-name="Hatch 1073" draw:style="single" draw:color="#000000" draw:distance="0.11mm" draw:rotation="0"/>
    <draw:hatch draw:name="Hatch_20_1074" draw:display-name="Hatch 1074" draw:style="single" draw:color="#000000" draw:distance="0.11mm" draw:rotation="0"/>
    <draw:hatch draw:name="Hatch_20_1075" draw:display-name="Hatch 1075" draw:style="single" draw:color="#000000" draw:distance="0.11mm" draw:rotation="0"/>
    <draw:hatch draw:name="Hatch_20_1076" draw:display-name="Hatch 1076" draw:style="single" draw:color="#000000" draw:distance="0.11mm" draw:rotation="0"/>
    <draw:hatch draw:name="Hatch_20_1077" draw:display-name="Hatch 1077" draw:style="single" draw:color="#000000" draw:distance="0.11mm" draw:rotation="0"/>
    <draw:hatch draw:name="Hatch_20_1078" draw:display-name="Hatch 1078" draw:style="single" draw:color="#000000" draw:distance="0.11mm" draw:rotation="0"/>
    <draw:hatch draw:name="Hatch_20_1079" draw:display-name="Hatch 1079" draw:style="single" draw:color="#000000" draw:distance="0.11mm" draw:rotation="0"/>
    <draw:hatch draw:name="Hatch_20_1080" draw:display-name="Hatch 1080" draw:style="single" draw:color="#000000" draw:distance="0.11mm" draw:rotation="0"/>
    <draw:hatch draw:name="Hatch_20_1081" draw:display-name="Hatch 1081" draw:style="single" draw:color="#000000" draw:distance="0.11mm" draw:rotation="0"/>
    <draw:hatch draw:name="Hatch_20_1082" draw:display-name="Hatch 1082" draw:style="single" draw:color="#000000" draw:distance="0.11mm" draw:rotation="0"/>
    <draw:hatch draw:name="Hatch_20_1083" draw:display-name="Hatch 1083" draw:style="single" draw:color="#000000" draw:distance="0.11mm" draw:rotation="0"/>
    <draw:hatch draw:name="Hatch_20_1084" draw:display-name="Hatch 1084" draw:style="single" draw:color="#000000" draw:distance="0.11mm" draw:rotation="0"/>
    <draw:hatch draw:name="Hatch_20_1085" draw:display-name="Hatch 1085" draw:style="single" draw:color="#000000" draw:distance="0.11mm" draw:rotation="0"/>
    <draw:hatch draw:name="Hatch_20_1086" draw:display-name="Hatch 1086" draw:style="single" draw:color="#000000" draw:distance="0.11mm" draw:rotation="0"/>
    <draw:hatch draw:name="Hatch_20_1087" draw:display-name="Hatch 1087" draw:style="single" draw:color="#000000" draw:distance="0.11mm" draw:rotation="0"/>
    <draw:hatch draw:name="Hatch_20_1088" draw:display-name="Hatch 1088" draw:style="single" draw:color="#000000" draw:distance="0.11mm" draw:rotation="0"/>
    <draw:hatch draw:name="Hatch_20_1089" draw:display-name="Hatch 1089" draw:style="single" draw:color="#000000" draw:distance="0.11mm" draw:rotation="0"/>
    <draw:hatch draw:name="Hatch_20_1090" draw:display-name="Hatch 1090" draw:style="single" draw:color="#000000" draw:distance="0.11mm" draw:rotation="0"/>
    <draw:hatch draw:name="Hatch_20_1091" draw:display-name="Hatch 1091" draw:style="single" draw:color="#000000" draw:distance="0.11mm" draw:rotation="0"/>
    <draw:hatch draw:name="Hatch_20_1092" draw:display-name="Hatch 1092" draw:style="single" draw:color="#000000" draw:distance="0.11mm" draw:rotation="0"/>
    <draw:hatch draw:name="Hatch_20_1093" draw:display-name="Hatch 1093" draw:style="single" draw:color="#000000" draw:distance="0.11mm" draw:rotation="0"/>
    <draw:hatch draw:name="Hatch_20_1094" draw:display-name="Hatch 1094" draw:style="single" draw:color="#000000" draw:distance="0.11mm" draw:rotation="0"/>
    <draw:hatch draw:name="Hatch_20_1095" draw:display-name="Hatch 1095" draw:style="single" draw:color="#000000" draw:distance="0.11mm" draw:rotation="0"/>
    <draw:hatch draw:name="Hatch_20_1096" draw:display-name="Hatch 1096" draw:style="single" draw:color="#000000" draw:distance="0.11mm" draw:rotation="0"/>
    <draw:hatch draw:name="Hatch_20_1097" draw:display-name="Hatch 1097" draw:style="single" draw:color="#000000" draw:distance="0.11mm" draw:rotation="0"/>
    <draw:hatch draw:name="Hatch_20_1098" draw:display-name="Hatch 1098" draw:style="single" draw:color="#000000" draw:distance="0.11mm" draw:rotation="0"/>
    <draw:hatch draw:name="Hatch_20_1099" draw:display-name="Hatch 1099" draw:style="single" draw:color="#000000" draw:distance="0.11mm" draw:rotation="0"/>
    <draw:hatch draw:name="Hatch_20_11" draw:display-name="Hatch 11" draw:style="single" draw:color="#000000" draw:distance="0.11mm" draw:rotation="0"/>
    <draw:hatch draw:name="Hatch_20_1100" draw:display-name="Hatch 1100" draw:style="single" draw:color="#000000" draw:distance="0.11mm" draw:rotation="0"/>
    <draw:hatch draw:name="Hatch_20_1101" draw:display-name="Hatch 1101" draw:style="single" draw:color="#000000" draw:distance="0.11mm" draw:rotation="0"/>
    <draw:hatch draw:name="Hatch_20_1102" draw:display-name="Hatch 1102" draw:style="single" draw:color="#000000" draw:distance="0.11mm" draw:rotation="0"/>
    <draw:hatch draw:name="Hatch_20_1103" draw:display-name="Hatch 1103" draw:style="single" draw:color="#000000" draw:distance="0.11mm" draw:rotation="0"/>
    <draw:hatch draw:name="Hatch_20_1104" draw:display-name="Hatch 1104" draw:style="single" draw:color="#000000" draw:distance="0.11mm" draw:rotation="0"/>
    <draw:hatch draw:name="Hatch_20_1105" draw:display-name="Hatch 1105" draw:style="single" draw:color="#000000" draw:distance="0.11mm" draw:rotation="0"/>
    <draw:hatch draw:name="Hatch_20_1106" draw:display-name="Hatch 1106" draw:style="single" draw:color="#000000" draw:distance="0.11mm" draw:rotation="0"/>
    <draw:hatch draw:name="Hatch_20_1107" draw:display-name="Hatch 1107" draw:style="single" draw:color="#000000" draw:distance="0.11mm" draw:rotation="0"/>
    <draw:hatch draw:name="Hatch_20_1108" draw:display-name="Hatch 1108" draw:style="single" draw:color="#000000" draw:distance="0.11mm" draw:rotation="0"/>
    <draw:hatch draw:name="Hatch_20_1109" draw:display-name="Hatch 1109" draw:style="single" draw:color="#000000" draw:distance="0.11mm" draw:rotation="0"/>
    <draw:hatch draw:name="Hatch_20_1110" draw:display-name="Hatch 1110" draw:style="single" draw:color="#000000" draw:distance="0.11mm" draw:rotation="0"/>
    <draw:hatch draw:name="Hatch_20_1111" draw:display-name="Hatch 1111" draw:style="single" draw:color="#000000" draw:distance="0.11mm" draw:rotation="0"/>
    <draw:hatch draw:name="Hatch_20_1112" draw:display-name="Hatch 1112" draw:style="single" draw:color="#000000" draw:distance="0.11mm" draw:rotation="0"/>
    <draw:hatch draw:name="Hatch_20_1113" draw:display-name="Hatch 1113" draw:style="single" draw:color="#000000" draw:distance="0.11mm" draw:rotation="0"/>
    <draw:hatch draw:name="Hatch_20_1114" draw:display-name="Hatch 1114" draw:style="single" draw:color="#000000" draw:distance="0.11mm" draw:rotation="0"/>
    <draw:hatch draw:name="Hatch_20_1115" draw:display-name="Hatch 1115" draw:style="single" draw:color="#000000" draw:distance="0.11mm" draw:rotation="0"/>
    <draw:hatch draw:name="Hatch_20_1116" draw:display-name="Hatch 1116" draw:style="single" draw:color="#000000" draw:distance="0.11mm" draw:rotation="0"/>
    <draw:hatch draw:name="Hatch_20_1117" draw:display-name="Hatch 1117" draw:style="single" draw:color="#000000" draw:distance="0.11mm" draw:rotation="0"/>
    <draw:hatch draw:name="Hatch_20_1118" draw:display-name="Hatch 1118" draw:style="single" draw:color="#000000" draw:distance="0.11mm" draw:rotation="0"/>
    <draw:hatch draw:name="Hatch_20_1119" draw:display-name="Hatch 1119" draw:style="single" draw:color="#000000" draw:distance="0.11mm" draw:rotation="0"/>
    <draw:hatch draw:name="Hatch_20_1120" draw:display-name="Hatch 1120" draw:style="single" draw:color="#000000" draw:distance="0.11mm" draw:rotation="0"/>
    <draw:hatch draw:name="Hatch_20_1121" draw:display-name="Hatch 1121" draw:style="single" draw:color="#000000" draw:distance="0.11mm" draw:rotation="0"/>
    <draw:hatch draw:name="Hatch_20_1122" draw:display-name="Hatch 1122" draw:style="single" draw:color="#000000" draw:distance="0.11mm" draw:rotation="0"/>
    <draw:hatch draw:name="Hatch_20_1123" draw:display-name="Hatch 1123" draw:style="single" draw:color="#000000" draw:distance="0.11mm" draw:rotation="0"/>
    <draw:hatch draw:name="Hatch_20_1124" draw:display-name="Hatch 1124" draw:style="single" draw:color="#000000" draw:distance="0.11mm" draw:rotation="0"/>
    <draw:hatch draw:name="Hatch_20_1125" draw:display-name="Hatch 1125" draw:style="single" draw:color="#000000" draw:distance="0.11mm" draw:rotation="0"/>
    <draw:hatch draw:name="Hatch_20_1126" draw:display-name="Hatch 1126" draw:style="single" draw:color="#000000" draw:distance="0.11mm" draw:rotation="0"/>
    <draw:hatch draw:name="Hatch_20_1127" draw:display-name="Hatch 1127" draw:style="single" draw:color="#000000" draw:distance="0.11mm" draw:rotation="0"/>
    <draw:hatch draw:name="Hatch_20_12" draw:display-name="Hatch 12" draw:style="single" draw:color="#000000" draw:distance="0.11mm" draw:rotation="0"/>
    <draw:hatch draw:name="Hatch_20_1226" draw:display-name="Hatch 1226" draw:style="single" draw:color="#000000" draw:distance="0.11mm" draw:rotation="0"/>
    <draw:hatch draw:name="Hatch_20_1227" draw:display-name="Hatch 1227" draw:style="single" draw:color="#000000" draw:distance="0.11mm" draw:rotation="0"/>
    <draw:hatch draw:name="Hatch_20_1228" draw:display-name="Hatch 1228" draw:style="single" draw:color="#000000" draw:distance="0.11mm" draw:rotation="0"/>
    <draw:hatch draw:name="Hatch_20_1229" draw:display-name="Hatch 1229" draw:style="single" draw:color="#000000" draw:distance="0.11mm" draw:rotation="0"/>
    <draw:hatch draw:name="Hatch_20_1230" draw:display-name="Hatch 1230" draw:style="single" draw:color="#000000" draw:distance="0.11mm" draw:rotation="0"/>
    <draw:hatch draw:name="Hatch_20_1231" draw:display-name="Hatch 1231" draw:style="single" draw:color="#000000" draw:distance="0.11mm" draw:rotation="0"/>
    <draw:hatch draw:name="Hatch_20_1232" draw:display-name="Hatch 1232" draw:style="single" draw:color="#000000" draw:distance="0.11mm" draw:rotation="0"/>
    <draw:hatch draw:name="Hatch_20_1233" draw:display-name="Hatch 1233" draw:style="single" draw:color="#000000" draw:distance="0.11mm" draw:rotation="0"/>
    <draw:hatch draw:name="Hatch_20_1234" draw:display-name="Hatch 1234" draw:style="single" draw:color="#000000" draw:distance="0.11mm" draw:rotation="0"/>
    <draw:hatch draw:name="Hatch_20_1235" draw:display-name="Hatch 1235" draw:style="single" draw:color="#000000" draw:distance="0.11mm" draw:rotation="0"/>
    <draw:hatch draw:name="Hatch_20_1236" draw:display-name="Hatch 1236" draw:style="single" draw:color="#000000" draw:distance="0.11mm" draw:rotation="0"/>
    <draw:hatch draw:name="Hatch_20_1237" draw:display-name="Hatch 1237" draw:style="single" draw:color="#000000" draw:distance="0.11mm" draw:rotation="0"/>
    <draw:hatch draw:name="Hatch_20_1238" draw:display-name="Hatch 1238" draw:style="single" draw:color="#000000" draw:distance="0.11mm" draw:rotation="0"/>
    <draw:hatch draw:name="Hatch_20_1239" draw:display-name="Hatch 1239" draw:style="single" draw:color="#000000" draw:distance="0.11mm" draw:rotation="0"/>
    <draw:hatch draw:name="Hatch_20_124" draw:display-name="Hatch 124" draw:style="single" draw:color="#000000" draw:distance="0.11mm" draw:rotation="0"/>
    <draw:hatch draw:name="Hatch_20_1240" draw:display-name="Hatch 1240" draw:style="single" draw:color="#000000" draw:distance="0.11mm" draw:rotation="0"/>
    <draw:hatch draw:name="Hatch_20_1241" draw:display-name="Hatch 1241" draw:style="single" draw:color="#000000" draw:distance="0.11mm" draw:rotation="0"/>
    <draw:hatch draw:name="Hatch_20_1242" draw:display-name="Hatch 1242" draw:style="single" draw:color="#000000" draw:distance="0.11mm" draw:rotation="0"/>
    <draw:hatch draw:name="Hatch_20_1243" draw:display-name="Hatch 1243" draw:style="single" draw:color="#000000" draw:distance="0.11mm" draw:rotation="0"/>
    <draw:hatch draw:name="Hatch_20_1244" draw:display-name="Hatch 1244" draw:style="single" draw:color="#000000" draw:distance="0.11mm" draw:rotation="0"/>
    <draw:hatch draw:name="Hatch_20_1245" draw:display-name="Hatch 1245" draw:style="single" draw:color="#000000" draw:distance="0.11mm" draw:rotation="0"/>
    <draw:hatch draw:name="Hatch_20_1246" draw:display-name="Hatch 1246" draw:style="single" draw:color="#000000" draw:distance="0.11mm" draw:rotation="0"/>
    <draw:hatch draw:name="Hatch_20_1247" draw:display-name="Hatch 1247" draw:style="single" draw:color="#000000" draw:distance="0.11mm" draw:rotation="0"/>
    <draw:hatch draw:name="Hatch_20_1248" draw:display-name="Hatch 1248" draw:style="single" draw:color="#000000" draw:distance="0.11mm" draw:rotation="0"/>
    <draw:hatch draw:name="Hatch_20_1249" draw:display-name="Hatch 1249" draw:style="single" draw:color="#000000" draw:distance="0.11mm" draw:rotation="0"/>
    <draw:hatch draw:name="Hatch_20_125" draw:display-name="Hatch 125" draw:style="single" draw:color="#000000" draw:distance="0.11mm" draw:rotation="0"/>
    <draw:hatch draw:name="Hatch_20_1250" draw:display-name="Hatch 1250" draw:style="single" draw:color="#000000" draw:distance="0.11mm" draw:rotation="0"/>
    <draw:hatch draw:name="Hatch_20_1251" draw:display-name="Hatch 1251" draw:style="single" draw:color="#000000" draw:distance="0.11mm" draw:rotation="0"/>
    <draw:hatch draw:name="Hatch_20_1252" draw:display-name="Hatch 1252" draw:style="single" draw:color="#000000" draw:distance="0.11mm" draw:rotation="0"/>
    <draw:hatch draw:name="Hatch_20_1253" draw:display-name="Hatch 1253" draw:style="single" draw:color="#000000" draw:distance="0.11mm" draw:rotation="0"/>
    <draw:hatch draw:name="Hatch_20_1254" draw:display-name="Hatch 1254" draw:style="single" draw:color="#000000" draw:distance="0.11mm" draw:rotation="0"/>
    <draw:hatch draw:name="Hatch_20_1255" draw:display-name="Hatch 1255" draw:style="single" draw:color="#000000" draw:distance="0.11mm" draw:rotation="0"/>
    <draw:hatch draw:name="Hatch_20_1256" draw:display-name="Hatch 1256" draw:style="single" draw:color="#000000" draw:distance="0.11mm" draw:rotation="0"/>
    <draw:hatch draw:name="Hatch_20_1257" draw:display-name="Hatch 1257" draw:style="single" draw:color="#000000" draw:distance="0.11mm" draw:rotation="0"/>
    <draw:hatch draw:name="Hatch_20_1258" draw:display-name="Hatch 1258" draw:style="single" draw:color="#000000" draw:distance="0.11mm" draw:rotation="0"/>
    <draw:hatch draw:name="Hatch_20_1259" draw:display-name="Hatch 1259" draw:style="single" draw:color="#000000" draw:distance="0.11mm" draw:rotation="0"/>
    <draw:hatch draw:name="Hatch_20_126" draw:display-name="Hatch 126" draw:style="single" draw:color="#000000" draw:distance="0.11mm" draw:rotation="0"/>
    <draw:hatch draw:name="Hatch_20_1260" draw:display-name="Hatch 1260" draw:style="single" draw:color="#000000" draw:distance="0.11mm" draw:rotation="0"/>
    <draw:hatch draw:name="Hatch_20_1261" draw:display-name="Hatch 1261" draw:style="single" draw:color="#000000" draw:distance="0.11mm" draw:rotation="0"/>
    <draw:hatch draw:name="Hatch_20_1262" draw:display-name="Hatch 1262" draw:style="single" draw:color="#000000" draw:distance="0.11mm" draw:rotation="0"/>
    <draw:hatch draw:name="Hatch_20_1263" draw:display-name="Hatch 1263" draw:style="single" draw:color="#000000" draw:distance="0.11mm" draw:rotation="0"/>
    <draw:hatch draw:name="Hatch_20_1264" draw:display-name="Hatch 1264" draw:style="single" draw:color="#000000" draw:distance="0.11mm" draw:rotation="0"/>
    <draw:hatch draw:name="Hatch_20_1265" draw:display-name="Hatch 1265" draw:style="single" draw:color="#000000" draw:distance="0.11mm" draw:rotation="0"/>
    <draw:hatch draw:name="Hatch_20_1266" draw:display-name="Hatch 1266" draw:style="single" draw:color="#000000" draw:distance="0.11mm" draw:rotation="0"/>
    <draw:hatch draw:name="Hatch_20_1267" draw:display-name="Hatch 1267" draw:style="single" draw:color="#000000" draw:distance="0.11mm" draw:rotation="0"/>
    <draw:hatch draw:name="Hatch_20_1268" draw:display-name="Hatch 1268" draw:style="single" draw:color="#000000" draw:distance="0.11mm" draw:rotation="0"/>
    <draw:hatch draw:name="Hatch_20_1269" draw:display-name="Hatch 1269" draw:style="single" draw:color="#000000" draw:distance="0.11mm" draw:rotation="0"/>
    <draw:hatch draw:name="Hatch_20_127" draw:display-name="Hatch 127" draw:style="single" draw:color="#000000" draw:distance="0.11mm" draw:rotation="0"/>
    <draw:hatch draw:name="Hatch_20_1270" draw:display-name="Hatch 1270" draw:style="single" draw:color="#000000" draw:distance="0.11mm" draw:rotation="0"/>
    <draw:hatch draw:name="Hatch_20_1271" draw:display-name="Hatch 1271" draw:style="single" draw:color="#000000" draw:distance="0.11mm" draw:rotation="0"/>
    <draw:hatch draw:name="Hatch_20_1272" draw:display-name="Hatch 1272" draw:style="single" draw:color="#000000" draw:distance="0.11mm" draw:rotation="0"/>
    <draw:hatch draw:name="Hatch_20_1273" draw:display-name="Hatch 1273" draw:style="single" draw:color="#000000" draw:distance="0.11mm" draw:rotation="0"/>
    <draw:hatch draw:name="Hatch_20_1274" draw:display-name="Hatch 1274" draw:style="single" draw:color="#000000" draw:distance="0.11mm" draw:rotation="0"/>
    <draw:hatch draw:name="Hatch_20_1275" draw:display-name="Hatch 1275" draw:style="single" draw:color="#000000" draw:distance="0.11mm" draw:rotation="0"/>
    <draw:hatch draw:name="Hatch_20_1276" draw:display-name="Hatch 1276" draw:style="single" draw:color="#000000" draw:distance="0.11mm" draw:rotation="0"/>
    <draw:hatch draw:name="Hatch_20_1277" draw:display-name="Hatch 1277" draw:style="single" draw:color="#000000" draw:distance="0.11mm" draw:rotation="0"/>
    <draw:hatch draw:name="Hatch_20_1278" draw:display-name="Hatch 1278" draw:style="single" draw:color="#000000" draw:distance="0.11mm" draw:rotation="0"/>
    <draw:hatch draw:name="Hatch_20_1279" draw:display-name="Hatch 1279" draw:style="single" draw:color="#000000" draw:distance="0.11mm" draw:rotation="0"/>
    <draw:hatch draw:name="Hatch_20_128" draw:display-name="Hatch 128" draw:style="single" draw:color="#000000" draw:distance="0.11mm" draw:rotation="0"/>
    <draw:hatch draw:name="Hatch_20_1280" draw:display-name="Hatch 1280" draw:style="single" draw:color="#000000" draw:distance="0.11mm" draw:rotation="0"/>
    <draw:hatch draw:name="Hatch_20_1281" draw:display-name="Hatch 1281" draw:style="single" draw:color="#000000" draw:distance="0.11mm" draw:rotation="0"/>
    <draw:hatch draw:name="Hatch_20_1282" draw:display-name="Hatch 1282" draw:style="single" draw:color="#000000" draw:distance="0.11mm" draw:rotation="0"/>
    <draw:hatch draw:name="Hatch_20_1283" draw:display-name="Hatch 1283" draw:style="single" draw:color="#000000" draw:distance="0.11mm" draw:rotation="0"/>
    <draw:hatch draw:name="Hatch_20_1284" draw:display-name="Hatch 1284" draw:style="single" draw:color="#000000" draw:distance="0.11mm" draw:rotation="0"/>
    <draw:hatch draw:name="Hatch_20_1285" draw:display-name="Hatch 1285" draw:style="single" draw:color="#000000" draw:distance="0.11mm" draw:rotation="0"/>
    <draw:hatch draw:name="Hatch_20_1286" draw:display-name="Hatch 1286" draw:style="single" draw:color="#000000" draw:distance="0.11mm" draw:rotation="0"/>
    <draw:hatch draw:name="Hatch_20_1287" draw:display-name="Hatch 1287" draw:style="single" draw:color="#000000" draw:distance="0.11mm" draw:rotation="0"/>
    <draw:hatch draw:name="Hatch_20_1288" draw:display-name="Hatch 1288" draw:style="single" draw:color="#000000" draw:distance="0.11mm" draw:rotation="0"/>
    <draw:hatch draw:name="Hatch_20_1289" draw:display-name="Hatch 1289" draw:style="single" draw:color="#000000" draw:distance="0.11mm" draw:rotation="0"/>
    <draw:hatch draw:name="Hatch_20_129" draw:display-name="Hatch 129" draw:style="single" draw:color="#000000" draw:distance="0.11mm" draw:rotation="0"/>
    <draw:hatch draw:name="Hatch_20_1290" draw:display-name="Hatch 1290" draw:style="single" draw:color="#000000" draw:distance="0.11mm" draw:rotation="0"/>
    <draw:hatch draw:name="Hatch_20_1291" draw:display-name="Hatch 1291" draw:style="single" draw:color="#000000" draw:distance="0.11mm" draw:rotation="0"/>
    <draw:hatch draw:name="Hatch_20_1292" draw:display-name="Hatch 1292" draw:style="single" draw:color="#000000" draw:distance="0.11mm" draw:rotation="0"/>
    <draw:hatch draw:name="Hatch_20_1293" draw:display-name="Hatch 1293" draw:style="single" draw:color="#000000" draw:distance="0.11mm" draw:rotation="0"/>
    <draw:hatch draw:name="Hatch_20_1294" draw:display-name="Hatch 1294" draw:style="single" draw:color="#000000" draw:distance="0.11mm" draw:rotation="0"/>
    <draw:hatch draw:name="Hatch_20_1295" draw:display-name="Hatch 1295" draw:style="single" draw:color="#000000" draw:distance="0.11mm" draw:rotation="0"/>
    <draw:hatch draw:name="Hatch_20_1296" draw:display-name="Hatch 1296" draw:style="single" draw:color="#000000" draw:distance="0.11mm" draw:rotation="0"/>
    <draw:hatch draw:name="Hatch_20_1297" draw:display-name="Hatch 1297" draw:style="single" draw:color="#000000" draw:distance="0.11mm" draw:rotation="0"/>
    <draw:hatch draw:name="Hatch_20_1298" draw:display-name="Hatch 1298" draw:style="single" draw:color="#000000" draw:distance="0.11mm" draw:rotation="0"/>
    <draw:hatch draw:name="Hatch_20_1299" draw:display-name="Hatch 1299" draw:style="single" draw:color="#000000" draw:distance="0.11mm" draw:rotation="0"/>
    <draw:hatch draw:name="Hatch_20_13" draw:display-name="Hatch 13" draw:style="single" draw:color="#000000" draw:distance="0.11mm" draw:rotation="0"/>
    <draw:hatch draw:name="Hatch_20_130" draw:display-name="Hatch 130" draw:style="single" draw:color="#000000" draw:distance="0.11mm" draw:rotation="0"/>
    <draw:hatch draw:name="Hatch_20_1300" draw:display-name="Hatch 1300" draw:style="single" draw:color="#000000" draw:distance="0.11mm" draw:rotation="0"/>
    <draw:hatch draw:name="Hatch_20_1301" draw:display-name="Hatch 1301" draw:style="single" draw:color="#000000" draw:distance="0.11mm" draw:rotation="0"/>
    <draw:hatch draw:name="Hatch_20_1302" draw:display-name="Hatch 1302" draw:style="single" draw:color="#000000" draw:distance="0.11mm" draw:rotation="0"/>
    <draw:hatch draw:name="Hatch_20_1303" draw:display-name="Hatch 1303" draw:style="single" draw:color="#000000" draw:distance="0.11mm" draw:rotation="0"/>
    <draw:hatch draw:name="Hatch_20_1304" draw:display-name="Hatch 1304" draw:style="single" draw:color="#000000" draw:distance="0.11mm" draw:rotation="0"/>
    <draw:hatch draw:name="Hatch_20_1305" draw:display-name="Hatch 1305" draw:style="single" draw:color="#000000" draw:distance="0.11mm" draw:rotation="0"/>
    <draw:hatch draw:name="Hatch_20_1306" draw:display-name="Hatch 1306" draw:style="single" draw:color="#000000" draw:distance="0.11mm" draw:rotation="0"/>
    <draw:hatch draw:name="Hatch_20_1307" draw:display-name="Hatch 1307" draw:style="single" draw:color="#000000" draw:distance="0.11mm" draw:rotation="0"/>
    <draw:hatch draw:name="Hatch_20_1308" draw:display-name="Hatch 1308" draw:style="single" draw:color="#000000" draw:distance="0.11mm" draw:rotation="0"/>
    <draw:hatch draw:name="Hatch_20_1309" draw:display-name="Hatch 1309" draw:style="single" draw:color="#000000" draw:distance="0.11mm" draw:rotation="0"/>
    <draw:hatch draw:name="Hatch_20_131" draw:display-name="Hatch 131" draw:style="single" draw:color="#000000" draw:distance="0.11mm" draw:rotation="0"/>
    <draw:hatch draw:name="Hatch_20_1310" draw:display-name="Hatch 1310" draw:style="single" draw:color="#000000" draw:distance="0.11mm" draw:rotation="0"/>
    <draw:hatch draw:name="Hatch_20_1311" draw:display-name="Hatch 1311" draw:style="single" draw:color="#000000" draw:distance="0.11mm" draw:rotation="0"/>
    <draw:hatch draw:name="Hatch_20_1312" draw:display-name="Hatch 1312" draw:style="single" draw:color="#000000" draw:distance="0.11mm" draw:rotation="0"/>
    <draw:hatch draw:name="Hatch_20_1313" draw:display-name="Hatch 1313" draw:style="single" draw:color="#000000" draw:distance="0.11mm" draw:rotation="0"/>
    <draw:hatch draw:name="Hatch_20_1314" draw:display-name="Hatch 1314" draw:style="single" draw:color="#000000" draw:distance="0.11mm" draw:rotation="0"/>
    <draw:hatch draw:name="Hatch_20_1315" draw:display-name="Hatch 1315" draw:style="single" draw:color="#000000" draw:distance="0.11mm" draw:rotation="0"/>
    <draw:hatch draw:name="Hatch_20_1316" draw:display-name="Hatch 1316" draw:style="single" draw:color="#000000" draw:distance="0.11mm" draw:rotation="0"/>
    <draw:hatch draw:name="Hatch_20_1317" draw:display-name="Hatch 1317" draw:style="single" draw:color="#000000" draw:distance="0.11mm" draw:rotation="0"/>
    <draw:hatch draw:name="Hatch_20_1318" draw:display-name="Hatch 1318" draw:style="single" draw:color="#000000" draw:distance="0.11mm" draw:rotation="0"/>
    <draw:hatch draw:name="Hatch_20_1319" draw:display-name="Hatch 1319" draw:style="single" draw:color="#000000" draw:distance="0.11mm" draw:rotation="0"/>
    <draw:hatch draw:name="Hatch_20_132" draw:display-name="Hatch 132" draw:style="single" draw:color="#000000" draw:distance="0.11mm" draw:rotation="0"/>
    <draw:hatch draw:name="Hatch_20_1320" draw:display-name="Hatch 1320" draw:style="single" draw:color="#000000" draw:distance="0.11mm" draw:rotation="0"/>
    <draw:hatch draw:name="Hatch_20_1321" draw:display-name="Hatch 1321" draw:style="single" draw:color="#000000" draw:distance="0.11mm" draw:rotation="0"/>
    <draw:hatch draw:name="Hatch_20_1322" draw:display-name="Hatch 1322" draw:style="single" draw:color="#000000" draw:distance="0.11mm" draw:rotation="0"/>
    <draw:hatch draw:name="Hatch_20_1323" draw:display-name="Hatch 1323" draw:style="single" draw:color="#000000" draw:distance="0.11mm" draw:rotation="0"/>
    <draw:hatch draw:name="Hatch_20_1324" draw:display-name="Hatch 1324" draw:style="single" draw:color="#000000" draw:distance="0.11mm" draw:rotation="0"/>
    <draw:hatch draw:name="Hatch_20_1325" draw:display-name="Hatch 1325" draw:style="single" draw:color="#000000" draw:distance="0.11mm" draw:rotation="0"/>
    <draw:hatch draw:name="Hatch_20_1326" draw:display-name="Hatch 1326" draw:style="single" draw:color="#000000" draw:distance="0.11mm" draw:rotation="0"/>
    <draw:hatch draw:name="Hatch_20_1327" draw:display-name="Hatch 1327" draw:style="single" draw:color="#000000" draw:distance="0.11mm" draw:rotation="0"/>
    <draw:hatch draw:name="Hatch_20_1328" draw:display-name="Hatch 1328" draw:style="single" draw:color="#000000" draw:distance="0.11mm" draw:rotation="0"/>
    <draw:hatch draw:name="Hatch_20_1329" draw:display-name="Hatch 1329" draw:style="single" draw:color="#000000" draw:distance="0.11mm" draw:rotation="0"/>
    <draw:hatch draw:name="Hatch_20_133" draw:display-name="Hatch 133" draw:style="single" draw:color="#000000" draw:distance="0.11mm" draw:rotation="0"/>
    <draw:hatch draw:name="Hatch_20_1330" draw:display-name="Hatch 1330" draw:style="single" draw:color="#000000" draw:distance="0.11mm" draw:rotation="0"/>
    <draw:hatch draw:name="Hatch_20_1331" draw:display-name="Hatch 1331" draw:style="single" draw:color="#000000" draw:distance="0.11mm" draw:rotation="0"/>
    <draw:hatch draw:name="Hatch_20_1332" draw:display-name="Hatch 1332" draw:style="single" draw:color="#000000" draw:distance="0.11mm" draw:rotation="0"/>
    <draw:hatch draw:name="Hatch_20_1333" draw:display-name="Hatch 1333" draw:style="single" draw:color="#000000" draw:distance="0.11mm" draw:rotation="0"/>
    <draw:hatch draw:name="Hatch_20_1334" draw:display-name="Hatch 1334" draw:style="single" draw:color="#000000" draw:distance="0.11mm" draw:rotation="0"/>
    <draw:hatch draw:name="Hatch_20_1335" draw:display-name="Hatch 1335" draw:style="single" draw:color="#000000" draw:distance="0.11mm" draw:rotation="0"/>
    <draw:hatch draw:name="Hatch_20_1336" draw:display-name="Hatch 1336" draw:style="single" draw:color="#000000" draw:distance="0.11mm" draw:rotation="0"/>
    <draw:hatch draw:name="Hatch_20_1337" draw:display-name="Hatch 1337" draw:style="single" draw:color="#000000" draw:distance="0.11mm" draw:rotation="0"/>
    <draw:hatch draw:name="Hatch_20_1338" draw:display-name="Hatch 1338" draw:style="single" draw:color="#000000" draw:distance="0.11mm" draw:rotation="0"/>
    <draw:hatch draw:name="Hatch_20_1339" draw:display-name="Hatch 1339" draw:style="single" draw:color="#000000" draw:distance="0.11mm" draw:rotation="0"/>
    <draw:hatch draw:name="Hatch_20_134" draw:display-name="Hatch 134" draw:style="single" draw:color="#000000" draw:distance="0.11mm" draw:rotation="0"/>
    <draw:hatch draw:name="Hatch_20_1340" draw:display-name="Hatch 1340" draw:style="single" draw:color="#000000" draw:distance="0.11mm" draw:rotation="0"/>
    <draw:hatch draw:name="Hatch_20_1341" draw:display-name="Hatch 1341" draw:style="single" draw:color="#000000" draw:distance="0.11mm" draw:rotation="0"/>
    <draw:hatch draw:name="Hatch_20_1342" draw:display-name="Hatch 1342" draw:style="single" draw:color="#000000" draw:distance="0.11mm" draw:rotation="0"/>
    <draw:hatch draw:name="Hatch_20_1343" draw:display-name="Hatch 1343" draw:style="single" draw:color="#000000" draw:distance="0.11mm" draw:rotation="0"/>
    <draw:hatch draw:name="Hatch_20_1344" draw:display-name="Hatch 1344" draw:style="single" draw:color="#000000" draw:distance="0.11mm" draw:rotation="0"/>
    <draw:hatch draw:name="Hatch_20_1345" draw:display-name="Hatch 1345" draw:style="single" draw:color="#000000" draw:distance="0.11mm" draw:rotation="0"/>
    <draw:hatch draw:name="Hatch_20_1346" draw:display-name="Hatch 1346" draw:style="single" draw:color="#000000" draw:distance="0.11mm" draw:rotation="0"/>
    <draw:hatch draw:name="Hatch_20_1347" draw:display-name="Hatch 1347" draw:style="single" draw:color="#000000" draw:distance="0.11mm" draw:rotation="0"/>
    <draw:hatch draw:name="Hatch_20_1348" draw:display-name="Hatch 1348" draw:style="single" draw:color="#000000" draw:distance="0.11mm" draw:rotation="0"/>
    <draw:hatch draw:name="Hatch_20_1349" draw:display-name="Hatch 1349" draw:style="single" draw:color="#000000" draw:distance="0.11mm" draw:rotation="0"/>
    <draw:hatch draw:name="Hatch_20_135" draw:display-name="Hatch 135" draw:style="single" draw:color="#000000" draw:distance="0.11mm" draw:rotation="0"/>
    <draw:hatch draw:name="Hatch_20_1350" draw:display-name="Hatch 1350" draw:style="single" draw:color="#000000" draw:distance="0.11mm" draw:rotation="0"/>
    <draw:hatch draw:name="Hatch_20_1351" draw:display-name="Hatch 1351" draw:style="single" draw:color="#000000" draw:distance="0.11mm" draw:rotation="0"/>
    <draw:hatch draw:name="Hatch_20_1352" draw:display-name="Hatch 1352" draw:style="single" draw:color="#000000" draw:distance="0.11mm" draw:rotation="0"/>
    <draw:hatch draw:name="Hatch_20_1353" draw:display-name="Hatch 1353" draw:style="single" draw:color="#000000" draw:distance="0.11mm" draw:rotation="0"/>
    <draw:hatch draw:name="Hatch_20_1354" draw:display-name="Hatch 1354" draw:style="single" draw:color="#000000" draw:distance="0.11mm" draw:rotation="0"/>
    <draw:hatch draw:name="Hatch_20_1355" draw:display-name="Hatch 1355" draw:style="single" draw:color="#000000" draw:distance="0.11mm" draw:rotation="0"/>
    <draw:hatch draw:name="Hatch_20_1356" draw:display-name="Hatch 1356" draw:style="single" draw:color="#000000" draw:distance="0.11mm" draw:rotation="0"/>
    <draw:hatch draw:name="Hatch_20_1357" draw:display-name="Hatch 1357" draw:style="single" draw:color="#000000" draw:distance="0.11mm" draw:rotation="0"/>
    <draw:hatch draw:name="Hatch_20_1358" draw:display-name="Hatch 1358" draw:style="single" draw:color="#000000" draw:distance="0.11mm" draw:rotation="0"/>
    <draw:hatch draw:name="Hatch_20_1359" draw:display-name="Hatch 1359" draw:style="single" draw:color="#000000" draw:distance="0.11mm" draw:rotation="0"/>
    <draw:hatch draw:name="Hatch_20_136" draw:display-name="Hatch 136" draw:style="single" draw:color="#000000" draw:distance="0.11mm" draw:rotation="0"/>
    <draw:hatch draw:name="Hatch_20_1360" draw:display-name="Hatch 1360" draw:style="single" draw:color="#000000" draw:distance="0.11mm" draw:rotation="0"/>
    <draw:hatch draw:name="Hatch_20_1361" draw:display-name="Hatch 1361" draw:style="single" draw:color="#000000" draw:distance="0.11mm" draw:rotation="0"/>
    <draw:hatch draw:name="Hatch_20_1362" draw:display-name="Hatch 1362" draw:style="single" draw:color="#000000" draw:distance="0.11mm" draw:rotation="0"/>
    <draw:hatch draw:name="Hatch_20_1363" draw:display-name="Hatch 1363" draw:style="single" draw:color="#000000" draw:distance="0.11mm" draw:rotation="0"/>
    <draw:hatch draw:name="Hatch_20_1364" draw:display-name="Hatch 1364" draw:style="single" draw:color="#000000" draw:distance="0.11mm" draw:rotation="0"/>
    <draw:hatch draw:name="Hatch_20_1365" draw:display-name="Hatch 1365" draw:style="single" draw:color="#000000" draw:distance="0.11mm" draw:rotation="0"/>
    <draw:hatch draw:name="Hatch_20_1366" draw:display-name="Hatch 1366" draw:style="single" draw:color="#000000" draw:distance="0.11mm" draw:rotation="0"/>
    <draw:hatch draw:name="Hatch_20_1367" draw:display-name="Hatch 1367" draw:style="single" draw:color="#000000" draw:distance="0.11mm" draw:rotation="0"/>
    <draw:hatch draw:name="Hatch_20_1368" draw:display-name="Hatch 1368" draw:style="single" draw:color="#000000" draw:distance="0.11mm" draw:rotation="0"/>
    <draw:hatch draw:name="Hatch_20_1369" draw:display-name="Hatch 1369" draw:style="single" draw:color="#000000" draw:distance="0.11mm" draw:rotation="0"/>
    <draw:hatch draw:name="Hatch_20_137" draw:display-name="Hatch 137" draw:style="single" draw:color="#000000" draw:distance="0.11mm" draw:rotation="0"/>
    <draw:hatch draw:name="Hatch_20_1370" draw:display-name="Hatch 1370" draw:style="single" draw:color="#000000" draw:distance="0.11mm" draw:rotation="0"/>
    <draw:hatch draw:name="Hatch_20_1371" draw:display-name="Hatch 1371" draw:style="single" draw:color="#000000" draw:distance="0.11mm" draw:rotation="0"/>
    <draw:hatch draw:name="Hatch_20_1372" draw:display-name="Hatch 1372" draw:style="single" draw:color="#000000" draw:distance="0.11mm" draw:rotation="0"/>
    <draw:hatch draw:name="Hatch_20_1373" draw:display-name="Hatch 1373" draw:style="single" draw:color="#000000" draw:distance="0.11mm" draw:rotation="0"/>
    <draw:hatch draw:name="Hatch_20_1374" draw:display-name="Hatch 1374" draw:style="single" draw:color="#000000" draw:distance="0.11mm" draw:rotation="0"/>
    <draw:hatch draw:name="Hatch_20_1375" draw:display-name="Hatch 1375" draw:style="single" draw:color="#000000" draw:distance="0.11mm" draw:rotation="0"/>
    <draw:hatch draw:name="Hatch_20_1376" draw:display-name="Hatch 1376" draw:style="single" draw:color="#000000" draw:distance="0.11mm" draw:rotation="0"/>
    <draw:hatch draw:name="Hatch_20_1377" draw:display-name="Hatch 1377" draw:style="single" draw:color="#000000" draw:distance="0.11mm" draw:rotation="0"/>
    <draw:hatch draw:name="Hatch_20_1378" draw:display-name="Hatch 1378" draw:style="single" draw:color="#000000" draw:distance="0.11mm" draw:rotation="0"/>
    <draw:hatch draw:name="Hatch_20_1379" draw:display-name="Hatch 1379" draw:style="single" draw:color="#000000" draw:distance="0.11mm" draw:rotation="0"/>
    <draw:hatch draw:name="Hatch_20_138" draw:display-name="Hatch 138" draw:style="single" draw:color="#000000" draw:distance="0.11mm" draw:rotation="0"/>
    <draw:hatch draw:name="Hatch_20_1380" draw:display-name="Hatch 1380" draw:style="single" draw:color="#000000" draw:distance="0.11mm" draw:rotation="0"/>
    <draw:hatch draw:name="Hatch_20_1381" draw:display-name="Hatch 1381" draw:style="single" draw:color="#000000" draw:distance="0.11mm" draw:rotation="0"/>
    <draw:hatch draw:name="Hatch_20_1382" draw:display-name="Hatch 1382" draw:style="single" draw:color="#000000" draw:distance="0.11mm" draw:rotation="0"/>
    <draw:hatch draw:name="Hatch_20_1383" draw:display-name="Hatch 1383" draw:style="single" draw:color="#000000" draw:distance="0.11mm" draw:rotation="0"/>
    <draw:hatch draw:name="Hatch_20_1384" draw:display-name="Hatch 1384" draw:style="single" draw:color="#000000" draw:distance="0.11mm" draw:rotation="0"/>
    <draw:hatch draw:name="Hatch_20_1385" draw:display-name="Hatch 1385" draw:style="single" draw:color="#000000" draw:distance="0.11mm" draw:rotation="0"/>
    <draw:hatch draw:name="Hatch_20_1386" draw:display-name="Hatch 1386" draw:style="single" draw:color="#000000" draw:distance="0.11mm" draw:rotation="0"/>
    <draw:hatch draw:name="Hatch_20_1387" draw:display-name="Hatch 1387" draw:style="single" draw:color="#000000" draw:distance="0.11mm" draw:rotation="0"/>
    <draw:hatch draw:name="Hatch_20_1388" draw:display-name="Hatch 1388" draw:style="single" draw:color="#000000" draw:distance="0.11mm" draw:rotation="0"/>
    <draw:hatch draw:name="Hatch_20_1389" draw:display-name="Hatch 1389" draw:style="single" draw:color="#000000" draw:distance="0.11mm" draw:rotation="0"/>
    <draw:hatch draw:name="Hatch_20_139" draw:display-name="Hatch 139" draw:style="single" draw:color="#000000" draw:distance="0.11mm" draw:rotation="0"/>
    <draw:hatch draw:name="Hatch_20_1390" draw:display-name="Hatch 1390" draw:style="single" draw:color="#000000" draw:distance="0.11mm" draw:rotation="0"/>
    <draw:hatch draw:name="Hatch_20_1391" draw:display-name="Hatch 1391" draw:style="single" draw:color="#000000" draw:distance="0.11mm" draw:rotation="0"/>
    <draw:hatch draw:name="Hatch_20_1392" draw:display-name="Hatch 1392" draw:style="single" draw:color="#000000" draw:distance="0.11mm" draw:rotation="0"/>
    <draw:hatch draw:name="Hatch_20_1393" draw:display-name="Hatch 1393" draw:style="single" draw:color="#000000" draw:distance="0.11mm" draw:rotation="0"/>
    <draw:hatch draw:name="Hatch_20_1394" draw:display-name="Hatch 1394" draw:style="single" draw:color="#000000" draw:distance="0.11mm" draw:rotation="0"/>
    <draw:hatch draw:name="Hatch_20_1395" draw:display-name="Hatch 1395" draw:style="single" draw:color="#000000" draw:distance="0.11mm" draw:rotation="0"/>
    <draw:hatch draw:name="Hatch_20_1396" draw:display-name="Hatch 1396" draw:style="single" draw:color="#000000" draw:distance="0.11mm" draw:rotation="0"/>
    <draw:hatch draw:name="Hatch_20_1397" draw:display-name="Hatch 1397" draw:style="single" draw:color="#000000" draw:distance="0.11mm" draw:rotation="0"/>
    <draw:hatch draw:name="Hatch_20_1398" draw:display-name="Hatch 1398" draw:style="single" draw:color="#000000" draw:distance="0.11mm" draw:rotation="0"/>
    <draw:hatch draw:name="Hatch_20_1399" draw:display-name="Hatch 1399" draw:style="single" draw:color="#000000" draw:distance="0.11mm" draw:rotation="0"/>
    <draw:hatch draw:name="Hatch_20_14" draw:display-name="Hatch 14" draw:style="single" draw:color="#000000" draw:distance="0.11mm" draw:rotation="0"/>
    <draw:hatch draw:name="Hatch_20_140" draw:display-name="Hatch 140" draw:style="single" draw:color="#000000" draw:distance="0.11mm" draw:rotation="0"/>
    <draw:hatch draw:name="Hatch_20_1400" draw:display-name="Hatch 1400" draw:style="single" draw:color="#000000" draw:distance="0.11mm" draw:rotation="0"/>
    <draw:hatch draw:name="Hatch_20_1401" draw:display-name="Hatch 1401" draw:style="single" draw:color="#000000" draw:distance="0.11mm" draw:rotation="0"/>
    <draw:hatch draw:name="Hatch_20_1402" draw:display-name="Hatch 1402" draw:style="single" draw:color="#000000" draw:distance="0.11mm" draw:rotation="0"/>
    <draw:hatch draw:name="Hatch_20_1403" draw:display-name="Hatch 1403" draw:style="single" draw:color="#000000" draw:distance="0.11mm" draw:rotation="0"/>
    <draw:hatch draw:name="Hatch_20_1404" draw:display-name="Hatch 1404" draw:style="single" draw:color="#000000" draw:distance="0.11mm" draw:rotation="0"/>
    <draw:hatch draw:name="Hatch_20_1405" draw:display-name="Hatch 1405" draw:style="single" draw:color="#000000" draw:distance="0.11mm" draw:rotation="0"/>
    <draw:hatch draw:name="Hatch_20_1406" draw:display-name="Hatch 1406" draw:style="single" draw:color="#000000" draw:distance="0.11mm" draw:rotation="0"/>
    <draw:hatch draw:name="Hatch_20_1407" draw:display-name="Hatch 1407" draw:style="single" draw:color="#000000" draw:distance="0.11mm" draw:rotation="0"/>
    <draw:hatch draw:name="Hatch_20_1408" draw:display-name="Hatch 1408" draw:style="single" draw:color="#000000" draw:distance="0.11mm" draw:rotation="0"/>
    <draw:hatch draw:name="Hatch_20_1409" draw:display-name="Hatch 1409" draw:style="single" draw:color="#000000" draw:distance="0.11mm" draw:rotation="0"/>
    <draw:hatch draw:name="Hatch_20_141" draw:display-name="Hatch 141" draw:style="single" draw:color="#000000" draw:distance="0.11mm" draw:rotation="0"/>
    <draw:hatch draw:name="Hatch_20_1410" draw:display-name="Hatch 1410" draw:style="single" draw:color="#000000" draw:distance="0.11mm" draw:rotation="0"/>
    <draw:hatch draw:name="Hatch_20_1411" draw:display-name="Hatch 1411" draw:style="single" draw:color="#000000" draw:distance="0.11mm" draw:rotation="0"/>
    <draw:hatch draw:name="Hatch_20_1412" draw:display-name="Hatch 1412" draw:style="single" draw:color="#000000" draw:distance="0.11mm" draw:rotation="0"/>
    <draw:hatch draw:name="Hatch_20_1413" draw:display-name="Hatch 1413" draw:style="single" draw:color="#000000" draw:distance="0.11mm" draw:rotation="0"/>
    <draw:hatch draw:name="Hatch_20_1414" draw:display-name="Hatch 1414" draw:style="single" draw:color="#000000" draw:distance="0.11mm" draw:rotation="0"/>
    <draw:hatch draw:name="Hatch_20_1415" draw:display-name="Hatch 1415" draw:style="single" draw:color="#000000" draw:distance="0.11mm" draw:rotation="0"/>
    <draw:hatch draw:name="Hatch_20_1416" draw:display-name="Hatch 1416" draw:style="single" draw:color="#000000" draw:distance="0.11mm" draw:rotation="0"/>
    <draw:hatch draw:name="Hatch_20_1417" draw:display-name="Hatch 1417" draw:style="single" draw:color="#000000" draw:distance="0.11mm" draw:rotation="0"/>
    <draw:hatch draw:name="Hatch_20_1418" draw:display-name="Hatch 1418" draw:style="single" draw:color="#000000" draw:distance="0.11mm" draw:rotation="0"/>
    <draw:hatch draw:name="Hatch_20_1419" draw:display-name="Hatch 1419" draw:style="single" draw:color="#000000" draw:distance="0.11mm" draw:rotation="0"/>
    <draw:hatch draw:name="Hatch_20_142" draw:display-name="Hatch 142" draw:style="single" draw:color="#000000" draw:distance="0.11mm" draw:rotation="0"/>
    <draw:hatch draw:name="Hatch_20_1420" draw:display-name="Hatch 1420" draw:style="single" draw:color="#000000" draw:distance="0.11mm" draw:rotation="0"/>
    <draw:hatch draw:name="Hatch_20_1421" draw:display-name="Hatch 1421" draw:style="single" draw:color="#000000" draw:distance="0.11mm" draw:rotation="0"/>
    <draw:hatch draw:name="Hatch_20_1422" draw:display-name="Hatch 1422" draw:style="single" draw:color="#000000" draw:distance="0.11mm" draw:rotation="0"/>
    <draw:hatch draw:name="Hatch_20_1423" draw:display-name="Hatch 1423" draw:style="single" draw:color="#000000" draw:distance="0.11mm" draw:rotation="0"/>
    <draw:hatch draw:name="Hatch_20_1424" draw:display-name="Hatch 1424" draw:style="single" draw:color="#000000" draw:distance="0.11mm" draw:rotation="0"/>
    <draw:hatch draw:name="Hatch_20_1425" draw:display-name="Hatch 1425" draw:style="single" draw:color="#000000" draw:distance="0.11mm" draw:rotation="0"/>
    <draw:hatch draw:name="Hatch_20_1426" draw:display-name="Hatch 1426" draw:style="single" draw:color="#000000" draw:distance="0.11mm" draw:rotation="0"/>
    <draw:hatch draw:name="Hatch_20_1427" draw:display-name="Hatch 1427" draw:style="single" draw:color="#000000" draw:distance="0.11mm" draw:rotation="0"/>
    <draw:hatch draw:name="Hatch_20_1428" draw:display-name="Hatch 1428" draw:style="single" draw:color="#000000" draw:distance="0.11mm" draw:rotation="0"/>
    <draw:hatch draw:name="Hatch_20_1429" draw:display-name="Hatch 1429" draw:style="single" draw:color="#000000" draw:distance="0.11mm" draw:rotation="0"/>
    <draw:hatch draw:name="Hatch_20_143" draw:display-name="Hatch 143" draw:style="single" draw:color="#000000" draw:distance="0.11mm" draw:rotation="0"/>
    <draw:hatch draw:name="Hatch_20_1430" draw:display-name="Hatch 1430" draw:style="single" draw:color="#000000" draw:distance="0.11mm" draw:rotation="0"/>
    <draw:hatch draw:name="Hatch_20_1431" draw:display-name="Hatch 1431" draw:style="single" draw:color="#000000" draw:distance="0.11mm" draw:rotation="0"/>
    <draw:hatch draw:name="Hatch_20_1432" draw:display-name="Hatch 1432" draw:style="single" draw:color="#000000" draw:distance="0.11mm" draw:rotation="0"/>
    <draw:hatch draw:name="Hatch_20_1433" draw:display-name="Hatch 1433" draw:style="single" draw:color="#000000" draw:distance="0.11mm" draw:rotation="0"/>
    <draw:hatch draw:name="Hatch_20_1434" draw:display-name="Hatch 1434" draw:style="single" draw:color="#000000" draw:distance="0.11mm" draw:rotation="0"/>
    <draw:hatch draw:name="Hatch_20_1435" draw:display-name="Hatch 1435" draw:style="single" draw:color="#000000" draw:distance="0.11mm" draw:rotation="0"/>
    <draw:hatch draw:name="Hatch_20_1436" draw:display-name="Hatch 1436" draw:style="single" draw:color="#000000" draw:distance="0.11mm" draw:rotation="0"/>
    <draw:hatch draw:name="Hatch_20_1437" draw:display-name="Hatch 1437" draw:style="single" draw:color="#000000" draw:distance="0.11mm" draw:rotation="0"/>
    <draw:hatch draw:name="Hatch_20_1438" draw:display-name="Hatch 1438" draw:style="single" draw:color="#000000" draw:distance="0.11mm" draw:rotation="0"/>
    <draw:hatch draw:name="Hatch_20_1439" draw:display-name="Hatch 1439" draw:style="single" draw:color="#000000" draw:distance="0.11mm" draw:rotation="0"/>
    <draw:hatch draw:name="Hatch_20_144" draw:display-name="Hatch 144" draw:style="single" draw:color="#000000" draw:distance="0.11mm" draw:rotation="0"/>
    <draw:hatch draw:name="Hatch_20_1440" draw:display-name="Hatch 1440" draw:style="single" draw:color="#000000" draw:distance="0.11mm" draw:rotation="0"/>
    <draw:hatch draw:name="Hatch_20_1441" draw:display-name="Hatch 1441" draw:style="single" draw:color="#000000" draw:distance="0.11mm" draw:rotation="0"/>
    <draw:hatch draw:name="Hatch_20_1442" draw:display-name="Hatch 1442" draw:style="single" draw:color="#000000" draw:distance="0.11mm" draw:rotation="0"/>
    <draw:hatch draw:name="Hatch_20_1443" draw:display-name="Hatch 1443" draw:style="single" draw:color="#000000" draw:distance="0.11mm" draw:rotation="0"/>
    <draw:hatch draw:name="Hatch_20_1444" draw:display-name="Hatch 1444" draw:style="single" draw:color="#000000" draw:distance="0.11mm" draw:rotation="0"/>
    <draw:hatch draw:name="Hatch_20_1445" draw:display-name="Hatch 1445" draw:style="single" draw:color="#000000" draw:distance="0.11mm" draw:rotation="0"/>
    <draw:hatch draw:name="Hatch_20_1446" draw:display-name="Hatch 1446" draw:style="single" draw:color="#000000" draw:distance="0.11mm" draw:rotation="0"/>
    <draw:hatch draw:name="Hatch_20_1447" draw:display-name="Hatch 1447" draw:style="single" draw:color="#000000" draw:distance="0.11mm" draw:rotation="0"/>
    <draw:hatch draw:name="Hatch_20_1448" draw:display-name="Hatch 1448" draw:style="single" draw:color="#000000" draw:distance="0.11mm" draw:rotation="0"/>
    <draw:hatch draw:name="Hatch_20_1449" draw:display-name="Hatch 1449" draw:style="single" draw:color="#000000" draw:distance="0.11mm" draw:rotation="0"/>
    <draw:hatch draw:name="Hatch_20_145" draw:display-name="Hatch 145" draw:style="single" draw:color="#000000" draw:distance="0.11mm" draw:rotation="0"/>
    <draw:hatch draw:name="Hatch_20_1450" draw:display-name="Hatch 1450" draw:style="single" draw:color="#000000" draw:distance="0.11mm" draw:rotation="0"/>
    <draw:hatch draw:name="Hatch_20_1451" draw:display-name="Hatch 1451" draw:style="single" draw:color="#000000" draw:distance="0.11mm" draw:rotation="0"/>
    <draw:hatch draw:name="Hatch_20_1452" draw:display-name="Hatch 1452" draw:style="single" draw:color="#000000" draw:distance="0.11mm" draw:rotation="0"/>
    <draw:hatch draw:name="Hatch_20_1453" draw:display-name="Hatch 1453" draw:style="single" draw:color="#000000" draw:distance="0.11mm" draw:rotation="0"/>
    <draw:hatch draw:name="Hatch_20_1454" draw:display-name="Hatch 1454" draw:style="single" draw:color="#000000" draw:distance="0.11mm" draw:rotation="0"/>
    <draw:hatch draw:name="Hatch_20_1455" draw:display-name="Hatch 1455" draw:style="single" draw:color="#000000" draw:distance="0.11mm" draw:rotation="0"/>
    <draw:hatch draw:name="Hatch_20_1456" draw:display-name="Hatch 1456" draw:style="single" draw:color="#000000" draw:distance="0.11mm" draw:rotation="0"/>
    <draw:hatch draw:name="Hatch_20_1457" draw:display-name="Hatch 1457" draw:style="single" draw:color="#000000" draw:distance="0.11mm" draw:rotation="0"/>
    <draw:hatch draw:name="Hatch_20_1458" draw:display-name="Hatch 1458" draw:style="single" draw:color="#000000" draw:distance="0.11mm" draw:rotation="0"/>
    <draw:hatch draw:name="Hatch_20_1459" draw:display-name="Hatch 1459" draw:style="single" draw:color="#000000" draw:distance="0.11mm" draw:rotation="0"/>
    <draw:hatch draw:name="Hatch_20_146" draw:display-name="Hatch 146" draw:style="single" draw:color="#000000" draw:distance="0.11mm" draw:rotation="0"/>
    <draw:hatch draw:name="Hatch_20_1460" draw:display-name="Hatch 1460" draw:style="single" draw:color="#000000" draw:distance="0.11mm" draw:rotation="0"/>
    <draw:hatch draw:name="Hatch_20_1461" draw:display-name="Hatch 1461" draw:style="single" draw:color="#000000" draw:distance="0.11mm" draw:rotation="0"/>
    <draw:hatch draw:name="Hatch_20_1462" draw:display-name="Hatch 1462" draw:style="single" draw:color="#000000" draw:distance="0.11mm" draw:rotation="0"/>
    <draw:hatch draw:name="Hatch_20_1463" draw:display-name="Hatch 1463" draw:style="single" draw:color="#000000" draw:distance="0.11mm" draw:rotation="0"/>
    <draw:hatch draw:name="Hatch_20_1464" draw:display-name="Hatch 1464" draw:style="single" draw:color="#000000" draw:distance="0.11mm" draw:rotation="0"/>
    <draw:hatch draw:name="Hatch_20_1465" draw:display-name="Hatch 1465" draw:style="single" draw:color="#000000" draw:distance="0.11mm" draw:rotation="0"/>
    <draw:hatch draw:name="Hatch_20_1466" draw:display-name="Hatch 1466" draw:style="single" draw:color="#000000" draw:distance="0.11mm" draw:rotation="0"/>
    <draw:hatch draw:name="Hatch_20_1467" draw:display-name="Hatch 1467" draw:style="single" draw:color="#000000" draw:distance="0.11mm" draw:rotation="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 draw:display-name="Hatch 15"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 draw:display-name="Hatch 16"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 draw:display-name="Hatch 17"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 draw:display-name="Hatch 18"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 draw:display-name="Hatch 1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 draw:display-name="Hatch 2" draw:style="single" draw:color="#000000" draw:distance="0.11mm" draw:rotation="0"/>
    <draw:hatch draw:name="Hatch_20_20" draw:display-name="Hatch 20"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 draw:display-name="Hatch 21"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 draw:display-name="Hatch 22"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 draw:display-name="Hatch 23"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 draw:display-name="Hatch 24"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5" draw:display-name="Hatch 25" draw:style="single" draw:color="#000000" draw:distance="0.11mm" draw:rotation="0"/>
    <draw:hatch draw:name="Hatch_20_26" draw:display-name="Hatch 26" draw:style="single" draw:color="#000000" draw:distance="0.11mm" draw:rotation="0"/>
    <draw:hatch draw:name="Hatch_20_27" draw:display-name="Hatch 27" draw:style="single" draw:color="#000000" draw:distance="0.11mm" draw:rotation="0"/>
    <draw:hatch draw:name="Hatch_20_28" draw:display-name="Hatch 28" draw:style="single" draw:color="#000000" draw:distance="0.11mm" draw:rotation="0"/>
    <draw:hatch draw:name="Hatch_20_29" draw:display-name="Hatch 29" draw:style="single" draw:color="#000000" draw:distance="0.11mm" draw:rotation="0"/>
    <draw:hatch draw:name="Hatch_20_3" draw:display-name="Hatch 3" draw:style="single" draw:color="#000000" draw:distance="0.11mm" draw:rotation="0"/>
    <draw:hatch draw:name="Hatch_20_30" draw:display-name="Hatch 30" draw:style="single" draw:color="#000000" draw:distance="0.11mm" draw:rotation="0"/>
    <draw:hatch draw:name="Hatch_20_31" draw:display-name="Hatch 31" draw:style="single" draw:color="#000000" draw:distance="0.11mm" draw:rotation="0"/>
    <draw:hatch draw:name="Hatch_20_32" draw:display-name="Hatch 32" draw:style="single" draw:color="#000000" draw:distance="0.11mm" draw:rotation="0"/>
    <draw:hatch draw:name="Hatch_20_33" draw:display-name="Hatch 33" draw:style="single" draw:color="#000000" draw:distance="0.11mm" draw:rotation="0"/>
    <draw:hatch draw:name="Hatch_20_34" draw:display-name="Hatch 34"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 draw:display-name="Hatch 35"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 draw:display-name="Hatch 36"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 draw:display-name="Hatch 37"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 draw:display-name="Hatch 38"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9" draw:display-name="Hatch 39" draw:style="single" draw:color="#000000" draw:distance="0.11mm" draw:rotation="0"/>
    <draw:hatch draw:name="Hatch_20_4" draw:display-name="Hatch 4" draw:style="single" draw:color="#000000" draw:distance="0.11mm" draw:rotation="0"/>
    <draw:hatch draw:name="Hatch_20_40" draw:display-name="Hatch 40" draw:style="single" draw:color="#000000" draw:distance="0.11mm" draw:rotation="0"/>
    <draw:hatch draw:name="Hatch_20_41" draw:display-name="Hatch 41" draw:style="single" draw:color="#000000" draw:distance="0.11mm" draw:rotation="0"/>
    <draw:hatch draw:name="Hatch_20_42" draw:display-name="Hatch 42" draw:style="single" draw:color="#000000" draw:distance="0.11mm" draw:rotation="0"/>
    <draw:hatch draw:name="Hatch_20_43" draw:display-name="Hatch 43" draw:style="single" draw:color="#000000" draw:distance="0.11mm" draw:rotation="0"/>
    <draw:hatch draw:name="Hatch_20_44" draw:display-name="Hatch 44" draw:style="single" draw:color="#000000" draw:distance="0.11mm" draw:rotation="0"/>
    <draw:hatch draw:name="Hatch_20_45" draw:display-name="Hatch 45" draw:style="single" draw:color="#000000" draw:distance="0.11mm" draw:rotation="0"/>
    <draw:hatch draw:name="Hatch_20_46" draw:display-name="Hatch 46" draw:style="single" draw:color="#000000" draw:distance="0.11mm" draw:rotation="0"/>
    <draw:hatch draw:name="Hatch_20_47" draw:display-name="Hatch 47" draw:style="single" draw:color="#000000" draw:distance="0.11mm" draw:rotation="0"/>
    <draw:hatch draw:name="Hatch_20_48" draw:display-name="Hatch 48" draw:style="single" draw:color="#000000" draw:distance="0.11mm" draw:rotation="0"/>
    <draw:hatch draw:name="Hatch_20_49" draw:display-name="Hatch 49" draw:style="single" draw:color="#000000" draw:distance="0.11mm" draw:rotation="0"/>
    <draw:hatch draw:name="Hatch_20_5" draw:display-name="Hatch 5" draw:style="single" draw:color="#000000" draw:distance="0.11mm" draw:rotation="0"/>
    <draw:hatch draw:name="Hatch_20_50" draw:display-name="Hatch 50" draw:style="single" draw:color="#000000" draw:distance="0.11mm" draw:rotation="0"/>
    <draw:hatch draw:name="Hatch_20_51" draw:display-name="Hatch 51" draw:style="single" draw:color="#000000" draw:distance="0.11mm" draw:rotation="0"/>
    <draw:hatch draw:name="Hatch_20_52" draw:display-name="Hatch 52" draw:style="single" draw:color="#000000" draw:distance="0.11mm" draw:rotation="0"/>
    <draw:hatch draw:name="Hatch_20_53" draw:display-name="Hatch 53" draw:style="single" draw:color="#000000" draw:distance="0.11mm" draw:rotation="0"/>
    <draw:hatch draw:name="Hatch_20_54" draw:display-name="Hatch 54" draw:style="single" draw:color="#000000" draw:distance="0.11mm" draw:rotation="0"/>
    <draw:hatch draw:name="Hatch_20_55" draw:display-name="Hatch 55" draw:style="single" draw:color="#000000" draw:distance="0.11mm" draw:rotation="0"/>
    <draw:hatch draw:name="Hatch_20_56" draw:display-name="Hatch 56" draw:style="single" draw:color="#000000" draw:distance="0.11mm" draw:rotation="0"/>
    <draw:hatch draw:name="Hatch_20_57" draw:display-name="Hatch 57" draw:style="single" draw:color="#000000" draw:distance="0.11mm" draw:rotation="0"/>
    <draw:hatch draw:name="Hatch_20_58" draw:display-name="Hatch 58" draw:style="single" draw:color="#000000" draw:distance="0.11mm" draw:rotation="0"/>
    <draw:hatch draw:name="Hatch_20_585" draw:display-name="Hatch 585" draw:style="single" draw:color="#000000" draw:distance="0.11mm" draw:rotation="0"/>
    <draw:hatch draw:name="Hatch_20_586" draw:display-name="Hatch 586" draw:style="single" draw:color="#000000" draw:distance="0.11mm" draw:rotation="0"/>
    <draw:hatch draw:name="Hatch_20_587" draw:display-name="Hatch 587" draw:style="single" draw:color="#000000" draw:distance="0.11mm" draw:rotation="0"/>
    <draw:hatch draw:name="Hatch_20_588" draw:display-name="Hatch 588" draw:style="single" draw:color="#000000" draw:distance="0.11mm" draw:rotation="0"/>
    <draw:hatch draw:name="Hatch_20_589" draw:display-name="Hatch 589" draw:style="single" draw:color="#000000" draw:distance="0.11mm" draw:rotation="0"/>
    <draw:hatch draw:name="Hatch_20_59" draw:display-name="Hatch 59" draw:style="single" draw:color="#000000" draw:distance="0.11mm" draw:rotation="0"/>
    <draw:hatch draw:name="Hatch_20_590" draw:display-name="Hatch 590" draw:style="single" draw:color="#000000" draw:distance="0.11mm" draw:rotation="0"/>
    <draw:hatch draw:name="Hatch_20_591" draw:display-name="Hatch 591" draw:style="single" draw:color="#000000" draw:distance="0.11mm" draw:rotation="0"/>
    <draw:hatch draw:name="Hatch_20_592" draw:display-name="Hatch 592" draw:style="single" draw:color="#000000" draw:distance="0.11mm" draw:rotation="0"/>
    <draw:hatch draw:name="Hatch_20_593" draw:display-name="Hatch 593" draw:style="single" draw:color="#000000" draw:distance="0.11mm" draw:rotation="0"/>
    <draw:hatch draw:name="Hatch_20_594" draw:display-name="Hatch 594" draw:style="single" draw:color="#000000" draw:distance="0.11mm" draw:rotation="0"/>
    <draw:hatch draw:name="Hatch_20_595" draw:display-name="Hatch 595" draw:style="single" draw:color="#000000" draw:distance="0.11mm" draw:rotation="0"/>
    <draw:hatch draw:name="Hatch_20_596" draw:display-name="Hatch 596" draw:style="single" draw:color="#000000" draw:distance="0.11mm" draw:rotation="0"/>
    <draw:hatch draw:name="Hatch_20_597" draw:display-name="Hatch 597" draw:style="single" draw:color="#000000" draw:distance="0.11mm" draw:rotation="0"/>
    <draw:hatch draw:name="Hatch_20_598" draw:display-name="Hatch 598" draw:style="single" draw:color="#000000" draw:distance="0.11mm" draw:rotation="0"/>
    <draw:hatch draw:name="Hatch_20_599" draw:display-name="Hatch 599" draw:style="single" draw:color="#000000" draw:distance="0.11mm" draw:rotation="0"/>
    <draw:hatch draw:name="Hatch_20_6" draw:display-name="Hatch 6" draw:style="single" draw:color="#000000" draw:distance="0.11mm" draw:rotation="0"/>
    <draw:hatch draw:name="Hatch_20_60" draw:display-name="Hatch 60" draw:style="single" draw:color="#000000" draw:distance="0.11mm" draw:rotation="0"/>
    <draw:hatch draw:name="Hatch_20_600" draw:display-name="Hatch 600" draw:style="single" draw:color="#000000" draw:distance="0.11mm" draw:rotation="0"/>
    <draw:hatch draw:name="Hatch_20_601" draw:display-name="Hatch 601" draw:style="single" draw:color="#000000" draw:distance="0.11mm" draw:rotation="0"/>
    <draw:hatch draw:name="Hatch_20_602" draw:display-name="Hatch 602" draw:style="single" draw:color="#000000" draw:distance="0.11mm" draw:rotation="0"/>
    <draw:hatch draw:name="Hatch_20_603" draw:display-name="Hatch 603" draw:style="single" draw:color="#000000" draw:distance="0.11mm" draw:rotation="0"/>
    <draw:hatch draw:name="Hatch_20_604" draw:display-name="Hatch 604" draw:style="single" draw:color="#000000" draw:distance="0.11mm" draw:rotation="0"/>
    <draw:hatch draw:name="Hatch_20_605" draw:display-name="Hatch 605" draw:style="single" draw:color="#000000" draw:distance="0.11mm" draw:rotation="0"/>
    <draw:hatch draw:name="Hatch_20_606" draw:display-name="Hatch 606" draw:style="single" draw:color="#000000" draw:distance="0.11mm" draw:rotation="0"/>
    <draw:hatch draw:name="Hatch_20_607" draw:display-name="Hatch 607" draw:style="single" draw:color="#000000" draw:distance="0.11mm" draw:rotation="0"/>
    <draw:hatch draw:name="Hatch_20_608" draw:display-name="Hatch 608" draw:style="single" draw:color="#000000" draw:distance="0.11mm" draw:rotation="0"/>
    <draw:hatch draw:name="Hatch_20_609" draw:display-name="Hatch 609" draw:style="single" draw:color="#000000" draw:distance="0.11mm" draw:rotation="0"/>
    <draw:hatch draw:name="Hatch_20_61" draw:display-name="Hatch 61" draw:style="single" draw:color="#000000" draw:distance="0.11mm" draw:rotation="0"/>
    <draw:hatch draw:name="Hatch_20_610" draw:display-name="Hatch 610" draw:style="single" draw:color="#000000" draw:distance="0.11mm" draw:rotation="0"/>
    <draw:hatch draw:name="Hatch_20_611" draw:display-name="Hatch 611" draw:style="single" draw:color="#000000" draw:distance="0.11mm" draw:rotation="0"/>
    <draw:hatch draw:name="Hatch_20_612" draw:display-name="Hatch 612" draw:style="single" draw:color="#000000" draw:distance="0.11mm" draw:rotation="0"/>
    <draw:hatch draw:name="Hatch_20_613" draw:display-name="Hatch 613" draw:style="single" draw:color="#000000" draw:distance="0.11mm" draw:rotation="0"/>
    <draw:hatch draw:name="Hatch_20_614" draw:display-name="Hatch 614" draw:style="single" draw:color="#000000" draw:distance="0.11mm" draw:rotation="0"/>
    <draw:hatch draw:name="Hatch_20_615" draw:display-name="Hatch 615" draw:style="single" draw:color="#000000" draw:distance="0.11mm" draw:rotation="0"/>
    <draw:hatch draw:name="Hatch_20_616" draw:display-name="Hatch 616" draw:style="single" draw:color="#000000" draw:distance="0.11mm" draw:rotation="0"/>
    <draw:hatch draw:name="Hatch_20_617" draw:display-name="Hatch 617" draw:style="single" draw:color="#000000" draw:distance="0.11mm" draw:rotation="0"/>
    <draw:hatch draw:name="Hatch_20_618" draw:display-name="Hatch 618" draw:style="single" draw:color="#000000" draw:distance="0.11mm" draw:rotation="0"/>
    <draw:hatch draw:name="Hatch_20_619" draw:display-name="Hatch 619" draw:style="single" draw:color="#000000" draw:distance="0.11mm" draw:rotation="0"/>
    <draw:hatch draw:name="Hatch_20_62" draw:display-name="Hatch 62" draw:style="single" draw:color="#000000" draw:distance="0.11mm" draw:rotation="0"/>
    <draw:hatch draw:name="Hatch_20_620" draw:display-name="Hatch 620" draw:style="single" draw:color="#000000" draw:distance="0.11mm" draw:rotation="0"/>
    <draw:hatch draw:name="Hatch_20_621" draw:display-name="Hatch 621" draw:style="single" draw:color="#000000" draw:distance="0.11mm" draw:rotation="0"/>
    <draw:hatch draw:name="Hatch_20_622" draw:display-name="Hatch 622" draw:style="single" draw:color="#000000" draw:distance="0.11mm" draw:rotation="0"/>
    <draw:hatch draw:name="Hatch_20_623" draw:display-name="Hatch 623" draw:style="single" draw:color="#000000" draw:distance="0.11mm" draw:rotation="0"/>
    <draw:hatch draw:name="Hatch_20_624" draw:display-name="Hatch 624" draw:style="single" draw:color="#000000" draw:distance="0.11mm" draw:rotation="0"/>
    <draw:hatch draw:name="Hatch_20_625" draw:display-name="Hatch 625" draw:style="single" draw:color="#000000" draw:distance="0.11mm" draw:rotation="0"/>
    <draw:hatch draw:name="Hatch_20_626" draw:display-name="Hatch 626" draw:style="single" draw:color="#000000" draw:distance="0.11mm" draw:rotation="0"/>
    <draw:hatch draw:name="Hatch_20_627" draw:display-name="Hatch 627" draw:style="single" draw:color="#000000" draw:distance="0.11mm" draw:rotation="0"/>
    <draw:hatch draw:name="Hatch_20_628" draw:display-name="Hatch 628" draw:style="single" draw:color="#000000" draw:distance="0.11mm" draw:rotation="0"/>
    <draw:hatch draw:name="Hatch_20_629" draw:display-name="Hatch 629" draw:style="single" draw:color="#000000" draw:distance="0.11mm" draw:rotation="0"/>
    <draw:hatch draw:name="Hatch_20_630" draw:display-name="Hatch 630" draw:style="single" draw:color="#000000" draw:distance="0.11mm" draw:rotation="0"/>
    <draw:hatch draw:name="Hatch_20_631" draw:display-name="Hatch 631" draw:style="single" draw:color="#000000" draw:distance="0.11mm" draw:rotation="0"/>
    <draw:hatch draw:name="Hatch_20_632" draw:display-name="Hatch 632" draw:style="single" draw:color="#000000" draw:distance="0.11mm" draw:rotation="0"/>
    <draw:hatch draw:name="Hatch_20_633" draw:display-name="Hatch 633" draw:style="single" draw:color="#000000" draw:distance="0.11mm" draw:rotation="0"/>
    <draw:hatch draw:name="Hatch_20_634" draw:display-name="Hatch 634" draw:style="single" draw:color="#000000" draw:distance="0.11mm" draw:rotation="0"/>
    <draw:hatch draw:name="Hatch_20_635" draw:display-name="Hatch 635" draw:style="single" draw:color="#000000" draw:distance="0.11mm" draw:rotation="0"/>
    <draw:hatch draw:name="Hatch_20_636" draw:display-name="Hatch 636" draw:style="single" draw:color="#000000" draw:distance="0.11mm" draw:rotation="0"/>
    <draw:hatch draw:name="Hatch_20_637" draw:display-name="Hatch 637" draw:style="single" draw:color="#000000" draw:distance="0.11mm" draw:rotation="0"/>
    <draw:hatch draw:name="Hatch_20_638" draw:display-name="Hatch 638" draw:style="single" draw:color="#000000" draw:distance="0.11mm" draw:rotation="0"/>
    <draw:hatch draw:name="Hatch_20_639" draw:display-name="Hatch 639" draw:style="single" draw:color="#000000" draw:distance="0.11mm" draw:rotation="0"/>
    <draw:hatch draw:name="Hatch_20_640" draw:display-name="Hatch 640" draw:style="single" draw:color="#000000" draw:distance="0.11mm" draw:rotation="0"/>
    <draw:hatch draw:name="Hatch_20_641" draw:display-name="Hatch 641" draw:style="single" draw:color="#000000" draw:distance="0.11mm" draw:rotation="0"/>
    <draw:hatch draw:name="Hatch_20_642" draw:display-name="Hatch 642" draw:style="single" draw:color="#000000" draw:distance="0.11mm" draw:rotation="0"/>
    <draw:hatch draw:name="Hatch_20_643" draw:display-name="Hatch 643" draw:style="single" draw:color="#000000" draw:distance="0.11mm" draw:rotation="0"/>
    <draw:hatch draw:name="Hatch_20_644" draw:display-name="Hatch 644" draw:style="single" draw:color="#000000" draw:distance="0.11mm" draw:rotation="0"/>
    <draw:hatch draw:name="Hatch_20_645" draw:display-name="Hatch 645" draw:style="single" draw:color="#000000" draw:distance="0.11mm" draw:rotation="0"/>
    <draw:hatch draw:name="Hatch_20_646" draw:display-name="Hatch 646" draw:style="single" draw:color="#000000" draw:distance="0.11mm" draw:rotation="0"/>
    <draw:hatch draw:name="Hatch_20_647" draw:display-name="Hatch 647" draw:style="single" draw:color="#000000" draw:distance="0.11mm" draw:rotation="0"/>
    <draw:hatch draw:name="Hatch_20_648" draw:display-name="Hatch 648" draw:style="single" draw:color="#000000" draw:distance="0.11mm" draw:rotation="0"/>
    <draw:hatch draw:name="Hatch_20_649" draw:display-name="Hatch 649" draw:style="single" draw:color="#000000" draw:distance="0.11mm" draw:rotation="0"/>
    <draw:hatch draw:name="Hatch_20_650" draw:display-name="Hatch 650" draw:style="single" draw:color="#000000" draw:distance="0.11mm" draw:rotation="0"/>
    <draw:hatch draw:name="Hatch_20_651" draw:display-name="Hatch 651" draw:style="single" draw:color="#000000" draw:distance="0.11mm" draw:rotation="0"/>
    <draw:hatch draw:name="Hatch_20_652" draw:display-name="Hatch 652" draw:style="single" draw:color="#000000" draw:distance="0.11mm" draw:rotation="0"/>
    <draw:hatch draw:name="Hatch_20_653" draw:display-name="Hatch 653" draw:style="single" draw:color="#000000" draw:distance="0.11mm" draw:rotation="0"/>
    <draw:hatch draw:name="Hatch_20_654" draw:display-name="Hatch 654" draw:style="single" draw:color="#000000" draw:distance="0.11mm" draw:rotation="0"/>
    <draw:hatch draw:name="Hatch_20_655" draw:display-name="Hatch 655" draw:style="single" draw:color="#000000" draw:distance="0.11mm" draw:rotation="0"/>
    <draw:hatch draw:name="Hatch_20_656" draw:display-name="Hatch 656" draw:style="single" draw:color="#000000" draw:distance="0.11mm" draw:rotation="0"/>
    <draw:hatch draw:name="Hatch_20_657" draw:display-name="Hatch 657" draw:style="single" draw:color="#000000" draw:distance="0.11mm" draw:rotation="0"/>
    <draw:hatch draw:name="Hatch_20_658" draw:display-name="Hatch 658" draw:style="single" draw:color="#000000" draw:distance="0.11mm" draw:rotation="0"/>
    <draw:hatch draw:name="Hatch_20_659" draw:display-name="Hatch 659" draw:style="single" draw:color="#000000" draw:distance="0.11mm" draw:rotation="0"/>
    <draw:hatch draw:name="Hatch_20_660" draw:display-name="Hatch 660" draw:style="single" draw:color="#000000" draw:distance="0.11mm" draw:rotation="0"/>
    <draw:hatch draw:name="Hatch_20_661" draw:display-name="Hatch 661" draw:style="single" draw:color="#000000" draw:distance="0.11mm" draw:rotation="0"/>
    <draw:hatch draw:name="Hatch_20_662" draw:display-name="Hatch 662" draw:style="single" draw:color="#000000" draw:distance="0.11mm" draw:rotation="0"/>
    <draw:hatch draw:name="Hatch_20_663" draw:display-name="Hatch 663" draw:style="single" draw:color="#000000" draw:distance="0.11mm" draw:rotation="0"/>
    <draw:hatch draw:name="Hatch_20_664" draw:display-name="Hatch 664" draw:style="single" draw:color="#000000" draw:distance="0.11mm" draw:rotation="0"/>
    <draw:hatch draw:name="Hatch_20_665" draw:display-name="Hatch 665" draw:style="single" draw:color="#000000" draw:distance="0.11mm" draw:rotation="0"/>
    <draw:hatch draw:name="Hatch_20_666" draw:display-name="Hatch 666" draw:style="single" draw:color="#000000" draw:distance="0.11mm" draw:rotation="0"/>
    <draw:hatch draw:name="Hatch_20_667" draw:display-name="Hatch 667" draw:style="single" draw:color="#000000" draw:distance="0.11mm" draw:rotation="0"/>
    <draw:hatch draw:name="Hatch_20_668" draw:display-name="Hatch 668" draw:style="single" draw:color="#000000" draw:distance="0.11mm" draw:rotation="0"/>
    <draw:hatch draw:name="Hatch_20_669" draw:display-name="Hatch 669" draw:style="single" draw:color="#000000" draw:distance="0.11mm" draw:rotation="0"/>
    <draw:hatch draw:name="Hatch_20_670" draw:display-name="Hatch 670" draw:style="single" draw:color="#000000" draw:distance="0.11mm" draw:rotation="0"/>
    <draw:hatch draw:name="Hatch_20_671" draw:display-name="Hatch 671" draw:style="single" draw:color="#000000" draw:distance="0.11mm" draw:rotation="0"/>
    <draw:hatch draw:name="Hatch_20_672" draw:display-name="Hatch 672" draw:style="single" draw:color="#000000" draw:distance="0.11mm" draw:rotation="0"/>
    <draw:hatch draw:name="Hatch_20_673" draw:display-name="Hatch 673" draw:style="single" draw:color="#000000" draw:distance="0.11mm" draw:rotation="0"/>
    <draw:hatch draw:name="Hatch_20_674" draw:display-name="Hatch 674" draw:style="single" draw:color="#000000" draw:distance="0.11mm" draw:rotation="0"/>
    <draw:hatch draw:name="Hatch_20_675" draw:display-name="Hatch 675" draw:style="single" draw:color="#000000" draw:distance="0.11mm" draw:rotation="0"/>
    <draw:hatch draw:name="Hatch_20_676" draw:display-name="Hatch 676" draw:style="single" draw:color="#000000" draw:distance="0.11mm" draw:rotation="0"/>
    <draw:hatch draw:name="Hatch_20_677" draw:display-name="Hatch 677" draw:style="single" draw:color="#000000" draw:distance="0.11mm" draw:rotation="0"/>
    <draw:hatch draw:name="Hatch_20_678" draw:display-name="Hatch 678" draw:style="single" draw:color="#000000" draw:distance="0.11mm" draw:rotation="0"/>
    <draw:hatch draw:name="Hatch_20_679" draw:display-name="Hatch 679" draw:style="single" draw:color="#000000" draw:distance="0.11mm" draw:rotation="0"/>
    <draw:hatch draw:name="Hatch_20_680" draw:display-name="Hatch 680" draw:style="single" draw:color="#000000" draw:distance="0.11mm" draw:rotation="0"/>
    <draw:hatch draw:name="Hatch_20_681" draw:display-name="Hatch 681" draw:style="single" draw:color="#000000" draw:distance="0.11mm" draw:rotation="0"/>
    <draw:hatch draw:name="Hatch_20_682" draw:display-name="Hatch 682" draw:style="single" draw:color="#000000" draw:distance="0.11mm" draw:rotation="0"/>
    <draw:hatch draw:name="Hatch_20_683" draw:display-name="Hatch 683" draw:style="single" draw:color="#000000" draw:distance="0.11mm" draw:rotation="0"/>
    <draw:hatch draw:name="Hatch_20_684" draw:display-name="Hatch 684" draw:style="single" draw:color="#000000" draw:distance="0.11mm" draw:rotation="0"/>
    <draw:hatch draw:name="Hatch_20_685" draw:display-name="Hatch 685" draw:style="single" draw:color="#000000" draw:distance="0.11mm" draw:rotation="0"/>
    <draw:hatch draw:name="Hatch_20_686" draw:display-name="Hatch 686" draw:style="single" draw:color="#000000" draw:distance="0.11mm" draw:rotation="0"/>
    <draw:hatch draw:name="Hatch_20_687" draw:display-name="Hatch 687" draw:style="single" draw:color="#000000" draw:distance="0.11mm" draw:rotation="0"/>
    <draw:hatch draw:name="Hatch_20_688" draw:display-name="Hatch 688" draw:style="single" draw:color="#000000" draw:distance="0.11mm" draw:rotation="0"/>
    <draw:hatch draw:name="Hatch_20_689" draw:display-name="Hatch 689" draw:style="single" draw:color="#000000" draw:distance="0.11mm" draw:rotation="0"/>
    <draw:hatch draw:name="Hatch_20_7" draw:display-name="Hatch 7" draw:style="single" draw:color="#000000" draw:distance="0.11mm" draw:rotation="0"/>
    <draw:hatch draw:name="Hatch_20_794" draw:display-name="Hatch 794" draw:style="single" draw:color="#000000" draw:distance="0.11mm" draw:rotation="0"/>
    <draw:hatch draw:name="Hatch_20_795" draw:display-name="Hatch 795" draw:style="single" draw:color="#000000" draw:distance="0.11mm" draw:rotation="0"/>
    <draw:hatch draw:name="Hatch_20_796" draw:display-name="Hatch 796" draw:style="single" draw:color="#000000" draw:distance="0.11mm" draw:rotation="0"/>
    <draw:hatch draw:name="Hatch_20_797" draw:display-name="Hatch 797" draw:style="single" draw:color="#000000" draw:distance="0.11mm" draw:rotation="0"/>
    <draw:hatch draw:name="Hatch_20_798" draw:display-name="Hatch 798" draw:style="single" draw:color="#000000" draw:distance="0.11mm" draw:rotation="0"/>
    <draw:hatch draw:name="Hatch_20_799" draw:display-name="Hatch 799" draw:style="single" draw:color="#000000" draw:distance="0.11mm" draw:rotation="0"/>
    <draw:hatch draw:name="Hatch_20_8" draw:display-name="Hatch 8" draw:style="single" draw:color="#000000" draw:distance="0.11mm" draw:rotation="0"/>
    <draw:hatch draw:name="Hatch_20_800" draw:display-name="Hatch 800" draw:style="single" draw:color="#000000" draw:distance="0.11mm" draw:rotation="0"/>
    <draw:hatch draw:name="Hatch_20_801" draw:display-name="Hatch 801" draw:style="single" draw:color="#000000" draw:distance="0.11mm" draw:rotation="0"/>
    <draw:hatch draw:name="Hatch_20_802" draw:display-name="Hatch 802" draw:style="single" draw:color="#000000" draw:distance="0.11mm" draw:rotation="0"/>
    <draw:hatch draw:name="Hatch_20_803" draw:display-name="Hatch 803" draw:style="single" draw:color="#000000" draw:distance="0.11mm" draw:rotation="0"/>
    <draw:hatch draw:name="Hatch_20_804" draw:display-name="Hatch 804" draw:style="single" draw:color="#000000" draw:distance="0.11mm" draw:rotation="0"/>
    <draw:hatch draw:name="Hatch_20_805" draw:display-name="Hatch 805" draw:style="single" draw:color="#000000" draw:distance="0.11mm" draw:rotation="0"/>
    <draw:hatch draw:name="Hatch_20_806" draw:display-name="Hatch 806" draw:style="single" draw:color="#000000" draw:distance="0.11mm" draw:rotation="0"/>
    <draw:hatch draw:name="Hatch_20_807" draw:display-name="Hatch 807" draw:style="single" draw:color="#000000" draw:distance="0.11mm" draw:rotation="0"/>
    <draw:hatch draw:name="Hatch_20_808" draw:display-name="Hatch 808" draw:style="single" draw:color="#000000" draw:distance="0.11mm" draw:rotation="0"/>
    <draw:hatch draw:name="Hatch_20_809" draw:display-name="Hatch 809" draw:style="single" draw:color="#000000" draw:distance="0.11mm" draw:rotation="0"/>
    <draw:hatch draw:name="Hatch_20_810" draw:display-name="Hatch 810" draw:style="single" draw:color="#000000" draw:distance="0.11mm" draw:rotation="0"/>
    <draw:hatch draw:name="Hatch_20_811" draw:display-name="Hatch 811" draw:style="single" draw:color="#000000" draw:distance="0.11mm" draw:rotation="0"/>
    <draw:hatch draw:name="Hatch_20_812" draw:display-name="Hatch 812" draw:style="single" draw:color="#000000" draw:distance="0.11mm" draw:rotation="0"/>
    <draw:hatch draw:name="Hatch_20_813" draw:display-name="Hatch 813" draw:style="single" draw:color="#000000" draw:distance="0.11mm" draw:rotation="0"/>
    <draw:hatch draw:name="Hatch_20_814" draw:display-name="Hatch 814" draw:style="single" draw:color="#000000" draw:distance="0.11mm" draw:rotation="0"/>
    <draw:hatch draw:name="Hatch_20_815" draw:display-name="Hatch 815" draw:style="single" draw:color="#000000" draw:distance="0.11mm" draw:rotation="0"/>
    <draw:hatch draw:name="Hatch_20_816" draw:display-name="Hatch 816" draw:style="single" draw:color="#000000" draw:distance="0.11mm" draw:rotation="0"/>
    <draw:hatch draw:name="Hatch_20_817" draw:display-name="Hatch 817" draw:style="single" draw:color="#000000" draw:distance="0.11mm" draw:rotation="0"/>
    <draw:hatch draw:name="Hatch_20_818" draw:display-name="Hatch 818" draw:style="single" draw:color="#000000" draw:distance="0.11mm" draw:rotation="0"/>
    <draw:hatch draw:name="Hatch_20_819" draw:display-name="Hatch 819" draw:style="single" draw:color="#000000" draw:distance="0.11mm" draw:rotation="0"/>
    <draw:hatch draw:name="Hatch_20_820" draw:display-name="Hatch 820" draw:style="single" draw:color="#000000" draw:distance="0.11mm" draw:rotation="0"/>
    <draw:hatch draw:name="Hatch_20_821" draw:display-name="Hatch 821" draw:style="single" draw:color="#000000" draw:distance="0.11mm" draw:rotation="0"/>
    <draw:hatch draw:name="Hatch_20_822" draw:display-name="Hatch 822" draw:style="single" draw:color="#000000" draw:distance="0.11mm" draw:rotation="0"/>
    <draw:hatch draw:name="Hatch_20_823" draw:display-name="Hatch 823" draw:style="single" draw:color="#000000" draw:distance="0.11mm" draw:rotation="0"/>
    <draw:hatch draw:name="Hatch_20_824" draw:display-name="Hatch 824" draw:style="single" draw:color="#000000" draw:distance="0.11mm" draw:rotation="0"/>
    <draw:hatch draw:name="Hatch_20_825" draw:display-name="Hatch 825" draw:style="single" draw:color="#000000" draw:distance="0.11mm" draw:rotation="0"/>
    <draw:hatch draw:name="Hatch_20_826" draw:display-name="Hatch 826" draw:style="single" draw:color="#000000" draw:distance="0.11mm" draw:rotation="0"/>
    <draw:hatch draw:name="Hatch_20_827" draw:display-name="Hatch 827" draw:style="single" draw:color="#000000" draw:distance="0.11mm" draw:rotation="0"/>
    <draw:hatch draw:name="Hatch_20_828" draw:display-name="Hatch 828" draw:style="single" draw:color="#000000" draw:distance="0.11mm" draw:rotation="0"/>
    <draw:hatch draw:name="Hatch_20_829" draw:display-name="Hatch 829" draw:style="single" draw:color="#000000" draw:distance="0.11mm" draw:rotation="0"/>
    <draw:hatch draw:name="Hatch_20_830" draw:display-name="Hatch 830" draw:style="single" draw:color="#000000" draw:distance="0.11mm" draw:rotation="0"/>
    <draw:hatch draw:name="Hatch_20_831" draw:display-name="Hatch 831" draw:style="single" draw:color="#000000" draw:distance="0.11mm" draw:rotation="0"/>
    <draw:hatch draw:name="Hatch_20_832" draw:display-name="Hatch 832" draw:style="single" draw:color="#000000" draw:distance="0.11mm" draw:rotation="0"/>
    <draw:hatch draw:name="Hatch_20_833" draw:display-name="Hatch 833" draw:style="single" draw:color="#000000" draw:distance="0.11mm" draw:rotation="0"/>
    <draw:hatch draw:name="Hatch_20_834" draw:display-name="Hatch 834" draw:style="single" draw:color="#000000" draw:distance="0.11mm" draw:rotation="0"/>
    <draw:hatch draw:name="Hatch_20_835" draw:display-name="Hatch 835" draw:style="single" draw:color="#000000" draw:distance="0.11mm" draw:rotation="0"/>
    <draw:hatch draw:name="Hatch_20_836" draw:display-name="Hatch 836" draw:style="single" draw:color="#000000" draw:distance="0.11mm" draw:rotation="0"/>
    <draw:hatch draw:name="Hatch_20_837" draw:display-name="Hatch 837" draw:style="single" draw:color="#000000" draw:distance="0.11mm" draw:rotation="0"/>
    <draw:hatch draw:name="Hatch_20_838" draw:display-name="Hatch 838" draw:style="single" draw:color="#000000" draw:distance="0.11mm" draw:rotation="0"/>
    <draw:hatch draw:name="Hatch_20_839" draw:display-name="Hatch 839" draw:style="single" draw:color="#000000" draw:distance="0.11mm" draw:rotation="0"/>
    <draw:hatch draw:name="Hatch_20_840" draw:display-name="Hatch 840" draw:style="single" draw:color="#000000" draw:distance="0.11mm" draw:rotation="0"/>
    <draw:hatch draw:name="Hatch_20_841" draw:display-name="Hatch 841" draw:style="single" draw:color="#000000" draw:distance="0.11mm" draw:rotation="0"/>
    <draw:hatch draw:name="Hatch_20_842" draw:display-name="Hatch 842" draw:style="single" draw:color="#000000" draw:distance="0.11mm" draw:rotation="0"/>
    <draw:hatch draw:name="Hatch_20_843" draw:display-name="Hatch 843" draw:style="single" draw:color="#000000" draw:distance="0.11mm" draw:rotation="0"/>
    <draw:hatch draw:name="Hatch_20_891" draw:display-name="Hatch 891" draw:style="single" draw:color="#000000" draw:distance="0.11mm" draw:rotation="0"/>
    <draw:hatch draw:name="Hatch_20_892" draw:display-name="Hatch 892" draw:style="single" draw:color="#000000" draw:distance="0.11mm" draw:rotation="0"/>
    <draw:hatch draw:name="Hatch_20_893" draw:display-name="Hatch 893" draw:style="single" draw:color="#000000" draw:distance="0.11mm" draw:rotation="0"/>
    <draw:hatch draw:name="Hatch_20_894" draw:display-name="Hatch 894" draw:style="single" draw:color="#000000" draw:distance="0.11mm" draw:rotation="0"/>
    <draw:hatch draw:name="Hatch_20_895" draw:display-name="Hatch 895" draw:style="single" draw:color="#000000" draw:distance="0.11mm" draw:rotation="0"/>
    <draw:hatch draw:name="Hatch_20_896" draw:display-name="Hatch 896" draw:style="single" draw:color="#000000" draw:distance="0.11mm" draw:rotation="0"/>
    <draw:hatch draw:name="Hatch_20_897" draw:display-name="Hatch 897" draw:style="single" draw:color="#000000" draw:distance="0.11mm" draw:rotation="0"/>
    <draw:hatch draw:name="Hatch_20_898" draw:display-name="Hatch 898" draw:style="single" draw:color="#000000" draw:distance="0.11mm" draw:rotation="0"/>
    <draw:hatch draw:name="Hatch_20_899" draw:display-name="Hatch 899" draw:style="single" draw:color="#000000" draw:distance="0.11mm" draw:rotation="0"/>
    <draw:hatch draw:name="Hatch_20_9" draw:display-name="Hatch 9" draw:style="single" draw:color="#000000" draw:distance="0.11mm" draw:rotation="0"/>
    <draw:hatch draw:name="Hatch_20_900" draw:display-name="Hatch 900" draw:style="single" draw:color="#000000" draw:distance="0.11mm" draw:rotation="0"/>
    <draw:hatch draw:name="Hatch_20_901" draw:display-name="Hatch 901" draw:style="single" draw:color="#000000" draw:distance="0.11mm" draw:rotation="0"/>
    <draw:hatch draw:name="Hatch_20_902" draw:display-name="Hatch 902" draw:style="single" draw:color="#000000" draw:distance="0.11mm" draw:rotation="0"/>
    <draw:hatch draw:name="Hatch_20_903" draw:display-name="Hatch 903" draw:style="single" draw:color="#000000" draw:distance="0.11mm" draw:rotation="0"/>
    <draw:hatch draw:name="Hatch_20_904" draw:display-name="Hatch 904" draw:style="single" draw:color="#000000" draw:distance="0.11mm" draw:rotation="0"/>
    <draw:hatch draw:name="Hatch_20_905" draw:display-name="Hatch 905" draw:style="single" draw:color="#000000" draw:distance="0.11mm" draw:rotation="0"/>
    <draw:hatch draw:name="Hatch_20_906" draw:display-name="Hatch 906" draw:style="single" draw:color="#000000" draw:distance="0.11mm" draw:rotation="0"/>
    <draw:hatch draw:name="Hatch_20_907" draw:display-name="Hatch 907" draw:style="single" draw:color="#000000" draw:distance="0.11mm" draw:rotation="0"/>
    <draw:hatch draw:name="Hatch_20_908" draw:display-name="Hatch 908" draw:style="single" draw:color="#000000" draw:distance="0.11mm" draw:rotation="0"/>
    <draw:hatch draw:name="Hatch_20_909" draw:display-name="Hatch 909" draw:style="single" draw:color="#000000" draw:distance="0.11mm" draw:rotation="0"/>
    <draw:hatch draw:name="Hatch_20_910" draw:display-name="Hatch 910" draw:style="single" draw:color="#000000" draw:distance="0.11mm" draw:rotation="0"/>
    <draw:hatch draw:name="Hatch_20_911" draw:display-name="Hatch 911" draw:style="single" draw:color="#000000" draw:distance="0.11mm" draw:rotation="0"/>
    <draw:hatch draw:name="Hatch_20_912" draw:display-name="Hatch 912" draw:style="single" draw:color="#000000" draw:distance="0.11mm" draw:rotation="0"/>
    <draw:hatch draw:name="Hatch_20_913" draw:display-name="Hatch 913" draw:style="single" draw:color="#000000" draw:distance="0.11mm" draw:rotation="0"/>
    <draw:hatch draw:name="Hatch_20_914" draw:display-name="Hatch 914" draw:style="single" draw:color="#000000" draw:distance="0.11mm" draw:rotation="0"/>
    <draw:hatch draw:name="Hatch_20_915" draw:display-name="Hatch 915" draw:style="single" draw:color="#000000" draw:distance="0.11mm" draw:rotation="0"/>
    <draw:hatch draw:name="Hatch_20_916" draw:display-name="Hatch 916" draw:style="single" draw:color="#000000" draw:distance="0.11mm" draw:rotation="0"/>
    <draw:hatch draw:name="Hatch_20_917" draw:display-name="Hatch 917" draw:style="single" draw:color="#000000" draw:distance="0.11mm" draw:rotation="0"/>
    <draw:hatch draw:name="Hatch_20_918" draw:display-name="Hatch 918" draw:style="single" draw:color="#000000" draw:distance="0.11mm" draw:rotation="0"/>
    <draw:hatch draw:name="Hatch_20_919" draw:display-name="Hatch 919" draw:style="single" draw:color="#000000" draw:distance="0.11mm" draw:rotation="0"/>
    <draw:hatch draw:name="Hatch_20_920" draw:display-name="Hatch 920" draw:style="single" draw:color="#000000" draw:distance="0.11mm" draw:rotation="0"/>
    <draw:hatch draw:name="Hatch_20_921" draw:display-name="Hatch 921" draw:style="single" draw:color="#000000" draw:distance="0.11mm" draw:rotation="0"/>
    <draw:hatch draw:name="Hatch_20_922" draw:display-name="Hatch 922" draw:style="single" draw:color="#000000" draw:distance="0.11mm" draw:rotation="0"/>
    <draw:hatch draw:name="Hatch_20_923" draw:display-name="Hatch 923" draw:style="single" draw:color="#000000" draw:distance="0.11mm" draw:rotation="0"/>
    <draw:hatch draw:name="Hatch_20_924" draw:display-name="Hatch 924" draw:style="single" draw:color="#000000" draw:distance="0.11mm" draw:rotation="0"/>
    <draw:hatch draw:name="Hatch_20_925" draw:display-name="Hatch 925" draw:style="single" draw:color="#000000" draw:distance="0.11mm" draw:rotation="0"/>
    <draw:hatch draw:name="Hatch_20_926" draw:display-name="Hatch 926" draw:style="single" draw:color="#000000" draw:distance="0.11mm" draw:rotation="0"/>
    <draw:hatch draw:name="Hatch_20_927" draw:display-name="Hatch 927" draw:style="single" draw:color="#000000" draw:distance="0.11mm" draw:rotation="0"/>
    <draw:hatch draw:name="Hatch_20_928" draw:display-name="Hatch 928" draw:style="single" draw:color="#000000" draw:distance="0.11mm" draw:rotation="0"/>
    <draw:hatch draw:name="Hatch_20_929" draw:display-name="Hatch 929" draw:style="single" draw:color="#000000" draw:distance="0.11mm" draw:rotation="0"/>
    <draw:hatch draw:name="Hatch_20_930" draw:display-name="Hatch 930" draw:style="single" draw:color="#000000" draw:distance="0.11mm" draw:rotation="0"/>
    <draw:hatch draw:name="Hatch_20_931" draw:display-name="Hatch 931" draw:style="single" draw:color="#000000" draw:distance="0.11mm" draw:rotation="0"/>
    <draw:hatch draw:name="Hatch_20_932" draw:display-name="Hatch 932" draw:style="single" draw:color="#000000" draw:distance="0.11mm" draw:rotation="0"/>
    <draw:hatch draw:name="Hatch_20_933" draw:display-name="Hatch 933" draw:style="single" draw:color="#000000" draw:distance="0.11mm" draw:rotation="0"/>
    <draw:hatch draw:name="Hatch_20_934" draw:display-name="Hatch 934" draw:style="single" draw:color="#000000" draw:distance="0.11mm" draw:rotation="0"/>
    <draw:hatch draw:name="Hatch_20_935" draw:display-name="Hatch 935" draw:style="single" draw:color="#000000" draw:distance="0.11mm" draw:rotation="0"/>
    <draw:hatch draw:name="Hatch_20_936" draw:display-name="Hatch 936" draw:style="single" draw:color="#000000" draw:distance="0.11mm" draw:rotation="0"/>
    <draw:hatch draw:name="Hatch_20_937" draw:display-name="Hatch 937" draw:style="single" draw:color="#000000" draw:distance="0.11mm" draw:rotation="0"/>
    <draw:hatch draw:name="Hatching_20_1" draw:display-name="Hatching 1" draw:style="single" draw:color="#000000" draw:distance="1.02mm" draw:rotation="450"/>
    <draw:hatch draw:name="White_20_135_20_degree" draw:display-name="White 135 degree" draw:style="single" draw:color="#ffffff" draw:distance="2.02mm" draw:rotation="1350"/>
    <draw:hatch draw:name="White_20_on_20_Sun3_20_45_20_degree" draw:display-name="White on Sun3 45 degree" draw:style="single" draw:color="#ffffff" draw:distance="2.02mm" draw:rotation="450"/>
    <draw:marker draw:name="Arrowheads_20_1" draw:display-name="Arrowheads 1" svg:viewBox="0 0 20 30" svg:d="M10 0l-10 30h20z"/>
    <draw:marker draw:name="Arrowheads_20_10" draw:display-name="Arrowheads 10" svg:viewBox="0 0 595 250" svg:d="M0 250c0-83 0-166 0-250 198 0 396 0 595 0 0 83 0 166 0 250-198 0-396 0-595 0z"/>
    <draw:marker draw:name="Arrowheads_20_11" draw:display-name="Arrowheads 11" svg:viewBox="0 0 595 250" svg:d="M0 250c0-83 0-166 0-250 198 0 396 0 595 0 0 83 0 166 0 250-198 0-396 0-595 0z"/>
    <draw:marker draw:name="Arrowheads_20_12" draw:display-name="Arrowheads 12" svg:viewBox="0 0 1122 2243" svg:d="M0 2108v17 17l12 42 30 34 38 21 43 4 29-8 30-21 25-26 13-34 343-1532 339 1520 13 42 29 34 39 21 42 4 42-12 34-30 21-42v-39-12l-4 4-440-1998-9-42-25-39-38-25-43-8-42 8-38 25-26 39-8 42z"/>
    <draw:marker draw:name="Arrowheads_20_2" draw:display-name="Arrowheads 2" svg:viewBox="0 0 10 10" svg:d="M0 0h10v10h-10z"/>
    <draw:marker draw:name="Arrowheads_20_3" draw:display-name="Arrowheads 3" svg:viewBox="0 0 1321 3493" svg:d="M1321 3493h-1321l702-3493z"/>
    <draw:marker draw:name="Arrowheads_20_4" draw:display-name="Arrowheads 4" svg:viewBox="0 0 836 110" svg:d="M0 0h278 278 280v36 36 38h-278-278-280v-36-36z"/>
    <draw:marker draw:name="Double_20_Arrow" draw:display-name="Double Arrow" svg:viewBox="0 0 1131 1918" svg:d="M737 1131h394l-564-1131-567 1131h398l-398 787h1131z"/>
    <draw:marker draw:name="Generalization" svg:viewBox="0 0 495 423" svg:d="M247 0l248 423h-495z"/>
    <draw:stroke-dash draw:name="_32__20_Dots_20_1_20_Dash" draw:display-name="2 Dots 1 Dash" draw:style="rect" draw:dots1="2" draw:dots2="1" draw:dots2-length="2.03mm" draw:distance="2.03mm"/>
    <draw:stroke-dash draw:name="Dashed_20__28_var_29_" draw:display-name="Dashed (var)" draw:style="rect" draw:dots1="1" draw:dots1-length="197%" draw:distance="127%"/>
    <draw:stroke-dash draw:name="Dashed_20__28_var_29__20_10" draw:display-name="Dashed (var) 10" draw:style="rect" draw:dots1="1" draw:dots1-length="0.11mm" draw:dots2="1" draw:dots2-length="0.11mm" draw:distance="0.11mm"/>
    <draw:stroke-dash draw:name="Dashed_20__28_var_29__20_1040" draw:display-name="Dashed (var) 1040" draw:style="rect" draw:dots1="1" draw:dots1-length="0.11mm" draw:dots2="1" draw:dots2-length="0.11mm" draw:distance="0.11mm"/>
    <draw:stroke-dash draw:name="Dashed_20__28_var_29__20_1041" draw:display-name="Dashed (var) 1041" draw:style="rect" draw:dots1="1" draw:dots1-length="0.11mm" draw:dots2="1" draw:dots2-length="0.11mm" draw:distance="0.11mm"/>
    <draw:stroke-dash draw:name="Dashed_20__28_var_29__20_1042" draw:display-name="Dashed (var) 1042" draw:style="rect" draw:dots1="1" draw:dots1-length="0.11mm" draw:dots2="1" draw:dots2-length="0.11mm" draw:distance="0.11mm"/>
    <draw:stroke-dash draw:name="Dashed_20__28_var_29__20_1043" draw:display-name="Dashed (var) 1043" draw:style="rect" draw:dots1="1" draw:dots1-length="0.11mm" draw:dots2="1" draw:dots2-length="0.11mm" draw:distance="0.11mm"/>
    <draw:stroke-dash draw:name="Dashed_20__28_var_29__20_1044" draw:display-name="Dashed (var) 1044" draw:style="rect" draw:dots1="1" draw:dots1-length="0.11mm" draw:dots2="1" draw:dots2-length="0.11mm" draw:distance="0.11mm"/>
    <draw:stroke-dash draw:name="Dashed_20__28_var_29__20_1045" draw:display-name="Dashed (var) 1045" draw:style="rect" draw:dots1="1" draw:dots1-length="0.11mm" draw:dots2="1" draw:dots2-length="0.11mm" draw:distance="0.11mm"/>
    <draw:stroke-dash draw:name="Dashed_20__28_var_29__20_1046" draw:display-name="Dashed (var) 1046" draw:style="rect" draw:dots1="1" draw:dots1-length="0.11mm" draw:dots2="1" draw:dots2-length="0.11mm" draw:distance="0.11mm"/>
    <draw:stroke-dash draw:name="Dashed_20__28_var_29__20_1047" draw:display-name="Dashed (var) 1047" draw:style="rect" draw:dots1="1" draw:dots1-length="0.11mm" draw:dots2="1" draw:dots2-length="0.11mm" draw:distance="0.11mm"/>
    <draw:stroke-dash draw:name="Dashed_20__28_var_29__20_1048" draw:display-name="Dashed (var) 1048" draw:style="rect" draw:dots1="1" draw:dots1-length="0.11mm" draw:dots2="1" draw:dots2-length="0.11mm" draw:distance="0.11mm"/>
    <draw:stroke-dash draw:name="Dashed_20__28_var_29__20_1049" draw:display-name="Dashed (var) 1049" draw:style="rect" draw:dots1="1" draw:dots1-length="0.11mm" draw:dots2="1" draw:dots2-length="0.11mm" draw:distance="0.11mm"/>
    <draw:stroke-dash draw:name="Dashed_20__28_var_29__20_1050" draw:display-name="Dashed (var) 1050" draw:style="rect" draw:dots1="1" draw:dots1-length="0.11mm" draw:dots2="1" draw:dots2-length="0.11mm" draw:distance="0.11mm"/>
    <draw:stroke-dash draw:name="Dashed_20__28_var_29__20_1051" draw:display-name="Dashed (var) 1051" draw:style="rect" draw:dots1="1" draw:dots1-length="0.11mm" draw:dots2="1" draw:dots2-length="0.11mm" draw:distance="0.11mm"/>
    <draw:stroke-dash draw:name="Dashed_20__28_var_29__20_1052" draw:display-name="Dashed (var) 1052" draw:style="rect" draw:dots1="1" draw:dots1-length="0.11mm" draw:dots2="1" draw:dots2-length="0.11mm" draw:distance="0.11mm"/>
    <draw:stroke-dash draw:name="Dashed_20__28_var_29__20_1053" draw:display-name="Dashed (var) 1053" draw:style="rect" draw:dots1="1" draw:dots1-length="0.11mm" draw:dots2="1" draw:dots2-length="0.11mm" draw:distance="0.11mm"/>
    <draw:stroke-dash draw:name="Dashed_20__28_var_29__20_1054" draw:display-name="Dashed (var) 1054" draw:style="rect" draw:dots1="1" draw:dots1-length="0.11mm" draw:dots2="1" draw:dots2-length="0.11mm" draw:distance="0.11mm"/>
    <draw:stroke-dash draw:name="Dashed_20__28_var_29__20_1055" draw:display-name="Dashed (var) 1055" draw:style="rect" draw:dots1="1" draw:dots1-length="0.11mm" draw:dots2="1" draw:dots2-length="0.11mm" draw:distance="0.11mm"/>
    <draw:stroke-dash draw:name="Dashed_20__28_var_29__20_1056" draw:display-name="Dashed (var) 1056" draw:style="rect" draw:dots1="1" draw:dots1-length="0.11mm" draw:dots2="1" draw:dots2-length="0.11mm" draw:distance="0.11mm"/>
    <draw:stroke-dash draw:name="Dashed_20__28_var_29__20_1057" draw:display-name="Dashed (var) 1057" draw:style="rect" draw:dots1="1" draw:dots1-length="0.11mm" draw:dots2="1" draw:dots2-length="0.11mm" draw:distance="0.11mm"/>
    <draw:stroke-dash draw:name="Dashed_20__28_var_29__20_1058" draw:display-name="Dashed (var) 1058" draw:style="rect" draw:dots1="1" draw:dots1-length="0.11mm" draw:dots2="1" draw:dots2-length="0.11mm" draw:distance="0.11mm"/>
    <draw:stroke-dash draw:name="Dashed_20__28_var_29__20_1059" draw:display-name="Dashed (var) 1059" draw:style="rect" draw:dots1="1" draw:dots1-length="0.11mm" draw:dots2="1" draw:dots2-length="0.11mm" draw:distance="0.11mm"/>
    <draw:stroke-dash draw:name="Dashed_20__28_var_29__20_1060" draw:display-name="Dashed (var) 1060" draw:style="rect" draw:dots1="1" draw:dots1-length="0.11mm" draw:dots2="1" draw:dots2-length="0.11mm" draw:distance="0.11mm"/>
    <draw:stroke-dash draw:name="Dashed_20__28_var_29__20_1061" draw:display-name="Dashed (var) 1061" draw:style="rect" draw:dots1="1" draw:dots1-length="0.11mm" draw:dots2="1" draw:dots2-length="0.11mm" draw:distance="0.11mm"/>
    <draw:stroke-dash draw:name="Dashed_20__28_var_29__20_1062" draw:display-name="Dashed (var) 1062" draw:style="rect" draw:dots1="1" draw:dots1-length="0.11mm" draw:dots2="1" draw:dots2-length="0.11mm" draw:distance="0.11mm"/>
    <draw:stroke-dash draw:name="Dashed_20__28_var_29__20_1063" draw:display-name="Dashed (var) 1063" draw:style="rect" draw:dots1="1" draw:dots1-length="0.11mm" draw:dots2="1" draw:dots2-length="0.11mm" draw:distance="0.11mm"/>
    <draw:stroke-dash draw:name="Dashed_20__28_var_29__20_1064" draw:display-name="Dashed (var) 1064" draw:style="rect" draw:dots1="1" draw:dots1-length="0.11mm" draw:dots2="1" draw:dots2-length="0.11mm" draw:distance="0.11mm"/>
    <draw:stroke-dash draw:name="Dashed_20__28_var_29__20_1065" draw:display-name="Dashed (var) 1065" draw:style="rect" draw:dots1="1" draw:dots1-length="0.11mm" draw:dots2="1" draw:dots2-length="0.11mm" draw:distance="0.11mm"/>
    <draw:stroke-dash draw:name="Dashed_20__28_var_29__20_1066" draw:display-name="Dashed (var) 1066" draw:style="rect" draw:dots1="1" draw:dots1-length="0.11mm" draw:dots2="1" draw:dots2-length="0.11mm" draw:distance="0.11mm"/>
    <draw:stroke-dash draw:name="Dashed_20__28_var_29__20_1067" draw:display-name="Dashed (var) 1067" draw:style="rect" draw:dots1="1" draw:dots1-length="0.11mm" draw:dots2="1" draw:dots2-length="0.11mm" draw:distance="0.11mm"/>
    <draw:stroke-dash draw:name="Dashed_20__28_var_29__20_1068" draw:display-name="Dashed (var) 1068" draw:style="rect" draw:dots1="1" draw:dots1-length="0.11mm" draw:dots2="1" draw:dots2-length="0.11mm" draw:distance="0.11mm"/>
    <draw:stroke-dash draw:name="Dashed_20__28_var_29__20_1069" draw:display-name="Dashed (var) 1069" draw:style="rect" draw:dots1="1" draw:dots1-length="0.11mm" draw:dots2="1" draw:dots2-length="0.11mm" draw:distance="0.11mm"/>
    <draw:stroke-dash draw:name="Dashed_20__28_var_29__20_1070" draw:display-name="Dashed (var) 1070" draw:style="rect" draw:dots1="1" draw:dots1-length="0.11mm" draw:dots2="1" draw:dots2-length="0.11mm" draw:distance="0.11mm"/>
    <draw:stroke-dash draw:name="Dashed_20__28_var_29__20_1071" draw:display-name="Dashed (var) 1071" draw:style="rect" draw:dots1="1" draw:dots1-length="0.11mm" draw:dots2="1" draw:dots2-length="0.11mm" draw:distance="0.11mm"/>
    <draw:stroke-dash draw:name="Dashed_20__28_var_29__20_1072" draw:display-name="Dashed (var) 1072" draw:style="rect" draw:dots1="1" draw:dots1-length="0.11mm" draw:dots2="1" draw:dots2-length="0.11mm" draw:distance="0.11mm"/>
    <draw:stroke-dash draw:name="Dashed_20__28_var_29__20_1073" draw:display-name="Dashed (var) 1073" draw:style="rect" draw:dots1="1" draw:dots1-length="0.11mm" draw:dots2="1" draw:dots2-length="0.11mm" draw:distance="0.11mm"/>
    <draw:stroke-dash draw:name="Dashed_20__28_var_29__20_1074" draw:display-name="Dashed (var) 1074" draw:style="rect" draw:dots1="1" draw:dots1-length="0.11mm" draw:dots2="1" draw:dots2-length="0.11mm" draw:distance="0.11mm"/>
    <draw:stroke-dash draw:name="Dashed_20__28_var_29__20_1075" draw:display-name="Dashed (var) 1075" draw:style="rect" draw:dots1="1" draw:dots1-length="0.11mm" draw:dots2="1" draw:dots2-length="0.11mm" draw:distance="0.11mm"/>
    <draw:stroke-dash draw:name="Dashed_20__28_var_29__20_1076" draw:display-name="Dashed (var) 1076" draw:style="rect" draw:dots1="1" draw:dots1-length="0.11mm" draw:dots2="1" draw:dots2-length="0.11mm" draw:distance="0.11mm"/>
    <draw:stroke-dash draw:name="Dashed_20__28_var_29__20_1077" draw:display-name="Dashed (var) 1077" draw:style="rect" draw:dots1="1" draw:dots1-length="0.11mm" draw:dots2="1" draw:dots2-length="0.11mm" draw:distance="0.11mm"/>
    <draw:stroke-dash draw:name="Dashed_20__28_var_29__20_1078" draw:display-name="Dashed (var) 1078" draw:style="rect" draw:dots1="1" draw:dots1-length="0.11mm" draw:dots2="1" draw:dots2-length="0.11mm" draw:distance="0.11mm"/>
    <draw:stroke-dash draw:name="Dashed_20__28_var_29__20_1079" draw:display-name="Dashed (var) 1079" draw:style="rect" draw:dots1="1" draw:dots1-length="0.11mm" draw:dots2="1" draw:dots2-length="0.11mm" draw:distance="0.11mm"/>
    <draw:stroke-dash draw:name="Dashed_20__28_var_29__20_1080" draw:display-name="Dashed (var) 1080" draw:style="rect" draw:dots1="1" draw:dots1-length="0.11mm" draw:dots2="1" draw:dots2-length="0.11mm" draw:distance="0.11mm"/>
    <draw:stroke-dash draw:name="Dashed_20__28_var_29__20_1081" draw:display-name="Dashed (var) 1081" draw:style="rect" draw:dots1="1" draw:dots1-length="0.11mm" draw:dots2="1" draw:dots2-length="0.11mm" draw:distance="0.11mm"/>
    <draw:stroke-dash draw:name="Dashed_20__28_var_29__20_1082" draw:display-name="Dashed (var) 1082" draw:style="rect" draw:dots1="1" draw:dots1-length="0.11mm" draw:dots2="1" draw:dots2-length="0.11mm" draw:distance="0.11mm"/>
    <draw:stroke-dash draw:name="Dashed_20__28_var_29__20_1083" draw:display-name="Dashed (var) 1083" draw:style="rect" draw:dots1="1" draw:dots1-length="0.11mm" draw:dots2="1" draw:dots2-length="0.11mm" draw:distance="0.11mm"/>
    <draw:stroke-dash draw:name="Dashed_20__28_var_29__20_1084" draw:display-name="Dashed (var) 1084" draw:style="rect" draw:dots1="1" draw:dots1-length="0.11mm" draw:dots2="1" draw:dots2-length="0.11mm" draw:distance="0.11mm"/>
    <draw:stroke-dash draw:name="Dashed_20__28_var_29__20_1085" draw:display-name="Dashed (var) 1085" draw:style="rect" draw:dots1="1" draw:dots1-length="0.11mm" draw:dots2="1" draw:dots2-length="0.11mm" draw:distance="0.11mm"/>
    <draw:stroke-dash draw:name="Dashed_20__28_var_29__20_1086" draw:display-name="Dashed (var) 1086" draw:style="rect" draw:dots1="1" draw:dots1-length="0.29mm" draw:dots2="1" draw:dots2-length="0.29mm" draw:distance="0.29mm"/>
    <draw:stroke-dash draw:name="Dashed_20__28_var_29__20_1087" draw:display-name="Dashed (var) 1087" draw:style="rect" draw:dots1="1" draw:dots1-length="0.11mm" draw:dots2="1" draw:dots2-length="0.11mm" draw:distance="0.11mm"/>
    <draw:stroke-dash draw:name="Dashed_20__28_var_29__20_1088" draw:display-name="Dashed (var) 1088" draw:style="rect" draw:dots1="1" draw:dots1-length="0.11mm" draw:dots2="1" draw:dots2-length="0.11mm" draw:distance="0.11mm"/>
    <draw:stroke-dash draw:name="Dashed_20__28_var_29__20_1089" draw:display-name="Dashed (var) 1089" draw:style="rect" draw:dots1="1" draw:dots1-length="0.11mm" draw:dots2="1" draw:dots2-length="0.11mm" draw:distance="0.11mm"/>
    <draw:stroke-dash draw:name="Dashed_20__28_var_29__20_1090" draw:display-name="Dashed (var) 1090" draw:style="rect" draw:dots1="1" draw:dots1-length="0.11mm" draw:dots2="1" draw:dots2-length="0.11mm" draw:distance="0.11mm"/>
    <draw:stroke-dash draw:name="Dashed_20__28_var_29__20_1091" draw:display-name="Dashed (var) 1091" draw:style="rect" draw:dots1="1" draw:dots1-length="0.11mm" draw:dots2="1" draw:dots2-length="0.11mm" draw:distance="0.11mm"/>
    <draw:stroke-dash draw:name="Dashed_20__28_var_29__20_1092" draw:display-name="Dashed (var) 1092" draw:style="rect" draw:dots1="1" draw:dots1-length="0.11mm" draw:dots2="1" draw:dots2-length="0.11mm" draw:distance="0.11mm"/>
    <draw:stroke-dash draw:name="Dashed_20__28_var_29__20_1093" draw:display-name="Dashed (var) 1093" draw:style="rect" draw:dots1="1" draw:dots1-length="0.11mm" draw:dots2="1" draw:dots2-length="0.11mm" draw:distance="0.11mm"/>
    <draw:stroke-dash draw:name="Dashed_20__28_var_29__20_1094" draw:display-name="Dashed (var) 1094" draw:style="rect" draw:dots1="1" draw:dots1-length="0.11mm" draw:dots2="1" draw:dots2-length="0.11mm" draw:distance="0.11mm"/>
    <draw:stroke-dash draw:name="Dashed_20__28_var_29__20_1095" draw:display-name="Dashed (var) 1095" draw:style="rect" draw:dots1="1" draw:dots1-length="0.11mm" draw:dots2="1" draw:dots2-length="0.11mm" draw:distance="0.11mm"/>
    <draw:stroke-dash draw:name="Dashed_20__28_var_29__20_1096" draw:display-name="Dashed (var) 1096" draw:style="rect" draw:dots1="1" draw:dots1-length="0.11mm" draw:dots2="1" draw:dots2-length="0.11mm" draw:distance="0.11mm"/>
    <draw:stroke-dash draw:name="Dashed_20__28_var_29__20_1097" draw:display-name="Dashed (var) 1097" draw:style="rect" draw:dots1="1" draw:dots1-length="0.11mm" draw:dots2="1" draw:dots2-length="0.11mm" draw:distance="0.11mm"/>
    <draw:stroke-dash draw:name="Dashed_20__28_var_29__20_1098" draw:display-name="Dashed (var) 1098" draw:style="rect" draw:dots1="1" draw:dots1-length="0.11mm" draw:dots2="1" draw:dots2-length="0.11mm" draw:distance="0.11mm"/>
    <draw:stroke-dash draw:name="Dashed_20__28_var_29__20_1099" draw:display-name="Dashed (var) 1099" draw:style="rect" draw:dots1="1" draw:dots1-length="0.11mm" draw:dots2="1" draw:dots2-length="0.11mm" draw:distance="0.11mm"/>
    <draw:stroke-dash draw:name="Dashed_20__28_var_29__20_11" draw:display-name="Dashed (var) 11" draw:style="rect" draw:dots1="1" draw:dots1-length="0.11mm" draw:dots2="1" draw:dots2-length="0.11mm" draw:distance="0.11mm"/>
    <draw:stroke-dash draw:name="Dashed_20__28_var_29__20_1100" draw:display-name="Dashed (var) 1100" draw:style="rect" draw:dots1="1" draw:dots1-length="0.11mm" draw:dots2="1" draw:dots2-length="0.11mm" draw:distance="0.11mm"/>
    <draw:stroke-dash draw:name="Dashed_20__28_var_29__20_1101" draw:display-name="Dashed (var) 1101" draw:style="rect" draw:dots1="1" draw:dots1-length="0.11mm" draw:dots2="1" draw:dots2-length="0.11mm" draw:distance="0.11mm"/>
    <draw:stroke-dash draw:name="Dashed_20__28_var_29__20_1102" draw:display-name="Dashed (var) 1102" draw:style="rect" draw:dots1="1" draw:dots1-length="0.11mm" draw:dots2="1" draw:dots2-length="0.11mm" draw:distance="0.11mm"/>
    <draw:stroke-dash draw:name="Dashed_20__28_var_29__20_1103" draw:display-name="Dashed (var) 1103" draw:style="rect" draw:dots1="1" draw:dots1-length="0.11mm" draw:dots2="1" draw:dots2-length="0.11mm" draw:distance="0.11mm"/>
    <draw:stroke-dash draw:name="Dashed_20__28_var_29__20_1104" draw:display-name="Dashed (var) 1104" draw:style="rect" draw:dots1="1" draw:dots1-length="0.11mm" draw:dots2="1" draw:dots2-length="0.11mm" draw:distance="0.11mm"/>
    <draw:stroke-dash draw:name="Dashed_20__28_var_29__20_1105" draw:display-name="Dashed (var) 1105" draw:style="rect" draw:dots1="1" draw:dots1-length="0.11mm" draw:dots2="1" draw:dots2-length="0.11mm" draw:distance="0.11mm"/>
    <draw:stroke-dash draw:name="Dashed_20__28_var_29__20_1106" draw:display-name="Dashed (var) 1106" draw:style="rect" draw:dots1="1" draw:dots1-length="0.11mm" draw:dots2="1" draw:dots2-length="0.11mm" draw:distance="0.11mm"/>
    <draw:stroke-dash draw:name="Dashed_20__28_var_29__20_1107" draw:display-name="Dashed (var) 1107" draw:style="rect" draw:dots1="1" draw:dots1-length="0.11mm" draw:dots2="1" draw:dots2-length="0.11mm" draw:distance="0.11mm"/>
    <draw:stroke-dash draw:name="Dashed_20__28_var_29__20_1108" draw:display-name="Dashed (var) 1108" draw:style="rect" draw:dots1="1" draw:dots1-length="0.11mm" draw:dots2="1" draw:dots2-length="0.11mm" draw:distance="0.11mm"/>
    <draw:stroke-dash draw:name="Dashed_20__28_var_29__20_1109" draw:display-name="Dashed (var) 1109" draw:style="rect" draw:dots1="1" draw:dots1-length="0.11mm" draw:dots2="1" draw:dots2-length="0.11mm" draw:distance="0.11mm"/>
    <draw:stroke-dash draw:name="Dashed_20__28_var_29__20_1110" draw:display-name="Dashed (var) 1110" draw:style="rect" draw:dots1="1" draw:dots1-length="0.11mm" draw:dots2="1" draw:dots2-length="0.11mm" draw:distance="0.11mm"/>
    <draw:stroke-dash draw:name="Dashed_20__28_var_29__20_1111" draw:display-name="Dashed (var) 1111" draw:style="rect" draw:dots1="1" draw:dots1-length="0.11mm" draw:dots2="1" draw:dots2-length="0.11mm" draw:distance="0.11mm"/>
    <draw:stroke-dash draw:name="Dashed_20__28_var_29__20_1112" draw:display-name="Dashed (var) 1112" draw:style="rect" draw:dots1="1" draw:dots1-length="0.11mm" draw:dots2="1" draw:dots2-length="0.11mm" draw:distance="0.11mm"/>
    <draw:stroke-dash draw:name="Dashed_20__28_var_29__20_1113" draw:display-name="Dashed (var) 1113" draw:style="rect" draw:dots1="1" draw:dots1-length="0.11mm" draw:dots2="1" draw:dots2-length="0.11mm" draw:distance="0.11mm"/>
    <draw:stroke-dash draw:name="Dashed_20__28_var_29__20_1114" draw:display-name="Dashed (var) 1114" draw:style="rect" draw:dots1="1" draw:dots1-length="0.11mm" draw:dots2="1" draw:dots2-length="0.11mm" draw:distance="0.11mm"/>
    <draw:stroke-dash draw:name="Dashed_20__28_var_29__20_1115" draw:display-name="Dashed (var) 1115" draw:style="rect" draw:dots1="1" draw:dots1-length="0.11mm" draw:dots2="1" draw:dots2-length="0.11mm" draw:distance="0.11mm"/>
    <draw:stroke-dash draw:name="Dashed_20__28_var_29__20_1116" draw:display-name="Dashed (var) 1116" draw:style="rect" draw:dots1="1" draw:dots1-length="0.11mm" draw:dots2="1" draw:dots2-length="0.11mm" draw:distance="0.11mm"/>
    <draw:stroke-dash draw:name="Dashed_20__28_var_29__20_1117" draw:display-name="Dashed (var) 1117" draw:style="rect" draw:dots1="1" draw:dots1-length="0.11mm" draw:dots2="1" draw:dots2-length="0.11mm" draw:distance="0.11mm"/>
    <draw:stroke-dash draw:name="Dashed_20__28_var_29__20_1118" draw:display-name="Dashed (var) 1118" draw:style="rect" draw:dots1="1" draw:dots1-length="0.11mm" draw:dots2="1" draw:dots2-length="0.11mm" draw:distance="0.11mm"/>
    <draw:stroke-dash draw:name="Dashed_20__28_var_29__20_1119" draw:display-name="Dashed (var) 1119" draw:style="rect" draw:dots1="1" draw:dots1-length="0.11mm" draw:dots2="1" draw:dots2-length="0.11mm" draw:distance="0.11mm"/>
    <draw:stroke-dash draw:name="Dashed_20__28_var_29__20_1120" draw:display-name="Dashed (var) 1120" draw:style="rect" draw:dots1="1" draw:dots1-length="0.11mm" draw:dots2="1" draw:dots2-length="0.11mm" draw:distance="0.11mm"/>
    <draw:stroke-dash draw:name="Dashed_20__28_var_29__20_1121" draw:display-name="Dashed (var) 1121" draw:style="rect" draw:dots1="1" draw:dots1-length="0.11mm" draw:dots2="1" draw:dots2-length="0.11mm" draw:distance="0.11mm"/>
    <draw:stroke-dash draw:name="Dashed_20__28_var_29__20_1122" draw:display-name="Dashed (var) 1122" draw:style="rect" draw:dots1="1" draw:dots1-length="0.11mm" draw:dots2="1" draw:dots2-length="0.11mm" draw:distance="0.11mm"/>
    <draw:stroke-dash draw:name="Dashed_20__28_var_29__20_1123" draw:display-name="Dashed (var) 1123" draw:style="rect" draw:dots1="1" draw:dots1-length="0.11mm" draw:dots2="1" draw:dots2-length="0.11mm" draw:distance="0.11mm"/>
    <draw:stroke-dash draw:name="Dashed_20__28_var_29__20_1124" draw:display-name="Dashed (var) 1124" draw:style="rect" draw:dots1="1" draw:dots1-length="0.11mm" draw:dots2="1" draw:dots2-length="0.11mm" draw:distance="0.11mm"/>
    <draw:stroke-dash draw:name="Dashed_20__28_var_29__20_1125" draw:display-name="Dashed (var) 1125" draw:style="rect" draw:dots1="1" draw:dots1-length="0.11mm" draw:dots2="1" draw:dots2-length="0.11mm" draw:distance="0.11mm"/>
    <draw:stroke-dash draw:name="Dashed_20__28_var_29__20_1126" draw:display-name="Dashed (var) 1126" draw:style="rect" draw:dots1="1" draw:dots1-length="0.11mm" draw:dots2="1" draw:dots2-length="0.11mm" draw:distance="0.11mm"/>
    <draw:stroke-dash draw:name="Dashed_20__28_var_29__20_1127" draw:display-name="Dashed (var) 1127" draw:style="rect" draw:dots1="1" draw:dots1-length="0.11mm" draw:dots2="1" draw:dots2-length="0.11mm" draw:distance="0.11mm"/>
    <draw:stroke-dash draw:name="Dashed_20__28_var_29__20_1128" draw:display-name="Dashed (var) 1128" draw:style="rect" draw:dots1="1" draw:dots1-length="0.11mm" draw:dots2="1" draw:dots2-length="0.11mm" draw:distance="0.11mm"/>
    <draw:stroke-dash draw:name="Dashed_20__28_var_29__20_1129" draw:display-name="Dashed (var) 1129" draw:style="rect" draw:dots1="1" draw:dots1-length="0.11mm" draw:dots2="1" draw:dots2-length="0.11mm" draw:distance="0.11mm"/>
    <draw:stroke-dash draw:name="Dashed_20__28_var_29__20_1130" draw:display-name="Dashed (var) 1130" draw:style="rect" draw:dots1="1" draw:dots1-length="0.11mm" draw:dots2="1" draw:dots2-length="0.11mm" draw:distance="0.11mm"/>
    <draw:stroke-dash draw:name="Dashed_20__28_var_29__20_1131" draw:display-name="Dashed (var) 1131" draw:style="rect" draw:dots1="1" draw:dots1-length="0.11mm" draw:dots2="1" draw:dots2-length="0.11mm" draw:distance="0.11mm"/>
    <draw:stroke-dash draw:name="Dashed_20__28_var_29__20_1132" draw:display-name="Dashed (var) 1132" draw:style="rect" draw:dots1="1" draw:dots1-length="0.11mm" draw:dots2="1" draw:dots2-length="0.11mm" draw:distance="0.11mm"/>
    <draw:stroke-dash draw:name="Dashed_20__28_var_29__20_1133" draw:display-name="Dashed (var) 1133" draw:style="rect" draw:dots1="1" draw:dots1-length="0.11mm" draw:dots2="1" draw:dots2-length="0.11mm" draw:distance="0.11mm"/>
    <draw:stroke-dash draw:name="Dashed_20__28_var_29__20_1134" draw:display-name="Dashed (var) 1134" draw:style="rect" draw:dots1="1" draw:dots1-length="0.11mm" draw:dots2="1" draw:dots2-length="0.11mm" draw:distance="0.11mm"/>
    <draw:stroke-dash draw:name="Dashed_20__28_var_29__20_1135" draw:display-name="Dashed (var) 1135" draw:style="rect" draw:dots1="1" draw:dots1-length="0.29mm" draw:dots2="1" draw:dots2-length="0.29mm" draw:distance="0.29mm"/>
    <draw:stroke-dash draw:name="Dashed_20__28_var_29__20_12" draw:display-name="Dashed (var) 12" draw:style="rect" draw:dots1="1" draw:dots1-length="0.11mm" draw:dots2="1" draw:dots2-length="0.11mm" draw:distance="0.11mm"/>
    <draw:stroke-dash draw:name="Dashed_20__28_var_29__20_1234" draw:display-name="Dashed (var) 1234" draw:style="rect" draw:dots1="1" draw:dots1-length="0.11mm" draw:dots2="1" draw:dots2-length="0.11mm" draw:distance="0.11mm"/>
    <draw:stroke-dash draw:name="Dashed_20__28_var_29__20_1235" draw:display-name="Dashed (var) 1235" draw:style="rect" draw:dots1="1" draw:dots1-length="0.11mm" draw:dots2="1" draw:dots2-length="0.11mm" draw:distance="0.11mm"/>
    <draw:stroke-dash draw:name="Dashed_20__28_var_29__20_1236" draw:display-name="Dashed (var) 1236" draw:style="rect" draw:dots1="1" draw:dots1-length="0.11mm" draw:dots2="1" draw:dots2-length="0.11mm" draw:distance="0.11mm"/>
    <draw:stroke-dash draw:name="Dashed_20__28_var_29__20_1237" draw:display-name="Dashed (var) 1237" draw:style="rect" draw:dots1="1" draw:dots1-length="0.11mm" draw:dots2="1" draw:dots2-length="0.11mm" draw:distance="0.11mm"/>
    <draw:stroke-dash draw:name="Dashed_20__28_var_29__20_1238" draw:display-name="Dashed (var) 1238" draw:style="rect" draw:dots1="1" draw:dots1-length="0.11mm" draw:dots2="1" draw:dots2-length="0.11mm" draw:distance="0.11mm"/>
    <draw:stroke-dash draw:name="Dashed_20__28_var_29__20_1239" draw:display-name="Dashed (var) 1239" draw:style="rect" draw:dots1="1" draw:dots1-length="0.11mm" draw:dots2="1" draw:dots2-length="0.11mm" draw:distance="0.11mm"/>
    <draw:stroke-dash draw:name="Dashed_20__28_var_29__20_1240" draw:display-name="Dashed (var) 1240" draw:style="rect" draw:dots1="1" draw:dots1-length="0.11mm" draw:dots2="1" draw:dots2-length="0.11mm" draw:distance="0.11mm"/>
    <draw:stroke-dash draw:name="Dashed_20__28_var_29__20_1241" draw:display-name="Dashed (var) 1241" draw:style="rect" draw:dots1="1" draw:dots1-length="0.11mm" draw:dots2="1" draw:dots2-length="0.11mm" draw:distance="0.11mm"/>
    <draw:stroke-dash draw:name="Dashed_20__28_var_29__20_1242" draw:display-name="Dashed (var) 1242" draw:style="rect" draw:dots1="1" draw:dots1-length="0.11mm" draw:dots2="1" draw:dots2-length="0.11mm" draw:distance="0.11mm"/>
    <draw:stroke-dash draw:name="Dashed_20__28_var_29__20_1243" draw:display-name="Dashed (var) 1243" draw:style="rect" draw:dots1="1" draw:dots1-length="0.11mm" draw:dots2="1" draw:dots2-length="0.11mm" draw:distance="0.11mm"/>
    <draw:stroke-dash draw:name="Dashed_20__28_var_29__20_1244" draw:display-name="Dashed (var) 1244" draw:style="rect" draw:dots1="1" draw:dots1-length="0.11mm" draw:dots2="1" draw:dots2-length="0.11mm" draw:distance="0.11mm"/>
    <draw:stroke-dash draw:name="Dashed_20__28_var_29__20_1245" draw:display-name="Dashed (var) 1245" draw:style="rect" draw:dots1="1" draw:dots1-length="0.11mm" draw:dots2="1" draw:dots2-length="0.11mm" draw:distance="0.11mm"/>
    <draw:stroke-dash draw:name="Dashed_20__28_var_29__20_1246" draw:display-name="Dashed (var) 1246" draw:style="rect" draw:dots1="1" draw:dots1-length="0.11mm" draw:dots2="1" draw:dots2-length="0.11mm" draw:distance="0.11mm"/>
    <draw:stroke-dash draw:name="Dashed_20__28_var_29__20_1247" draw:display-name="Dashed (var) 1247" draw:style="rect" draw:dots1="1" draw:dots1-length="0.11mm" draw:dots2="1" draw:dots2-length="0.11mm" draw:distance="0.11mm"/>
    <draw:stroke-dash draw:name="Dashed_20__28_var_29__20_1248" draw:display-name="Dashed (var) 1248" draw:style="rect" draw:dots1="1" draw:dots1-length="0.11mm" draw:dots2="1" draw:dots2-length="0.11mm" draw:distance="0.11mm"/>
    <draw:stroke-dash draw:name="Dashed_20__28_var_29__20_1249" draw:display-name="Dashed (var) 1249" draw:style="rect" draw:dots1="1" draw:dots1-length="0.11mm" draw:dots2="1" draw:dots2-length="0.11mm" draw:distance="0.11mm"/>
    <draw:stroke-dash draw:name="Dashed_20__28_var_29__20_1250" draw:display-name="Dashed (var) 1250" draw:style="rect" draw:dots1="1" draw:dots1-length="0.11mm" draw:dots2="1" draw:dots2-length="0.11mm" draw:distance="0.11mm"/>
    <draw:stroke-dash draw:name="Dashed_20__28_var_29__20_1251" draw:display-name="Dashed (var) 1251" draw:style="rect" draw:dots1="1" draw:dots1-length="0.11mm" draw:dots2="1" draw:dots2-length="0.11mm" draw:distance="0.11mm"/>
    <draw:stroke-dash draw:name="Dashed_20__28_var_29__20_1252" draw:display-name="Dashed (var) 1252" draw:style="rect" draw:dots1="1" draw:dots1-length="0.11mm" draw:dots2="1" draw:dots2-length="0.11mm" draw:distance="0.11mm"/>
    <draw:stroke-dash draw:name="Dashed_20__28_var_29__20_1253" draw:display-name="Dashed (var) 1253" draw:style="rect" draw:dots1="1" draw:dots1-length="0.11mm" draw:dots2="1" draw:dots2-length="0.11mm" draw:distance="0.11mm"/>
    <draw:stroke-dash draw:name="Dashed_20__28_var_29__20_1254" draw:display-name="Dashed (var) 1254" draw:style="rect" draw:dots1="1" draw:dots1-length="0.11mm" draw:dots2="1" draw:dots2-length="0.11mm" draw:distance="0.11mm"/>
    <draw:stroke-dash draw:name="Dashed_20__28_var_29__20_1255" draw:display-name="Dashed (var) 1255" draw:style="rect" draw:dots1="1" draw:dots1-length="0.11mm" draw:dots2="1" draw:dots2-length="0.11mm" draw:distance="0.11mm"/>
    <draw:stroke-dash draw:name="Dashed_20__28_var_29__20_1256" draw:display-name="Dashed (var) 1256" draw:style="rect" draw:dots1="1" draw:dots1-length="0.11mm" draw:dots2="1" draw:dots2-length="0.11mm" draw:distance="0.11mm"/>
    <draw:stroke-dash draw:name="Dashed_20__28_var_29__20_1257" draw:display-name="Dashed (var) 1257" draw:style="rect" draw:dots1="1" draw:dots1-length="0.11mm" draw:dots2="1" draw:dots2-length="0.11mm" draw:distance="0.11mm"/>
    <draw:stroke-dash draw:name="Dashed_20__28_var_29__20_1258" draw:display-name="Dashed (var) 1258" draw:style="rect" draw:dots1="1" draw:dots1-length="0.11mm" draw:dots2="1" draw:dots2-length="0.11mm" draw:distance="0.11mm"/>
    <draw:stroke-dash draw:name="Dashed_20__28_var_29__20_1259" draw:display-name="Dashed (var) 1259" draw:style="rect" draw:dots1="1" draw:dots1-length="0.11mm" draw:dots2="1" draw:dots2-length="0.11mm" draw:distance="0.11mm"/>
    <draw:stroke-dash draw:name="Dashed_20__28_var_29__20_1260" draw:display-name="Dashed (var) 1260" draw:style="rect" draw:dots1="1" draw:dots1-length="0.11mm" draw:dots2="1" draw:dots2-length="0.11mm" draw:distance="0.11mm"/>
    <draw:stroke-dash draw:name="Dashed_20__28_var_29__20_1261" draw:display-name="Dashed (var) 1261" draw:style="rect" draw:dots1="1" draw:dots1-length="0.11mm" draw:dots2="1" draw:dots2-length="0.11mm" draw:distance="0.11mm"/>
    <draw:stroke-dash draw:name="Dashed_20__28_var_29__20_1262" draw:display-name="Dashed (var) 1262" draw:style="rect" draw:dots1="1" draw:dots1-length="0.11mm" draw:dots2="1" draw:dots2-length="0.11mm" draw:distance="0.11mm"/>
    <draw:stroke-dash draw:name="Dashed_20__28_var_29__20_1263" draw:display-name="Dashed (var) 1263" draw:style="rect" draw:dots1="1" draw:dots1-length="0.11mm" draw:dots2="1" draw:dots2-length="0.11mm" draw:distance="0.11mm"/>
    <draw:stroke-dash draw:name="Dashed_20__28_var_29__20_1264" draw:display-name="Dashed (var) 1264" draw:style="rect" draw:dots1="1" draw:dots1-length="0.11mm" draw:dots2="1" draw:dots2-length="0.11mm" draw:distance="0.11mm"/>
    <draw:stroke-dash draw:name="Dashed_20__28_var_29__20_1265" draw:display-name="Dashed (var) 1265" draw:style="rect" draw:dots1="1" draw:dots1-length="0.11mm" draw:dots2="1" draw:dots2-length="0.11mm" draw:distance="0.11mm"/>
    <draw:stroke-dash draw:name="Dashed_20__28_var_29__20_1266" draw:display-name="Dashed (var) 1266" draw:style="rect" draw:dots1="1" draw:dots1-length="0.11mm" draw:dots2="1" draw:dots2-length="0.11mm" draw:distance="0.11mm"/>
    <draw:stroke-dash draw:name="Dashed_20__28_var_29__20_1267" draw:display-name="Dashed (var) 1267" draw:style="rect" draw:dots1="1" draw:dots1-length="0.11mm" draw:dots2="1" draw:dots2-length="0.11mm" draw:distance="0.11mm"/>
    <draw:stroke-dash draw:name="Dashed_20__28_var_29__20_1268" draw:display-name="Dashed (var) 1268" draw:style="rect" draw:dots1="1" draw:dots1-length="0.11mm" draw:dots2="1" draw:dots2-length="0.11mm" draw:distance="0.11mm"/>
    <draw:stroke-dash draw:name="Dashed_20__28_var_29__20_1269" draw:display-name="Dashed (var) 1269" draw:style="rect" draw:dots1="1" draw:dots1-length="0.11mm" draw:dots2="1" draw:dots2-length="0.11mm" draw:distance="0.11mm"/>
    <draw:stroke-dash draw:name="Dashed_20__28_var_29__20_1270" draw:display-name="Dashed (var) 1270" draw:style="rect" draw:dots1="1" draw:dots1-length="0.11mm" draw:dots2="1" draw:dots2-length="0.11mm" draw:distance="0.11mm"/>
    <draw:stroke-dash draw:name="Dashed_20__28_var_29__20_1271" draw:display-name="Dashed (var) 1271" draw:style="rect" draw:dots1="1" draw:dots1-length="0.11mm" draw:dots2="1" draw:dots2-length="0.11mm" draw:distance="0.11mm"/>
    <draw:stroke-dash draw:name="Dashed_20__28_var_29__20_1272" draw:display-name="Dashed (var) 1272" draw:style="rect" draw:dots1="1" draw:dots1-length="0.11mm" draw:dots2="1" draw:dots2-length="0.11mm" draw:distance="0.11mm"/>
    <draw:stroke-dash draw:name="Dashed_20__28_var_29__20_1273" draw:display-name="Dashed (var) 1273" draw:style="rect" draw:dots1="1" draw:dots1-length="0.11mm" draw:dots2="1" draw:dots2-length="0.11mm" draw:distance="0.11mm"/>
    <draw:stroke-dash draw:name="Dashed_20__28_var_29__20_1274" draw:display-name="Dashed (var) 1274" draw:style="rect" draw:dots1="1" draw:dots1-length="0.11mm" draw:dots2="1" draw:dots2-length="0.11mm" draw:distance="0.11mm"/>
    <draw:stroke-dash draw:name="Dashed_20__28_var_29__20_1275" draw:display-name="Dashed (var) 1275" draw:style="rect" draw:dots1="1" draw:dots1-length="0.11mm" draw:dots2="1" draw:dots2-length="0.11mm" draw:distance="0.11mm"/>
    <draw:stroke-dash draw:name="Dashed_20__28_var_29__20_1276" draw:display-name="Dashed (var) 1276" draw:style="rect" draw:dots1="1" draw:dots1-length="0.11mm" draw:dots2="1" draw:dots2-length="0.11mm" draw:distance="0.11mm"/>
    <draw:stroke-dash draw:name="Dashed_20__28_var_29__20_1277" draw:display-name="Dashed (var) 1277" draw:style="rect" draw:dots1="1" draw:dots1-length="0.11mm" draw:dots2="1" draw:dots2-length="0.11mm" draw:distance="0.11mm"/>
    <draw:stroke-dash draw:name="Dashed_20__28_var_29__20_1278" draw:display-name="Dashed (var) 1278" draw:style="rect" draw:dots1="1" draw:dots1-length="0.11mm" draw:dots2="1" draw:dots2-length="0.11mm" draw:distance="0.11mm"/>
    <draw:stroke-dash draw:name="Dashed_20__28_var_29__20_1279" draw:display-name="Dashed (var) 1279" draw:style="rect" draw:dots1="1" draw:dots1-length="0.11mm" draw:dots2="1" draw:dots2-length="0.11mm" draw:distance="0.11mm"/>
    <draw:stroke-dash draw:name="Dashed_20__28_var_29__20_1280" draw:display-name="Dashed (var) 1280" draw:style="rect" draw:dots1="1" draw:dots1-length="0.11mm" draw:dots2="1" draw:dots2-length="0.11mm" draw:distance="0.11mm"/>
    <draw:stroke-dash draw:name="Dashed_20__28_var_29__20_1281" draw:display-name="Dashed (var) 1281" draw:style="rect" draw:dots1="1" draw:dots1-length="0.11mm" draw:dots2="1" draw:dots2-length="0.11mm" draw:distance="0.11mm"/>
    <draw:stroke-dash draw:name="Dashed_20__28_var_29__20_1282" draw:display-name="Dashed (var) 1282" draw:style="rect" draw:dots1="1" draw:dots1-length="0.11mm" draw:dots2="1" draw:dots2-length="0.11mm" draw:distance="0.11mm"/>
    <draw:stroke-dash draw:name="Dashed_20__28_var_29__20_1283" draw:display-name="Dashed (var) 1283" draw:style="rect" draw:dots1="1" draw:dots1-length="0.11mm" draw:dots2="1" draw:dots2-length="0.11mm" draw:distance="0.11mm"/>
    <draw:stroke-dash draw:name="Dashed_20__28_var_29__20_1284" draw:display-name="Dashed (var) 1284" draw:style="rect" draw:dots1="1" draw:dots1-length="0.11mm" draw:dots2="1" draw:dots2-length="0.11mm" draw:distance="0.11mm"/>
    <draw:stroke-dash draw:name="Dashed_20__28_var_29__20_1285" draw:display-name="Dashed (var) 1285" draw:style="rect" draw:dots1="1" draw:dots1-length="0.11mm" draw:dots2="1" draw:dots2-length="0.11mm" draw:distance="0.11mm"/>
    <draw:stroke-dash draw:name="Dashed_20__28_var_29__20_1286" draw:display-name="Dashed (var) 1286" draw:style="rect" draw:dots1="1" draw:dots1-length="0.11mm" draw:dots2="1" draw:dots2-length="0.11mm" draw:distance="0.11mm"/>
    <draw:stroke-dash draw:name="Dashed_20__28_var_29__20_1287" draw:display-name="Dashed (var) 1287" draw:style="rect" draw:dots1="1" draw:dots1-length="0.11mm" draw:dots2="1" draw:dots2-length="0.11mm" draw:distance="0.11mm"/>
    <draw:stroke-dash draw:name="Dashed_20__28_var_29__20_1288" draw:display-name="Dashed (var) 1288" draw:style="rect" draw:dots1="1" draw:dots1-length="0.11mm" draw:dots2="1" draw:dots2-length="0.11mm" draw:distance="0.11mm"/>
    <draw:stroke-dash draw:name="Dashed_20__28_var_29__20_1289" draw:display-name="Dashed (var) 1289" draw:style="rect" draw:dots1="1" draw:dots1-length="0.11mm" draw:dots2="1" draw:dots2-length="0.11mm" draw:distance="0.11mm"/>
    <draw:stroke-dash draw:name="Dashed_20__28_var_29__20_1290" draw:display-name="Dashed (var) 1290" draw:style="rect" draw:dots1="1" draw:dots1-length="0.11mm" draw:dots2="1" draw:dots2-length="0.11mm" draw:distance="0.11mm"/>
    <draw:stroke-dash draw:name="Dashed_20__28_var_29__20_1291" draw:display-name="Dashed (var) 1291" draw:style="rect" draw:dots1="1" draw:dots1-length="0.11mm" draw:dots2="1" draw:dots2-length="0.11mm" draw:distance="0.11mm"/>
    <draw:stroke-dash draw:name="Dashed_20__28_var_29__20_1292" draw:display-name="Dashed (var) 1292" draw:style="rect" draw:dots1="1" draw:dots1-length="0.11mm" draw:dots2="1" draw:dots2-length="0.11mm" draw:distance="0.11mm"/>
    <draw:stroke-dash draw:name="Dashed_20__28_var_29__20_1293" draw:display-name="Dashed (var) 1293" draw:style="rect" draw:dots1="1" draw:dots1-length="0.11mm" draw:dots2="1" draw:dots2-length="0.11mm" draw:distance="0.11mm"/>
    <draw:stroke-dash draw:name="Dashed_20__28_var_29__20_1294" draw:display-name="Dashed (var) 1294" draw:style="rect" draw:dots1="1" draw:dots1-length="0.29mm" draw:dots2="1" draw:dots2-length="0.29mm" draw:distance="0.29mm"/>
    <draw:stroke-dash draw:name="Dashed_20__28_var_29__20_1295" draw:display-name="Dashed (var) 1295" draw:style="rect" draw:dots1="1" draw:dots1-length="0.11mm" draw:dots2="1" draw:dots2-length="0.11mm" draw:distance="0.11mm"/>
    <draw:stroke-dash draw:name="Dashed_20__28_var_29__20_1296" draw:display-name="Dashed (var) 1296" draw:style="rect" draw:dots1="1" draw:dots1-length="0.11mm" draw:dots2="1" draw:dots2-length="0.11mm" draw:distance="0.11mm"/>
    <draw:stroke-dash draw:name="Dashed_20__28_var_29__20_1297" draw:display-name="Dashed (var) 1297" draw:style="rect" draw:dots1="1" draw:dots1-length="0.11mm" draw:dots2="1" draw:dots2-length="0.11mm" draw:distance="0.11mm"/>
    <draw:stroke-dash draw:name="Dashed_20__28_var_29__20_1298" draw:display-name="Dashed (var) 1298" draw:style="rect" draw:dots1="1" draw:dots1-length="0.11mm" draw:dots2="1" draw:dots2-length="0.11mm" draw:distance="0.11mm"/>
    <draw:stroke-dash draw:name="Dashed_20__28_var_29__20_1299" draw:display-name="Dashed (var) 1299" draw:style="rect" draw:dots1="1" draw:dots1-length="0.11mm" draw:dots2="1" draw:dots2-length="0.11mm" draw:distance="0.11mm"/>
    <draw:stroke-dash draw:name="Dashed_20__28_var_29__20_13" draw:display-name="Dashed (var) 13" draw:style="rect" draw:dots1="1" draw:dots1-length="0.11mm" draw:dots2="1" draw:dots2-length="0.11mm" draw:distance="0.11mm"/>
    <draw:stroke-dash draw:name="Dashed_20__28_var_29__20_1300" draw:display-name="Dashed (var) 1300" draw:style="rect" draw:dots1="1" draw:dots1-length="0.11mm" draw:dots2="1" draw:dots2-length="0.11mm" draw:distance="0.11mm"/>
    <draw:stroke-dash draw:name="Dashed_20__28_var_29__20_1301" draw:display-name="Dashed (var) 1301" draw:style="rect" draw:dots1="1" draw:dots1-length="0.11mm" draw:dots2="1" draw:dots2-length="0.11mm" draw:distance="0.11mm"/>
    <draw:stroke-dash draw:name="Dashed_20__28_var_29__20_1302" draw:display-name="Dashed (var) 1302" draw:style="rect" draw:dots1="1" draw:dots1-length="0.11mm" draw:dots2="1" draw:dots2-length="0.11mm" draw:distance="0.11mm"/>
    <draw:stroke-dash draw:name="Dashed_20__28_var_29__20_1303" draw:display-name="Dashed (var) 1303" draw:style="rect" draw:dots1="1" draw:dots1-length="0.11mm" draw:dots2="1" draw:dots2-length="0.11mm" draw:distance="0.11mm"/>
    <draw:stroke-dash draw:name="Dashed_20__28_var_29__20_1304" draw:display-name="Dashed (var) 1304" draw:style="rect" draw:dots1="1" draw:dots1-length="0.11mm" draw:dots2="1" draw:dots2-length="0.11mm" draw:distance="0.11mm"/>
    <draw:stroke-dash draw:name="Dashed_20__28_var_29__20_1305" draw:display-name="Dashed (var) 1305" draw:style="rect" draw:dots1="1" draw:dots1-length="0.11mm" draw:dots2="1" draw:dots2-length="0.11mm" draw:distance="0.11mm"/>
    <draw:stroke-dash draw:name="Dashed_20__28_var_29__20_1306" draw:display-name="Dashed (var) 1306" draw:style="rect" draw:dots1="1" draw:dots1-length="0.11mm" draw:dots2="1" draw:dots2-length="0.11mm" draw:distance="0.11mm"/>
    <draw:stroke-dash draw:name="Dashed_20__28_var_29__20_1307" draw:display-name="Dashed (var) 1307" draw:style="rect" draw:dots1="1" draw:dots1-length="0.11mm" draw:dots2="1" draw:dots2-length="0.11mm" draw:distance="0.11mm"/>
    <draw:stroke-dash draw:name="Dashed_20__28_var_29__20_1308" draw:display-name="Dashed (var) 1308" draw:style="rect" draw:dots1="1" draw:dots1-length="0.11mm" draw:dots2="1" draw:dots2-length="0.11mm" draw:distance="0.11mm"/>
    <draw:stroke-dash draw:name="Dashed_20__28_var_29__20_1309" draw:display-name="Dashed (var) 1309" draw:style="rect" draw:dots1="1" draw:dots1-length="0.11mm" draw:dots2="1" draw:dots2-length="0.11mm" draw:distance="0.11mm"/>
    <draw:stroke-dash draw:name="Dashed_20__28_var_29__20_1310" draw:display-name="Dashed (var) 1310" draw:style="rect" draw:dots1="1" draw:dots1-length="0.11mm" draw:dots2="1" draw:dots2-length="0.11mm" draw:distance="0.11mm"/>
    <draw:stroke-dash draw:name="Dashed_20__28_var_29__20_1311" draw:display-name="Dashed (var) 1311" draw:style="rect" draw:dots1="1" draw:dots1-length="0.11mm" draw:dots2="1" draw:dots2-length="0.11mm" draw:distance="0.11mm"/>
    <draw:stroke-dash draw:name="Dashed_20__28_var_29__20_1312" draw:display-name="Dashed (var) 1312" draw:style="rect" draw:dots1="1" draw:dots1-length="0.11mm" draw:dots2="1" draw:dots2-length="0.11mm" draw:distance="0.11mm"/>
    <draw:stroke-dash draw:name="Dashed_20__28_var_29__20_1313" draw:display-name="Dashed (var) 1313" draw:style="rect" draw:dots1="1" draw:dots1-length="0.11mm" draw:dots2="1" draw:dots2-length="0.11mm" draw:distance="0.11mm"/>
    <draw:stroke-dash draw:name="Dashed_20__28_var_29__20_1314" draw:display-name="Dashed (var) 1314" draw:style="rect" draw:dots1="1" draw:dots1-length="0.11mm" draw:dots2="1" draw:dots2-length="0.11mm" draw:distance="0.11mm"/>
    <draw:stroke-dash draw:name="Dashed_20__28_var_29__20_1315" draw:display-name="Dashed (var) 1315" draw:style="rect" draw:dots1="1" draw:dots1-length="0.11mm" draw:dots2="1" draw:dots2-length="0.11mm" draw:distance="0.11mm"/>
    <draw:stroke-dash draw:name="Dashed_20__28_var_29__20_1316" draw:display-name="Dashed (var) 1316" draw:style="rect" draw:dots1="1" draw:dots1-length="0.11mm" draw:dots2="1" draw:dots2-length="0.11mm" draw:distance="0.11mm"/>
    <draw:stroke-dash draw:name="Dashed_20__28_var_29__20_1317" draw:display-name="Dashed (var) 1317" draw:style="rect" draw:dots1="1" draw:dots1-length="0.11mm" draw:dots2="1" draw:dots2-length="0.11mm" draw:distance="0.11mm"/>
    <draw:stroke-dash draw:name="Dashed_20__28_var_29__20_1318" draw:display-name="Dashed (var) 1318" draw:style="rect" draw:dots1="1" draw:dots1-length="0.11mm" draw:dots2="1" draw:dots2-length="0.11mm" draw:distance="0.11mm"/>
    <draw:stroke-dash draw:name="Dashed_20__28_var_29__20_1319" draw:display-name="Dashed (var) 1319" draw:style="rect" draw:dots1="1" draw:dots1-length="0.11mm" draw:dots2="1" draw:dots2-length="0.11mm" draw:distance="0.11mm"/>
    <draw:stroke-dash draw:name="Dashed_20__28_var_29__20_132" draw:display-name="Dashed (var) 132" draw:style="rect" draw:dots1="1" draw:dots1-length="0.11mm" draw:dots2="1" draw:dots2-length="0.11mm" draw:distance="0.11mm"/>
    <draw:stroke-dash draw:name="Dashed_20__28_var_29__20_1320" draw:display-name="Dashed (var) 1320" draw:style="rect" draw:dots1="1" draw:dots1-length="0.11mm" draw:dots2="1" draw:dots2-length="0.11mm" draw:distance="0.11mm"/>
    <draw:stroke-dash draw:name="Dashed_20__28_var_29__20_1321" draw:display-name="Dashed (var) 1321" draw:style="rect" draw:dots1="1" draw:dots1-length="0.11mm" draw:dots2="1" draw:dots2-length="0.11mm" draw:distance="0.11mm"/>
    <draw:stroke-dash draw:name="Dashed_20__28_var_29__20_1322" draw:display-name="Dashed (var) 1322" draw:style="rect" draw:dots1="1" draw:dots1-length="0.11mm" draw:dots2="1" draw:dots2-length="0.11mm" draw:distance="0.11mm"/>
    <draw:stroke-dash draw:name="Dashed_20__28_var_29__20_1323" draw:display-name="Dashed (var) 1323" draw:style="rect" draw:dots1="1" draw:dots1-length="0.11mm" draw:dots2="1" draw:dots2-length="0.11mm" draw:distance="0.11mm"/>
    <draw:stroke-dash draw:name="Dashed_20__28_var_29__20_1324" draw:display-name="Dashed (var) 1324" draw:style="rect" draw:dots1="1" draw:dots1-length="0.11mm" draw:dots2="1" draw:dots2-length="0.11mm" draw:distance="0.11mm"/>
    <draw:stroke-dash draw:name="Dashed_20__28_var_29__20_1325" draw:display-name="Dashed (var) 1325" draw:style="rect" draw:dots1="1" draw:dots1-length="0.11mm" draw:dots2="1" draw:dots2-length="0.11mm" draw:distance="0.11mm"/>
    <draw:stroke-dash draw:name="Dashed_20__28_var_29__20_1326" draw:display-name="Dashed (var) 1326" draw:style="rect" draw:dots1="1" draw:dots1-length="0.11mm" draw:dots2="1" draw:dots2-length="0.11mm" draw:distance="0.11mm"/>
    <draw:stroke-dash draw:name="Dashed_20__28_var_29__20_1327" draw:display-name="Dashed (var) 1327" draw:style="rect" draw:dots1="1" draw:dots1-length="0.11mm" draw:dots2="1" draw:dots2-length="0.11mm" draw:distance="0.11mm"/>
    <draw:stroke-dash draw:name="Dashed_20__28_var_29__20_1328" draw:display-name="Dashed (var) 1328" draw:style="rect" draw:dots1="1" draw:dots1-length="0.11mm" draw:dots2="1" draw:dots2-length="0.11mm" draw:distance="0.11mm"/>
    <draw:stroke-dash draw:name="Dashed_20__28_var_29__20_1329" draw:display-name="Dashed (var) 1329" draw:style="rect" draw:dots1="1" draw:dots1-length="0.11mm" draw:dots2="1" draw:dots2-length="0.11mm" draw:distance="0.11mm"/>
    <draw:stroke-dash draw:name="Dashed_20__28_var_29__20_133" draw:display-name="Dashed (var) 133" draw:style="rect" draw:dots1="1" draw:dots1-length="0.11mm" draw:dots2="1" draw:dots2-length="0.11mm" draw:distance="0.11mm"/>
    <draw:stroke-dash draw:name="Dashed_20__28_var_29__20_1330" draw:display-name="Dashed (var) 1330" draw:style="rect" draw:dots1="1" draw:dots1-length="0.11mm" draw:dots2="1" draw:dots2-length="0.11mm" draw:distance="0.11mm"/>
    <draw:stroke-dash draw:name="Dashed_20__28_var_29__20_1331" draw:display-name="Dashed (var) 1331" draw:style="rect" draw:dots1="1" draw:dots1-length="0.11mm" draw:dots2="1" draw:dots2-length="0.11mm" draw:distance="0.11mm"/>
    <draw:stroke-dash draw:name="Dashed_20__28_var_29__20_1332" draw:display-name="Dashed (var) 1332" draw:style="rect" draw:dots1="1" draw:dots1-length="0.11mm" draw:dots2="1" draw:dots2-length="0.11mm" draw:distance="0.11mm"/>
    <draw:stroke-dash draw:name="Dashed_20__28_var_29__20_1333" draw:display-name="Dashed (var) 1333" draw:style="rect" draw:dots1="1" draw:dots1-length="0.11mm" draw:dots2="1" draw:dots2-length="0.11mm" draw:distance="0.11mm"/>
    <draw:stroke-dash draw:name="Dashed_20__28_var_29__20_1334" draw:display-name="Dashed (var) 1334" draw:style="rect" draw:dots1="1" draw:dots1-length="0.11mm" draw:dots2="1" draw:dots2-length="0.11mm" draw:distance="0.11mm"/>
    <draw:stroke-dash draw:name="Dashed_20__28_var_29__20_1335" draw:display-name="Dashed (var) 1335" draw:style="rect" draw:dots1="1" draw:dots1-length="0.11mm" draw:dots2="1" draw:dots2-length="0.11mm" draw:distance="0.11mm"/>
    <draw:stroke-dash draw:name="Dashed_20__28_var_29__20_1336" draw:display-name="Dashed (var) 1336" draw:style="rect" draw:dots1="1" draw:dots1-length="0.11mm" draw:dots2="1" draw:dots2-length="0.11mm" draw:distance="0.11mm"/>
    <draw:stroke-dash draw:name="Dashed_20__28_var_29__20_1337" draw:display-name="Dashed (var) 1337" draw:style="rect" draw:dots1="1" draw:dots1-length="0.11mm" draw:dots2="1" draw:dots2-length="0.11mm" draw:distance="0.11mm"/>
    <draw:stroke-dash draw:name="Dashed_20__28_var_29__20_1338" draw:display-name="Dashed (var) 1338" draw:style="rect" draw:dots1="1" draw:dots1-length="0.11mm" draw:dots2="1" draw:dots2-length="0.11mm" draw:distance="0.11mm"/>
    <draw:stroke-dash draw:name="Dashed_20__28_var_29__20_1339" draw:display-name="Dashed (var) 1339" draw:style="rect" draw:dots1="1" draw:dots1-length="0.11mm" draw:dots2="1" draw:dots2-length="0.11mm" draw:distance="0.11mm"/>
    <draw:stroke-dash draw:name="Dashed_20__28_var_29__20_134" draw:display-name="Dashed (var) 134" draw:style="rect" draw:dots1="1" draw:dots1-length="0.11mm" draw:dots2="1" draw:dots2-length="0.11mm" draw:distance="0.11mm"/>
    <draw:stroke-dash draw:name="Dashed_20__28_var_29__20_1340" draw:display-name="Dashed (var) 1340" draw:style="rect" draw:dots1="1" draw:dots1-length="0.11mm" draw:dots2="1" draw:dots2-length="0.11mm" draw:distance="0.11mm"/>
    <draw:stroke-dash draw:name="Dashed_20__28_var_29__20_1341" draw:display-name="Dashed (var) 1341" draw:style="rect" draw:dots1="1" draw:dots1-length="0.11mm" draw:dots2="1" draw:dots2-length="0.11mm" draw:distance="0.11mm"/>
    <draw:stroke-dash draw:name="Dashed_20__28_var_29__20_1342" draw:display-name="Dashed (var) 1342" draw:style="rect" draw:dots1="1" draw:dots1-length="0.11mm" draw:dots2="1" draw:dots2-length="0.11mm" draw:distance="0.11mm"/>
    <draw:stroke-dash draw:name="Dashed_20__28_var_29__20_1343" draw:display-name="Dashed (var) 1343" draw:style="rect" draw:dots1="1" draw:dots1-length="0.11mm" draw:dots2="1" draw:dots2-length="0.11mm" draw:distance="0.11mm"/>
    <draw:stroke-dash draw:name="Dashed_20__28_var_29__20_1344" draw:display-name="Dashed (var) 1344" draw:style="rect" draw:dots1="1" draw:dots1-length="0.11mm" draw:dots2="1" draw:dots2-length="0.11mm" draw:distance="0.11mm"/>
    <draw:stroke-dash draw:name="Dashed_20__28_var_29__20_1345" draw:display-name="Dashed (var) 1345" draw:style="rect" draw:dots1="1" draw:dots1-length="0.11mm" draw:dots2="1" draw:dots2-length="0.11mm" draw:distance="0.11mm"/>
    <draw:stroke-dash draw:name="Dashed_20__28_var_29__20_1346" draw:display-name="Dashed (var) 1346" draw:style="rect" draw:dots1="1" draw:dots1-length="0.11mm" draw:dots2="1" draw:dots2-length="0.11mm" draw:distance="0.11mm"/>
    <draw:stroke-dash draw:name="Dashed_20__28_var_29__20_1347" draw:display-name="Dashed (var) 1347" draw:style="rect" draw:dots1="1" draw:dots1-length="0.11mm" draw:dots2="1" draw:dots2-length="0.11mm" draw:distance="0.11mm"/>
    <draw:stroke-dash draw:name="Dashed_20__28_var_29__20_1348" draw:display-name="Dashed (var) 1348" draw:style="rect" draw:dots1="1" draw:dots1-length="0.11mm" draw:dots2="1" draw:dots2-length="0.11mm" draw:distance="0.11mm"/>
    <draw:stroke-dash draw:name="Dashed_20__28_var_29__20_1349" draw:display-name="Dashed (var) 1349" draw:style="rect" draw:dots1="1" draw:dots1-length="0.11mm" draw:dots2="1" draw:dots2-length="0.11mm" draw:distance="0.11mm"/>
    <draw:stroke-dash draw:name="Dashed_20__28_var_29__20_135" draw:display-name="Dashed (var) 135" draw:style="rect" draw:dots1="1" draw:dots1-length="0.11mm" draw:dots2="1" draw:dots2-length="0.11mm" draw:distance="0.11mm"/>
    <draw:stroke-dash draw:name="Dashed_20__28_var_29__20_1350" draw:display-name="Dashed (var) 1350" draw:style="rect" draw:dots1="1" draw:dots1-length="0.11mm" draw:dots2="1" draw:dots2-length="0.11mm" draw:distance="0.11mm"/>
    <draw:stroke-dash draw:name="Dashed_20__28_var_29__20_1351" draw:display-name="Dashed (var) 1351" draw:style="rect" draw:dots1="1" draw:dots1-length="0.11mm" draw:dots2="1" draw:dots2-length="0.11mm" draw:distance="0.11mm"/>
    <draw:stroke-dash draw:name="Dashed_20__28_var_29__20_1352" draw:display-name="Dashed (var) 1352" draw:style="rect" draw:dots1="1" draw:dots1-length="0.11mm" draw:dots2="1" draw:dots2-length="0.11mm" draw:distance="0.11mm"/>
    <draw:stroke-dash draw:name="Dashed_20__28_var_29__20_1353" draw:display-name="Dashed (var) 1353" draw:style="rect" draw:dots1="1" draw:dots1-length="0.11mm" draw:dots2="1" draw:dots2-length="0.11mm" draw:distance="0.11mm"/>
    <draw:stroke-dash draw:name="Dashed_20__28_var_29__20_1354" draw:display-name="Dashed (var) 1354" draw:style="rect" draw:dots1="1" draw:dots1-length="0.11mm" draw:dots2="1" draw:dots2-length="0.11mm" draw:distance="0.11mm"/>
    <draw:stroke-dash draw:name="Dashed_20__28_var_29__20_1355" draw:display-name="Dashed (var) 1355" draw:style="rect" draw:dots1="1" draw:dots1-length="0.11mm" draw:dots2="1" draw:dots2-length="0.11mm" draw:distance="0.11mm"/>
    <draw:stroke-dash draw:name="Dashed_20__28_var_29__20_1356" draw:display-name="Dashed (var) 1356" draw:style="rect" draw:dots1="1" draw:dots1-length="0.11mm" draw:dots2="1" draw:dots2-length="0.11mm" draw:distance="0.11mm"/>
    <draw:stroke-dash draw:name="Dashed_20__28_var_29__20_1357" draw:display-name="Dashed (var) 1357" draw:style="rect" draw:dots1="1" draw:dots1-length="0.11mm" draw:dots2="1" draw:dots2-length="0.11mm" draw:distance="0.11mm"/>
    <draw:stroke-dash draw:name="Dashed_20__28_var_29__20_1358" draw:display-name="Dashed (var) 1358" draw:style="rect" draw:dots1="1" draw:dots1-length="0.11mm" draw:dots2="1" draw:dots2-length="0.11mm" draw:distance="0.11mm"/>
    <draw:stroke-dash draw:name="Dashed_20__28_var_29__20_1359" draw:display-name="Dashed (var) 1359" draw:style="rect" draw:dots1="1" draw:dots1-length="0.11mm" draw:dots2="1" draw:dots2-length="0.11mm" draw:distance="0.11mm"/>
    <draw:stroke-dash draw:name="Dashed_20__28_var_29__20_136" draw:display-name="Dashed (var) 136" draw:style="rect" draw:dots1="1" draw:dots1-length="0.11mm" draw:dots2="1" draw:dots2-length="0.11mm" draw:distance="0.11mm"/>
    <draw:stroke-dash draw:name="Dashed_20__28_var_29__20_1360" draw:display-name="Dashed (var) 1360" draw:style="rect" draw:dots1="1" draw:dots1-length="0.11mm" draw:dots2="1" draw:dots2-length="0.11mm" draw:distance="0.11mm"/>
    <draw:stroke-dash draw:name="Dashed_20__28_var_29__20_1361" draw:display-name="Dashed (var) 1361" draw:style="rect" draw:dots1="1" draw:dots1-length="0.11mm" draw:dots2="1" draw:dots2-length="0.11mm" draw:distance="0.11mm"/>
    <draw:stroke-dash draw:name="Dashed_20__28_var_29__20_1362" draw:display-name="Dashed (var) 1362" draw:style="rect" draw:dots1="1" draw:dots1-length="0.11mm" draw:dots2="1" draw:dots2-length="0.11mm" draw:distance="0.11mm"/>
    <draw:stroke-dash draw:name="Dashed_20__28_var_29__20_1363" draw:display-name="Dashed (var) 1363" draw:style="rect" draw:dots1="1" draw:dots1-length="0.11mm" draw:dots2="1" draw:dots2-length="0.11mm" draw:distance="0.11mm"/>
    <draw:stroke-dash draw:name="Dashed_20__28_var_29__20_1364" draw:display-name="Dashed (var) 1364" draw:style="rect" draw:dots1="1" draw:dots1-length="0.11mm" draw:dots2="1" draw:dots2-length="0.11mm" draw:distance="0.11mm"/>
    <draw:stroke-dash draw:name="Dashed_20__28_var_29__20_1365" draw:display-name="Dashed (var) 1365" draw:style="rect" draw:dots1="1" draw:dots1-length="0.11mm" draw:dots2="1" draw:dots2-length="0.11mm" draw:distance="0.11mm"/>
    <draw:stroke-dash draw:name="Dashed_20__28_var_29__20_1366" draw:display-name="Dashed (var) 1366" draw:style="rect" draw:dots1="1" draw:dots1-length="0.11mm" draw:dots2="1" draw:dots2-length="0.11mm" draw:distance="0.11mm"/>
    <draw:stroke-dash draw:name="Dashed_20__28_var_29__20_1367" draw:display-name="Dashed (var) 1367" draw:style="rect" draw:dots1="1" draw:dots1-length="0.11mm" draw:dots2="1" draw:dots2-length="0.11mm" draw:distance="0.11mm"/>
    <draw:stroke-dash draw:name="Dashed_20__28_var_29__20_1368" draw:display-name="Dashed (var) 1368" draw:style="rect" draw:dots1="1" draw:dots1-length="0.11mm" draw:dots2="1" draw:dots2-length="0.11mm" draw:distance="0.11mm"/>
    <draw:stroke-dash draw:name="Dashed_20__28_var_29__20_1369" draw:display-name="Dashed (var) 1369" draw:style="rect" draw:dots1="1" draw:dots1-length="0.11mm" draw:dots2="1" draw:dots2-length="0.11mm" draw:distance="0.11mm"/>
    <draw:stroke-dash draw:name="Dashed_20__28_var_29__20_137" draw:display-name="Dashed (var) 137" draw:style="rect" draw:dots1="1" draw:dots1-length="0.11mm" draw:dots2="1" draw:dots2-length="0.11mm" draw:distance="0.11mm"/>
    <draw:stroke-dash draw:name="Dashed_20__28_var_29__20_1370" draw:display-name="Dashed (var) 1370" draw:style="rect" draw:dots1="1" draw:dots1-length="0.11mm" draw:dots2="1" draw:dots2-length="0.11mm" draw:distance="0.11mm"/>
    <draw:stroke-dash draw:name="Dashed_20__28_var_29__20_1371" draw:display-name="Dashed (var) 1371" draw:style="rect" draw:dots1="1" draw:dots1-length="0.11mm" draw:dots2="1" draw:dots2-length="0.11mm" draw:distance="0.11mm"/>
    <draw:stroke-dash draw:name="Dashed_20__28_var_29__20_1372" draw:display-name="Dashed (var) 1372" draw:style="rect" draw:dots1="1" draw:dots1-length="0.11mm" draw:dots2="1" draw:dots2-length="0.11mm" draw:distance="0.11mm"/>
    <draw:stroke-dash draw:name="Dashed_20__28_var_29__20_1373" draw:display-name="Dashed (var) 1373" draw:style="rect" draw:dots1="1" draw:dots1-length="0.11mm" draw:dots2="1" draw:dots2-length="0.11mm" draw:distance="0.11mm"/>
    <draw:stroke-dash draw:name="Dashed_20__28_var_29__20_1374" draw:display-name="Dashed (var) 1374" draw:style="rect" draw:dots1="1" draw:dots1-length="0.11mm" draw:dots2="1" draw:dots2-length="0.11mm" draw:distance="0.11mm"/>
    <draw:stroke-dash draw:name="Dashed_20__28_var_29__20_1375" draw:display-name="Dashed (var) 1375" draw:style="rect" draw:dots1="1" draw:dots1-length="0.11mm" draw:dots2="1" draw:dots2-length="0.11mm" draw:distance="0.11mm"/>
    <draw:stroke-dash draw:name="Dashed_20__28_var_29__20_1376" draw:display-name="Dashed (var) 1376" draw:style="rect" draw:dots1="1" draw:dots1-length="0.11mm" draw:dots2="1" draw:dots2-length="0.11mm" draw:distance="0.11mm"/>
    <draw:stroke-dash draw:name="Dashed_20__28_var_29__20_1377" draw:display-name="Dashed (var) 1377" draw:style="rect" draw:dots1="1" draw:dots1-length="0.11mm" draw:dots2="1" draw:dots2-length="0.11mm" draw:distance="0.11mm"/>
    <draw:stroke-dash draw:name="Dashed_20__28_var_29__20_1378" draw:display-name="Dashed (var) 1378" draw:style="rect" draw:dots1="1" draw:dots1-length="0.11mm" draw:dots2="1" draw:dots2-length="0.11mm" draw:distance="0.11mm"/>
    <draw:stroke-dash draw:name="Dashed_20__28_var_29__20_1379" draw:display-name="Dashed (var) 1379" draw:style="rect" draw:dots1="1" draw:dots1-length="0.11mm" draw:dots2="1" draw:dots2-length="0.11mm" draw:distance="0.11mm"/>
    <draw:stroke-dash draw:name="Dashed_20__28_var_29__20_138" draw:display-name="Dashed (var) 138" draw:style="rect" draw:dots1="1" draw:dots1-length="0.11mm" draw:dots2="1" draw:dots2-length="0.11mm" draw:distance="0.11mm"/>
    <draw:stroke-dash draw:name="Dashed_20__28_var_29__20_1380" draw:display-name="Dashed (var) 1380" draw:style="rect" draw:dots1="1" draw:dots1-length="0.11mm" draw:dots2="1" draw:dots2-length="0.11mm" draw:distance="0.11mm"/>
    <draw:stroke-dash draw:name="Dashed_20__28_var_29__20_1381" draw:display-name="Dashed (var) 1381" draw:style="rect" draw:dots1="1" draw:dots1-length="0.11mm" draw:dots2="1" draw:dots2-length="0.11mm" draw:distance="0.11mm"/>
    <draw:stroke-dash draw:name="Dashed_20__28_var_29__20_1382" draw:display-name="Dashed (var) 1382" draw:style="rect" draw:dots1="1" draw:dots1-length="0.11mm" draw:dots2="1" draw:dots2-length="0.11mm" draw:distance="0.11mm"/>
    <draw:stroke-dash draw:name="Dashed_20__28_var_29__20_1383" draw:display-name="Dashed (var) 1383" draw:style="rect" draw:dots1="1" draw:dots1-length="0.11mm" draw:dots2="1" draw:dots2-length="0.11mm" draw:distance="0.11mm"/>
    <draw:stroke-dash draw:name="Dashed_20__28_var_29__20_1384" draw:display-name="Dashed (var) 1384" draw:style="rect" draw:dots1="1" draw:dots1-length="0.11mm" draw:dots2="1" draw:dots2-length="0.11mm" draw:distance="0.11mm"/>
    <draw:stroke-dash draw:name="Dashed_20__28_var_29__20_1385" draw:display-name="Dashed (var) 1385" draw:style="rect" draw:dots1="1" draw:dots1-length="0.11mm" draw:dots2="1" draw:dots2-length="0.11mm" draw:distance="0.11mm"/>
    <draw:stroke-dash draw:name="Dashed_20__28_var_29__20_1386" draw:display-name="Dashed (var) 1386" draw:style="rect" draw:dots1="1" draw:dots1-length="0.11mm" draw:dots2="1" draw:dots2-length="0.11mm" draw:distance="0.11mm"/>
    <draw:stroke-dash draw:name="Dashed_20__28_var_29__20_1387" draw:display-name="Dashed (var) 1387" draw:style="rect" draw:dots1="1" draw:dots1-length="0.11mm" draw:dots2="1" draw:dots2-length="0.11mm" draw:distance="0.11mm"/>
    <draw:stroke-dash draw:name="Dashed_20__28_var_29__20_1388" draw:display-name="Dashed (var) 1388" draw:style="rect" draw:dots1="1" draw:dots1-length="0.11mm" draw:dots2="1" draw:dots2-length="0.11mm" draw:distance="0.11mm"/>
    <draw:stroke-dash draw:name="Dashed_20__28_var_29__20_1389" draw:display-name="Dashed (var) 1389" draw:style="rect" draw:dots1="1" draw:dots1-length="0.11mm" draw:dots2="1" draw:dots2-length="0.11mm" draw:distance="0.11mm"/>
    <draw:stroke-dash draw:name="Dashed_20__28_var_29__20_139" draw:display-name="Dashed (var) 139" draw:style="rect" draw:dots1="1" draw:dots1-length="0.11mm" draw:dots2="1" draw:dots2-length="0.11mm" draw:distance="0.11mm"/>
    <draw:stroke-dash draw:name="Dashed_20__28_var_29__20_1390" draw:display-name="Dashed (var) 1390" draw:style="rect" draw:dots1="1" draw:dots1-length="0.11mm" draw:dots2="1" draw:dots2-length="0.11mm" draw:distance="0.11mm"/>
    <draw:stroke-dash draw:name="Dashed_20__28_var_29__20_1391" draw:display-name="Dashed (var) 1391" draw:style="rect" draw:dots1="1" draw:dots1-length="0.11mm" draw:dots2="1" draw:dots2-length="0.11mm" draw:distance="0.11mm"/>
    <draw:stroke-dash draw:name="Dashed_20__28_var_29__20_1392" draw:display-name="Dashed (var) 1392" draw:style="rect" draw:dots1="1" draw:dots1-length="0.11mm" draw:dots2="1" draw:dots2-length="0.11mm" draw:distance="0.11mm"/>
    <draw:stroke-dash draw:name="Dashed_20__28_var_29__20_1393" draw:display-name="Dashed (var) 1393" draw:style="rect" draw:dots1="1" draw:dots1-length="0.11mm" draw:dots2="1" draw:dots2-length="0.11mm" draw:distance="0.11mm"/>
    <draw:stroke-dash draw:name="Dashed_20__28_var_29__20_1394" draw:display-name="Dashed (var) 1394" draw:style="rect" draw:dots1="1" draw:dots1-length="0.11mm" draw:dots2="1" draw:dots2-length="0.11mm" draw:distance="0.11mm"/>
    <draw:stroke-dash draw:name="Dashed_20__28_var_29__20_1395" draw:display-name="Dashed (var) 1395" draw:style="rect" draw:dots1="1" draw:dots1-length="0.11mm" draw:dots2="1" draw:dots2-length="0.11mm" draw:distance="0.11mm"/>
    <draw:stroke-dash draw:name="Dashed_20__28_var_29__20_1396" draw:display-name="Dashed (var) 1396" draw:style="rect" draw:dots1="1" draw:dots1-length="0.11mm" draw:dots2="1" draw:dots2-length="0.11mm" draw:distance="0.11mm"/>
    <draw:stroke-dash draw:name="Dashed_20__28_var_29__20_1397" draw:display-name="Dashed (var) 1397" draw:style="rect" draw:dots1="1" draw:dots1-length="0.11mm" draw:dots2="1" draw:dots2-length="0.11mm" draw:distance="0.11mm"/>
    <draw:stroke-dash draw:name="Dashed_20__28_var_29__20_1398" draw:display-name="Dashed (var) 1398" draw:style="rect" draw:dots1="1" draw:dots1-length="0.11mm" draw:dots2="1" draw:dots2-length="0.11mm" draw:distance="0.11mm"/>
    <draw:stroke-dash draw:name="Dashed_20__28_var_29__20_1399" draw:display-name="Dashed (var) 1399" draw:style="rect" draw:dots1="1" draw:dots1-length="0.11mm" draw:dots2="1" draw:dots2-length="0.11mm" draw:distance="0.11mm"/>
    <draw:stroke-dash draw:name="Dashed_20__28_var_29__20_14" draw:display-name="Dashed (var) 14" draw:style="rect" draw:dots1="1" draw:dots1-length="0.11mm" draw:dots2="1" draw:dots2-length="0.11mm" draw:distance="0.11mm"/>
    <draw:stroke-dash draw:name="Dashed_20__28_var_29__20_140" draw:display-name="Dashed (var) 140" draw:style="rect" draw:dots1="1" draw:dots1-length="0.11mm" draw:dots2="1" draw:dots2-length="0.11mm" draw:distance="0.11mm"/>
    <draw:stroke-dash draw:name="Dashed_20__28_var_29__20_1400" draw:display-name="Dashed (var) 1400" draw:style="rect" draw:dots1="1" draw:dots1-length="0.11mm" draw:dots2="1" draw:dots2-length="0.11mm" draw:distance="0.11mm"/>
    <draw:stroke-dash draw:name="Dashed_20__28_var_29__20_1401" draw:display-name="Dashed (var) 1401" draw:style="rect" draw:dots1="1" draw:dots1-length="0.11mm" draw:dots2="1" draw:dots2-length="0.11mm" draw:distance="0.11mm"/>
    <draw:stroke-dash draw:name="Dashed_20__28_var_29__20_1402" draw:display-name="Dashed (var) 1402" draw:style="rect" draw:dots1="1" draw:dots1-length="0.11mm" draw:dots2="1" draw:dots2-length="0.11mm" draw:distance="0.11mm"/>
    <draw:stroke-dash draw:name="Dashed_20__28_var_29__20_1403" draw:display-name="Dashed (var) 1403" draw:style="rect" draw:dots1="1" draw:dots1-length="0.11mm" draw:dots2="1" draw:dots2-length="0.11mm" draw:distance="0.11mm"/>
    <draw:stroke-dash draw:name="Dashed_20__28_var_29__20_1404" draw:display-name="Dashed (var) 1404" draw:style="rect" draw:dots1="1" draw:dots1-length="0.11mm" draw:dots2="1" draw:dots2-length="0.11mm" draw:distance="0.11mm"/>
    <draw:stroke-dash draw:name="Dashed_20__28_var_29__20_1405" draw:display-name="Dashed (var) 1405" draw:style="rect" draw:dots1="1" draw:dots1-length="0.11mm" draw:dots2="1" draw:dots2-length="0.11mm" draw:distance="0.11mm"/>
    <draw:stroke-dash draw:name="Dashed_20__28_var_29__20_1406" draw:display-name="Dashed (var) 1406" draw:style="rect" draw:dots1="1" draw:dots1-length="0.11mm" draw:dots2="1" draw:dots2-length="0.11mm" draw:distance="0.11mm"/>
    <draw:stroke-dash draw:name="Dashed_20__28_var_29__20_1407" draw:display-name="Dashed (var) 1407" draw:style="rect" draw:dots1="1" draw:dots1-length="0.11mm" draw:dots2="1" draw:dots2-length="0.11mm" draw:distance="0.11mm"/>
    <draw:stroke-dash draw:name="Dashed_20__28_var_29__20_1408" draw:display-name="Dashed (var) 1408" draw:style="rect" draw:dots1="1" draw:dots1-length="0.11mm" draw:dots2="1" draw:dots2-length="0.11mm" draw:distance="0.11mm"/>
    <draw:stroke-dash draw:name="Dashed_20__28_var_29__20_1409" draw:display-name="Dashed (var) 1409" draw:style="rect" draw:dots1="1" draw:dots1-length="0.11mm" draw:dots2="1" draw:dots2-length="0.11mm" draw:distance="0.11mm"/>
    <draw:stroke-dash draw:name="Dashed_20__28_var_29__20_141" draw:display-name="Dashed (var) 141" draw:style="rect" draw:dots1="1" draw:dots1-length="0.11mm" draw:dots2="1" draw:dots2-length="0.11mm" draw:distance="0.11mm"/>
    <draw:stroke-dash draw:name="Dashed_20__28_var_29__20_1410" draw:display-name="Dashed (var) 1410" draw:style="rect" draw:dots1="1" draw:dots1-length="0.11mm" draw:dots2="1" draw:dots2-length="0.11mm" draw:distance="0.11mm"/>
    <draw:stroke-dash draw:name="Dashed_20__28_var_29__20_1411" draw:display-name="Dashed (var) 1411" draw:style="rect" draw:dots1="1" draw:dots1-length="0.11mm" draw:dots2="1" draw:dots2-length="0.11mm" draw:distance="0.11mm"/>
    <draw:stroke-dash draw:name="Dashed_20__28_var_29__20_1412" draw:display-name="Dashed (var) 1412" draw:style="rect" draw:dots1="1" draw:dots1-length="0.11mm" draw:dots2="1" draw:dots2-length="0.11mm" draw:distance="0.11mm"/>
    <draw:stroke-dash draw:name="Dashed_20__28_var_29__20_1413" draw:display-name="Dashed (var) 1413" draw:style="rect" draw:dots1="1" draw:dots1-length="0.11mm" draw:dots2="1" draw:dots2-length="0.11mm" draw:distance="0.11mm"/>
    <draw:stroke-dash draw:name="Dashed_20__28_var_29__20_1414" draw:display-name="Dashed (var) 1414" draw:style="rect" draw:dots1="1" draw:dots1-length="0.11mm" draw:dots2="1" draw:dots2-length="0.11mm" draw:distance="0.11mm"/>
    <draw:stroke-dash draw:name="Dashed_20__28_var_29__20_1415" draw:display-name="Dashed (var) 1415" draw:style="rect" draw:dots1="1" draw:dots1-length="0.11mm" draw:dots2="1" draw:dots2-length="0.11mm" draw:distance="0.11mm"/>
    <draw:stroke-dash draw:name="Dashed_20__28_var_29__20_1416" draw:display-name="Dashed (var) 1416" draw:style="rect" draw:dots1="1" draw:dots1-length="0.11mm" draw:dots2="1" draw:dots2-length="0.11mm" draw:distance="0.11mm"/>
    <draw:stroke-dash draw:name="Dashed_20__28_var_29__20_1417" draw:display-name="Dashed (var) 1417" draw:style="rect" draw:dots1="1" draw:dots1-length="0.11mm" draw:dots2="1" draw:dots2-length="0.11mm" draw:distance="0.11mm"/>
    <draw:stroke-dash draw:name="Dashed_20__28_var_29__20_1418" draw:display-name="Dashed (var) 1418" draw:style="rect" draw:dots1="1" draw:dots1-length="0.11mm" draw:dots2="1" draw:dots2-length="0.11mm" draw:distance="0.11mm"/>
    <draw:stroke-dash draw:name="Dashed_20__28_var_29__20_1419" draw:display-name="Dashed (var) 1419" draw:style="rect" draw:dots1="1" draw:dots1-length="0.11mm" draw:dots2="1" draw:dots2-length="0.11mm" draw:distance="0.11mm"/>
    <draw:stroke-dash draw:name="Dashed_20__28_var_29__20_142" draw:display-name="Dashed (var) 142" draw:style="rect" draw:dots1="1" draw:dots1-length="0.11mm" draw:dots2="1" draw:dots2-length="0.11mm" draw:distance="0.11mm"/>
    <draw:stroke-dash draw:name="Dashed_20__28_var_29__20_1420" draw:display-name="Dashed (var) 1420" draw:style="rect" draw:dots1="1" draw:dots1-length="0.11mm" draw:dots2="1" draw:dots2-length="0.11mm" draw:distance="0.11mm"/>
    <draw:stroke-dash draw:name="Dashed_20__28_var_29__20_1421" draw:display-name="Dashed (var) 1421" draw:style="rect" draw:dots1="1" draw:dots1-length="0.11mm" draw:dots2="1" draw:dots2-length="0.11mm" draw:distance="0.11mm"/>
    <draw:stroke-dash draw:name="Dashed_20__28_var_29__20_1422" draw:display-name="Dashed (var) 1422" draw:style="rect" draw:dots1="1" draw:dots1-length="0.11mm" draw:dots2="1" draw:dots2-length="0.11mm" draw:distance="0.11mm"/>
    <draw:stroke-dash draw:name="Dashed_20__28_var_29__20_1423" draw:display-name="Dashed (var) 1423" draw:style="rect" draw:dots1="1" draw:dots1-length="0.11mm" draw:dots2="1" draw:dots2-length="0.11mm" draw:distance="0.11mm"/>
    <draw:stroke-dash draw:name="Dashed_20__28_var_29__20_1424" draw:display-name="Dashed (var) 1424" draw:style="rect" draw:dots1="1" draw:dots1-length="0.11mm" draw:dots2="1" draw:dots2-length="0.11mm" draw:distance="0.11mm"/>
    <draw:stroke-dash draw:name="Dashed_20__28_var_29__20_1425" draw:display-name="Dashed (var) 1425" draw:style="rect" draw:dots1="1" draw:dots1-length="0.11mm" draw:dots2="1" draw:dots2-length="0.11mm" draw:distance="0.11mm"/>
    <draw:stroke-dash draw:name="Dashed_20__28_var_29__20_1426" draw:display-name="Dashed (var) 1426" draw:style="rect" draw:dots1="1" draw:dots1-length="0.11mm" draw:dots2="1" draw:dots2-length="0.11mm" draw:distance="0.11mm"/>
    <draw:stroke-dash draw:name="Dashed_20__28_var_29__20_1427" draw:display-name="Dashed (var) 1427" draw:style="rect" draw:dots1="1" draw:dots1-length="0.11mm" draw:dots2="1" draw:dots2-length="0.11mm" draw:distance="0.11mm"/>
    <draw:stroke-dash draw:name="Dashed_20__28_var_29__20_1428" draw:display-name="Dashed (var) 1428" draw:style="rect" draw:dots1="1" draw:dots1-length="0.11mm" draw:dots2="1" draw:dots2-length="0.11mm" draw:distance="0.11mm"/>
    <draw:stroke-dash draw:name="Dashed_20__28_var_29__20_1429" draw:display-name="Dashed (var) 1429" draw:style="rect" draw:dots1="1" draw:dots1-length="0.11mm" draw:dots2="1" draw:dots2-length="0.11mm" draw:distance="0.11mm"/>
    <draw:stroke-dash draw:name="Dashed_20__28_var_29__20_143" draw:display-name="Dashed (var) 143" draw:style="rect" draw:dots1="1" draw:dots1-length="0.11mm" draw:dots2="1" draw:dots2-length="0.11mm" draw:distance="0.11mm"/>
    <draw:stroke-dash draw:name="Dashed_20__28_var_29__20_1430" draw:display-name="Dashed (var) 1430" draw:style="rect" draw:dots1="1" draw:dots1-length="0.11mm" draw:dots2="1" draw:dots2-length="0.11mm" draw:distance="0.11mm"/>
    <draw:stroke-dash draw:name="Dashed_20__28_var_29__20_1431" draw:display-name="Dashed (var) 1431" draw:style="rect" draw:dots1="1" draw:dots1-length="0.11mm" draw:dots2="1" draw:dots2-length="0.11mm" draw:distance="0.11mm"/>
    <draw:stroke-dash draw:name="Dashed_20__28_var_29__20_1432" draw:display-name="Dashed (var) 1432" draw:style="rect" draw:dots1="1" draw:dots1-length="0.11mm" draw:dots2="1" draw:dots2-length="0.11mm" draw:distance="0.11mm"/>
    <draw:stroke-dash draw:name="Dashed_20__28_var_29__20_1433" draw:display-name="Dashed (var) 1433" draw:style="rect" draw:dots1="1" draw:dots1-length="0.11mm" draw:dots2="1" draw:dots2-length="0.11mm" draw:distance="0.11mm"/>
    <draw:stroke-dash draw:name="Dashed_20__28_var_29__20_1434" draw:display-name="Dashed (var) 1434" draw:style="rect" draw:dots1="1" draw:dots1-length="0.11mm" draw:dots2="1" draw:dots2-length="0.11mm" draw:distance="0.11mm"/>
    <draw:stroke-dash draw:name="Dashed_20__28_var_29__20_1435" draw:display-name="Dashed (var) 1435" draw:style="rect" draw:dots1="1" draw:dots1-length="0.11mm" draw:dots2="1" draw:dots2-length="0.11mm" draw:distance="0.11mm"/>
    <draw:stroke-dash draw:name="Dashed_20__28_var_29__20_1436" draw:display-name="Dashed (var) 1436" draw:style="rect" draw:dots1="1" draw:dots1-length="0.11mm" draw:dots2="1" draw:dots2-length="0.11mm" draw:distance="0.11mm"/>
    <draw:stroke-dash draw:name="Dashed_20__28_var_29__20_1437" draw:display-name="Dashed (var) 1437" draw:style="rect" draw:dots1="1" draw:dots1-length="0.11mm" draw:dots2="1" draw:dots2-length="0.11mm" draw:distance="0.11mm"/>
    <draw:stroke-dash draw:name="Dashed_20__28_var_29__20_1438" draw:display-name="Dashed (var) 1438" draw:style="rect" draw:dots1="1" draw:dots1-length="0.11mm" draw:dots2="1" draw:dots2-length="0.11mm" draw:distance="0.11mm"/>
    <draw:stroke-dash draw:name="Dashed_20__28_var_29__20_1439" draw:display-name="Dashed (var) 1439" draw:style="rect" draw:dots1="1" draw:dots1-length="0.11mm" draw:dots2="1" draw:dots2-length="0.11mm" draw:distance="0.11mm"/>
    <draw:stroke-dash draw:name="Dashed_20__28_var_29__20_144" draw:display-name="Dashed (var) 144" draw:style="rect" draw:dots1="1" draw:dots1-length="0.11mm" draw:dots2="1" draw:dots2-length="0.11mm" draw:distance="0.11mm"/>
    <draw:stroke-dash draw:name="Dashed_20__28_var_29__20_1440" draw:display-name="Dashed (var) 1440" draw:style="rect" draw:dots1="1" draw:dots1-length="0.11mm" draw:dots2="1" draw:dots2-length="0.11mm" draw:distance="0.11mm"/>
    <draw:stroke-dash draw:name="Dashed_20__28_var_29__20_1441" draw:display-name="Dashed (var) 1441" draw:style="rect" draw:dots1="1" draw:dots1-length="0.11mm" draw:dots2="1" draw:dots2-length="0.11mm" draw:distance="0.11mm"/>
    <draw:stroke-dash draw:name="Dashed_20__28_var_29__20_1442" draw:display-name="Dashed (var) 1442" draw:style="rect" draw:dots1="1" draw:dots1-length="0.11mm" draw:dots2="1" draw:dots2-length="0.11mm" draw:distance="0.11mm"/>
    <draw:stroke-dash draw:name="Dashed_20__28_var_29__20_1443" draw:display-name="Dashed (var) 1443" draw:style="rect" draw:dots1="1" draw:dots1-length="0.11mm" draw:dots2="1" draw:dots2-length="0.11mm" draw:distance="0.11mm"/>
    <draw:stroke-dash draw:name="Dashed_20__28_var_29__20_1444" draw:display-name="Dashed (var) 1444" draw:style="rect" draw:dots1="1" draw:dots1-length="0.11mm" draw:dots2="1" draw:dots2-length="0.11mm" draw:distance="0.11mm"/>
    <draw:stroke-dash draw:name="Dashed_20__28_var_29__20_1445" draw:display-name="Dashed (var) 1445" draw:style="rect" draw:dots1="1" draw:dots1-length="0.11mm" draw:dots2="1" draw:dots2-length="0.11mm" draw:distance="0.11mm"/>
    <draw:stroke-dash draw:name="Dashed_20__28_var_29__20_1446" draw:display-name="Dashed (var) 1446" draw:style="rect" draw:dots1="1" draw:dots1-length="0.11mm" draw:dots2="1" draw:dots2-length="0.11mm" draw:distance="0.11mm"/>
    <draw:stroke-dash draw:name="Dashed_20__28_var_29__20_1447" draw:display-name="Dashed (var) 1447" draw:style="rect" draw:dots1="1" draw:dots1-length="0.11mm" draw:dots2="1" draw:dots2-length="0.11mm" draw:distance="0.11mm"/>
    <draw:stroke-dash draw:name="Dashed_20__28_var_29__20_1448" draw:display-name="Dashed (var) 1448" draw:style="rect" draw:dots1="1" draw:dots1-length="0.11mm" draw:dots2="1" draw:dots2-length="0.11mm" draw:distance="0.11mm"/>
    <draw:stroke-dash draw:name="Dashed_20__28_var_29__20_1449" draw:display-name="Dashed (var) 1449" draw:style="rect" draw:dots1="1" draw:dots1-length="0.11mm" draw:dots2="1" draw:dots2-length="0.11mm" draw:distance="0.11mm"/>
    <draw:stroke-dash draw:name="Dashed_20__28_var_29__20_145" draw:display-name="Dashed (var) 145" draw:style="rect" draw:dots1="1" draw:dots1-length="0.11mm" draw:dots2="1" draw:dots2-length="0.11mm" draw:distance="0.11mm"/>
    <draw:stroke-dash draw:name="Dashed_20__28_var_29__20_1450" draw:display-name="Dashed (var) 1450" draw:style="rect" draw:dots1="1" draw:dots1-length="0.11mm" draw:dots2="1" draw:dots2-length="0.11mm" draw:distance="0.11mm"/>
    <draw:stroke-dash draw:name="Dashed_20__28_var_29__20_1451" draw:display-name="Dashed (var) 1451" draw:style="rect" draw:dots1="1" draw:dots1-length="0.11mm" draw:dots2="1" draw:dots2-length="0.11mm" draw:distance="0.11mm"/>
    <draw:stroke-dash draw:name="Dashed_20__28_var_29__20_1452" draw:display-name="Dashed (var) 1452" draw:style="rect" draw:dots1="1" draw:dots1-length="0.11mm" draw:dots2="1" draw:dots2-length="0.11mm" draw:distance="0.11mm"/>
    <draw:stroke-dash draw:name="Dashed_20__28_var_29__20_1453" draw:display-name="Dashed (var) 1453" draw:style="rect" draw:dots1="1" draw:dots1-length="0.11mm" draw:dots2="1" draw:dots2-length="0.11mm" draw:distance="0.11mm"/>
    <draw:stroke-dash draw:name="Dashed_20__28_var_29__20_1454" draw:display-name="Dashed (var) 1454" draw:style="rect" draw:dots1="1" draw:dots1-length="0.11mm" draw:dots2="1" draw:dots2-length="0.11mm" draw:distance="0.11mm"/>
    <draw:stroke-dash draw:name="Dashed_20__28_var_29__20_1455" draw:display-name="Dashed (var) 1455" draw:style="rect" draw:dots1="1" draw:dots1-length="0.11mm" draw:dots2="1" draw:dots2-length="0.11mm" draw:distance="0.11mm"/>
    <draw:stroke-dash draw:name="Dashed_20__28_var_29__20_1456" draw:display-name="Dashed (var) 1456" draw:style="rect" draw:dots1="1" draw:dots1-length="0.11mm" draw:dots2="1" draw:dots2-length="0.11mm" draw:distance="0.11mm"/>
    <draw:stroke-dash draw:name="Dashed_20__28_var_29__20_1457" draw:display-name="Dashed (var) 1457" draw:style="rect" draw:dots1="1" draw:dots1-length="0.11mm" draw:dots2="1" draw:dots2-length="0.11mm" draw:distance="0.11mm"/>
    <draw:stroke-dash draw:name="Dashed_20__28_var_29__20_1458" draw:display-name="Dashed (var) 1458" draw:style="rect" draw:dots1="1" draw:dots1-length="0.11mm" draw:dots2="1" draw:dots2-length="0.11mm" draw:distance="0.11mm"/>
    <draw:stroke-dash draw:name="Dashed_20__28_var_29__20_1459" draw:display-name="Dashed (var) 1459" draw:style="rect" draw:dots1="1" draw:dots1-length="0.11mm" draw:dots2="1" draw:dots2-length="0.11mm" draw:distance="0.11mm"/>
    <draw:stroke-dash draw:name="Dashed_20__28_var_29__20_146" draw:display-name="Dashed (var) 146" draw:style="rect" draw:dots1="1" draw:dots1-length="0.11mm" draw:dots2="1" draw:dots2-length="0.11mm" draw:distance="0.11mm"/>
    <draw:stroke-dash draw:name="Dashed_20__28_var_29__20_1460" draw:display-name="Dashed (var) 1460" draw:style="rect" draw:dots1="1" draw:dots1-length="0.11mm" draw:dots2="1" draw:dots2-length="0.11mm" draw:distance="0.11mm"/>
    <draw:stroke-dash draw:name="Dashed_20__28_var_29__20_1461" draw:display-name="Dashed (var) 1461" draw:style="rect" draw:dots1="1" draw:dots1-length="0.11mm" draw:dots2="1" draw:dots2-length="0.11mm" draw:distance="0.11mm"/>
    <draw:stroke-dash draw:name="Dashed_20__28_var_29__20_1462" draw:display-name="Dashed (var) 1462" draw:style="rect" draw:dots1="1" draw:dots1-length="0.11mm" draw:dots2="1" draw:dots2-length="0.11mm" draw:distance="0.11mm"/>
    <draw:stroke-dash draw:name="Dashed_20__28_var_29__20_1463" draw:display-name="Dashed (var) 1463" draw:style="rect" draw:dots1="1" draw:dots1-length="0.11mm" draw:dots2="1" draw:dots2-length="0.11mm" draw:distance="0.11mm"/>
    <draw:stroke-dash draw:name="Dashed_20__28_var_29__20_1464" draw:display-name="Dashed (var) 1464" draw:style="rect" draw:dots1="1" draw:dots1-length="0.11mm" draw:dots2="1" draw:dots2-length="0.11mm" draw:distance="0.11mm"/>
    <draw:stroke-dash draw:name="Dashed_20__28_var_29__20_1465" draw:display-name="Dashed (var) 1465" draw:style="rect" draw:dots1="1" draw:dots1-length="0.11mm" draw:dots2="1" draw:dots2-length="0.11mm" draw:distance="0.11mm"/>
    <draw:stroke-dash draw:name="Dashed_20__28_var_29__20_1466" draw:display-name="Dashed (var) 1466" draw:style="rect" draw:dots1="1" draw:dots1-length="0.11mm" draw:dots2="1" draw:dots2-length="0.11mm" draw:distance="0.11mm"/>
    <draw:stroke-dash draw:name="Dashed_20__28_var_29__20_1467" draw:display-name="Dashed (var) 1467" draw:style="rect" draw:dots1="1" draw:dots1-length="0.11mm" draw:dots2="1" draw:dots2-length="0.11mm" draw:distance="0.11mm"/>
    <draw:stroke-dash draw:name="Dashed_20__28_var_29__20_1468" draw:display-name="Dashed (var) 1468" draw:style="rect" draw:dots1="1" draw:dots1-length="0.11mm" draw:dots2="1" draw:dots2-length="0.11mm" draw:distance="0.11mm"/>
    <draw:stroke-dash draw:name="Dashed_20__28_var_29__20_1469" draw:display-name="Dashed (var) 1469" draw:style="rect" draw:dots1="1" draw:dots1-length="0.11mm" draw:dots2="1" draw:dots2-length="0.11mm" draw:distance="0.11mm"/>
    <draw:stroke-dash draw:name="Dashed_20__28_var_29__20_147" draw:display-name="Dashed (var) 147" draw:style="rect" draw:dots1="1" draw:dots1-length="0.11mm" draw:dots2="1" draw:dots2-length="0.11mm" draw:distance="0.11mm"/>
    <draw:stroke-dash draw:name="Dashed_20__28_var_29__20_1470" draw:display-name="Dashed (var) 1470" draw:style="rect" draw:dots1="1" draw:dots1-length="0.11mm" draw:dots2="1" draw:dots2-length="0.11mm" draw:distance="0.11mm"/>
    <draw:stroke-dash draw:name="Dashed_20__28_var_29__20_1471" draw:display-name="Dashed (var) 1471" draw:style="rect" draw:dots1="1" draw:dots1-length="0.11mm" draw:dots2="1" draw:dots2-length="0.11mm" draw:distance="0.11mm"/>
    <draw:stroke-dash draw:name="Dashed_20__28_var_29__20_1472" draw:display-name="Dashed (var) 1472" draw:style="rect" draw:dots1="1" draw:dots1-length="0.11mm" draw:dots2="1" draw:dots2-length="0.11mm" draw:distance="0.11mm"/>
    <draw:stroke-dash draw:name="Dashed_20__28_var_29__20_1473" draw:display-name="Dashed (var) 1473" draw:style="rect" draw:dots1="1" draw:dots1-length="0.11mm" draw:dots2="1" draw:dots2-length="0.11mm" draw:distance="0.11mm"/>
    <draw:stroke-dash draw:name="Dashed_20__28_var_29__20_1474" draw:display-name="Dashed (var) 1474" draw:style="rect" draw:dots1="1" draw:dots1-length="0.11mm" draw:dots2="1" draw:dots2-length="0.11mm" draw:distance="0.11mm"/>
    <draw:stroke-dash draw:name="Dashed_20__28_var_29__20_1475" draw:display-name="Dashed (var) 1475" draw:style="rect" draw:dots1="1" draw:dots1-length="0.11mm" draw:dots2="1" draw:dots2-length="0.11mm" draw:distance="0.11mm"/>
    <draw:stroke-dash draw:name="Dashed_20__28_var_29__20_148" draw:display-name="Dashed (var) 148" draw:style="rect" draw:dots1="1" draw:dots1-length="0.11mm" draw:dots2="1" draw:dots2-length="0.11mm" draw:distance="0.11mm"/>
    <draw:stroke-dash draw:name="Dashed_20__28_var_29__20_149" draw:display-name="Dashed (var) 149" draw:style="rect" draw:dots1="1" draw:dots1-length="0.11mm" draw:dots2="1" draw:dots2-length="0.11mm" draw:distance="0.11mm"/>
    <draw:stroke-dash draw:name="Dashed_20__28_var_29__20_15" draw:display-name="Dashed (var) 15" draw:style="rect" draw:dots1="1" draw:dots1-length="0.11mm" draw:dots2="1" draw:dots2-length="0.11mm" draw:distance="0.11mm"/>
    <draw:stroke-dash draw:name="Dashed_20__28_var_29__20_150" draw:display-name="Dashed (var) 150" draw:style="rect" draw:dots1="1" draw:dots1-length="0.11mm" draw:dots2="1" draw:dots2-length="0.11mm" draw:distance="0.11mm"/>
    <draw:stroke-dash draw:name="Dashed_20__28_var_29__20_151" draw:display-name="Dashed (var) 151" draw:style="rect" draw:dots1="1" draw:dots1-length="0.11mm" draw:dots2="1" draw:dots2-length="0.11mm" draw:distance="0.11mm"/>
    <draw:stroke-dash draw:name="Dashed_20__28_var_29__20_152" draw:display-name="Dashed (var) 152" draw:style="rect" draw:dots1="1" draw:dots1-length="0.11mm" draw:dots2="1" draw:dots2-length="0.11mm" draw:distance="0.11mm"/>
    <draw:stroke-dash draw:name="Dashed_20__28_var_29__20_153" draw:display-name="Dashed (var) 153" draw:style="rect" draw:dots1="1" draw:dots1-length="0.11mm" draw:dots2="1" draw:dots2-length="0.11mm" draw:distance="0.11mm"/>
    <draw:stroke-dash draw:name="Dashed_20__28_var_29__20_154" draw:display-name="Dashed (var) 154" draw:style="rect" draw:dots1="1" draw:dots1-length="0.11mm" draw:dots2="1" draw:dots2-length="0.11mm" draw:distance="0.11mm"/>
    <draw:stroke-dash draw:name="Dashed_20__28_var_29__20_155" draw:display-name="Dashed (var) 155" draw:style="rect" draw:dots1="1" draw:dots1-length="0.11mm" draw:dots2="1" draw:dots2-length="0.11mm" draw:distance="0.11mm"/>
    <draw:stroke-dash draw:name="Dashed_20__28_var_29__20_156" draw:display-name="Dashed (var) 156" draw:style="rect" draw:dots1="1" draw:dots1-length="0.11mm" draw:dots2="1" draw:dots2-length="0.11mm" draw:distance="0.11mm"/>
    <draw:stroke-dash draw:name="Dashed_20__28_var_29__20_157" draw:display-name="Dashed (var) 157" draw:style="rect" draw:dots1="1" draw:dots1-length="0.11mm" draw:dots2="1" draw:dots2-length="0.11mm" draw:distance="0.11mm"/>
    <draw:stroke-dash draw:name="Dashed_20__28_var_29__20_158" draw:display-name="Dashed (var) 158" draw:style="rect" draw:dots1="1" draw:dots1-length="0.11mm" draw:dots2="1" draw:dots2-length="0.11mm" draw:distance="0.11mm"/>
    <draw:stroke-dash draw:name="Dashed_20__28_var_29__20_159" draw:display-name="Dashed (var) 159" draw:style="rect" draw:dots1="1" draw:dots1-length="0.11mm" draw:dots2="1" draw:dots2-length="0.11mm" draw:distance="0.11mm"/>
    <draw:stroke-dash draw:name="Dashed_20__28_var_29__20_16" draw:display-name="Dashed (var) 16" draw:style="rect" draw:dots1="1" draw:dots1-length="0.11mm" draw:dots2="1" draw:dots2-length="0.11mm" draw:distance="0.11mm"/>
    <draw:stroke-dash draw:name="Dashed_20__28_var_29__20_160" draw:display-name="Dashed (var) 160" draw:style="rect" draw:dots1="1" draw:dots1-length="0.11mm" draw:dots2="1" draw:dots2-length="0.11mm" draw:distance="0.11mm"/>
    <draw:stroke-dash draw:name="Dashed_20__28_var_29__20_161" draw:display-name="Dashed (var) 161" draw:style="rect" draw:dots1="1" draw:dots1-length="0.11mm" draw:dots2="1" draw:dots2-length="0.11mm" draw:distance="0.11mm"/>
    <draw:stroke-dash draw:name="Dashed_20__28_var_29__20_162" draw:display-name="Dashed (var) 162" draw:style="rect" draw:dots1="1" draw:dots1-length="0.11mm" draw:dots2="1" draw:dots2-length="0.11mm" draw:distance="0.11mm"/>
    <draw:stroke-dash draw:name="Dashed_20__28_var_29__20_163" draw:display-name="Dashed (var) 163" draw:style="rect" draw:dots1="1" draw:dots1-length="0.11mm" draw:dots2="1" draw:dots2-length="0.11mm" draw:distance="0.11mm"/>
    <draw:stroke-dash draw:name="Dashed_20__28_var_29__20_164" draw:display-name="Dashed (var) 164" draw:style="rect" draw:dots1="1" draw:dots1-length="0.11mm" draw:dots2="1" draw:dots2-length="0.11mm" draw:distance="0.11mm"/>
    <draw:stroke-dash draw:name="Dashed_20__28_var_29__20_165" draw:display-name="Dashed (var) 165" draw:style="rect" draw:dots1="1" draw:dots1-length="0.11mm" draw:dots2="1" draw:dots2-length="0.11mm" draw:distance="0.11mm"/>
    <draw:stroke-dash draw:name="Dashed_20__28_var_29__20_166" draw:display-name="Dashed (var) 166" draw:style="rect" draw:dots1="1" draw:dots1-length="0.11mm" draw:dots2="1" draw:dots2-length="0.11mm" draw:distance="0.11mm"/>
    <draw:stroke-dash draw:name="Dashed_20__28_var_29__20_167" draw:display-name="Dashed (var) 167" draw:style="rect" draw:dots1="1" draw:dots1-length="0.11mm" draw:dots2="1" draw:dots2-length="0.11mm" draw:distance="0.11mm"/>
    <draw:stroke-dash draw:name="Dashed_20__28_var_29__20_168" draw:display-name="Dashed (var) 168" draw:style="rect" draw:dots1="1" draw:dots1-length="0.11mm" draw:dots2="1" draw:dots2-length="0.11mm" draw:distance="0.11mm"/>
    <draw:stroke-dash draw:name="Dashed_20__28_var_29__20_169" draw:display-name="Dashed (var) 169" draw:style="rect" draw:dots1="1" draw:dots1-length="0.11mm" draw:dots2="1" draw:dots2-length="0.11mm" draw:distance="0.11mm"/>
    <draw:stroke-dash draw:name="Dashed_20__28_var_29__20_17" draw:display-name="Dashed (var) 17" draw:style="rect" draw:dots1="1" draw:dots1-length="0.11mm" draw:dots2="1" draw:dots2-length="0.11mm" draw:distance="0.11mm"/>
    <draw:stroke-dash draw:name="Dashed_20__28_var_29__20_170" draw:display-name="Dashed (var) 170" draw:style="rect" draw:dots1="1" draw:dots1-length="0.11mm" draw:dots2="1" draw:dots2-length="0.11mm" draw:distance="0.11mm"/>
    <draw:stroke-dash draw:name="Dashed_20__28_var_29__20_171" draw:display-name="Dashed (var) 171" draw:style="rect" draw:dots1="1" draw:dots1-length="0.11mm" draw:dots2="1" draw:dots2-length="0.11mm" draw:distance="0.11mm"/>
    <draw:stroke-dash draw:name="Dashed_20__28_var_29__20_172" draw:display-name="Dashed (var) 172" draw:style="rect" draw:dots1="1" draw:dots1-length="0.11mm" draw:dots2="1" draw:dots2-length="0.11mm" draw:distance="0.11mm"/>
    <draw:stroke-dash draw:name="Dashed_20__28_var_29__20_173" draw:display-name="Dashed (var) 173" draw:style="rect" draw:dots1="1" draw:dots1-length="0.11mm" draw:dots2="1" draw:dots2-length="0.11mm" draw:distance="0.11mm"/>
    <draw:stroke-dash draw:name="Dashed_20__28_var_29__20_174" draw:display-name="Dashed (var) 174" draw:style="rect" draw:dots1="1" draw:dots1-length="0.11mm" draw:dots2="1" draw:dots2-length="0.11mm" draw:distance="0.11mm"/>
    <draw:stroke-dash draw:name="Dashed_20__28_var_29__20_175" draw:display-name="Dashed (var) 175" draw:style="rect" draw:dots1="1" draw:dots1-length="0.11mm" draw:dots2="1" draw:dots2-length="0.11mm" draw:distance="0.11mm"/>
    <draw:stroke-dash draw:name="Dashed_20__28_var_29__20_176" draw:display-name="Dashed (var) 176" draw:style="rect" draw:dots1="1" draw:dots1-length="0.11mm" draw:dots2="1" draw:dots2-length="0.11mm" draw:distance="0.11mm"/>
    <draw:stroke-dash draw:name="Dashed_20__28_var_29__20_177" draw:display-name="Dashed (var) 177" draw:style="rect" draw:dots1="1" draw:dots1-length="0.11mm" draw:dots2="1" draw:dots2-length="0.11mm" draw:distance="0.11mm"/>
    <draw:stroke-dash draw:name="Dashed_20__28_var_29__20_178" draw:display-name="Dashed (var) 178" draw:style="rect" draw:dots1="1" draw:dots1-length="0.11mm" draw:dots2="1" draw:dots2-length="0.11mm" draw:distance="0.11mm"/>
    <draw:stroke-dash draw:name="Dashed_20__28_var_29__20_179" draw:display-name="Dashed (var) 179" draw:style="rect" draw:dots1="1" draw:dots1-length="0.11mm" draw:dots2="1" draw:dots2-length="0.11mm" draw:distance="0.11mm"/>
    <draw:stroke-dash draw:name="Dashed_20__28_var_29__20_18" draw:display-name="Dashed (var) 18" draw:style="rect" draw:dots1="1" draw:dots1-length="0.11mm" draw:dots2="1" draw:dots2-length="0.11mm" draw:distance="0.11mm"/>
    <draw:stroke-dash draw:name="Dashed_20__28_var_29__20_180" draw:display-name="Dashed (var) 180" draw:style="rect" draw:dots1="1" draw:dots1-length="0.11mm" draw:dots2="1" draw:dots2-length="0.11mm" draw:distance="0.11mm"/>
    <draw:stroke-dash draw:name="Dashed_20__28_var_29__20_181" draw:display-name="Dashed (var) 181" draw:style="rect" draw:dots1="1" draw:dots1-length="0.11mm" draw:dots2="1" draw:dots2-length="0.11mm" draw:distance="0.11mm"/>
    <draw:stroke-dash draw:name="Dashed_20__28_var_29__20_182" draw:display-name="Dashed (var) 182" draw:style="rect" draw:dots1="1" draw:dots1-length="0.11mm" draw:dots2="1" draw:dots2-length="0.11mm" draw:distance="0.11mm"/>
    <draw:stroke-dash draw:name="Dashed_20__28_var_29__20_183" draw:display-name="Dashed (var) 183" draw:style="rect" draw:dots1="1" draw:dots1-length="0.11mm" draw:dots2="1" draw:dots2-length="0.11mm" draw:distance="0.11mm"/>
    <draw:stroke-dash draw:name="Dashed_20__28_var_29__20_184" draw:display-name="Dashed (var) 184" draw:style="rect" draw:dots1="1" draw:dots1-length="0.11mm" draw:dots2="1" draw:dots2-length="0.11mm" draw:distance="0.11mm"/>
    <draw:stroke-dash draw:name="Dashed_20__28_var_29__20_185" draw:display-name="Dashed (var) 185" draw:style="rect" draw:dots1="1" draw:dots1-length="0.11mm" draw:dots2="1" draw:dots2-length="0.11mm" draw:distance="0.11mm"/>
    <draw:stroke-dash draw:name="Dashed_20__28_var_29__20_186" draw:display-name="Dashed (var) 186" draw:style="rect" draw:dots1="1" draw:dots1-length="0.11mm" draw:dots2="1" draw:dots2-length="0.11mm" draw:distance="0.11mm"/>
    <draw:stroke-dash draw:name="Dashed_20__28_var_29__20_187" draw:display-name="Dashed (var) 187" draw:style="rect" draw:dots1="1" draw:dots1-length="0.11mm" draw:dots2="1" draw:dots2-length="0.11mm" draw:distance="0.11mm"/>
    <draw:stroke-dash draw:name="Dashed_20__28_var_29__20_188" draw:display-name="Dashed (var) 188" draw:style="rect" draw:dots1="1" draw:dots1-length="0.11mm" draw:dots2="1" draw:dots2-length="0.11mm" draw:distance="0.11mm"/>
    <draw:stroke-dash draw:name="Dashed_20__28_var_29__20_189" draw:display-name="Dashed (var) 189" draw:style="rect" draw:dots1="1" draw:dots1-length="0.11mm" draw:dots2="1" draw:dots2-length="0.11mm" draw:distance="0.11mm"/>
    <draw:stroke-dash draw:name="Dashed_20__28_var_29__20_19" draw:display-name="Dashed (var) 19" draw:style="rect" draw:dots1="1" draw:dots1-length="0.11mm" draw:dots2="1" draw:dots2-length="0.11mm" draw:distance="0.11mm"/>
    <draw:stroke-dash draw:name="Dashed_20__28_var_29__20_190" draw:display-name="Dashed (var) 190" draw:style="rect" draw:dots1="1" draw:dots1-length="0.11mm" draw:dots2="1" draw:dots2-length="0.11mm" draw:distance="0.11mm"/>
    <draw:stroke-dash draw:name="Dashed_20__28_var_29__20_191" draw:display-name="Dashed (var) 191" draw:style="rect" draw:dots1="1" draw:dots1-length="0.11mm" draw:dots2="1" draw:dots2-length="0.11mm" draw:distance="0.11mm"/>
    <draw:stroke-dash draw:name="Dashed_20__28_var_29__20_192" draw:display-name="Dashed (var) 192" draw:style="rect" draw:dots1="1" draw:dots1-length="0.29mm" draw:dots2="1" draw:dots2-length="0.29mm" draw:distance="0.29mm"/>
    <draw:stroke-dash draw:name="Dashed_20__28_var_29__20_193" draw:display-name="Dashed (var) 193" draw:style="rect" draw:dots1="1" draw:dots1-length="0.11mm" draw:dots2="1" draw:dots2-length="0.11mm" draw:distance="0.11mm"/>
    <draw:stroke-dash draw:name="Dashed_20__28_var_29__20_194" draw:display-name="Dashed (var) 194" draw:style="rect" draw:dots1="1" draw:dots1-length="0.11mm" draw:dots2="1" draw:dots2-length="0.11mm" draw:distance="0.11mm"/>
    <draw:stroke-dash draw:name="Dashed_20__28_var_29__20_195" draw:display-name="Dashed (var) 195" draw:style="rect" draw:dots1="1" draw:dots1-length="0.11mm" draw:dots2="1" draw:dots2-length="0.11mm" draw:distance="0.11mm"/>
    <draw:stroke-dash draw:name="Dashed_20__28_var_29__20_196" draw:display-name="Dashed (var) 196" draw:style="rect" draw:dots1="1" draw:dots1-length="0.11mm" draw:dots2="1" draw:dots2-length="0.11mm" draw:distance="0.11mm"/>
    <draw:stroke-dash draw:name="Dashed_20__28_var_29__20_197" draw:display-name="Dashed (var) 197" draw:style="rect" draw:dots1="1" draw:dots1-length="0.11mm" draw:dots2="1" draw:dots2-length="0.11mm" draw:distance="0.11mm"/>
    <draw:stroke-dash draw:name="Dashed_20__28_var_29__20_198" draw:display-name="Dashed (var) 198" draw:style="rect" draw:dots1="1" draw:dots1-length="0.11mm" draw:dots2="1" draw:dots2-length="0.11mm" draw:distance="0.11mm"/>
    <draw:stroke-dash draw:name="Dashed_20__28_var_29__20_199" draw:display-name="Dashed (var) 199" draw:style="rect" draw:dots1="1" draw:dots1-length="0.11mm" draw:dots2="1" draw:dots2-length="0.11mm" draw:distance="0.11mm"/>
    <draw:stroke-dash draw:name="Dashed_20__28_var_29__20_2" draw:display-name="Dashed (var) 2" draw:style="rect" draw:dots1="1" draw:dots1-length="1.13mm" draw:distance="0.72mm"/>
    <draw:stroke-dash draw:name="Dashed_20__28_var_29__20_20" draw:display-name="Dashed (var) 20" draw:style="rect" draw:dots1="1" draw:dots1-length="0.11mm" draw:dots2="1" draw:dots2-length="0.11mm" draw:distance="0.11mm"/>
    <draw:stroke-dash draw:name="Dashed_20__28_var_29__20_200" draw:display-name="Dashed (var) 200" draw:style="rect" draw:dots1="1" draw:dots1-length="0.11mm" draw:dots2="1" draw:dots2-length="0.11mm" draw:distance="0.11mm"/>
    <draw:stroke-dash draw:name="Dashed_20__28_var_29__20_201" draw:display-name="Dashed (var) 201" draw:style="rect" draw:dots1="1" draw:dots1-length="0.11mm" draw:dots2="1" draw:dots2-length="0.11mm" draw:distance="0.11mm"/>
    <draw:stroke-dash draw:name="Dashed_20__28_var_29__20_202" draw:display-name="Dashed (var) 202" draw:style="rect" draw:dots1="1" draw:dots1-length="0.11mm" draw:dots2="1" draw:dots2-length="0.11mm" draw:distance="0.11mm"/>
    <draw:stroke-dash draw:name="Dashed_20__28_var_29__20_203" draw:display-name="Dashed (var) 203" draw:style="rect" draw:dots1="1" draw:dots1-length="0.11mm" draw:dots2="1" draw:dots2-length="0.11mm" draw:distance="0.11mm"/>
    <draw:stroke-dash draw:name="Dashed_20__28_var_29__20_204" draw:display-name="Dashed (var) 204" draw:style="rect" draw:dots1="1" draw:dots1-length="0.11mm" draw:dots2="1" draw:dots2-length="0.11mm" draw:distance="0.11mm"/>
    <draw:stroke-dash draw:name="Dashed_20__28_var_29__20_205" draw:display-name="Dashed (var) 205" draw:style="rect" draw:dots1="1" draw:dots1-length="0.11mm" draw:dots2="1" draw:dots2-length="0.11mm" draw:distance="0.11mm"/>
    <draw:stroke-dash draw:name="Dashed_20__28_var_29__20_206" draw:display-name="Dashed (var) 206" draw:style="rect" draw:dots1="1" draw:dots1-length="0.11mm" draw:dots2="1" draw:dots2-length="0.11mm" draw:distance="0.11mm"/>
    <draw:stroke-dash draw:name="Dashed_20__28_var_29__20_207" draw:display-name="Dashed (var) 207" draw:style="rect" draw:dots1="1" draw:dots1-length="0.11mm" draw:dots2="1" draw:dots2-length="0.11mm" draw:distance="0.11mm"/>
    <draw:stroke-dash draw:name="Dashed_20__28_var_29__20_208" draw:display-name="Dashed (var) 208" draw:style="rect" draw:dots1="1" draw:dots1-length="0.11mm" draw:dots2="1" draw:dots2-length="0.11mm" draw:distance="0.11mm"/>
    <draw:stroke-dash draw:name="Dashed_20__28_var_29__20_209" draw:display-name="Dashed (var) 209" draw:style="rect" draw:dots1="1" draw:dots1-length="0.11mm" draw:dots2="1" draw:dots2-length="0.11mm" draw:distance="0.11mm"/>
    <draw:stroke-dash draw:name="Dashed_20__28_var_29__20_21" draw:display-name="Dashed (var) 21" draw:style="rect" draw:dots1="1" draw:dots1-length="0.11mm" draw:dots2="1" draw:dots2-length="0.11mm" draw:distance="0.11mm"/>
    <draw:stroke-dash draw:name="Dashed_20__28_var_29__20_210" draw:display-name="Dashed (var) 210" draw:style="rect" draw:dots1="1" draw:dots1-length="0.11mm" draw:dots2="1" draw:dots2-length="0.11mm" draw:distance="0.11mm"/>
    <draw:stroke-dash draw:name="Dashed_20__28_var_29__20_211" draw:display-name="Dashed (var) 211" draw:style="rect" draw:dots1="1" draw:dots1-length="0.11mm" draw:dots2="1" draw:dots2-length="0.11mm" draw:distance="0.11mm"/>
    <draw:stroke-dash draw:name="Dashed_20__28_var_29__20_212" draw:display-name="Dashed (var) 212" draw:style="rect" draw:dots1="1" draw:dots1-length="0.11mm" draw:dots2="1" draw:dots2-length="0.11mm" draw:distance="0.11mm"/>
    <draw:stroke-dash draw:name="Dashed_20__28_var_29__20_213" draw:display-name="Dashed (var) 213" draw:style="rect" draw:dots1="1" draw:dots1-length="0.11mm" draw:dots2="1" draw:dots2-length="0.11mm" draw:distance="0.11mm"/>
    <draw:stroke-dash draw:name="Dashed_20__28_var_29__20_214" draw:display-name="Dashed (var) 214" draw:style="rect" draw:dots1="1" draw:dots1-length="0.11mm" draw:dots2="1" draw:dots2-length="0.11mm" draw:distance="0.11mm"/>
    <draw:stroke-dash draw:name="Dashed_20__28_var_29__20_215" draw:display-name="Dashed (var) 215" draw:style="rect" draw:dots1="1" draw:dots1-length="0.11mm" draw:dots2="1" draw:dots2-length="0.11mm" draw:distance="0.11mm"/>
    <draw:stroke-dash draw:name="Dashed_20__28_var_29__20_216" draw:display-name="Dashed (var) 216" draw:style="rect" draw:dots1="1" draw:dots1-length="0.11mm" draw:dots2="1" draw:dots2-length="0.11mm" draw:distance="0.11mm"/>
    <draw:stroke-dash draw:name="Dashed_20__28_var_29__20_217" draw:display-name="Dashed (var) 217" draw:style="rect" draw:dots1="1" draw:dots1-length="0.11mm" draw:dots2="1" draw:dots2-length="0.11mm" draw:distance="0.11mm"/>
    <draw:stroke-dash draw:name="Dashed_20__28_var_29__20_218" draw:display-name="Dashed (var) 218" draw:style="rect" draw:dots1="1" draw:dots1-length="0.11mm" draw:dots2="1" draw:dots2-length="0.11mm" draw:distance="0.11mm"/>
    <draw:stroke-dash draw:name="Dashed_20__28_var_29__20_219" draw:display-name="Dashed (var) 219" draw:style="rect" draw:dots1="1" draw:dots1-length="0.11mm" draw:dots2="1" draw:dots2-length="0.11mm" draw:distance="0.11mm"/>
    <draw:stroke-dash draw:name="Dashed_20__28_var_29__20_22" draw:display-name="Dashed (var) 22" draw:style="rect" draw:dots1="1" draw:dots1-length="0.11mm" draw:dots2="1" draw:dots2-length="0.11mm" draw:distance="0.11mm"/>
    <draw:stroke-dash draw:name="Dashed_20__28_var_29__20_220" draw:display-name="Dashed (var) 220" draw:style="rect" draw:dots1="1" draw:dots1-length="0.11mm" draw:dots2="1" draw:dots2-length="0.11mm" draw:distance="0.11mm"/>
    <draw:stroke-dash draw:name="Dashed_20__28_var_29__20_221" draw:display-name="Dashed (var) 221" draw:style="rect" draw:dots1="1" draw:dots1-length="0.11mm" draw:dots2="1" draw:dots2-length="0.11mm" draw:distance="0.11mm"/>
    <draw:stroke-dash draw:name="Dashed_20__28_var_29__20_222" draw:display-name="Dashed (var) 222" draw:style="rect" draw:dots1="1" draw:dots1-length="0.11mm" draw:dots2="1" draw:dots2-length="0.11mm" draw:distance="0.11mm"/>
    <draw:stroke-dash draw:name="Dashed_20__28_var_29__20_223" draw:display-name="Dashed (var) 223" draw:style="rect" draw:dots1="1" draw:dots1-length="0.11mm" draw:dots2="1" draw:dots2-length="0.11mm" draw:distance="0.11mm"/>
    <draw:stroke-dash draw:name="Dashed_20__28_var_29__20_224" draw:display-name="Dashed (var) 224" draw:style="rect" draw:dots1="1" draw:dots1-length="0.11mm" draw:dots2="1" draw:dots2-length="0.11mm" draw:distance="0.11mm"/>
    <draw:stroke-dash draw:name="Dashed_20__28_var_29__20_225" draw:display-name="Dashed (var) 225" draw:style="rect" draw:dots1="1" draw:dots1-length="0.11mm" draw:dots2="1" draw:dots2-length="0.11mm" draw:distance="0.11mm"/>
    <draw:stroke-dash draw:name="Dashed_20__28_var_29__20_226" draw:display-name="Dashed (var) 226" draw:style="rect" draw:dots1="1" draw:dots1-length="0.11mm" draw:dots2="1" draw:dots2-length="0.11mm" draw:distance="0.11mm"/>
    <draw:stroke-dash draw:name="Dashed_20__28_var_29__20_227" draw:display-name="Dashed (var) 227" draw:style="rect" draw:dots1="1" draw:dots1-length="0.11mm" draw:dots2="1" draw:dots2-length="0.11mm" draw:distance="0.11mm"/>
    <draw:stroke-dash draw:name="Dashed_20__28_var_29__20_228" draw:display-name="Dashed (var) 228" draw:style="rect" draw:dots1="1" draw:dots1-length="0.11mm" draw:dots2="1" draw:dots2-length="0.11mm" draw:distance="0.11mm"/>
    <draw:stroke-dash draw:name="Dashed_20__28_var_29__20_229" draw:display-name="Dashed (var) 229" draw:style="rect" draw:dots1="1" draw:dots1-length="0.11mm" draw:dots2="1" draw:dots2-length="0.11mm" draw:distance="0.11mm"/>
    <draw:stroke-dash draw:name="Dashed_20__28_var_29__20_23" draw:display-name="Dashed (var) 23" draw:style="rect" draw:dots1="1" draw:dots1-length="0.11mm" draw:dots2="1" draw:dots2-length="0.11mm" draw:distance="0.11mm"/>
    <draw:stroke-dash draw:name="Dashed_20__28_var_29__20_230" draw:display-name="Dashed (var) 230" draw:style="rect" draw:dots1="1" draw:dots1-length="0.11mm" draw:dots2="1" draw:dots2-length="0.11mm" draw:distance="0.11mm"/>
    <draw:stroke-dash draw:name="Dashed_20__28_var_29__20_231" draw:display-name="Dashed (var) 231" draw:style="rect" draw:dots1="1" draw:dots1-length="0.11mm" draw:dots2="1" draw:dots2-length="0.11mm" draw:distance="0.11mm"/>
    <draw:stroke-dash draw:name="Dashed_20__28_var_29__20_232" draw:display-name="Dashed (var) 232" draw:style="rect" draw:dots1="1" draw:dots1-length="0.11mm" draw:dots2="1" draw:dots2-length="0.11mm" draw:distance="0.11mm"/>
    <draw:stroke-dash draw:name="Dashed_20__28_var_29__20_233" draw:display-name="Dashed (var) 233" draw:style="rect" draw:dots1="1" draw:dots1-length="0.11mm" draw:dots2="1" draw:dots2-length="0.11mm" draw:distance="0.11mm"/>
    <draw:stroke-dash draw:name="Dashed_20__28_var_29__20_234" draw:display-name="Dashed (var) 234" draw:style="rect" draw:dots1="1" draw:dots1-length="0.11mm" draw:dots2="1" draw:dots2-length="0.11mm" draw:distance="0.11mm"/>
    <draw:stroke-dash draw:name="Dashed_20__28_var_29__20_235" draw:display-name="Dashed (var) 235" draw:style="rect" draw:dots1="1" draw:dots1-length="0.11mm" draw:dots2="1" draw:dots2-length="0.11mm" draw:distance="0.11mm"/>
    <draw:stroke-dash draw:name="Dashed_20__28_var_29__20_236" draw:display-name="Dashed (var) 236" draw:style="rect" draw:dots1="1" draw:dots1-length="0.11mm" draw:dots2="1" draw:dots2-length="0.11mm" draw:distance="0.11mm"/>
    <draw:stroke-dash draw:name="Dashed_20__28_var_29__20_237" draw:display-name="Dashed (var) 237" draw:style="rect" draw:dots1="1" draw:dots1-length="0.11mm" draw:dots2="1" draw:dots2-length="0.11mm" draw:distance="0.11mm"/>
    <draw:stroke-dash draw:name="Dashed_20__28_var_29__20_238" draw:display-name="Dashed (var) 238" draw:style="rect" draw:dots1="1" draw:dots1-length="0.11mm" draw:dots2="1" draw:dots2-length="0.11mm" draw:distance="0.11mm"/>
    <draw:stroke-dash draw:name="Dashed_20__28_var_29__20_239" draw:display-name="Dashed (var) 239" draw:style="rect" draw:dots1="1" draw:dots1-length="0.11mm" draw:dots2="1" draw:dots2-length="0.11mm" draw:distance="0.11mm"/>
    <draw:stroke-dash draw:name="Dashed_20__28_var_29__20_24" draw:display-name="Dashed (var) 24" draw:style="rect" draw:dots1="1" draw:dots1-length="0.11mm" draw:dots2="1" draw:dots2-length="0.11mm" draw:distance="0.11mm"/>
    <draw:stroke-dash draw:name="Dashed_20__28_var_29__20_240" draw:display-name="Dashed (var) 240" draw:style="rect" draw:dots1="1" draw:dots1-length="0.11mm" draw:dots2="1" draw:dots2-length="0.11mm" draw:distance="0.11mm"/>
    <draw:stroke-dash draw:name="Dashed_20__28_var_29__20_241" draw:display-name="Dashed (var) 241" draw:style="rect" draw:dots1="1" draw:dots1-length="0.11mm" draw:dots2="1" draw:dots2-length="0.11mm" draw:distance="0.11mm"/>
    <draw:stroke-dash draw:name="Dashed_20__28_var_29__20_242" draw:display-name="Dashed (var) 242" draw:style="rect" draw:dots1="1" draw:dots1-length="0.11mm" draw:dots2="1" draw:dots2-length="0.11mm" draw:distance="0.11mm"/>
    <draw:stroke-dash draw:name="Dashed_20__28_var_29__20_243" draw:display-name="Dashed (var) 243" draw:style="rect" draw:dots1="1" draw:dots1-length="0.11mm" draw:dots2="1" draw:dots2-length="0.11mm" draw:distance="0.11mm"/>
    <draw:stroke-dash draw:name="Dashed_20__28_var_29__20_244" draw:display-name="Dashed (var) 244" draw:style="rect" draw:dots1="1" draw:dots1-length="0.11mm" draw:dots2="1" draw:dots2-length="0.11mm" draw:distance="0.11mm"/>
    <draw:stroke-dash draw:name="Dashed_20__28_var_29__20_245" draw:display-name="Dashed (var) 245" draw:style="rect" draw:dots1="1" draw:dots1-length="0.11mm" draw:dots2="1" draw:dots2-length="0.11mm" draw:distance="0.11mm"/>
    <draw:stroke-dash draw:name="Dashed_20__28_var_29__20_246" draw:display-name="Dashed (var) 246" draw:style="rect" draw:dots1="1" draw:dots1-length="0.11mm" draw:dots2="1" draw:dots2-length="0.11mm" draw:distance="0.11mm"/>
    <draw:stroke-dash draw:name="Dashed_20__28_var_29__20_247" draw:display-name="Dashed (var) 247" draw:style="rect" draw:dots1="1" draw:dots1-length="0.11mm" draw:dots2="1" draw:dots2-length="0.11mm" draw:distance="0.11mm"/>
    <draw:stroke-dash draw:name="Dashed_20__28_var_29__20_248" draw:display-name="Dashed (var) 248" draw:style="rect" draw:dots1="1" draw:dots1-length="0.11mm" draw:dots2="1" draw:dots2-length="0.11mm" draw:distance="0.11mm"/>
    <draw:stroke-dash draw:name="Dashed_20__28_var_29__20_249" draw:display-name="Dashed (var) 249" draw:style="rect" draw:dots1="1" draw:dots1-length="0.11mm" draw:dots2="1" draw:dots2-length="0.11mm" draw:distance="0.11mm"/>
    <draw:stroke-dash draw:name="Dashed_20__28_var_29__20_25" draw:display-name="Dashed (var) 25" draw:style="rect" draw:dots1="1" draw:dots1-length="0.11mm" draw:dots2="1" draw:dots2-length="0.11mm" draw:distance="0.11mm"/>
    <draw:stroke-dash draw:name="Dashed_20__28_var_29__20_250" draw:display-name="Dashed (var) 250" draw:style="rect" draw:dots1="1" draw:dots1-length="0.11mm" draw:dots2="1" draw:dots2-length="0.11mm" draw:distance="0.11mm"/>
    <draw:stroke-dash draw:name="Dashed_20__28_var_29__20_251" draw:display-name="Dashed (var) 251" draw:style="rect" draw:dots1="1" draw:dots1-length="0.11mm" draw:dots2="1" draw:dots2-length="0.11mm" draw:distance="0.11mm"/>
    <draw:stroke-dash draw:name="Dashed_20__28_var_29__20_252" draw:display-name="Dashed (var) 252" draw:style="rect" draw:dots1="1" draw:dots1-length="0.29mm" draw:dots2="1" draw:dots2-length="0.29mm" draw:distance="0.29mm"/>
    <draw:stroke-dash draw:name="Dashed_20__28_var_29__20_26" draw:display-name="Dashed (var) 26" draw:style="rect" draw:dots1="1" draw:dots1-length="0.11mm" draw:dots2="1" draw:dots2-length="0.11mm" draw:distance="0.11mm"/>
    <draw:stroke-dash draw:name="Dashed_20__28_var_29__20_27" draw:display-name="Dashed (var) 27" draw:style="rect" draw:dots1="1" draw:dots1-length="0.11mm" draw:dots2="1" draw:dots2-length="0.11mm" draw:distance="0.11mm"/>
    <draw:stroke-dash draw:name="Dashed_20__28_var_29__20_28" draw:display-name="Dashed (var) 28" draw:style="rect" draw:dots1="1" draw:dots1-length="0.11mm" draw:dots2="1" draw:dots2-length="0.11mm" draw:distance="0.11mm"/>
    <draw:stroke-dash draw:name="Dashed_20__28_var_29__20_29" draw:display-name="Dashed (var) 29" draw:style="rect" draw:dots1="1" draw:dots1-length="0.11mm" draw:dots2="1" draw:dots2-length="0.11mm" draw:distance="0.11mm"/>
    <draw:stroke-dash draw:name="Dashed_20__28_var_29__20_3" draw:display-name="Dashed (var) 3" draw:style="rect" draw:dots1="1" draw:dots1-length="1.13mm" draw:distance="0.72mm"/>
    <draw:stroke-dash draw:name="Dashed_20__28_var_29__20_30" draw:display-name="Dashed (var) 30" draw:style="rect" draw:dots1="1" draw:dots1-length="0.11mm" draw:dots2="1" draw:dots2-length="0.11mm" draw:distance="0.11mm"/>
    <draw:stroke-dash draw:name="Dashed_20__28_var_29__20_31" draw:display-name="Dashed (var) 31" draw:style="rect" draw:dots1="1" draw:dots1-length="0.11mm" draw:dots2="1" draw:dots2-length="0.11mm" draw:distance="0.11mm"/>
    <draw:stroke-dash draw:name="Dashed_20__28_var_29__20_32" draw:display-name="Dashed (var) 32" draw:style="rect" draw:dots1="1" draw:dots1-length="0.11mm" draw:dots2="1" draw:dots2-length="0.11mm" draw:distance="0.11mm"/>
    <draw:stroke-dash draw:name="Dashed_20__28_var_29__20_33" draw:display-name="Dashed (var) 33" draw:style="rect" draw:dots1="1" draw:dots1-length="0.11mm" draw:dots2="1" draw:dots2-length="0.11mm" draw:distance="0.11mm"/>
    <draw:stroke-dash draw:name="Dashed_20__28_var_29__20_34" draw:display-name="Dashed (var) 34" draw:style="rect" draw:dots1="1" draw:dots1-length="0.11mm" draw:dots2="1" draw:dots2-length="0.11mm" draw:distance="0.11mm"/>
    <draw:stroke-dash draw:name="Dashed_20__28_var_29__20_349" draw:display-name="Dashed (var) 349" draw:style="rect" draw:dots1="1" draw:dots1-length="0.11mm" draw:dots2="1" draw:dots2-length="0.11mm" draw:distance="0.11mm"/>
    <draw:stroke-dash draw:name="Dashed_20__28_var_29__20_35" draw:display-name="Dashed (var) 35" draw:style="rect" draw:dots1="1" draw:dots1-length="0.11mm" draw:dots2="1" draw:dots2-length="0.11mm" draw:distance="0.11mm"/>
    <draw:stroke-dash draw:name="Dashed_20__28_var_29__20_350" draw:display-name="Dashed (var) 350" draw:style="rect" draw:dots1="1" draw:dots1-length="0.11mm" draw:dots2="1" draw:dots2-length="0.11mm" draw:distance="0.11mm"/>
    <draw:stroke-dash draw:name="Dashed_20__28_var_29__20_351" draw:display-name="Dashed (var) 351" draw:style="rect" draw:dots1="1" draw:dots1-length="0.11mm" draw:dots2="1" draw:dots2-length="0.11mm" draw:distance="0.11mm"/>
    <draw:stroke-dash draw:name="Dashed_20__28_var_29__20_352" draw:display-name="Dashed (var) 352" draw:style="rect" draw:dots1="1" draw:dots1-length="0.11mm" draw:dots2="1" draw:dots2-length="0.11mm" draw:distance="0.11mm"/>
    <draw:stroke-dash draw:name="Dashed_20__28_var_29__20_353" draw:display-name="Dashed (var) 353" draw:style="rect" draw:dots1="1" draw:dots1-length="0.11mm" draw:dots2="1" draw:dots2-length="0.11mm" draw:distance="0.11mm"/>
    <draw:stroke-dash draw:name="Dashed_20__28_var_29__20_354" draw:display-name="Dashed (var) 354" draw:style="rect" draw:dots1="1" draw:dots1-length="0.11mm" draw:dots2="1" draw:dots2-length="0.11mm" draw:distance="0.11mm"/>
    <draw:stroke-dash draw:name="Dashed_20__28_var_29__20_355" draw:display-name="Dashed (var) 355" draw:style="rect" draw:dots1="1" draw:dots1-length="0.11mm" draw:dots2="1" draw:dots2-length="0.11mm" draw:distance="0.11mm"/>
    <draw:stroke-dash draw:name="Dashed_20__28_var_29__20_356" draw:display-name="Dashed (var) 356" draw:style="rect" draw:dots1="1" draw:dots1-length="0.11mm" draw:dots2="1" draw:dots2-length="0.11mm" draw:distance="0.11mm"/>
    <draw:stroke-dash draw:name="Dashed_20__28_var_29__20_357" draw:display-name="Dashed (var) 357" draw:style="rect" draw:dots1="1" draw:dots1-length="0.11mm" draw:dots2="1" draw:dots2-length="0.11mm" draw:distance="0.11mm"/>
    <draw:stroke-dash draw:name="Dashed_20__28_var_29__20_358" draw:display-name="Dashed (var) 358" draw:style="rect" draw:dots1="1" draw:dots1-length="0.11mm" draw:dots2="1" draw:dots2-length="0.11mm" draw:distance="0.11mm"/>
    <draw:stroke-dash draw:name="Dashed_20__28_var_29__20_359" draw:display-name="Dashed (var) 359" draw:style="rect" draw:dots1="1" draw:dots1-length="0.11mm" draw:dots2="1" draw:dots2-length="0.11mm" draw:distance="0.11mm"/>
    <draw:stroke-dash draw:name="Dashed_20__28_var_29__20_36" draw:display-name="Dashed (var) 36" draw:style="rect" draw:dots1="1" draw:dots1-length="0.11mm" draw:dots2="1" draw:dots2-length="0.11mm" draw:distance="0.11mm"/>
    <draw:stroke-dash draw:name="Dashed_20__28_var_29__20_360" draw:display-name="Dashed (var) 360" draw:style="rect" draw:dots1="1" draw:dots1-length="0.11mm" draw:dots2="1" draw:dots2-length="0.11mm" draw:distance="0.11mm"/>
    <draw:stroke-dash draw:name="Dashed_20__28_var_29__20_361" draw:display-name="Dashed (var) 361" draw:style="rect" draw:dots1="1" draw:dots1-length="0.11mm" draw:dots2="1" draw:dots2-length="0.11mm" draw:distance="0.11mm"/>
    <draw:stroke-dash draw:name="Dashed_20__28_var_29__20_362" draw:display-name="Dashed (var) 362" draw:style="rect" draw:dots1="1" draw:dots1-length="0.11mm" draw:dots2="1" draw:dots2-length="0.11mm" draw:distance="0.11mm"/>
    <draw:stroke-dash draw:name="Dashed_20__28_var_29__20_363" draw:display-name="Dashed (var) 363" draw:style="rect" draw:dots1="1" draw:dots1-length="0.11mm" draw:dots2="1" draw:dots2-length="0.11mm" draw:distance="0.11mm"/>
    <draw:stroke-dash draw:name="Dashed_20__28_var_29__20_364" draw:display-name="Dashed (var) 364" draw:style="rect" draw:dots1="1" draw:dots1-length="0.11mm" draw:dots2="1" draw:dots2-length="0.11mm" draw:distance="0.11mm"/>
    <draw:stroke-dash draw:name="Dashed_20__28_var_29__20_365" draw:display-name="Dashed (var) 365" draw:style="rect" draw:dots1="1" draw:dots1-length="0.11mm" draw:dots2="1" draw:dots2-length="0.11mm" draw:distance="0.11mm"/>
    <draw:stroke-dash draw:name="Dashed_20__28_var_29__20_366" draw:display-name="Dashed (var) 366" draw:style="rect" draw:dots1="1" draw:dots1-length="0.11mm" draw:dots2="1" draw:dots2-length="0.11mm" draw:distance="0.11mm"/>
    <draw:stroke-dash draw:name="Dashed_20__28_var_29__20_367" draw:display-name="Dashed (var) 367" draw:style="rect" draw:dots1="1" draw:dots1-length="0.11mm" draw:dots2="1" draw:dots2-length="0.11mm" draw:distance="0.11mm"/>
    <draw:stroke-dash draw:name="Dashed_20__28_var_29__20_368" draw:display-name="Dashed (var) 368" draw:style="rect" draw:dots1="1" draw:dots1-length="0.11mm" draw:dots2="1" draw:dots2-length="0.11mm" draw:distance="0.11mm"/>
    <draw:stroke-dash draw:name="Dashed_20__28_var_29__20_369" draw:display-name="Dashed (var) 369" draw:style="rect" draw:dots1="1" draw:dots1-length="0.11mm" draw:dots2="1" draw:dots2-length="0.11mm" draw:distance="0.11mm"/>
    <draw:stroke-dash draw:name="Dashed_20__28_var_29__20_37" draw:display-name="Dashed (var) 37" draw:style="rect" draw:dots1="1" draw:dots1-length="0.11mm" draw:dots2="1" draw:dots2-length="0.11mm" draw:distance="0.11mm"/>
    <draw:stroke-dash draw:name="Dashed_20__28_var_29__20_370" draw:display-name="Dashed (var) 370" draw:style="rect" draw:dots1="1" draw:dots1-length="0.11mm" draw:dots2="1" draw:dots2-length="0.11mm" draw:distance="0.11mm"/>
    <draw:stroke-dash draw:name="Dashed_20__28_var_29__20_371" draw:display-name="Dashed (var) 371" draw:style="rect" draw:dots1="1" draw:dots1-length="0.11mm" draw:dots2="1" draw:dots2-length="0.11mm" draw:distance="0.11mm"/>
    <draw:stroke-dash draw:name="Dashed_20__28_var_29__20_372" draw:display-name="Dashed (var) 372" draw:style="rect" draw:dots1="1" draw:dots1-length="0.11mm" draw:dots2="1" draw:dots2-length="0.11mm" draw:distance="0.11mm"/>
    <draw:stroke-dash draw:name="Dashed_20__28_var_29__20_373" draw:display-name="Dashed (var) 373" draw:style="rect" draw:dots1="1" draw:dots1-length="0.11mm" draw:dots2="1" draw:dots2-length="0.11mm" draw:distance="0.11mm"/>
    <draw:stroke-dash draw:name="Dashed_20__28_var_29__20_374" draw:display-name="Dashed (var) 374" draw:style="rect" draw:dots1="1" draw:dots1-length="0.11mm" draw:dots2="1" draw:dots2-length="0.11mm" draw:distance="0.11mm"/>
    <draw:stroke-dash draw:name="Dashed_20__28_var_29__20_375" draw:display-name="Dashed (var) 375" draw:style="rect" draw:dots1="1" draw:dots1-length="0.11mm" draw:dots2="1" draw:dots2-length="0.11mm" draw:distance="0.11mm"/>
    <draw:stroke-dash draw:name="Dashed_20__28_var_29__20_376" draw:display-name="Dashed (var) 376" draw:style="rect" draw:dots1="1" draw:dots1-length="0.11mm" draw:dots2="1" draw:dots2-length="0.11mm" draw:distance="0.11mm"/>
    <draw:stroke-dash draw:name="Dashed_20__28_var_29__20_377" draw:display-name="Dashed (var) 377" draw:style="rect" draw:dots1="1" draw:dots1-length="0.11mm" draw:dots2="1" draw:dots2-length="0.11mm" draw:distance="0.11mm"/>
    <draw:stroke-dash draw:name="Dashed_20__28_var_29__20_378" draw:display-name="Dashed (var) 378" draw:style="rect" draw:dots1="1" draw:dots1-length="0.11mm" draw:dots2="1" draw:dots2-length="0.11mm" draw:distance="0.11mm"/>
    <draw:stroke-dash draw:name="Dashed_20__28_var_29__20_379" draw:display-name="Dashed (var) 379" draw:style="rect" draw:dots1="1" draw:dots1-length="0.11mm" draw:dots2="1" draw:dots2-length="0.11mm" draw:distance="0.11mm"/>
    <draw:stroke-dash draw:name="Dashed_20__28_var_29__20_38" draw:display-name="Dashed (var) 38" draw:style="rect" draw:dots1="1" draw:dots1-length="0.11mm" draw:dots2="1" draw:dots2-length="0.11mm" draw:distance="0.11mm"/>
    <draw:stroke-dash draw:name="Dashed_20__28_var_29__20_380" draw:display-name="Dashed (var) 380" draw:style="rect" draw:dots1="1" draw:dots1-length="0.11mm" draw:dots2="1" draw:dots2-length="0.11mm" draw:distance="0.11mm"/>
    <draw:stroke-dash draw:name="Dashed_20__28_var_29__20_381" draw:display-name="Dashed (var) 381" draw:style="rect" draw:dots1="1" draw:dots1-length="0.11mm" draw:dots2="1" draw:dots2-length="0.11mm" draw:distance="0.11mm"/>
    <draw:stroke-dash draw:name="Dashed_20__28_var_29__20_382" draw:display-name="Dashed (var) 382" draw:style="rect" draw:dots1="1" draw:dots1-length="0.11mm" draw:dots2="1" draw:dots2-length="0.11mm" draw:distance="0.11mm"/>
    <draw:stroke-dash draw:name="Dashed_20__28_var_29__20_383" draw:display-name="Dashed (var) 383" draw:style="rect" draw:dots1="1" draw:dots1-length="0.11mm" draw:dots2="1" draw:dots2-length="0.11mm" draw:distance="0.11mm"/>
    <draw:stroke-dash draw:name="Dashed_20__28_var_29__20_384" draw:display-name="Dashed (var) 384" draw:style="rect" draw:dots1="1" draw:dots1-length="0.11mm" draw:dots2="1" draw:dots2-length="0.11mm" draw:distance="0.11mm"/>
    <draw:stroke-dash draw:name="Dashed_20__28_var_29__20_385" draw:display-name="Dashed (var) 385" draw:style="rect" draw:dots1="1" draw:dots1-length="0.11mm" draw:dots2="1" draw:dots2-length="0.11mm" draw:distance="0.11mm"/>
    <draw:stroke-dash draw:name="Dashed_20__28_var_29__20_386" draw:display-name="Dashed (var) 386" draw:style="rect" draw:dots1="1" draw:dots1-length="0.11mm" draw:dots2="1" draw:dots2-length="0.11mm" draw:distance="0.11mm"/>
    <draw:stroke-dash draw:name="Dashed_20__28_var_29__20_387" draw:display-name="Dashed (var) 387" draw:style="rect" draw:dots1="1" draw:dots1-length="0.11mm" draw:dots2="1" draw:dots2-length="0.11mm" draw:distance="0.11mm"/>
    <draw:stroke-dash draw:name="Dashed_20__28_var_29__20_388" draw:display-name="Dashed (var) 388" draw:style="rect" draw:dots1="1" draw:dots1-length="0.11mm" draw:dots2="1" draw:dots2-length="0.11mm" draw:distance="0.11mm"/>
    <draw:stroke-dash draw:name="Dashed_20__28_var_29__20_389" draw:display-name="Dashed (var) 389" draw:style="rect" draw:dots1="1" draw:dots1-length="0.11mm" draw:dots2="1" draw:dots2-length="0.11mm" draw:distance="0.11mm"/>
    <draw:stroke-dash draw:name="Dashed_20__28_var_29__20_39" draw:display-name="Dashed (var) 39" draw:style="rect" draw:dots1="1" draw:dots1-length="0.11mm" draw:dots2="1" draw:dots2-length="0.11mm" draw:distance="0.11mm"/>
    <draw:stroke-dash draw:name="Dashed_20__28_var_29__20_390" draw:display-name="Dashed (var) 390" draw:style="rect" draw:dots1="1" draw:dots1-length="0.11mm" draw:dots2="1" draw:dots2-length="0.11mm" draw:distance="0.11mm"/>
    <draw:stroke-dash draw:name="Dashed_20__28_var_29__20_391" draw:display-name="Dashed (var) 391" draw:style="rect" draw:dots1="1" draw:dots1-length="0.11mm" draw:dots2="1" draw:dots2-length="0.11mm" draw:distance="0.11mm"/>
    <draw:stroke-dash draw:name="Dashed_20__28_var_29__20_392" draw:display-name="Dashed (var) 392" draw:style="rect" draw:dots1="1" draw:dots1-length="0.11mm" draw:dots2="1" draw:dots2-length="0.11mm" draw:distance="0.11mm"/>
    <draw:stroke-dash draw:name="Dashed_20__28_var_29__20_393" draw:display-name="Dashed (var) 393" draw:style="rect" draw:dots1="1" draw:dots1-length="0.11mm" draw:dots2="1" draw:dots2-length="0.11mm" draw:distance="0.11mm"/>
    <draw:stroke-dash draw:name="Dashed_20__28_var_29__20_394" draw:display-name="Dashed (var) 394" draw:style="rect" draw:dots1="1" draw:dots1-length="0.11mm" draw:dots2="1" draw:dots2-length="0.11mm" draw:distance="0.11mm"/>
    <draw:stroke-dash draw:name="Dashed_20__28_var_29__20_395" draw:display-name="Dashed (var) 395" draw:style="rect" draw:dots1="1" draw:dots1-length="0.11mm" draw:dots2="1" draw:dots2-length="0.11mm" draw:distance="0.11mm"/>
    <draw:stroke-dash draw:name="Dashed_20__28_var_29__20_396" draw:display-name="Dashed (var) 396" draw:style="rect" draw:dots1="1" draw:dots1-length="0.29mm" draw:dots2="1" draw:dots2-length="0.29mm" draw:distance="0.29mm"/>
    <draw:stroke-dash draw:name="Dashed_20__28_var_29__20_4" draw:display-name="Dashed (var) 4" draw:style="rect" draw:dots1="1" draw:dots1-length="1.13mm" draw:distance="0.72mm"/>
    <draw:stroke-dash draw:name="Dashed_20__28_var_29__20_40" draw:display-name="Dashed (var) 40" draw:style="rect" draw:dots1="1" draw:dots1-length="0.11mm" draw:dots2="1" draw:dots2-length="0.11mm" draw:distance="0.11mm"/>
    <draw:stroke-dash draw:name="Dashed_20__28_var_29__20_41" draw:display-name="Dashed (var) 41" draw:style="rect" draw:dots1="1" draw:dots1-length="0.11mm" draw:dots2="1" draw:dots2-length="0.11mm" draw:distance="0.11mm"/>
    <draw:stroke-dash draw:name="Dashed_20__28_var_29__20_42" draw:display-name="Dashed (var) 42" draw:style="rect" draw:dots1="1" draw:dots1-length="0.11mm" draw:dots2="1" draw:dots2-length="0.11mm" draw:distance="0.11mm"/>
    <draw:stroke-dash draw:name="Dashed_20__28_var_29__20_43" draw:display-name="Dashed (var) 43" draw:style="rect" draw:dots1="1" draw:dots1-length="0.11mm" draw:dots2="1" draw:dots2-length="0.11mm" draw:distance="0.11mm"/>
    <draw:stroke-dash draw:name="Dashed_20__28_var_29__20_44" draw:display-name="Dashed (var) 44" draw:style="rect" draw:dots1="1" draw:dots1-length="0.11mm" draw:dots2="1" draw:dots2-length="0.11mm" draw:distance="0.11mm"/>
    <draw:stroke-dash draw:name="Dashed_20__28_var_29__20_45" draw:display-name="Dashed (var) 45" draw:style="rect" draw:dots1="1" draw:dots1-length="0.11mm" draw:dots2="1" draw:dots2-length="0.11mm" draw:distance="0.11mm"/>
    <draw:stroke-dash draw:name="Dashed_20__28_var_29__20_46" draw:display-name="Dashed (var) 46" draw:style="rect" draw:dots1="1" draw:dots1-length="0.11mm" draw:dots2="1" draw:dots2-length="0.11mm" draw:distance="0.11mm"/>
    <draw:stroke-dash draw:name="Dashed_20__28_var_29__20_47" draw:display-name="Dashed (var) 47" draw:style="rect" draw:dots1="1" draw:dots1-length="0.11mm" draw:dots2="1" draw:dots2-length="0.11mm" draw:distance="0.11mm"/>
    <draw:stroke-dash draw:name="Dashed_20__28_var_29__20_48" draw:display-name="Dashed (var) 48" draw:style="rect" draw:dots1="1" draw:dots1-length="0.11mm" draw:dots2="1" draw:dots2-length="0.11mm" draw:distance="0.11mm"/>
    <draw:stroke-dash draw:name="Dashed_20__28_var_29__20_49" draw:display-name="Dashed (var) 49" draw:style="rect" draw:dots1="1" draw:dots1-length="0.11mm" draw:dots2="1" draw:dots2-length="0.11mm" draw:distance="0.11mm"/>
    <draw:stroke-dash draw:name="Dashed_20__28_var_29__20_5" draw:display-name="Dashed (var) 5" draw:style="rect" draw:dots1="1" draw:dots1-length="1.13mm" draw:distance="0.72mm"/>
    <draw:stroke-dash draw:name="Dashed_20__28_var_29__20_50" draw:display-name="Dashed (var) 50" draw:style="rect" draw:dots1="1" draw:dots1-length="0.11mm" draw:dots2="1" draw:dots2-length="0.11mm" draw:distance="0.11mm"/>
    <draw:stroke-dash draw:name="Dashed_20__28_var_29__20_51" draw:display-name="Dashed (var) 51" draw:style="rect" draw:dots1="1" draw:dots1-length="0.11mm" draw:dots2="1" draw:dots2-length="0.11mm" draw:distance="0.11mm"/>
    <draw:stroke-dash draw:name="Dashed_20__28_var_29__20_52" draw:display-name="Dashed (var) 52" draw:style="rect" draw:dots1="1" draw:dots1-length="0.11mm" draw:dots2="1" draw:dots2-length="0.11mm" draw:distance="0.11mm"/>
    <draw:stroke-dash draw:name="Dashed_20__28_var_29__20_53" draw:display-name="Dashed (var) 53" draw:style="rect" draw:dots1="1" draw:dots1-length="0.11mm" draw:dots2="1" draw:dots2-length="0.11mm" draw:distance="0.11mm"/>
    <draw:stroke-dash draw:name="Dashed_20__28_var_29__20_54" draw:display-name="Dashed (var) 54" draw:style="rect" draw:dots1="1" draw:dots1-length="0.11mm" draw:dots2="1" draw:dots2-length="0.11mm" draw:distance="0.11mm"/>
    <draw:stroke-dash draw:name="Dashed_20__28_var_29__20_55" draw:display-name="Dashed (var) 55" draw:style="rect" draw:dots1="1" draw:dots1-length="0.11mm" draw:dots2="1" draw:dots2-length="0.11mm" draw:distance="0.11mm"/>
    <draw:stroke-dash draw:name="Dashed_20__28_var_29__20_56" draw:display-name="Dashed (var) 56" draw:style="rect" draw:dots1="1" draw:dots1-length="0.11mm" draw:dots2="1" draw:dots2-length="0.11mm" draw:distance="0.11mm"/>
    <draw:stroke-dash draw:name="Dashed_20__28_var_29__20_57" draw:display-name="Dashed (var) 57" draw:style="rect" draw:dots1="1" draw:dots1-length="0.11mm" draw:dots2="1" draw:dots2-length="0.11mm" draw:distance="0.11mm"/>
    <draw:stroke-dash draw:name="Dashed_20__28_var_29__20_58" draw:display-name="Dashed (var) 58" draw:style="rect" draw:dots1="1" draw:dots1-length="0.11mm" draw:dots2="1" draw:dots2-length="0.11mm" draw:distance="0.11mm"/>
    <draw:stroke-dash draw:name="Dashed_20__28_var_29__20_59" draw:display-name="Dashed (var) 59" draw:style="rect" draw:dots1="1" draw:dots1-length="0.11mm" draw:dots2="1" draw:dots2-length="0.11mm" draw:distance="0.11mm"/>
    <draw:stroke-dash draw:name="Dashed_20__28_var_29__20_593" draw:display-name="Dashed (var) 593" draw:style="rect" draw:dots1="1" draw:dots1-length="0.11mm" draw:dots2="1" draw:dots2-length="0.11mm" draw:distance="0.11mm"/>
    <draw:stroke-dash draw:name="Dashed_20__28_var_29__20_594" draw:display-name="Dashed (var) 594" draw:style="rect" draw:dots1="1" draw:dots1-length="0.11mm" draw:dots2="1" draw:dots2-length="0.11mm" draw:distance="0.11mm"/>
    <draw:stroke-dash draw:name="Dashed_20__28_var_29__20_595" draw:display-name="Dashed (var) 595" draw:style="rect" draw:dots1="1" draw:dots1-length="0.11mm" draw:dots2="1" draw:dots2-length="0.11mm" draw:distance="0.11mm"/>
    <draw:stroke-dash draw:name="Dashed_20__28_var_29__20_596" draw:display-name="Dashed (var) 596" draw:style="rect" draw:dots1="1" draw:dots1-length="0.11mm" draw:dots2="1" draw:dots2-length="0.11mm" draw:distance="0.11mm"/>
    <draw:stroke-dash draw:name="Dashed_20__28_var_29__20_597" draw:display-name="Dashed (var) 597" draw:style="rect" draw:dots1="1" draw:dots1-length="0.11mm" draw:dots2="1" draw:dots2-length="0.11mm" draw:distance="0.11mm"/>
    <draw:stroke-dash draw:name="Dashed_20__28_var_29__20_598" draw:display-name="Dashed (var) 598" draw:style="rect" draw:dots1="1" draw:dots1-length="0.11mm" draw:dots2="1" draw:dots2-length="0.11mm" draw:distance="0.11mm"/>
    <draw:stroke-dash draw:name="Dashed_20__28_var_29__20_599" draw:display-name="Dashed (var) 599" draw:style="rect" draw:dots1="1" draw:dots1-length="0.11mm" draw:dots2="1" draw:dots2-length="0.11mm" draw:distance="0.11mm"/>
    <draw:stroke-dash draw:name="Dashed_20__28_var_29__20_6" draw:display-name="Dashed (var) 6" draw:style="rect" draw:dots1="1" draw:dots1-length="1.13mm" draw:distance="0.72mm"/>
    <draw:stroke-dash draw:name="Dashed_20__28_var_29__20_60" draw:display-name="Dashed (var) 60" draw:style="rect" draw:dots1="1" draw:dots1-length="0.11mm" draw:dots2="1" draw:dots2-length="0.11mm" draw:distance="0.11mm"/>
    <draw:stroke-dash draw:name="Dashed_20__28_var_29__20_600" draw:display-name="Dashed (var) 600" draw:style="rect" draw:dots1="1" draw:dots1-length="0.11mm" draw:dots2="1" draw:dots2-length="0.11mm" draw:distance="0.11mm"/>
    <draw:stroke-dash draw:name="Dashed_20__28_var_29__20_601" draw:display-name="Dashed (var) 601" draw:style="rect" draw:dots1="1" draw:dots1-length="0.11mm" draw:dots2="1" draw:dots2-length="0.11mm" draw:distance="0.11mm"/>
    <draw:stroke-dash draw:name="Dashed_20__28_var_29__20_602" draw:display-name="Dashed (var) 602" draw:style="rect" draw:dots1="1" draw:dots1-length="0.11mm" draw:dots2="1" draw:dots2-length="0.11mm" draw:distance="0.11mm"/>
    <draw:stroke-dash draw:name="Dashed_20__28_var_29__20_603" draw:display-name="Dashed (var) 603" draw:style="rect" draw:dots1="1" draw:dots1-length="0.11mm" draw:dots2="1" draw:dots2-length="0.11mm" draw:distance="0.11mm"/>
    <draw:stroke-dash draw:name="Dashed_20__28_var_29__20_604" draw:display-name="Dashed (var) 604" draw:style="rect" draw:dots1="1" draw:dots1-length="0.11mm" draw:dots2="1" draw:dots2-length="0.11mm" draw:distance="0.11mm"/>
    <draw:stroke-dash draw:name="Dashed_20__28_var_29__20_605" draw:display-name="Dashed (var) 605" draw:style="rect" draw:dots1="1" draw:dots1-length="0.11mm" draw:dots2="1" draw:dots2-length="0.11mm" draw:distance="0.11mm"/>
    <draw:stroke-dash draw:name="Dashed_20__28_var_29__20_606" draw:display-name="Dashed (var) 606" draw:style="rect" draw:dots1="1" draw:dots1-length="0.11mm" draw:dots2="1" draw:dots2-length="0.11mm" draw:distance="0.11mm"/>
    <draw:stroke-dash draw:name="Dashed_20__28_var_29__20_607" draw:display-name="Dashed (var) 607" draw:style="rect" draw:dots1="1" draw:dots1-length="0.11mm" draw:dots2="1" draw:dots2-length="0.11mm" draw:distance="0.11mm"/>
    <draw:stroke-dash draw:name="Dashed_20__28_var_29__20_608" draw:display-name="Dashed (var) 608" draw:style="rect" draw:dots1="1" draw:dots1-length="0.11mm" draw:dots2="1" draw:dots2-length="0.11mm" draw:distance="0.11mm"/>
    <draw:stroke-dash draw:name="Dashed_20__28_var_29__20_609" draw:display-name="Dashed (var) 609" draw:style="rect" draw:dots1="1" draw:dots1-length="0.11mm" draw:dots2="1" draw:dots2-length="0.11mm" draw:distance="0.11mm"/>
    <draw:stroke-dash draw:name="Dashed_20__28_var_29__20_61" draw:display-name="Dashed (var) 61" draw:style="rect" draw:dots1="1" draw:dots1-length="0.11mm" draw:dots2="1" draw:dots2-length="0.11mm" draw:distance="0.11mm"/>
    <draw:stroke-dash draw:name="Dashed_20__28_var_29__20_610" draw:display-name="Dashed (var) 610" draw:style="rect" draw:dots1="1" draw:dots1-length="0.11mm" draw:dots2="1" draw:dots2-length="0.11mm" draw:distance="0.11mm"/>
    <draw:stroke-dash draw:name="Dashed_20__28_var_29__20_611" draw:display-name="Dashed (var) 611" draw:style="rect" draw:dots1="1" draw:dots1-length="0.11mm" draw:dots2="1" draw:dots2-length="0.11mm" draw:distance="0.11mm"/>
    <draw:stroke-dash draw:name="Dashed_20__28_var_29__20_612" draw:display-name="Dashed (var) 612" draw:style="rect" draw:dots1="1" draw:dots1-length="0.11mm" draw:dots2="1" draw:dots2-length="0.11mm" draw:distance="0.11mm"/>
    <draw:stroke-dash draw:name="Dashed_20__28_var_29__20_613" draw:display-name="Dashed (var) 613" draw:style="rect" draw:dots1="1" draw:dots1-length="0.11mm" draw:dots2="1" draw:dots2-length="0.11mm" draw:distance="0.11mm"/>
    <draw:stroke-dash draw:name="Dashed_20__28_var_29__20_614" draw:display-name="Dashed (var) 614" draw:style="rect" draw:dots1="1" draw:dots1-length="0.11mm" draw:dots2="1" draw:dots2-length="0.11mm" draw:distance="0.11mm"/>
    <draw:stroke-dash draw:name="Dashed_20__28_var_29__20_615" draw:display-name="Dashed (var) 615" draw:style="rect" draw:dots1="1" draw:dots1-length="0.11mm" draw:dots2="1" draw:dots2-length="0.11mm" draw:distance="0.11mm"/>
    <draw:stroke-dash draw:name="Dashed_20__28_var_29__20_616" draw:display-name="Dashed (var) 616" draw:style="rect" draw:dots1="1" draw:dots1-length="0.11mm" draw:dots2="1" draw:dots2-length="0.11mm" draw:distance="0.11mm"/>
    <draw:stroke-dash draw:name="Dashed_20__28_var_29__20_617" draw:display-name="Dashed (var) 617" draw:style="rect" draw:dots1="1" draw:dots1-length="0.11mm" draw:dots2="1" draw:dots2-length="0.11mm" draw:distance="0.11mm"/>
    <draw:stroke-dash draw:name="Dashed_20__28_var_29__20_618" draw:display-name="Dashed (var) 618" draw:style="rect" draw:dots1="1" draw:dots1-length="0.11mm" draw:dots2="1" draw:dots2-length="0.11mm" draw:distance="0.11mm"/>
    <draw:stroke-dash draw:name="Dashed_20__28_var_29__20_619" draw:display-name="Dashed (var) 619" draw:style="rect" draw:dots1="1" draw:dots1-length="0.11mm" draw:dots2="1" draw:dots2-length="0.11mm" draw:distance="0.11mm"/>
    <draw:stroke-dash draw:name="Dashed_20__28_var_29__20_62" draw:display-name="Dashed (var) 62" draw:style="rect" draw:dots1="1" draw:dots1-length="0.11mm" draw:dots2="1" draw:dots2-length="0.11mm" draw:distance="0.11mm"/>
    <draw:stroke-dash draw:name="Dashed_20__28_var_29__20_620" draw:display-name="Dashed (var) 620" draw:style="rect" draw:dots1="1" draw:dots1-length="0.11mm" draw:dots2="1" draw:dots2-length="0.11mm" draw:distance="0.11mm"/>
    <draw:stroke-dash draw:name="Dashed_20__28_var_29__20_621" draw:display-name="Dashed (var) 621" draw:style="rect" draw:dots1="1" draw:dots1-length="0.11mm" draw:dots2="1" draw:dots2-length="0.11mm" draw:distance="0.11mm"/>
    <draw:stroke-dash draw:name="Dashed_20__28_var_29__20_622" draw:display-name="Dashed (var) 622" draw:style="rect" draw:dots1="1" draw:dots1-length="0.11mm" draw:dots2="1" draw:dots2-length="0.11mm" draw:distance="0.11mm"/>
    <draw:stroke-dash draw:name="Dashed_20__28_var_29__20_623" draw:display-name="Dashed (var) 623" draw:style="rect" draw:dots1="1" draw:dots1-length="0.11mm" draw:dots2="1" draw:dots2-length="0.11mm" draw:distance="0.11mm"/>
    <draw:stroke-dash draw:name="Dashed_20__28_var_29__20_624" draw:display-name="Dashed (var) 624" draw:style="rect" draw:dots1="1" draw:dots1-length="0.11mm" draw:dots2="1" draw:dots2-length="0.11mm" draw:distance="0.11mm"/>
    <draw:stroke-dash draw:name="Dashed_20__28_var_29__20_625" draw:display-name="Dashed (var) 625" draw:style="rect" draw:dots1="1" draw:dots1-length="0.11mm" draw:dots2="1" draw:dots2-length="0.11mm" draw:distance="0.11mm"/>
    <draw:stroke-dash draw:name="Dashed_20__28_var_29__20_626" draw:display-name="Dashed (var) 626" draw:style="rect" draw:dots1="1" draw:dots1-length="0.11mm" draw:dots2="1" draw:dots2-length="0.11mm" draw:distance="0.11mm"/>
    <draw:stroke-dash draw:name="Dashed_20__28_var_29__20_627" draw:display-name="Dashed (var) 627" draw:style="rect" draw:dots1="1" draw:dots1-length="0.11mm" draw:dots2="1" draw:dots2-length="0.11mm" draw:distance="0.11mm"/>
    <draw:stroke-dash draw:name="Dashed_20__28_var_29__20_628" draw:display-name="Dashed (var) 628" draw:style="rect" draw:dots1="1" draw:dots1-length="0.11mm" draw:dots2="1" draw:dots2-length="0.11mm" draw:distance="0.11mm"/>
    <draw:stroke-dash draw:name="Dashed_20__28_var_29__20_629" draw:display-name="Dashed (var) 629" draw:style="rect" draw:dots1="1" draw:dots1-length="0.11mm" draw:dots2="1" draw:dots2-length="0.11mm" draw:distance="0.11mm"/>
    <draw:stroke-dash draw:name="Dashed_20__28_var_29__20_63" draw:display-name="Dashed (var) 63" draw:style="rect" draw:dots1="1" draw:dots1-length="0.11mm" draw:dots2="1" draw:dots2-length="0.11mm" draw:distance="0.11mm"/>
    <draw:stroke-dash draw:name="Dashed_20__28_var_29__20_630" draw:display-name="Dashed (var) 630" draw:style="rect" draw:dots1="1" draw:dots1-length="0.11mm" draw:dots2="1" draw:dots2-length="0.11mm" draw:distance="0.11mm"/>
    <draw:stroke-dash draw:name="Dashed_20__28_var_29__20_631" draw:display-name="Dashed (var) 631" draw:style="rect" draw:dots1="1" draw:dots1-length="0.11mm" draw:dots2="1" draw:dots2-length="0.11mm" draw:distance="0.11mm"/>
    <draw:stroke-dash draw:name="Dashed_20__28_var_29__20_632" draw:display-name="Dashed (var) 632" draw:style="rect" draw:dots1="1" draw:dots1-length="0.11mm" draw:dots2="1" draw:dots2-length="0.11mm" draw:distance="0.11mm"/>
    <draw:stroke-dash draw:name="Dashed_20__28_var_29__20_633" draw:display-name="Dashed (var) 633" draw:style="rect" draw:dots1="1" draw:dots1-length="0.11mm" draw:dots2="1" draw:dots2-length="0.11mm" draw:distance="0.11mm"/>
    <draw:stroke-dash draw:name="Dashed_20__28_var_29__20_634" draw:display-name="Dashed (var) 634" draw:style="rect" draw:dots1="1" draw:dots1-length="0.11mm" draw:dots2="1" draw:dots2-length="0.11mm" draw:distance="0.11mm"/>
    <draw:stroke-dash draw:name="Dashed_20__28_var_29__20_635" draw:display-name="Dashed (var) 635" draw:style="rect" draw:dots1="1" draw:dots1-length="0.11mm" draw:dots2="1" draw:dots2-length="0.11mm" draw:distance="0.11mm"/>
    <draw:stroke-dash draw:name="Dashed_20__28_var_29__20_636" draw:display-name="Dashed (var) 636" draw:style="rect" draw:dots1="1" draw:dots1-length="0.11mm" draw:dots2="1" draw:dots2-length="0.11mm" draw:distance="0.11mm"/>
    <draw:stroke-dash draw:name="Dashed_20__28_var_29__20_637" draw:display-name="Dashed (var) 637" draw:style="rect" draw:dots1="1" draw:dots1-length="0.11mm" draw:dots2="1" draw:dots2-length="0.11mm" draw:distance="0.11mm"/>
    <draw:stroke-dash draw:name="Dashed_20__28_var_29__20_638" draw:display-name="Dashed (var) 638" draw:style="rect" draw:dots1="1" draw:dots1-length="0.11mm" draw:dots2="1" draw:dots2-length="0.11mm" draw:distance="0.11mm"/>
    <draw:stroke-dash draw:name="Dashed_20__28_var_29__20_639" draw:display-name="Dashed (var) 639" draw:style="rect" draw:dots1="1" draw:dots1-length="0.11mm" draw:dots2="1" draw:dots2-length="0.11mm" draw:distance="0.11mm"/>
    <draw:stroke-dash draw:name="Dashed_20__28_var_29__20_64" draw:display-name="Dashed (var) 64" draw:style="rect" draw:dots1="1" draw:dots1-length="0.11mm" draw:dots2="1" draw:dots2-length="0.11mm" draw:distance="0.11mm"/>
    <draw:stroke-dash draw:name="Dashed_20__28_var_29__20_640" draw:display-name="Dashed (var) 640" draw:style="rect" draw:dots1="1" draw:dots1-length="0.11mm" draw:dots2="1" draw:dots2-length="0.11mm" draw:distance="0.11mm"/>
    <draw:stroke-dash draw:name="Dashed_20__28_var_29__20_641" draw:display-name="Dashed (var) 641" draw:style="rect" draw:dots1="1" draw:dots1-length="0.11mm" draw:dots2="1" draw:dots2-length="0.11mm" draw:distance="0.11mm"/>
    <draw:stroke-dash draw:name="Dashed_20__28_var_29__20_642" draw:display-name="Dashed (var) 642" draw:style="rect" draw:dots1="1" draw:dots1-length="0.11mm" draw:dots2="1" draw:dots2-length="0.11mm" draw:distance="0.11mm"/>
    <draw:stroke-dash draw:name="Dashed_20__28_var_29__20_643" draw:display-name="Dashed (var) 643" draw:style="rect" draw:dots1="1" draw:dots1-length="0.11mm" draw:dots2="1" draw:dots2-length="0.11mm" draw:distance="0.11mm"/>
    <draw:stroke-dash draw:name="Dashed_20__28_var_29__20_644" draw:display-name="Dashed (var) 644" draw:style="rect" draw:dots1="1" draw:dots1-length="0.11mm" draw:dots2="1" draw:dots2-length="0.11mm" draw:distance="0.11mm"/>
    <draw:stroke-dash draw:name="Dashed_20__28_var_29__20_645" draw:display-name="Dashed (var) 645" draw:style="rect" draw:dots1="1" draw:dots1-length="0.29mm" draw:dots2="1" draw:dots2-length="0.29mm" draw:distance="0.29mm"/>
    <draw:stroke-dash draw:name="Dashed_20__28_var_29__20_646" draw:display-name="Dashed (var) 646" draw:style="rect" draw:dots1="1" draw:dots1-length="0.11mm" draw:dots2="1" draw:dots2-length="0.11mm" draw:distance="0.11mm"/>
    <draw:stroke-dash draw:name="Dashed_20__28_var_29__20_647" draw:display-name="Dashed (var) 647" draw:style="rect" draw:dots1="1" draw:dots1-length="0.11mm" draw:dots2="1" draw:dots2-length="0.11mm" draw:distance="0.11mm"/>
    <draw:stroke-dash draw:name="Dashed_20__28_var_29__20_648" draw:display-name="Dashed (var) 648" draw:style="rect" draw:dots1="1" draw:dots1-length="0.11mm" draw:dots2="1" draw:dots2-length="0.11mm" draw:distance="0.11mm"/>
    <draw:stroke-dash draw:name="Dashed_20__28_var_29__20_649" draw:display-name="Dashed (var) 649" draw:style="rect" draw:dots1="1" draw:dots1-length="0.11mm" draw:dots2="1" draw:dots2-length="0.11mm" draw:distance="0.11mm"/>
    <draw:stroke-dash draw:name="Dashed_20__28_var_29__20_65" draw:display-name="Dashed (var) 65" draw:style="rect" draw:dots1="1" draw:dots1-length="0.11mm" draw:dots2="1" draw:dots2-length="0.11mm" draw:distance="0.11mm"/>
    <draw:stroke-dash draw:name="Dashed_20__28_var_29__20_650" draw:display-name="Dashed (var) 650" draw:style="rect" draw:dots1="1" draw:dots1-length="0.11mm" draw:dots2="1" draw:dots2-length="0.11mm" draw:distance="0.11mm"/>
    <draw:stroke-dash draw:name="Dashed_20__28_var_29__20_651" draw:display-name="Dashed (var) 651" draw:style="rect" draw:dots1="1" draw:dots1-length="0.11mm" draw:dots2="1" draw:dots2-length="0.11mm" draw:distance="0.11mm"/>
    <draw:stroke-dash draw:name="Dashed_20__28_var_29__20_652" draw:display-name="Dashed (var) 652" draw:style="rect" draw:dots1="1" draw:dots1-length="0.11mm" draw:dots2="1" draw:dots2-length="0.11mm" draw:distance="0.11mm"/>
    <draw:stroke-dash draw:name="Dashed_20__28_var_29__20_653" draw:display-name="Dashed (var) 653" draw:style="rect" draw:dots1="1" draw:dots1-length="0.11mm" draw:dots2="1" draw:dots2-length="0.11mm" draw:distance="0.11mm"/>
    <draw:stroke-dash draw:name="Dashed_20__28_var_29__20_654" draw:display-name="Dashed (var) 654" draw:style="rect" draw:dots1="1" draw:dots1-length="0.11mm" draw:dots2="1" draw:dots2-length="0.11mm" draw:distance="0.11mm"/>
    <draw:stroke-dash draw:name="Dashed_20__28_var_29__20_655" draw:display-name="Dashed (var) 655" draw:style="rect" draw:dots1="1" draw:dots1-length="0.11mm" draw:dots2="1" draw:dots2-length="0.11mm" draw:distance="0.11mm"/>
    <draw:stroke-dash draw:name="Dashed_20__28_var_29__20_656" draw:display-name="Dashed (var) 656" draw:style="rect" draw:dots1="1" draw:dots1-length="0.11mm" draw:dots2="1" draw:dots2-length="0.11mm" draw:distance="0.11mm"/>
    <draw:stroke-dash draw:name="Dashed_20__28_var_29__20_657" draw:display-name="Dashed (var) 657" draw:style="rect" draw:dots1="1" draw:dots1-length="0.11mm" draw:dots2="1" draw:dots2-length="0.11mm" draw:distance="0.11mm"/>
    <draw:stroke-dash draw:name="Dashed_20__28_var_29__20_658" draw:display-name="Dashed (var) 658" draw:style="rect" draw:dots1="1" draw:dots1-length="0.11mm" draw:dots2="1" draw:dots2-length="0.11mm" draw:distance="0.11mm"/>
    <draw:stroke-dash draw:name="Dashed_20__28_var_29__20_659" draw:display-name="Dashed (var) 659" draw:style="rect" draw:dots1="1" draw:dots1-length="0.11mm" draw:dots2="1" draw:dots2-length="0.11mm" draw:distance="0.11mm"/>
    <draw:stroke-dash draw:name="Dashed_20__28_var_29__20_66" draw:display-name="Dashed (var) 66" draw:style="rect" draw:dots1="1" draw:dots1-length="0.11mm" draw:dots2="1" draw:dots2-length="0.11mm" draw:distance="0.11mm"/>
    <draw:stroke-dash draw:name="Dashed_20__28_var_29__20_660" draw:display-name="Dashed (var) 660" draw:style="rect" draw:dots1="1" draw:dots1-length="0.11mm" draw:dots2="1" draw:dots2-length="0.11mm" draw:distance="0.11mm"/>
    <draw:stroke-dash draw:name="Dashed_20__28_var_29__20_661" draw:display-name="Dashed (var) 661" draw:style="rect" draw:dots1="1" draw:dots1-length="0.11mm" draw:dots2="1" draw:dots2-length="0.11mm" draw:distance="0.11mm"/>
    <draw:stroke-dash draw:name="Dashed_20__28_var_29__20_662" draw:display-name="Dashed (var) 662" draw:style="rect" draw:dots1="1" draw:dots1-length="0.11mm" draw:dots2="1" draw:dots2-length="0.11mm" draw:distance="0.11mm"/>
    <draw:stroke-dash draw:name="Dashed_20__28_var_29__20_663" draw:display-name="Dashed (var) 663" draw:style="rect" draw:dots1="1" draw:dots1-length="0.11mm" draw:dots2="1" draw:dots2-length="0.11mm" draw:distance="0.11mm"/>
    <draw:stroke-dash draw:name="Dashed_20__28_var_29__20_664" draw:display-name="Dashed (var) 664" draw:style="rect" draw:dots1="1" draw:dots1-length="0.11mm" draw:dots2="1" draw:dots2-length="0.11mm" draw:distance="0.11mm"/>
    <draw:stroke-dash draw:name="Dashed_20__28_var_29__20_665" draw:display-name="Dashed (var) 665" draw:style="rect" draw:dots1="1" draw:dots1-length="0.11mm" draw:dots2="1" draw:dots2-length="0.11mm" draw:distance="0.11mm"/>
    <draw:stroke-dash draw:name="Dashed_20__28_var_29__20_666" draw:display-name="Dashed (var) 666" draw:style="rect" draw:dots1="1" draw:dots1-length="0.11mm" draw:dots2="1" draw:dots2-length="0.11mm" draw:distance="0.11mm"/>
    <draw:stroke-dash draw:name="Dashed_20__28_var_29__20_667" draw:display-name="Dashed (var) 667" draw:style="rect" draw:dots1="1" draw:dots1-length="0.11mm" draw:dots2="1" draw:dots2-length="0.11mm" draw:distance="0.11mm"/>
    <draw:stroke-dash draw:name="Dashed_20__28_var_29__20_668" draw:display-name="Dashed (var) 668" draw:style="rect" draw:dots1="1" draw:dots1-length="0.11mm" draw:dots2="1" draw:dots2-length="0.11mm" draw:distance="0.11mm"/>
    <draw:stroke-dash draw:name="Dashed_20__28_var_29__20_669" draw:display-name="Dashed (var) 669" draw:style="rect" draw:dots1="1" draw:dots1-length="0.11mm" draw:dots2="1" draw:dots2-length="0.11mm" draw:distance="0.11mm"/>
    <draw:stroke-dash draw:name="Dashed_20__28_var_29__20_67" draw:display-name="Dashed (var) 67" draw:style="rect" draw:dots1="1" draw:dots1-length="0.11mm" draw:dots2="1" draw:dots2-length="0.11mm" draw:distance="0.11mm"/>
    <draw:stroke-dash draw:name="Dashed_20__28_var_29__20_670" draw:display-name="Dashed (var) 670" draw:style="rect" draw:dots1="1" draw:dots1-length="0.11mm" draw:dots2="1" draw:dots2-length="0.11mm" draw:distance="0.11mm"/>
    <draw:stroke-dash draw:name="Dashed_20__28_var_29__20_671" draw:display-name="Dashed (var) 671" draw:style="rect" draw:dots1="1" draw:dots1-length="0.11mm" draw:dots2="1" draw:dots2-length="0.11mm" draw:distance="0.11mm"/>
    <draw:stroke-dash draw:name="Dashed_20__28_var_29__20_672" draw:display-name="Dashed (var) 672" draw:style="rect" draw:dots1="1" draw:dots1-length="0.11mm" draw:dots2="1" draw:dots2-length="0.11mm" draw:distance="0.11mm"/>
    <draw:stroke-dash draw:name="Dashed_20__28_var_29__20_673" draw:display-name="Dashed (var) 673" draw:style="rect" draw:dots1="1" draw:dots1-length="0.11mm" draw:dots2="1" draw:dots2-length="0.11mm" draw:distance="0.11mm"/>
    <draw:stroke-dash draw:name="Dashed_20__28_var_29__20_674" draw:display-name="Dashed (var) 674" draw:style="rect" draw:dots1="1" draw:dots1-length="0.11mm" draw:dots2="1" draw:dots2-length="0.11mm" draw:distance="0.11mm"/>
    <draw:stroke-dash draw:name="Dashed_20__28_var_29__20_675" draw:display-name="Dashed (var) 675" draw:style="rect" draw:dots1="1" draw:dots1-length="0.11mm" draw:dots2="1" draw:dots2-length="0.11mm" draw:distance="0.11mm"/>
    <draw:stroke-dash draw:name="Dashed_20__28_var_29__20_676" draw:display-name="Dashed (var) 676" draw:style="rect" draw:dots1="1" draw:dots1-length="0.11mm" draw:dots2="1" draw:dots2-length="0.11mm" draw:distance="0.11mm"/>
    <draw:stroke-dash draw:name="Dashed_20__28_var_29__20_677" draw:display-name="Dashed (var) 677" draw:style="rect" draw:dots1="1" draw:dots1-length="0.11mm" draw:dots2="1" draw:dots2-length="0.11mm" draw:distance="0.11mm"/>
    <draw:stroke-dash draw:name="Dashed_20__28_var_29__20_678" draw:display-name="Dashed (var) 678" draw:style="rect" draw:dots1="1" draw:dots1-length="0.11mm" draw:dots2="1" draw:dots2-length="0.11mm" draw:distance="0.11mm"/>
    <draw:stroke-dash draw:name="Dashed_20__28_var_29__20_679" draw:display-name="Dashed (var) 679" draw:style="rect" draw:dots1="1" draw:dots1-length="0.11mm" draw:dots2="1" draw:dots2-length="0.11mm" draw:distance="0.11mm"/>
    <draw:stroke-dash draw:name="Dashed_20__28_var_29__20_68" draw:display-name="Dashed (var) 68" draw:style="rect" draw:dots1="1" draw:dots1-length="0.11mm" draw:dots2="1" draw:dots2-length="0.11mm" draw:distance="0.11mm"/>
    <draw:stroke-dash draw:name="Dashed_20__28_var_29__20_680" draw:display-name="Dashed (var) 680" draw:style="rect" draw:dots1="1" draw:dots1-length="0.11mm" draw:dots2="1" draw:dots2-length="0.11mm" draw:distance="0.11mm"/>
    <draw:stroke-dash draw:name="Dashed_20__28_var_29__20_681" draw:display-name="Dashed (var) 681" draw:style="rect" draw:dots1="1" draw:dots1-length="0.11mm" draw:dots2="1" draw:dots2-length="0.11mm" draw:distance="0.11mm"/>
    <draw:stroke-dash draw:name="Dashed_20__28_var_29__20_682" draw:display-name="Dashed (var) 682" draw:style="rect" draw:dots1="1" draw:dots1-length="0.11mm" draw:dots2="1" draw:dots2-length="0.11mm" draw:distance="0.11mm"/>
    <draw:stroke-dash draw:name="Dashed_20__28_var_29__20_683" draw:display-name="Dashed (var) 683" draw:style="rect" draw:dots1="1" draw:dots1-length="0.11mm" draw:dots2="1" draw:dots2-length="0.11mm" draw:distance="0.11mm"/>
    <draw:stroke-dash draw:name="Dashed_20__28_var_29__20_684" draw:display-name="Dashed (var) 684" draw:style="rect" draw:dots1="1" draw:dots1-length="0.11mm" draw:dots2="1" draw:dots2-length="0.11mm" draw:distance="0.11mm"/>
    <draw:stroke-dash draw:name="Dashed_20__28_var_29__20_685" draw:display-name="Dashed (var) 685" draw:style="rect" draw:dots1="1" draw:dots1-length="0.11mm" draw:dots2="1" draw:dots2-length="0.11mm" draw:distance="0.11mm"/>
    <draw:stroke-dash draw:name="Dashed_20__28_var_29__20_686" draw:display-name="Dashed (var) 686" draw:style="rect" draw:dots1="1" draw:dots1-length="0.11mm" draw:dots2="1" draw:dots2-length="0.11mm" draw:distance="0.11mm"/>
    <draw:stroke-dash draw:name="Dashed_20__28_var_29__20_687" draw:display-name="Dashed (var) 687" draw:style="rect" draw:dots1="1" draw:dots1-length="0.11mm" draw:dots2="1" draw:dots2-length="0.11mm" draw:distance="0.11mm"/>
    <draw:stroke-dash draw:name="Dashed_20__28_var_29__20_688" draw:display-name="Dashed (var) 688" draw:style="rect" draw:dots1="1" draw:dots1-length="0.11mm" draw:dots2="1" draw:dots2-length="0.11mm" draw:distance="0.11mm"/>
    <draw:stroke-dash draw:name="Dashed_20__28_var_29__20_689" draw:display-name="Dashed (var) 689" draw:style="rect" draw:dots1="1" draw:dots1-length="0.11mm" draw:dots2="1" draw:dots2-length="0.11mm" draw:distance="0.11mm"/>
    <draw:stroke-dash draw:name="Dashed_20__28_var_29__20_69" draw:display-name="Dashed (var) 69" draw:style="rect" draw:dots1="1" draw:dots1-length="0.11mm" draw:dots2="1" draw:dots2-length="0.11mm" draw:distance="0.11mm"/>
    <draw:stroke-dash draw:name="Dashed_20__28_var_29__20_690" draw:display-name="Dashed (var) 690" draw:style="rect" draw:dots1="1" draw:dots1-length="0.11mm" draw:dots2="1" draw:dots2-length="0.11mm" draw:distance="0.11mm"/>
    <draw:stroke-dash draw:name="Dashed_20__28_var_29__20_691" draw:display-name="Dashed (var) 691" draw:style="rect" draw:dots1="1" draw:dots1-length="0.11mm" draw:dots2="1" draw:dots2-length="0.11mm" draw:distance="0.11mm"/>
    <draw:stroke-dash draw:name="Dashed_20__28_var_29__20_692" draw:display-name="Dashed (var) 692" draw:style="rect" draw:dots1="1" draw:dots1-length="0.11mm" draw:dots2="1" draw:dots2-length="0.11mm" draw:distance="0.11mm"/>
    <draw:stroke-dash draw:name="Dashed_20__28_var_29__20_693" draw:display-name="Dashed (var) 693" draw:style="rect" draw:dots1="1" draw:dots1-length="0.11mm" draw:dots2="1" draw:dots2-length="0.11mm" draw:distance="0.11mm"/>
    <draw:stroke-dash draw:name="Dashed_20__28_var_29__20_694" draw:display-name="Dashed (var) 694" draw:style="rect" draw:dots1="1" draw:dots1-length="0.11mm" draw:dots2="1" draw:dots2-length="0.11mm" draw:distance="0.11mm"/>
    <draw:stroke-dash draw:name="Dashed_20__28_var_29__20_695" draw:display-name="Dashed (var) 695" draw:style="rect" draw:dots1="1" draw:dots1-length="0.11mm" draw:dots2="1" draw:dots2-length="0.11mm" draw:distance="0.11mm"/>
    <draw:stroke-dash draw:name="Dashed_20__28_var_29__20_696" draw:display-name="Dashed (var) 696" draw:style="rect" draw:dots1="1" draw:dots1-length="0.11mm" draw:dots2="1" draw:dots2-length="0.11mm" draw:distance="0.11mm"/>
    <draw:stroke-dash draw:name="Dashed_20__28_var_29__20_697" draw:display-name="Dashed (var) 697" draw:style="rect" draw:dots1="1" draw:dots1-length="0.29mm" draw:dots2="1" draw:dots2-length="0.29mm" draw:distance="0.29mm"/>
    <draw:stroke-dash draw:name="Dashed_20__28_var_29__20_7" draw:display-name="Dashed (var) 7" draw:style="rect" draw:dots1="1" draw:dots1-length="1.13mm" draw:distance="0.72mm"/>
    <draw:stroke-dash draw:name="Dashed_20__28_var_29__20_70" draw:display-name="Dashed (var) 70" draw:style="rect" draw:dots1="1" draw:dots1-length="0.29mm" draw:dots2="1" draw:dots2-length="0.29mm" draw:distance="0.29mm"/>
    <draw:stroke-dash draw:name="Dashed_20__28_var_29__20_8" draw:display-name="Dashed (var) 8" draw:style="rect" draw:dots1="1" draw:dots1-length="1.13mm" draw:distance="0.72mm"/>
    <draw:stroke-dash draw:name="Dashed_20__28_var_29__20_802" draw:display-name="Dashed (var) 802" draw:style="rect" draw:dots1="1" draw:dots1-length="0.11mm" draw:dots2="1" draw:dots2-length="0.11mm" draw:distance="0.11mm"/>
    <draw:stroke-dash draw:name="Dashed_20__28_var_29__20_803" draw:display-name="Dashed (var) 803" draw:style="rect" draw:dots1="1" draw:dots1-length="0.11mm" draw:dots2="1" draw:dots2-length="0.11mm" draw:distance="0.11mm"/>
    <draw:stroke-dash draw:name="Dashed_20__28_var_29__20_804" draw:display-name="Dashed (var) 804" draw:style="rect" draw:dots1="1" draw:dots1-length="0.11mm" draw:dots2="1" draw:dots2-length="0.11mm" draw:distance="0.11mm"/>
    <draw:stroke-dash draw:name="Dashed_20__28_var_29__20_805" draw:display-name="Dashed (var) 805" draw:style="rect" draw:dots1="1" draw:dots1-length="0.11mm" draw:dots2="1" draw:dots2-length="0.11mm" draw:distance="0.11mm"/>
    <draw:stroke-dash draw:name="Dashed_20__28_var_29__20_806" draw:display-name="Dashed (var) 806" draw:style="rect" draw:dots1="1" draw:dots1-length="0.11mm" draw:dots2="1" draw:dots2-length="0.11mm" draw:distance="0.11mm"/>
    <draw:stroke-dash draw:name="Dashed_20__28_var_29__20_807" draw:display-name="Dashed (var) 807" draw:style="rect" draw:dots1="1" draw:dots1-length="0.11mm" draw:dots2="1" draw:dots2-length="0.11mm" draw:distance="0.11mm"/>
    <draw:stroke-dash draw:name="Dashed_20__28_var_29__20_808" draw:display-name="Dashed (var) 808" draw:style="rect" draw:dots1="1" draw:dots1-length="0.11mm" draw:dots2="1" draw:dots2-length="0.11mm" draw:distance="0.11mm"/>
    <draw:stroke-dash draw:name="Dashed_20__28_var_29__20_809" draw:display-name="Dashed (var) 809" draw:style="rect" draw:dots1="1" draw:dots1-length="0.11mm" draw:dots2="1" draw:dots2-length="0.11mm" draw:distance="0.11mm"/>
    <draw:stroke-dash draw:name="Dashed_20__28_var_29__20_810" draw:display-name="Dashed (var) 810" draw:style="rect" draw:dots1="1" draw:dots1-length="0.11mm" draw:dots2="1" draw:dots2-length="0.11mm" draw:distance="0.11mm"/>
    <draw:stroke-dash draw:name="Dashed_20__28_var_29__20_811" draw:display-name="Dashed (var) 811" draw:style="rect" draw:dots1="1" draw:dots1-length="0.11mm" draw:dots2="1" draw:dots2-length="0.11mm" draw:distance="0.11mm"/>
    <draw:stroke-dash draw:name="Dashed_20__28_var_29__20_812" draw:display-name="Dashed (var) 812" draw:style="rect" draw:dots1="1" draw:dots1-length="0.11mm" draw:dots2="1" draw:dots2-length="0.11mm" draw:distance="0.11mm"/>
    <draw:stroke-dash draw:name="Dashed_20__28_var_29__20_813" draw:display-name="Dashed (var) 813" draw:style="rect" draw:dots1="1" draw:dots1-length="0.11mm" draw:dots2="1" draw:dots2-length="0.11mm" draw:distance="0.11mm"/>
    <draw:stroke-dash draw:name="Dashed_20__28_var_29__20_814" draw:display-name="Dashed (var) 814" draw:style="rect" draw:dots1="1" draw:dots1-length="0.11mm" draw:dots2="1" draw:dots2-length="0.11mm" draw:distance="0.11mm"/>
    <draw:stroke-dash draw:name="Dashed_20__28_var_29__20_815" draw:display-name="Dashed (var) 815" draw:style="rect" draw:dots1="1" draw:dots1-length="0.11mm" draw:dots2="1" draw:dots2-length="0.11mm" draw:distance="0.11mm"/>
    <draw:stroke-dash draw:name="Dashed_20__28_var_29__20_816" draw:display-name="Dashed (var) 816" draw:style="rect" draw:dots1="1" draw:dots1-length="0.11mm" draw:dots2="1" draw:dots2-length="0.11mm" draw:distance="0.11mm"/>
    <draw:stroke-dash draw:name="Dashed_20__28_var_29__20_817" draw:display-name="Dashed (var) 817" draw:style="rect" draw:dots1="1" draw:dots1-length="0.11mm" draw:dots2="1" draw:dots2-length="0.11mm" draw:distance="0.11mm"/>
    <draw:stroke-dash draw:name="Dashed_20__28_var_29__20_818" draw:display-name="Dashed (var) 818" draw:style="rect" draw:dots1="1" draw:dots1-length="0.11mm" draw:dots2="1" draw:dots2-length="0.11mm" draw:distance="0.11mm"/>
    <draw:stroke-dash draw:name="Dashed_20__28_var_29__20_819" draw:display-name="Dashed (var) 819" draw:style="rect" draw:dots1="1" draw:dots1-length="0.11mm" draw:dots2="1" draw:dots2-length="0.11mm" draw:distance="0.11mm"/>
    <draw:stroke-dash draw:name="Dashed_20__28_var_29__20_820" draw:display-name="Dashed (var) 820" draw:style="rect" draw:dots1="1" draw:dots1-length="0.11mm" draw:dots2="1" draw:dots2-length="0.11mm" draw:distance="0.11mm"/>
    <draw:stroke-dash draw:name="Dashed_20__28_var_29__20_821" draw:display-name="Dashed (var) 821" draw:style="rect" draw:dots1="1" draw:dots1-length="0.11mm" draw:dots2="1" draw:dots2-length="0.11mm" draw:distance="0.11mm"/>
    <draw:stroke-dash draw:name="Dashed_20__28_var_29__20_822" draw:display-name="Dashed (var) 822" draw:style="rect" draw:dots1="1" draw:dots1-length="0.11mm" draw:dots2="1" draw:dots2-length="0.11mm" draw:distance="0.11mm"/>
    <draw:stroke-dash draw:name="Dashed_20__28_var_29__20_823" draw:display-name="Dashed (var) 823" draw:style="rect" draw:dots1="1" draw:dots1-length="0.11mm" draw:dots2="1" draw:dots2-length="0.11mm" draw:distance="0.11mm"/>
    <draw:stroke-dash draw:name="Dashed_20__28_var_29__20_824" draw:display-name="Dashed (var) 824" draw:style="rect" draw:dots1="1" draw:dots1-length="0.11mm" draw:dots2="1" draw:dots2-length="0.11mm" draw:distance="0.11mm"/>
    <draw:stroke-dash draw:name="Dashed_20__28_var_29__20_825" draw:display-name="Dashed (var) 825" draw:style="rect" draw:dots1="1" draw:dots1-length="0.11mm" draw:dots2="1" draw:dots2-length="0.11mm" draw:distance="0.11mm"/>
    <draw:stroke-dash draw:name="Dashed_20__28_var_29__20_826" draw:display-name="Dashed (var) 826" draw:style="rect" draw:dots1="1" draw:dots1-length="0.11mm" draw:dots2="1" draw:dots2-length="0.11mm" draw:distance="0.11mm"/>
    <draw:stroke-dash draw:name="Dashed_20__28_var_29__20_827" draw:display-name="Dashed (var) 827" draw:style="rect" draw:dots1="1" draw:dots1-length="0.11mm" draw:dots2="1" draw:dots2-length="0.11mm" draw:distance="0.11mm"/>
    <draw:stroke-dash draw:name="Dashed_20__28_var_29__20_828" draw:display-name="Dashed (var) 828" draw:style="rect" draw:dots1="1" draw:dots1-length="0.11mm" draw:dots2="1" draw:dots2-length="0.11mm" draw:distance="0.11mm"/>
    <draw:stroke-dash draw:name="Dashed_20__28_var_29__20_829" draw:display-name="Dashed (var) 829" draw:style="rect" draw:dots1="1" draw:dots1-length="0.11mm" draw:dots2="1" draw:dots2-length="0.11mm" draw:distance="0.11mm"/>
    <draw:stroke-dash draw:name="Dashed_20__28_var_29__20_830" draw:display-name="Dashed (var) 830" draw:style="rect" draw:dots1="1" draw:dots1-length="0.11mm" draw:dots2="1" draw:dots2-length="0.11mm" draw:distance="0.11mm"/>
    <draw:stroke-dash draw:name="Dashed_20__28_var_29__20_831" draw:display-name="Dashed (var) 831" draw:style="rect" draw:dots1="1" draw:dots1-length="0.11mm" draw:dots2="1" draw:dots2-length="0.11mm" draw:distance="0.11mm"/>
    <draw:stroke-dash draw:name="Dashed_20__28_var_29__20_832" draw:display-name="Dashed (var) 832" draw:style="rect" draw:dots1="1" draw:dots1-length="0.11mm" draw:dots2="1" draw:dots2-length="0.11mm" draw:distance="0.11mm"/>
    <draw:stroke-dash draw:name="Dashed_20__28_var_29__20_833" draw:display-name="Dashed (var) 833" draw:style="rect" draw:dots1="1" draw:dots1-length="0.11mm" draw:dots2="1" draw:dots2-length="0.11mm" draw:distance="0.11mm"/>
    <draw:stroke-dash draw:name="Dashed_20__28_var_29__20_834" draw:display-name="Dashed (var) 834" draw:style="rect" draw:dots1="1" draw:dots1-length="0.11mm" draw:dots2="1" draw:dots2-length="0.11mm" draw:distance="0.11mm"/>
    <draw:stroke-dash draw:name="Dashed_20__28_var_29__20_835" draw:display-name="Dashed (var) 835" draw:style="rect" draw:dots1="1" draw:dots1-length="0.11mm" draw:dots2="1" draw:dots2-length="0.11mm" draw:distance="0.11mm"/>
    <draw:stroke-dash draw:name="Dashed_20__28_var_29__20_836" draw:display-name="Dashed (var) 836" draw:style="rect" draw:dots1="1" draw:dots1-length="0.11mm" draw:dots2="1" draw:dots2-length="0.11mm" draw:distance="0.11mm"/>
    <draw:stroke-dash draw:name="Dashed_20__28_var_29__20_837" draw:display-name="Dashed (var) 837" draw:style="rect" draw:dots1="1" draw:dots1-length="0.11mm" draw:dots2="1" draw:dots2-length="0.11mm" draw:distance="0.11mm"/>
    <draw:stroke-dash draw:name="Dashed_20__28_var_29__20_838" draw:display-name="Dashed (var) 838" draw:style="rect" draw:dots1="1" draw:dots1-length="0.11mm" draw:dots2="1" draw:dots2-length="0.11mm" draw:distance="0.11mm"/>
    <draw:stroke-dash draw:name="Dashed_20__28_var_29__20_839" draw:display-name="Dashed (var) 839" draw:style="rect" draw:dots1="1" draw:dots1-length="0.11mm" draw:dots2="1" draw:dots2-length="0.11mm" draw:distance="0.11mm"/>
    <draw:stroke-dash draw:name="Dashed_20__28_var_29__20_840" draw:display-name="Dashed (var) 840" draw:style="rect" draw:dots1="1" draw:dots1-length="0.11mm" draw:dots2="1" draw:dots2-length="0.11mm" draw:distance="0.11mm"/>
    <draw:stroke-dash draw:name="Dashed_20__28_var_29__20_841" draw:display-name="Dashed (var) 841" draw:style="rect" draw:dots1="1" draw:dots1-length="0.11mm" draw:dots2="1" draw:dots2-length="0.11mm" draw:distance="0.11mm"/>
    <draw:stroke-dash draw:name="Dashed_20__28_var_29__20_842" draw:display-name="Dashed (var) 842" draw:style="rect" draw:dots1="1" draw:dots1-length="0.11mm" draw:dots2="1" draw:dots2-length="0.11mm" draw:distance="0.11mm"/>
    <draw:stroke-dash draw:name="Dashed_20__28_var_29__20_843" draw:display-name="Dashed (var) 843" draw:style="rect" draw:dots1="1" draw:dots1-length="0.11mm" draw:dots2="1" draw:dots2-length="0.11mm" draw:distance="0.11mm"/>
    <draw:stroke-dash draw:name="Dashed_20__28_var_29__20_844" draw:display-name="Dashed (var) 844" draw:style="rect" draw:dots1="1" draw:dots1-length="0.11mm" draw:dots2="1" draw:dots2-length="0.11mm" draw:distance="0.11mm"/>
    <draw:stroke-dash draw:name="Dashed_20__28_var_29__20_845" draw:display-name="Dashed (var) 845" draw:style="rect" draw:dots1="1" draw:dots1-length="0.11mm" draw:dots2="1" draw:dots2-length="0.11mm" draw:distance="0.11mm"/>
    <draw:stroke-dash draw:name="Dashed_20__28_var_29__20_846" draw:display-name="Dashed (var) 846" draw:style="rect" draw:dots1="1" draw:dots1-length="0.11mm" draw:dots2="1" draw:dots2-length="0.11mm" draw:distance="0.11mm"/>
    <draw:stroke-dash draw:name="Dashed_20__28_var_29__20_847" draw:display-name="Dashed (var) 847" draw:style="rect" draw:dots1="1" draw:dots1-length="0.11mm" draw:dots2="1" draw:dots2-length="0.11mm" draw:distance="0.11mm"/>
    <draw:stroke-dash draw:name="Dashed_20__28_var_29__20_848" draw:display-name="Dashed (var) 848" draw:style="rect" draw:dots1="1" draw:dots1-length="0.11mm" draw:dots2="1" draw:dots2-length="0.11mm" draw:distance="0.11mm"/>
    <draw:stroke-dash draw:name="Dashed_20__28_var_29__20_849" draw:display-name="Dashed (var) 849" draw:style="rect" draw:dots1="1" draw:dots1-length="0.11mm" draw:dots2="1" draw:dots2-length="0.11mm" draw:distance="0.11mm"/>
    <draw:stroke-dash draw:name="Dashed_20__28_var_29__20_850" draw:display-name="Dashed (var) 850" draw:style="rect" draw:dots1="1" draw:dots1-length="0.11mm" draw:dots2="1" draw:dots2-length="0.11mm" draw:distance="0.11mm"/>
    <draw:stroke-dash draw:name="Dashed_20__28_var_29__20_851" draw:display-name="Dashed (var) 851" draw:style="rect" draw:dots1="1" draw:dots1-length="0.29mm" draw:dots2="1" draw:dots2-length="0.29mm" draw:distance="0.29mm"/>
    <draw:stroke-dash draw:name="Dashed_20__28_var_29__20_899" draw:display-name="Dashed (var) 899" draw:style="rect" draw:dots1="1" draw:dots1-length="0.11mm" draw:dots2="1" draw:dots2-length="0.11mm" draw:distance="0.11mm"/>
    <draw:stroke-dash draw:name="Dashed_20__28_var_29__20_9" draw:display-name="Dashed (var) 9" draw:style="rect" draw:dots1="1" draw:dots1-length="1.13mm" draw:distance="0.72mm"/>
    <draw:stroke-dash draw:name="Dashed_20__28_var_29__20_900" draw:display-name="Dashed (var) 900" draw:style="rect" draw:dots1="1" draw:dots1-length="0.11mm" draw:dots2="1" draw:dots2-length="0.11mm" draw:distance="0.11mm"/>
    <draw:stroke-dash draw:name="Dashed_20__28_var_29__20_901" draw:display-name="Dashed (var) 901" draw:style="rect" draw:dots1="1" draw:dots1-length="0.11mm" draw:dots2="1" draw:dots2-length="0.11mm" draw:distance="0.11mm"/>
    <draw:stroke-dash draw:name="Dashed_20__28_var_29__20_902" draw:display-name="Dashed (var) 902" draw:style="rect" draw:dots1="1" draw:dots1-length="0.11mm" draw:dots2="1" draw:dots2-length="0.11mm" draw:distance="0.11mm"/>
    <draw:stroke-dash draw:name="Dashed_20__28_var_29__20_903" draw:display-name="Dashed (var) 903" draw:style="rect" draw:dots1="1" draw:dots1-length="0.11mm" draw:dots2="1" draw:dots2-length="0.11mm" draw:distance="0.11mm"/>
    <draw:stroke-dash draw:name="Dashed_20__28_var_29__20_904" draw:display-name="Dashed (var) 904" draw:style="rect" draw:dots1="1" draw:dots1-length="0.11mm" draw:dots2="1" draw:dots2-length="0.11mm" draw:distance="0.11mm"/>
    <draw:stroke-dash draw:name="Dashed_20__28_var_29__20_905" draw:display-name="Dashed (var) 905" draw:style="rect" draw:dots1="1" draw:dots1-length="0.11mm" draw:dots2="1" draw:dots2-length="0.11mm" draw:distance="0.11mm"/>
    <draw:stroke-dash draw:name="Dashed_20__28_var_29__20_906" draw:display-name="Dashed (var) 906" draw:style="rect" draw:dots1="1" draw:dots1-length="0.11mm" draw:dots2="1" draw:dots2-length="0.11mm" draw:distance="0.11mm"/>
    <draw:stroke-dash draw:name="Dashed_20__28_var_29__20_907" draw:display-name="Dashed (var) 907" draw:style="rect" draw:dots1="1" draw:dots1-length="0.11mm" draw:dots2="1" draw:dots2-length="0.11mm" draw:distance="0.11mm"/>
    <draw:stroke-dash draw:name="Dashed_20__28_var_29__20_908" draw:display-name="Dashed (var) 908" draw:style="rect" draw:dots1="1" draw:dots1-length="0.11mm" draw:dots2="1" draw:dots2-length="0.11mm" draw:distance="0.11mm"/>
    <draw:stroke-dash draw:name="Dashed_20__28_var_29__20_909" draw:display-name="Dashed (var) 909" draw:style="rect" draw:dots1="1" draw:dots1-length="0.11mm" draw:dots2="1" draw:dots2-length="0.11mm" draw:distance="0.11mm"/>
    <draw:stroke-dash draw:name="Dashed_20__28_var_29__20_910" draw:display-name="Dashed (var) 910" draw:style="rect" draw:dots1="1" draw:dots1-length="0.11mm" draw:dots2="1" draw:dots2-length="0.11mm" draw:distance="0.11mm"/>
    <draw:stroke-dash draw:name="Dashed_20__28_var_29__20_911" draw:display-name="Dashed (var) 911" draw:style="rect" draw:dots1="1" draw:dots1-length="0.11mm" draw:dots2="1" draw:dots2-length="0.11mm" draw:distance="0.11mm"/>
    <draw:stroke-dash draw:name="Dashed_20__28_var_29__20_912" draw:display-name="Dashed (var) 912" draw:style="rect" draw:dots1="1" draw:dots1-length="0.11mm" draw:dots2="1" draw:dots2-length="0.11mm" draw:distance="0.11mm"/>
    <draw:stroke-dash draw:name="Dashed_20__28_var_29__20_913" draw:display-name="Dashed (var) 913" draw:style="rect" draw:dots1="1" draw:dots1-length="0.11mm" draw:dots2="1" draw:dots2-length="0.11mm" draw:distance="0.11mm"/>
    <draw:stroke-dash draw:name="Dashed_20__28_var_29__20_914" draw:display-name="Dashed (var) 914" draw:style="rect" draw:dots1="1" draw:dots1-length="0.11mm" draw:dots2="1" draw:dots2-length="0.11mm" draw:distance="0.11mm"/>
    <draw:stroke-dash draw:name="Dashed_20__28_var_29__20_915" draw:display-name="Dashed (var) 915" draw:style="rect" draw:dots1="1" draw:dots1-length="0.11mm" draw:dots2="1" draw:dots2-length="0.11mm" draw:distance="0.11mm"/>
    <draw:stroke-dash draw:name="Dashed_20__28_var_29__20_916" draw:display-name="Dashed (var) 916" draw:style="rect" draw:dots1="1" draw:dots1-length="0.11mm" draw:dots2="1" draw:dots2-length="0.11mm" draw:distance="0.11mm"/>
    <draw:stroke-dash draw:name="Dashed_20__28_var_29__20_917" draw:display-name="Dashed (var) 917" draw:style="rect" draw:dots1="1" draw:dots1-length="0.11mm" draw:dots2="1" draw:dots2-length="0.11mm" draw:distance="0.11mm"/>
    <draw:stroke-dash draw:name="Dashed_20__28_var_29__20_918" draw:display-name="Dashed (var) 918" draw:style="rect" draw:dots1="1" draw:dots1-length="0.11mm" draw:dots2="1" draw:dots2-length="0.11mm" draw:distance="0.11mm"/>
    <draw:stroke-dash draw:name="Dashed_20__28_var_29__20_919" draw:display-name="Dashed (var) 919" draw:style="rect" draw:dots1="1" draw:dots1-length="0.11mm" draw:dots2="1" draw:dots2-length="0.11mm" draw:distance="0.11mm"/>
    <draw:stroke-dash draw:name="Dashed_20__28_var_29__20_920" draw:display-name="Dashed (var) 920" draw:style="rect" draw:dots1="1" draw:dots1-length="0.11mm" draw:dots2="1" draw:dots2-length="0.11mm" draw:distance="0.11mm"/>
    <draw:stroke-dash draw:name="Dashed_20__28_var_29__20_921" draw:display-name="Dashed (var) 921" draw:style="rect" draw:dots1="1" draw:dots1-length="0.11mm" draw:dots2="1" draw:dots2-length="0.11mm" draw:distance="0.11mm"/>
    <draw:stroke-dash draw:name="Dashed_20__28_var_29__20_922" draw:display-name="Dashed (var) 922" draw:style="rect" draw:dots1="1" draw:dots1-length="0.11mm" draw:dots2="1" draw:dots2-length="0.11mm" draw:distance="0.11mm"/>
    <draw:stroke-dash draw:name="Dashed_20__28_var_29__20_923" draw:display-name="Dashed (var) 923" draw:style="rect" draw:dots1="1" draw:dots1-length="0.11mm" draw:dots2="1" draw:dots2-length="0.11mm" draw:distance="0.11mm"/>
    <draw:stroke-dash draw:name="Dashed_20__28_var_29__20_924" draw:display-name="Dashed (var) 924" draw:style="rect" draw:dots1="1" draw:dots1-length="0.11mm" draw:dots2="1" draw:dots2-length="0.11mm" draw:distance="0.11mm"/>
    <draw:stroke-dash draw:name="Dashed_20__28_var_29__20_925" draw:display-name="Dashed (var) 925" draw:style="rect" draw:dots1="1" draw:dots1-length="0.11mm" draw:dots2="1" draw:dots2-length="0.11mm" draw:distance="0.11mm"/>
    <draw:stroke-dash draw:name="Dashed_20__28_var_29__20_926" draw:display-name="Dashed (var) 926" draw:style="rect" draw:dots1="1" draw:dots1-length="0.11mm" draw:dots2="1" draw:dots2-length="0.11mm" draw:distance="0.11mm"/>
    <draw:stroke-dash draw:name="Dashed_20__28_var_29__20_927" draw:display-name="Dashed (var) 927" draw:style="rect" draw:dots1="1" draw:dots1-length="0.11mm" draw:dots2="1" draw:dots2-length="0.11mm" draw:distance="0.11mm"/>
    <draw:stroke-dash draw:name="Dashed_20__28_var_29__20_928" draw:display-name="Dashed (var) 928" draw:style="rect" draw:dots1="1" draw:dots1-length="0.11mm" draw:dots2="1" draw:dots2-length="0.11mm" draw:distance="0.11mm"/>
    <draw:stroke-dash draw:name="Dashed_20__28_var_29__20_929" draw:display-name="Dashed (var) 929" draw:style="rect" draw:dots1="1" draw:dots1-length="0.11mm" draw:dots2="1" draw:dots2-length="0.11mm" draw:distance="0.11mm"/>
    <draw:stroke-dash draw:name="Dashed_20__28_var_29__20_930" draw:display-name="Dashed (var) 930" draw:style="rect" draw:dots1="1" draw:dots1-length="0.11mm" draw:dots2="1" draw:dots2-length="0.11mm" draw:distance="0.11mm"/>
    <draw:stroke-dash draw:name="Dashed_20__28_var_29__20_931" draw:display-name="Dashed (var) 931" draw:style="rect" draw:dots1="1" draw:dots1-length="0.11mm" draw:dots2="1" draw:dots2-length="0.11mm" draw:distance="0.11mm"/>
    <draw:stroke-dash draw:name="Dashed_20__28_var_29__20_932" draw:display-name="Dashed (var) 932" draw:style="rect" draw:dots1="1" draw:dots1-length="0.11mm" draw:dots2="1" draw:dots2-length="0.11mm" draw:distance="0.11mm"/>
    <draw:stroke-dash draw:name="Dashed_20__28_var_29__20_933" draw:display-name="Dashed (var) 933" draw:style="rect" draw:dots1="1" draw:dots1-length="0.11mm" draw:dots2="1" draw:dots2-length="0.11mm" draw:distance="0.11mm"/>
    <draw:stroke-dash draw:name="Dashed_20__28_var_29__20_934" draw:display-name="Dashed (var) 934" draw:style="rect" draw:dots1="1" draw:dots1-length="0.11mm" draw:dots2="1" draw:dots2-length="0.11mm" draw:distance="0.11mm"/>
    <draw:stroke-dash draw:name="Dashed_20__28_var_29__20_935" draw:display-name="Dashed (var) 935" draw:style="rect" draw:dots1="1" draw:dots1-length="0.11mm" draw:dots2="1" draw:dots2-length="0.11mm" draw:distance="0.11mm"/>
    <draw:stroke-dash draw:name="Dashed_20__28_var_29__20_936" draw:display-name="Dashed (var) 936" draw:style="rect" draw:dots1="1" draw:dots1-length="0.11mm" draw:dots2="1" draw:dots2-length="0.11mm" draw:distance="0.11mm"/>
    <draw:stroke-dash draw:name="Dashed_20__28_var_29__20_937" draw:display-name="Dashed (var) 937" draw:style="rect" draw:dots1="1" draw:dots1-length="0.11mm" draw:dots2="1" draw:dots2-length="0.11mm" draw:distance="0.11mm"/>
    <draw:stroke-dash draw:name="Dashed_20__28_var_29__20_938" draw:display-name="Dashed (var) 938" draw:style="rect" draw:dots1="1" draw:dots1-length="0.11mm" draw:dots2="1" draw:dots2-length="0.11mm" draw:distance="0.11mm"/>
    <draw:stroke-dash draw:name="Dashed_20__28_var_29__20_939" draw:display-name="Dashed (var) 939" draw:style="rect" draw:dots1="1" draw:dots1-length="0.11mm" draw:dots2="1" draw:dots2-length="0.11mm" draw:distance="0.11mm"/>
    <draw:stroke-dash draw:name="Dashed_20__28_var_29__20_940" draw:display-name="Dashed (var) 940" draw:style="rect" draw:dots1="1" draw:dots1-length="0.11mm" draw:dots2="1" draw:dots2-length="0.11mm" draw:distance="0.11mm"/>
    <draw:stroke-dash draw:name="Dashed_20__28_var_29__20_941" draw:display-name="Dashed (var) 941" draw:style="rect" draw:dots1="1" draw:dots1-length="0.11mm" draw:dots2="1" draw:dots2-length="0.11mm" draw:distance="0.11mm"/>
    <draw:stroke-dash draw:name="Dashed_20__28_var_29__20_942" draw:display-name="Dashed (var) 942" draw:style="rect" draw:dots1="1" draw:dots1-length="0.11mm" draw:dots2="1" draw:dots2-length="0.11mm" draw:distance="0.11mm"/>
    <draw:stroke-dash draw:name="Dashed_20__28_var_29__20_943" draw:display-name="Dashed (var) 943" draw:style="rect" draw:dots1="1" draw:dots1-length="0.11mm" draw:dots2="1" draw:dots2-length="0.11mm" draw:distance="0.11mm"/>
    <draw:stroke-dash draw:name="Dashed_20__28_var_29__20_944" draw:display-name="Dashed (var) 944" draw:style="rect" draw:dots1="1" draw:dots1-length="0.11mm" draw:dots2="1" draw:dots2-length="0.11mm" draw:distance="0.11mm"/>
    <draw:stroke-dash draw:name="Dashed_20__28_var_29__20_945" draw:display-name="Dashed (var) 945" draw:style="rect" draw:dots1="1" draw:dots1-length="0.29mm" draw:dots2="1" draw:dots2-length="0.29mm" draw:distance="0.29mm"/>
    <draw:stroke-dash draw:name="Fine_20_Dashed" draw:display-name="Fine Dashed" draw:style="rect" draw:dots1="1" draw:dots1-length="197%" draw:distance="197%"/>
    <draw:stroke-dash draw:name="Fine_20_Dotted" draw:display-name="Fine Dotted" draw:style="rect" draw:dots1="1" draw:distance="4.57mm"/>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draw:stroke-dash draw:name="dotted_5f_4" draw:display-name="dotted_4" draw:style="rect" draw:dots1="1" draw:dots1-length="1.13mm" draw:distance="0.72mm"/>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style:font-name="Lucida Sans" fo:font-size="12pt" fo:language="en" fo:country="US" style:letter-kerning="true" style:font-name-asian="Bitstream Vera San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ucida Sans" fo:font-size="12pt" fo:language="en" fo:country="US" style:letter-kerning="true"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loext:graphic-properties draw:fill="none" draw:fill-color="#99ccff" draw:fill-hatch-solid="false"/>
      <style:paragraph-properties fo:margin-top="1.99mm" fo:margin-bottom="0mm" loext:contextual-spacing="false" fo:line-height="150%" fo:text-align="justify" style:justify-single-word="false" fo:orphans="2" fo:widows="2" style:page-number="auto" fo:background-color="transparent" style:writing-mode="lr-tb"/>
      <style:text-properties style:use-window-font-color="true" fo:font-size="11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ucida Sans" fo:font-family="'Lucida San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Text_20_body" style:display-name="Text body" style:family="paragraph" style:parent-style-name="Standard" style:class="text">
      <style:paragraph-properties fo:line-height="150%"/>
    </style:style>
    <style:style style:name="List" style:family="paragraph" style:parent-style-name="Standard" style:class="list">
      <style:paragraph-properties fo:margin-left="4.99mm" fo:margin-right="0mm" fo:text-indent="-4.99mm" style:auto-text-indent="false"/>
    </style:style>
    <style:style style:name="Caption" style:family="paragraph" style:parent-style-name="Standard" style:class="extra">
      <style:paragraph-properties fo:margin-top="2.12mm" fo:margin-bottom="2.12m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ext_20_body_20_indent" style:display-name="Text body indent" style:family="paragraph" style:parent-style-name="Standard" style:class="text">
      <style:paragraph-properties fo:margin-left="12.49mm" fo:margin-right="0mm" fo:line-height="150%" fo:text-indent="0m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fo:margin-left="75mm" fo:margin-right="0mm" fo:text-indent="0mm" style:auto-text-indent="false"/>
    </style:style>
    <style:style style:name="Heading_20_1" style:display-name="Heading 1" style:family="paragraph" style:parent-style-name="Standard" style:next-style-name="Standard" style:default-outline-level="1" style:class="text" style:master-page-name="">
      <style:paragraph-properties fo:margin-left="0mm" fo:margin-right="0mm" fo:margin-top="6mm" fo:margin-bottom="1.01mm" loext:contextual-spacing="false" fo:line-height="100%" fo:text-indent="0mm" style:auto-text-indent="false" style:page-number="auto" fo:break-before="page" fo:keep-with-next="always" text:number-lines="true" text:line-number="0"/>
      <style:text-properties style:font-name="Lucida Sans2" fo:font-family="'Lucida Sans'" style:font-style-name="Fett" style:font-pitch="variable" fo:font-size="18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mm" fo:margin-right="0mm" fo:margin-top="6mm" fo:margin-bottom="1.01mm" loext:contextual-spacing="false" fo:line-height="100%" fo:text-align="justify" style:justify-single-word="false" fo:text-indent="0mm" style:auto-text-indent="false" fo:keep-with-next="always"/>
      <style:text-properties style:font-name="Lucida Sans1" fo:font-family="'Lucida Sans'" style:font-style-name="Fett Kursiv" style:font-pitch="variable" fo:font-size="16pt" fo:font-style="normal" fo:font-weight="bold" style:font-size-asian="15pt" style:font-style-asian="italic" style:font-weight-asian="bold"/>
    </style:style>
    <style:style style:name="Heading_20_3" style:display-name="Heading 3" style:family="paragraph" style:parent-style-name="Standard" style:next-style-name="Standard" style:default-outline-level="3" style:class="text">
      <style:paragraph-properties fo:margin-left="0mm" fo:margin-right="0mm" fo:margin-top="6mm" fo:margin-bottom="1.01mm" loext:contextual-spacing="false" fo:line-height="100%" fo:text-indent="0mm" style:auto-text-indent="false" fo:keep-with-next="always"/>
      <style:text-properties style:font-name="Lucida Sans2" fo:font-family="'Lucida Sans'" style:font-style-name="Fett" style:font-pitch="variable" fo:font-size="14pt" fo:font-weight="bold" style:font-size-asian="14pt" style:font-weight-asian="bold"/>
    </style:style>
    <style:style style:name="Heading_20_4" style:display-name="Heading 4" style:family="paragraph" style:parent-style-name="Standard" style:next-style-name="Standard" style:default-outline-level="4" style:class="text" style:master-page-name="">
      <loext:graphic-properties draw:fill="none" draw:fill-color="#99ccff"/>
      <style:paragraph-properties fo:margin-left="0mm" fo:margin-right="0mm" fo:margin-top="6mm" fo:margin-bottom="1.01mm" loext:contextual-spacing="false" fo:line-height="100%" fo:text-indent="0mm" style:auto-text-indent="false" style:page-number="auto" fo:background-color="transparent" fo:padding="0mm" fo:border="none" style:shadow="none" fo:keep-with-next="always"/>
      <style:text-properties style:use-window-font-color="true" style:font-name="Lucida Sans1" fo:font-family="'Lucida Sans'" style:font-style-name="Fett Kursiv" style:font-pitch="variable" fo:font-size="14pt" fo:font-style="normal" style:text-underline-style="solid" style:text-underline-width="auto" style:text-underline-color="font-color" fo:font-weight="bold" style:font-size-asian="13pt" style:font-style-asian="italic" style:font-weight-asian="bold"/>
    </style:style>
    <style:style style:name="Heading_20_5" style:display-name="Heading 5" style:family="paragraph" style:parent-style-name="Standard" style:next-style-name="Standard" style:default-outline-level="5" style:class="text" style:master-page-name="">
      <style:paragraph-properties fo:margin-left="0mm" fo:margin-right="0mm" fo:margin-top="6mm" fo:margin-bottom="1.01mm" loext:contextual-spacing="false" fo:line-height="100%" fo:text-indent="0mm" style:auto-text-indent="false" style:page-number="auto" fo:keep-with-next="always"/>
      <style:text-properties style:use-window-font-color="true" style:font-name="Lucida Sans2" fo:font-family="'Lucida Sans'" style:font-style-name="Fett" style:font-pitch="variable" style:text-underline-style="dotted" style:text-underline-width="auto" style:text-underline-color="font-color" fo:font-weight="bold" style:font-weight-asian="bold"/>
    </style:style>
    <style:style style:name="Heading_20_6" style:display-name="Heading 6" style:family="paragraph" style:parent-style-name="Standard" style:next-style-name="Standard" style:class="text" style:master-page-name="">
      <style:paragraph-properties fo:margin-left="0mm" fo:margin-right="0mm" fo:margin-top="1.99mm" fo:margin-bottom="0mm" loext:contextual-spacing="false" fo:text-indent="0mm" style:auto-text-indent="false" style:page-number="auto" fo:keep-with-next="always"/>
      <style:text-properties style:font-name="Lucida Sans3" fo:font-family="'Lucida Sans'" style:font-style-name="Kursiv" style:font-pitch="variable" fo:font-size="11pt" fo:font-style="normal" fo:font-weight="bold" style:font-size-asian="11pt" style:font-style-asian="italic"/>
    </style:style>
    <style:style style:name="Heading_20_7" style:display-name="Heading 7" style:family="paragraph" style:parent-style-name="Standard" style:next-style-name="Standard" style:class="text" style:master-page-name="">
      <style:paragraph-properties fo:margin-left="0mm" fo:margin-right="0mm" fo:margin-top="4.23mm" fo:margin-bottom="1.06mm" loext:contextual-spacing="false" fo:text-indent="0mm" style:auto-text-indent="false" style:page-number="auto" fo:keep-with-next="always"/>
      <style:text-properties fo:font-size="11pt" fo:font-style="normal" fo:font-weight="normal" style:font-size-asian="10pt"/>
    </style:style>
    <style:style style:name="Heading_20_8" style:display-name="Heading 8" style:family="paragraph" style:parent-style-name="Standard" style:next-style-name="Standard" style:class="text" style:master-page-name="">
      <style:paragraph-properties fo:margin-left="0mm" fo:margin-right="0mm" fo:margin-top="4.23mm" fo:margin-bottom="1.06mm" loext:contextual-spacing="false" fo:text-indent="0mm" style:auto-text-indent="false" style:page-number="auto" fo:keep-with-next="always"/>
      <style:text-properties fo:font-size="11pt" fo:font-style="normal" fo:font-weight="normal" style:font-size-asian="10pt" style:font-style-asian="italic"/>
    </style:style>
    <style:style style:name="Heading_20_9" style:display-name="Heading 9" style:family="paragraph" style:parent-style-name="Standard" style:next-style-name="Standard" style:class="text" style:master-page-name="">
      <style:paragraph-properties fo:margin-left="0mm" fo:margin-right="0mm" fo:margin-top="4.23mm" fo:margin-bottom="1.06mm" loext:contextual-spacing="false" fo:text-indent="0mm" style:auto-text-indent="false" style:page-number="auto" fo:keep-with-next="always"/>
      <style:text-properties fo:font-size="11pt" fo:font-style="normal" fo:font-weight="normal" style:font-size-asian="9pt" style:font-style-asian="italic" style:font-weight-asian="bold"/>
    </style:style>
    <style:style style:name="Heading_20_10" style:display-name="Heading 10" style:family="paragraph" style:parent-style-name="Heading_20_1" style:next-style-name="Standard" style:default-outline-level="" style:list-style-name="" style:class="text" style:master-page-name="">
      <style:paragraph-properties style:page-number="auto" fo:break-before="auto" fo:break-after="auto"/>
      <style:text-properties fo:font-size="11pt" fo:font-weight="normal" style:font-size-asian="75%" style:font-weight-asian="bold" style:font-size-complex="75%" style:font-weight-complex="bold"/>
    </style:style>
    <style:style style:name="List_20_1_20_Start" style:display-name="List 1 Start" style:family="paragraph" style:parent-style-name="List" style:class="list">
      <style:paragraph-properties fo:margin-left="4.99mm" fo:margin-right="0mm" fo:margin-top="4.23mm" fo:margin-bottom="2.12mm" loext:contextual-spacing="false" fo:text-indent="-4.99mm" style:auto-text-indent="false"/>
    </style:style>
    <style:style style:name="List_20_1" style:display-name="List 1" style:family="paragraph" style:parent-style-name="List" style:class="list">
      <loext:graphic-properties draw:fill="none" draw:fill-color="#99ccff"/>
      <style:paragraph-properties fo:margin-left="4.99mm" fo:margin-right="0mm" fo:margin-top="0mm" fo:margin-bottom="2.12mm" loext:contextual-spacing="false" fo:text-indent="-4.99mm" style:auto-text-indent="false" fo:background-color="transparent">
        <style:tab-stops/>
      </style:paragraph-properties>
    </style:style>
    <style:style style:name="List_20_2" style:display-name="List 2" style:family="paragraph" style:parent-style-name="List" style:class="list">
      <style:paragraph-properties fo:margin-left="10mm" fo:margin-right="0mm" fo:margin-top="0mm" fo:margin-bottom="2.12mm" loext:contextual-spacing="false" fo:text-indent="-4.99mm" style:auto-text-indent="false"/>
    </style:style>
    <style:style style:name="List_20_3" style:display-name="List 3" style:family="paragraph" style:parent-style-name="List" style:class="list">
      <style:paragraph-properties fo:margin-left="14.99mm" fo:margin-right="0mm" fo:margin-top="0mm" fo:margin-bottom="2.12mm" loext:contextual-spacing="false" fo:text-indent="-4.99mm" style:auto-text-indent="false"/>
    </style:style>
    <style:style style:name="List_20_4_20_Start" style:display-name="List 4 Start" style:family="paragraph" style:parent-style-name="List" style:class="list">
      <style:paragraph-properties fo:margin-left="25.4mm" fo:margin-right="0mm" fo:margin-top="4.23mm" fo:margin-bottom="2.12mm" loext:contextual-spacing="false" fo:text-indent="-6.35mm" style:auto-text-indent="false"/>
    </style:style>
    <style:style style:name="List_20_4" style:display-name="List 4" style:family="paragraph" style:parent-style-name="List" style:class="list">
      <style:paragraph-properties fo:margin-left="20mm" fo:margin-right="0mm" fo:margin-top="0mm" fo:margin-bottom="2.12mm" loext:contextual-spacing="false" fo:text-indent="-4.99mm" style:auto-text-indent="false"/>
    </style:style>
    <style:style style:name="List_20_5" style:display-name="List 5" style:family="paragraph" style:parent-style-name="List" style:class="list">
      <style:paragraph-properties fo:margin-left="24.99mm" fo:margin-right="0mm" fo:margin-top="0mm" fo:margin-bottom="2.12mm" loext:contextual-spacing="false" fo:text-indent="-4.99m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fo:line-height="100%" fo:text-align="center" style:justify-single-word="false">
        <style:tab-stops>
          <style:tab-stop style:position="80.01mm" style:type="center"/>
          <style:tab-stop style:position="160.02mm" style:type="right"/>
        </style:tab-stops>
      </style:paragraph-properties>
      <style:text-properties style:font-name="Lucida Sans4" fo:font-family="'Lucida Sans'" style:font-style-name="Standard" style:font-pitch="variable" fo:font-weight="bold"/>
    </style:style>
    <style:style style:name="Header_20_right" style:display-name="Header right" style:family="paragraph" style:parent-style-name="Standard" style:class="extra">
      <style:paragraph-properties text:number-lines="false" text:line-number="0">
        <style:tab-stops>
          <style:tab-stop style:position="79.99mm" style:type="center"/>
          <style:tab-stop style:position="160mm" style:type="right"/>
        </style:tab-stops>
      </style:paragraph-properties>
      <style:text-properties style:font-name="Presence" fo:font-family="Presence" style:font-style-name="Standard" style:font-pitch="variable"/>
    </style:style>
    <style:style style:name="Footer" style:family="paragraph" style:parent-style-name="Standard" style:class="extra" style:master-page-name="">
      <style:paragraph-properties fo:line-height="100%" fo:text-align="center" style:justify-single-word="false" style:page-number="auto">
        <style:tab-stops>
          <style:tab-stop style:position="80.01mm" style:type="center"/>
          <style:tab-stop style:position="160.02mm" style:type="right"/>
        </style:tab-stops>
      </style:paragraph-properties>
      <style:text-properties style:font-name="Lucida Sans4" fo:font-family="'Lucida Sans'" style:font-style-name="Standard" style:font-pitch="variable" fo:font-size="10pt"/>
    </style:style>
    <style:style style:name="Footer_20_left" style:display-name="Footer left" style:family="paragraph" style:parent-style-name="Standard" style:class="extra">
      <style:paragraph-properties fo:line-height="100%" text:number-lines="false" text:line-number="0">
        <style:tab-stops>
          <style:tab-stop style:position="77.51mm" style:type="center"/>
          <style:tab-stop style:position="155.01mm" style:type="right"/>
        </style:tab-stops>
      </style:paragraph-properties>
    </style:style>
    <style:style style:name="Footer_20_right" style:display-name="Footer right" style:family="paragraph" style:parent-style-name="Standard" style:class="extra">
      <style:paragraph-properties fo:line-height="100%" text:number-lines="false" text:line-number="0">
        <style:tab-stops>
          <style:tab-stop style:position="77.51mm" style:type="center"/>
          <style:tab-stop style:position="155.01mm" style:type="right"/>
        </style:tab-stops>
      </style:paragraph-properties>
    </style:style>
    <style:style style:name="Table_20_Contents" style:display-name="Table Contents" style:family="paragraph" style:parent-style-name="Text_20_body" style:class="extra">
      <style:paragraph-properties fo:margin-top="0mm" fo:margin-bottom="0mm" loext:contextual-spacing="false" fo:text-align="justify" style:justify-single-word="false" text:number-lines="false" text:line-number="0"/>
      <style:text-properties fo:font-size="10.5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Helvetica" fo:font-family="Helvetica" style:font-style-name="Fett" style:font-family-generic="swiss" style:font-pitch="variable" fo:font-size="10.5pt" fo:font-style="normal" fo:font-weight="bold" style:font-style-asian="italic" style:font-weight-asian="bold" style:font-style-complex="italic" style:font-weight-complex="bold"/>
    </style:style>
    <style:style style:name="Illustration" style:family="paragraph" style:parent-style-name="Caption" style:class="extra">
      <style:paragraph-properties fo:text-align="center" style:justify-single-word="false"/>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paragraph-properties fo:line-height="100%"/>
    </style:style>
    <style:style style:name="Footnote" style:family="paragraph" style:parent-style-name="Standard" style:class="extra">
      <style:paragraph-properties fo:margin-left="1.99mm" fo:margin-right="0mm" fo:line-height="100%" fo:text-indent="0mm" style:auto-text-indent="false"/>
      <style:text-properties fo:font-size="10pt" style:font-size-asian="10pt"/>
    </style:style>
    <style:style style:name="Addressee" style:family="paragraph" style:parent-style-name="Standard" style:class="extra">
      <style:paragraph-properties fo:margin-left="0.02mm" fo:margin-right="0mm" fo:text-indent="0mm" style:auto-text-indent="false"/>
      <style:text-properties style:font-name-complex="Arial" style:font-family-complex="Arial" style:font-family-generic-complex="swiss" style:font-pitch-complex="variable" style:font-size-complex="12pt"/>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Endnote" style:family="paragraph" style:parent-style-name="Standard" style:class="extra">
      <style:text-properties fo:font-size="10pt" style:font-size-asian="10pt"/>
    </style:style>
    <style:style style:name="Drawing" style:family="paragraph" style:parent-style-name="Caption" style:class="extra"/>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4.23mm" fo:margin-right="0mm" fo:text-indent="-4.23mm" style:auto-text-indent="false"/>
    </style:style>
    <style:style style:name="Index_20_2" style:display-name="Index 2" style:family="paragraph" style:parent-style-name="Standard" style:next-style-name="Standard" style:class="index">
      <style:paragraph-properties fo:margin-left="8.47mm" fo:margin-right="0mm" fo:text-indent="-4.23mm" style:auto-text-indent="false"/>
    </style:style>
    <style:style style:name="Index_20_3" style:display-name="Index 3" style:family="paragraph" style:parent-style-name="Standard" style:next-style-name="Standard" style:class="index">
      <style:paragraph-properties fo:margin-left="12.7mm" fo:margin-right="0mm" fo:text-indent="-4.23mm" style:auto-text-indent="false"/>
    </style:style>
    <style:style style:name="Contents_20_Heading" style:display-name="Contents Heading" style:family="paragraph" style:parent-style-name="Heading" style:class="index" style:master-page-name="Right_20_Page">
      <style:paragraph-properties fo:margin-left="0mm" fo:margin-right="0mm" fo:margin-top="0mm" fo:margin-bottom="0mm" loext:contextual-spacing="false" fo:line-height="100%" fo:text-indent="0mm" style:auto-text-indent="false" style:page-number="auto" fo:break-before="auto" fo:break-after="auto" text:number-lines="false" text:line-number="0"/>
      <style:text-properties style:font-name="Lucida Sans2" fo:font-family="'Lucida Sans'" style:font-style-name="Fett" style:font-pitch="variabl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loext:graphic-properties draw:fill="none" draw:fill-color="#99ccff"/>
      <style:paragraph-properties fo:margin-left="22mm" fo:margin-right="0mm" fo:margin-top="1.99mm" fo:margin-bottom="0mm" loext:contextual-spacing="false" fo:line-height="100%" fo:text-align="start" style:justify-single-word="false" fo:text-indent="-22mm" style:auto-text-indent="false" style:page-number="auto" fo:background-color="transparent" fo:padding="0mm" fo:border="none" style:shadow="none" fo:keep-with-next="always" style:join-border="false">
        <style:tab-stops>
          <style:tab-stop style:position="144.99mm" style:leader-style="solid" style:leader-text="_"/>
        </style:tab-stops>
      </style:paragraph-properties>
      <style:text-properties style:font-name="Lucida Sans4" fo:font-family="'Lucida Sans'" style:font-style-name="Standard" style:font-pitch="variable" fo:font-size="11pt"/>
    </style:style>
    <style:style style:name="Contents_20_2" style:display-name="Contents 2" style:family="paragraph" style:parent-style-name="Standard" style:next-style-name="Standard" style:class="index">
      <style:paragraph-properties fo:margin-left="22mm" fo:margin-right="0mm" fo:margin-top="0mm" fo:margin-bottom="0mm" loext:contextual-spacing="false" fo:line-height="100%" fo:text-align="start" style:justify-single-word="false" fo:text-indent="-20mm" style:auto-text-indent="false">
        <style:tab-stops>
          <style:tab-stop style:position="144.99mm" style:type="right" style:leader-style="solid" style:leader-text="-"/>
        </style:tab-stops>
      </style:paragraph-properties>
      <style:text-properties style:font-name="Lucida Sans4" fo:font-family="'Lucida Sans'" style:font-style-name="Standard" style:font-pitch="variable" fo:font-size="10pt"/>
    </style:style>
    <style:style style:name="Contents_20_3" style:display-name="Contents 3" style:family="paragraph" style:parent-style-name="Standard" style:next-style-name="Standard" style:class="index">
      <style:paragraph-properties fo:margin-left="24.99mm" fo:margin-right="0mm" fo:margin-top="0mm" fo:margin-bottom="0mm" loext:contextual-spacing="false" fo:line-height="100%" fo:text-align="start" style:justify-single-word="false" fo:text-indent="-21.01mm" style:auto-text-indent="false">
        <style:tab-stops/>
      </style:paragraph-properties>
      <style:text-properties style:font-name="Lucida Sans5" fo:font-family="'Lucida Sans'" style:font-style-name="Regular" style:font-pitch="variable" fo:font-size="11pt"/>
    </style:style>
    <style:style style:name="Contents_20_4" style:display-name="Contents 4" style:family="paragraph" style:parent-style-name="Standard" style:next-style-name="Standard" style:class="index">
      <style:paragraph-properties fo:margin-left="12.7mm" fo:margin-right="0mm" fo:text-indent="0mm" style:auto-text-indent="false"/>
      <style:text-properties style:font-name="Lucida Sans5" fo:font-family="'Lucida Sans'" style:font-style-name="Regular" style:font-pitch="variable"/>
    </style:style>
    <style:style style:name="Contents_20_5" style:display-name="Contents 5" style:family="paragraph" style:parent-style-name="Standard" style:next-style-name="Standard" style:class="index">
      <style:paragraph-properties fo:margin-left="16.93mm" fo:margin-right="0mm" fo:text-indent="0mm" style:auto-text-indent="false"/>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14.99mm" fo:margin-right="0mm" fo:margin-top="3mm" fo:margin-bottom="0mm" loext:contextual-spacing="false" fo:line-height="100%" fo:text-indent="-14.99mm" style:auto-text-indent="false" style:page-number="auto">
        <style:tab-stops>
          <style:tab-stop style:position="160.02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User_20_Index_20_4" style:display-name="User Index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User_20_Index_20_5" style:display-name="User Index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mm" fo:margin-right="0mm" fo:text-indent="0mm" style:auto-text-indent="false"/>
    </style:style>
    <style:style style:name="Contents_20_7" style:display-name="Contents 7" style:family="paragraph" style:parent-style-name="Standard" style:next-style-name="Standard" style:class="index">
      <style:paragraph-properties fo:margin-left="25.4mm" fo:margin-right="0mm" fo:text-indent="0mm" style:auto-text-indent="false"/>
    </style:style>
    <style:style style:name="Contents_20_8" style:display-name="Contents 8" style:family="paragraph" style:parent-style-name="Standard" style:next-style-name="Standard" style:class="index">
      <style:paragraph-properties fo:margin-left="29.63mm" fo:margin-right="0mm" fo:text-indent="0mm" style:auto-text-indent="false"/>
    </style:style>
    <style:style style:name="Contents_20_9" style:display-name="Contents 9" style:family="paragraph" style:parent-style-name="Standard" style:next-style-name="Standard" style:class="index">
      <style:paragraph-properties fo:margin-left="33.87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10.08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60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60.02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8" style:class="index" style:master-page-name="">
      <style:paragraph-properties fo:margin-left="0mm" fo:margin-right="0mm" fo:margin-top="1.99mm" fo:margin-bottom="0mm" loext:contextual-spacing="false" fo:text-indent="0mm" style:auto-text-indent="false" style:page-number="auto" style:shadow="none">
        <style:tab-stops/>
      </style:paragraph-properties>
    </style:style>
    <style:style style:name="User_20_Index_20_6" style:display-name="User Index 6" style:family="paragraph" style:parent-style-name="Index" style:class="index">
      <style:paragraph-properties fo:margin-left="24.96mm" fo:margin-right="0mm" fo:text-indent="0mm" style:auto-text-indent="false">
        <style:tab-stops>
          <style:tab-stop style:position="135.06mm" style:type="right" style:leader-style="dotted" style:leader-text="."/>
        </style:tab-stops>
      </style:paragraph-properties>
      <style:text-properties fo:font-weight="bold"/>
    </style:style>
    <style:style style:name="User_20_Index_20_7" style:display-name="User Index 7" style:family="paragraph" style:parent-style-name="Index" style:class="index">
      <style:paragraph-properties fo:margin-left="29.95mm" fo:margin-right="0mm" fo:text-indent="0mm" style:auto-text-indent="false">
        <style:tab-stops>
          <style:tab-stop style:position="130.07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text-indent="0mm" style:auto-text-indent="false">
        <style:tab-stops>
          <style:tab-stop style:position="125.08mm" style:type="right" style:leader-style="dotted" style:leader-text="."/>
        </style:tab-stops>
      </style:paragraph-properties>
    </style:style>
    <style:style style:name="User_20_Index_20_9" style:display-name="User Index 9" style:family="paragraph" style:parent-style-name="Index" style:class="index">
      <style:paragraph-properties fo:margin-left="39.93mm" fo:margin-right="0mm" fo:text-indent="0mm" style:auto-text-indent="false">
        <style:tab-stops>
          <style:tab-stop style:position="120.09m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mm" fo:margin-right="0mm" fo:text-indent="0mm" style:auto-text-indent="false">
        <style:tab-stops>
          <style:tab-stop style:position="115.09mm" style:type="right" style:leader-style="dotted" style:leader-text="."/>
        </style:tab-stops>
      </style:paragraph-properties>
    </style:style>
    <style:style style:name="Title" style:family="paragraph" style:parent-style-name="Standard" style:next-style-name="Subtitle" style:class="chapter">
      <style:paragraph-properties fo:margin-top="4.99mm" fo:margin-bottom="1.09mm" loext:contextual-spacing="false" fo:text-align="center" style:justify-single-word="false"/>
      <style:text-properties fo:font-size="3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master-page-name="">
      <style:paragraph-properties fo:margin-top="10mm" fo:margin-bottom="0mm" loext:contextual-spacing="false" fo:text-align="center" style:justify-single-word="false" style:page-number="auto"/>
      <style:text-properties style:font-name-complex="Arial" style:font-family-complex="Arial" style:font-family-generic-complex="swiss" style:font-pitch-complex="variable" style:font-size-complex="12pt"/>
    </style:style>
    <style:style style:name="Quotations" style:family="paragraph" style:parent-style-name="Standard" style:class="html" style:master-page-name="">
      <style:paragraph-properties fo:margin-left="20mm" fo:margin-right="10mm" fo:margin-top="3mm" fo:margin-bottom="1.01mm" loext:contextual-spacing="false" fo:line-height="100%" fo:text-indent="0mm" style:auto-text-indent="false" style:page-number="auto"/>
      <style:text-properties fo:font-size="10pt"/>
    </style:style>
    <style:style style:name="Preformatted_20_Text" style:display-name="Preformatted Text" style:family="paragraph" style:parent-style-name="Standard" style:class="html">
      <style:paragraph-properties fo:margin-left="0mm" fo:margin-right="0mm" fo:margin-top="0mm" fo:margin-bottom="0mm" loext:contextual-spacing="false" fo:line-height="100%" fo:text-align="start" style:justify-single-word="false" fo:text-indent="0mm" style:auto-text-indent="false"/>
      <style:text-properties style:font-name="Lucida Sans Typewriter" fo:font-family="'Lucida Sans Typewriter'" style:font-style-name="Standard"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EquationRight" style:family="paragraph" style:parent-style-name="Standard">
      <style:paragraph-properties fo:text-align="end" style:justify-single-word="false" style:shadow="none"/>
    </style:style>
    <style:style style:name="EquationCenter" style:family="paragraph" style:parent-style-name="EquationRight">
      <style:paragraph-properties fo:text-align="center" style:justify-single-word="false"/>
    </style:style>
    <style:style style:name="Definition_20_Description" style:display-name="Definition Description" style:family="paragraph" style:parent-style-name="Standard">
      <style:paragraph-properties fo:margin-left="7mm" fo:margin-right="0mm" fo:text-indent="0mm" style:auto-text-indent="false"/>
    </style:style>
    <style:style style:name="Definition_20_Term" style:display-name="Definition Term" style:family="paragraph" style:parent-style-name="Standard" style:next-style-name="Definition_20_Description">
      <style:paragraph-properties fo:keep-with-next="always"/>
      <style:text-properties fo:font-weight="bold"/>
    </style:style>
    <style:style style:name="Supertitle" style:family="paragraph" style:parent-style-name="Standard">
      <style:paragraph-properties fo:margin-top="50.01mm" fo:margin-bottom="0mm" loext:contextual-spacing="false" fo:text-align="center" style:justify-single-word="false"/>
      <style:text-properties fo:font-size="14pt" fo:language="en" fo:country="US" fo:font-weight="bold" style:font-size-asian="14pt" style:font-size-complex="14pt"/>
    </style:style>
    <style:style style:name="Author" style:family="paragraph" style:parent-style-name="Standard" style:class="chapter">
      <style:paragraph-properties fo:margin-top="20mm" fo:margin-bottom="0mm" loext:contextual-spacing="false" fo:text-align="center" style:justify-single-word="false"/>
      <style:text-properties fo:font-weight="bold"/>
    </style:style>
    <style:style style:name="File_20_List_20_Item" style:display-name="File List Item" style:family="paragraph" style:parent-style-name="Table_20_Contents">
      <loext:graphic-properties draw:fill="none" draw:fill-color="#99ccff"/>
      <style:paragraph-properties fo:margin-left="0mm" fo:margin-right="0mm" fo:margin-top="0mm" fo:margin-bottom="0mm" loext:contextual-spacing="false" fo:text-indent="0mm" style:auto-text-indent="false" fo:background-color="transparent">
        <style:tab-stops>
          <style:tab-stop style:position="4.99mm"/>
          <style:tab-stop style:position="10mm"/>
          <style:tab-stop style:position="14.99mm"/>
          <style:tab-stop style:position="20mm"/>
          <style:tab-stop style:position="24.99mm"/>
          <style:tab-stop style:position="30mm"/>
          <style:tab-stop style:position="35mm"/>
          <style:tab-stop style:position="40.01mm"/>
        </style:tab-stops>
      </style:paragraph-properties>
    </style:style>
    <style:style style:name="File_20_List_20_Item_20_Description" style:display-name="File List Item Description" style:family="paragraph" style:parent-style-name="Table_20_Contents">
      <style:paragraph-properties fo:margin-top="0mm" fo:margin-bottom="0mm" loext:contextual-spacing="false"/>
    </style:style>
    <style:style style:name="Object_20_title" style:display-name="Object title" style:family="paragraph" style:parent-style-name="Illustration" style:default-outline-level="9">
      <loext:graphic-properties draw:fill="none" draw:fill-color="#99ccff"/>
      <style:paragraph-properties fo:line-height="100%" fo:background-color="transparent"/>
      <style:text-properties fo:font-style="normal" fo:font-weight="normal"/>
    </style:style>
    <style:style style:name="Quotations_20_for_20_Illustration" style:display-name="Quotations for Illustration" style:family="paragraph" style:parent-style-name="Standard">
      <style:paragraph-properties fo:margin-left="60.01mm" fo:margin-right="4.99mm" fo:margin-top="4mm" fo:margin-bottom="0mm" loext:contextual-spacing="false" fo:line-height="100%" fo:text-align="justify" style:justify-single-word="false" fo:text-indent="0mm" style:auto-text-indent="false">
        <style:tab-stops/>
      </style:paragraph-properties>
      <style:text-properties style:font-name="Lucida Bright" fo:font-family="'Lucida Bright'" style:font-style-name="Italic" style:font-family-generic="roman" style:font-pitch="variable" fo:font-size="10pt" fo:font-style="italic" style:font-size-asian="10pt" style:font-style-asian="italic" style:font-size-complex="10pt" style:font-style-complex="italic"/>
    </style:style>
    <style:style style:name="Todo" style:family="paragraph" style:parent-style-name="Standard" style:master-page-name="">
      <loext:graphic-properties draw:fill="solid" draw:fill-color="#ff9966" draw:fill-hatch-name="Hatching_20_1" draw:fill-hatch-solid="false" draw:opacity="100%"/>
      <style:paragraph-properties fo:margin-left="0mm" fo:margin-right="0mm" fo:margin-top="1.5mm" fo:margin-bottom="0mm" loext:contextual-spacing="false" fo:line-height="100%" fo:text-indent="0mm" style:auto-text-indent="false" style:page-number="auto" fo:background-color="#ff9966" fo:padding="1.99mm" fo:border="0.06pt solid #ff9966" style:shadow="none"/>
      <style:text-properties style:use-window-font-color="true" fo:font-size="10pt"/>
    </style:style>
    <style:style style:name="Invisible" style:family="paragraph" style:parent-style-name="Standard" style:master-page-name="">
      <loext:graphic-properties draw:fill="none" draw:fill-color="#99ccff"/>
      <style:paragraph-properties style:page-number="auto" fo:background-color="transparent" style:shadow="none">
        <style:tab-stops/>
      </style:paragraph-properties>
    </style:style>
    <style:style style:name="Default_20__2b_draft" style:display-name="Default +draft" style:family="paragraph" style:parent-style-name="Standard">
      <style:paragraph-properties fo:margin-left="0mm" fo:margin-right="-3mm" fo:text-indent="0mm" style:auto-text-indent="false" fo:padding-left="0mm" fo:padding-right="1.5mm" fo:padding-top="0mm" fo:padding-bottom="0mm" fo:border-left="none" fo:border-right="4.99pt solid #ff0000" fo:border-top="none" fo:border-bottom="none" style:shadow="none"/>
    </style:style>
    <style:style style:name="Quotations_20_for_20_Illustration_20_Author" style:display-name="Quotations for Illustration Author" style:family="paragraph" style:parent-style-name="Quotations_20_for_20_Illustration">
      <style:paragraph-properties fo:margin-left="60.01mm" fo:margin-right="4.99mm" fo:margin-top="1.01mm" fo:margin-bottom="0mm" loext:contextual-spacing="false" fo:text-align="end" style:justify-single-word="false" fo:text-indent="0mm" style:auto-text-indent="false"/>
      <style:text-properties fo:font-weight="bold"/>
    </style:style>
    <style:style style:name="Supervisor" style:family="paragraph" style:parent-style-name="Todo" style:class="text">
      <style:paragraph-properties fo:padding="2.5mm" fo:border="2.49pt solid #ff6633" style:shadow="none"/>
      <style:text-properties style:use-window-font-color="true" fo:font-size="11pt"/>
    </style:style>
    <style:style style:name="Default_20__2b_linehdr" style:display-name="Default +linehdr" style:family="paragraph" style:parent-style-name="Standard" style:next-style-name="Standard">
      <style:paragraph-properties fo:margin-left="0mm" fo:margin-right="0mm" fo:margin-top="4mm" fo:margin-bottom="0mm" loext:contextual-spacing="false" fo:text-indent="4.99mm" style:auto-text-indent="false"/>
    </style:style>
    <style:style style:name="Default_20__2b_linehdr_20__2b_draft" style:display-name="Default +linehdr +draft" style:family="paragraph" style:parent-style-name="Default_20__2b_draft">
      <style:paragraph-properties fo:margin-left="0mm" fo:margin-right="-3mm" fo:margin-top="4mm" fo:margin-bottom="0mm" loext:contextual-spacing="false" fo:text-indent="4.99mm" style:auto-text-indent="false"/>
    </style:style>
    <style:style style:name="Idea_20_Inside" style:display-name="Idea Inside" style:family="paragraph" style:parent-style-name="Standard"/>
    <style:style style:name="Test" style:family="paragraph" style:parent-style-name="Standard" style:master-page-name="">
      <loext:graphic-properties draw:fill="solid" draw:fill-color="#cccccc" draw:opacity="100%"/>
      <style:paragraph-properties style:page-number="auto" fo:background-color="#cccccc"/>
      <style:text-properties fo:font-size="8pt"/>
    </style:style>
    <style:style style:name="PatternName" style:family="paragraph" style:parent-style-name="Standard" style:master-page-name="">
      <style:paragraph-properties fo:margin-top="8.01mm" fo:margin-bottom="0mm" loext:contextual-spacing="false" fo:text-align="center" style:justify-single-word="false" fo:keep-together="always" fo:orphans="0" fo:widows="0" style:page-number="auto" fo:keep-with-next="always"/>
      <style:text-properties fo:font-size="14pt" fo:font-style="normal" fo:font-weight="bold" style:font-size-asian="12pt" style:font-style-asian="normal" style:font-weight-asian="bold" style:font-size-complex="12pt" style:font-style-complex="normal" style:font-weight-complex="bold"/>
    </style:style>
    <style:style style:name="PatternSynopsis" style:family="paragraph" style:parent-style-name="Standard" style:master-page-name="">
      <style:paragraph-properties fo:margin-left="10mm" fo:margin-right="10mm" fo:margin-top="1.99mm" fo:margin-bottom="0mm" loext:contextual-spacing="false" fo:line-height="100%" fo:keep-together="always" fo:orphans="0" fo:widows="0" fo:text-indent="0mm" style:auto-text-indent="false" style:page-number="auto" fo:keep-with-next="always"/>
      <style:text-properties fo:font-size="10pt"/>
    </style:style>
    <style:style style:name="PatternBody_20__2b_linehdr" style:display-name="PatternBody +linehdr" style:family="paragraph" style:parent-style-name="Standard" style:next-style-name="PatternBody">
      <style:paragraph-properties fo:margin-left="10mm" fo:margin-right="0mm" fo:margin-top="4mm" fo:margin-bottom="0mm" loext:contextual-spacing="false" fo:text-indent="-10mm" style:auto-text-indent="false">
        <style:tab-stops/>
      </style:paragraph-properties>
    </style:style>
    <style:style style:name="PatternBody" style:family="paragraph" style:parent-style-name="PatternBody_20__2b_linehdr">
      <style:paragraph-properties fo:margin-left="10mm" fo:margin-right="0mm" fo:margin-top="1.99mm" fo:margin-bottom="0mm" loext:contextual-spacing="false" fo:text-indent="0mm" style:auto-text-indent="false"/>
    </style:style>
    <style:style style:name="Glossary_20_Term" style:display-name="Glossary Term" style:family="paragraph" style:parent-style-name="Definition_20_Term" style:next-style-name="Glossary_20_Description" style:default-outline-level="10"/>
    <style:style style:name="Glossary_20_Description" style:display-name="Glossary Description" style:family="paragraph" style:parent-style-name="Definition_20_Description"/>
    <style:style style:name="Glossary_20_Term_20_Index" style:display-name="Glossary Term Index" style:family="paragraph" style:parent-style-name="Contents_20_1">
      <style:paragraph-properties fo:margin-left="0mm" fo:margin-right="0mm" fo:text-indent="0mm" style:auto-text-indent="false">
        <style:tab-stops>
          <style:tab-stop style:position="0mm"/>
          <style:tab-stop style:position="177.01mm" style:type="right" style:leader-style="dotted" style:leader-text="."/>
        </style:tab-stops>
      </style:paragraph-properties>
      <style:text-properties fo:font-size="11pt"/>
    </style:style>
    <style:style style:name="Object_20_title_20_index" style:display-name="Object title index" style:family="paragraph" style:parent-style-name="User_20_Index_20_1">
      <style:paragraph-properties fo:margin-left="30mm" fo:margin-right="24.99mm" fo:text-indent="-4.99mm" style:auto-text-indent="false">
        <style:tab-stops>
          <style:tab-stop style:position="170mm" style:type="right" style:leader-style="dotted" style:leader-text="."/>
        </style:tab-stops>
      </style:paragraph-properties>
      <style:text-properties fo:font-size="10pt"/>
    </style:style>
    <style:style style:name="Idea_20_Outside" style:display-name="Idea Outside" style:family="paragraph" style:parent-style-name="Standard" style:class="text">
      <style:text-properties fo:color="#808080"/>
    </style:style>
    <style:style style:name="Document_20_Link_20_Flag_20_New" style:display-name="Document Link Flag New" style:family="paragraph" style:parent-style-name="Footnote"/>
    <style:style style:name="Bibliography_20_bookmarks" style:display-name="Bibliography bookmarks" style:family="paragraph" style:parent-style-name="Standard">
      <style:paragraph-properties fo:margin-top="0mm" fo:margin-bottom="0mm" loext:contextual-spacing="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RescueSection_20_1-Expertise" style:display-name="RescueSection 1-Expertise" style:family="paragraph" style:parent-style-name="Text_20_body"/>
    <style:style style:name="RescueSection_20_2-Dangers" style:display-name="RescueSection 2-Dangers" style:family="paragraph" style:parent-style-name="Text_20_body"/>
    <style:style style:name="RescueSection_20_3-Testing" style:display-name="RescueSection 3-Testing" style:family="paragraph" style:parent-style-name="Text_20_body"/>
    <style:style style:name="RescueSection_20_4-Details" style:display-name="RescueSection 4-Details" style:family="paragraph" style:parent-style-name="Text_20_body"/>
    <style:style style:name="OFF_20_Cats" style:display-name="OFF Cats" style:family="paragraph" style:parent-style-name="Text_20_body" style:master-page-name="">
      <loext:graphic-properties draw:fill="solid" draw:fill-color="#cccccc"/>
      <style:paragraph-properties fo:margin-left="0mm" fo:margin-right="130mm" fo:text-indent="0mm" style:auto-text-indent="false" style:page-number="auto" fo:background-color="#cccccc" fo:padding="2.5mm" fo:border="0.06pt solid #000000"/>
    </style:style>
    <style:style style:name="Footnote_20_Symbol" style:display-name="Footnote Symbol" style:family="text">
      <style:text-properties style:text-position="super 58%"/>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2a6099"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text-underline-style="none" style:font-style-asian="oblique"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Sans Typewriter1" fo:font-family="'Lucida Sans Typewriter'" style:font-style-name="Regular" style:font-pitch="fixed" fo:font-size="11pt"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ucida Sans Typewriter1" fo:font-family="'Lucida Sans Typewriter'" style:font-style-name="Regular" style:font-pitch="fixed" fo:font-size="10pt"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PhysicalPageOffset" style:family="text" style:parent-style-name="DefaultUserTpl">
      <style:text-properties style:use-window-font-color="true" style:text-position="sub 58%" fo:font-size="10.5pt" fo:language="de" fo:country="A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ibEntryTitle" style:family="text" style:parent-style-name="DefaultUserTpl">
      <style:text-properties fo:language="en" fo:country="US" fo:font-style="normal" style:text-underline-style="solid" style:text-underline-width="auto" style:text-underline-color="#c0c0c0" fo:background-color="transparent"/>
    </style:style>
    <style:style style:name="BibEntryShortname" style:family="text" style:parent-style-name="DefaultUserTpl">
      <style:text-properties fo:font-weight="bold"/>
    </style:style>
    <style:style style:name="Line_20_Header" style:display-name="Line Header" style:family="text" style:parent-style-name="DefaultUserTpl">
      <style:text-properties fo:font-weight="bold"/>
    </style:style>
    <style:style style:name="Content_20_Chapter_20_Number" style:display-name="Content Chapter Number" style:family="text" style:parent-style-name="DefaultUserTpl">
      <style:text-properties style:use-window-font-color="true" fo:font-weight="bold" fo:background-color="transparent"/>
    </style:style>
    <style:style style:name="Object_20_title_20_header" style:display-name="Object title header" style:family="text" style:parent-style-name="DefaultUserTpl">
      <style:text-properties style:use-window-font-color="true" fo:font-size="10pt" fo:language="en" fo:country="US" fo:font-style="normal" fo:font-weight="bold" style:font-name-asian="Times New Roman" style:font-family-asian="'Times New Roman'" style:font-family-generic-asian="roman" style:font-pitch-asian="variable" style:font-size-asian="10pt" style:font-style-asian="italic" style:font-weight-asian="bold" style:font-name-complex="Tahoma1" style:font-family-complex="Tahoma, Lucidasans, 'Lucida Sans', 'Arial Unicode MS'" style:font-size-complex="10pt" style:language-complex="ar" style:country-complex="SA" style:font-style-complex="italic" style:font-weight-complex="bol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b" style:display-name="bibus_index_baseb" style:family="text" style:parent-style-name="bibus_5f_index_5f_base">
      <style:text-properties style:text-position="0% 100%" fo:font-weight="bold"/>
    </style:style>
    <style:style style:name="bibus_5f_index_5f_basei" style:display-name="bibus_index_basei" style:family="text" style:parent-style-name="bibus_5f_index_5f_base">
      <style:text-properties style:text-position="0% 100%" fo:font-style="italic"/>
    </style:style>
    <style:style style:name="Line_20_Header_20_Source_20_Text" style:display-name="Line Header Source Text" style:family="text" style:parent-style-name="Line_20_Header">
      <style:text-properties style:use-window-font-color="true" style:font-name="Lucida Sans Typewriter2" fo:font-family="'Lucida Sans Typewriter'" style:font-style-name="Bold" style:font-family-generic="modern" style:font-pitch="fixed" fo:font-size="11pt" fo:language="en" fo:country="US"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_20_Chapter_20_Title_20_1" style:display-name="Content Chapter Title 1" style:family="text" style:parent-style-name="Content_20_Chapter_20_Number">
      <style:text-properties style:use-window-font-color="true" style:font-name="Lucida Sans5" fo:font-family="'Lucida Sans'" style:font-style-name="Regular" style:font-pitch="variable" fo:font-size="11pt" fo:language="en" fo:country="US" style:text-underline-style="none"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_20_Internet_20_Link" style:display-name="Content Internet Link" style:family="text">
      <style:text-properties style:use-window-font-color="true" style:font-name="Lucida Sans5" fo:font-family="'Lucida Sans'" style:font-style-name="Regular" style:font-pitch="variable" fo:font-size="11pt" fo:language="en" fo:country="US"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nternet_20_Link_20_Flag" style:display-name="Internet Link Flag" style:family="text" style:parent-style-name="DefaultUserTpl">
      <style:text-properties fo:color="#b3b3b3" style:font-name="Lucida Sans5" fo:font-family="'Lucida Sans'" style:font-style-name="Regular" style:font-pitch="variable" fo:font-size="11pt" fo:language="en" fo:country="US" style:text-underline-style="none" fo:font-weight="bold"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nternet_20_Link_20_Flag_20_Todo" style:display-name="Internet Link Flag Todo" style:family="text" style:parent-style-name="Internet_20_Link_20_Flag">
      <style:text-properties fo:color="#0000ff" style:font-name="Lucida Sans5" fo:font-family="'Lucida Sans'" style:font-style-name="Regular" style:font-pitch="variable" fo:font-size="8pt" fo:language="en" fo:country="US" style:text-underline-style="none" fo:font-weight="bold" fo:background-color="transparen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Internet_20_Link_20_Todo" style:display-name="Internet Link Todo" style:family="text">
      <style:text-properties fo:color="#ff0000" fo:font-size="8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Glossary_20_Link" style:display-name="Glossary Link" style:family="text">
      <style:text-properties style:use-window-font-color="true" style:text-position="super 58%" fo:font-size="11pt" fo:language="en" fo:country="US" style:text-underline-style="none"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odo_20_Supervisor" style:display-name="Todo Supervisor" style:family="text" style:parent-style-name="Todo">
      <style:text-properties style:use-window-font-color="true" style:font-name="Futura Lt BT" fo:font-family="'Futura Lt BT'" style:font-family-generic="swiss" style:font-pitch="variable" fo:font-size="11pt" fo:language="de" fo:country="AT" style:text-underline-style="none" fo:background-color="#ff6633"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Deemphasis" style:family="text" style:parent-style-name="DefaultUserTpl">
      <style:text-properties fo:color="#4c4c4c" fo:font-size="10pt" fo:font-style="italic"/>
    </style:style>
    <style:style style:name="DefaultUserTpl" style:family="text"/>
    <style:style style:name="Todo" style:family="text" style:parent-style-name="DefaultUserTpl">
      <style:text-properties style:text-position="0% 100%" fo:font-size="10pt" fo:background-color="#ff9966"/>
    </style:style>
    <style:style style:name="Content_20_Chapter_20_Title_20_2" style:display-name="Content Chapter Title 2" style:family="text" style:parent-style-name="DefaultUserTpl">
      <style:text-properties fo:font-size="10pt" fo:background-color="transparent"/>
    </style:style>
    <style:style style:name="Object_20_title_20_index_20_page_20_number" style:display-name="Object title index page number" style:family="text" style:parent-style-name="DefaultUserTpl">
      <style:text-properties fo:font-size="11pt" fo:font-weight="bold"/>
    </style:style>
    <style:style style:name="Lowercased_20_Reference" style:display-name="Lowercased Reference" style:family="text" style:parent-style-name="DefaultUserTpl">
      <style:text-properties fo:text-transform="lowercase"/>
    </style:style>
    <style:style style:name="Document_20_Link_20_Flag" style:display-name="Document Link Flag" style:family="text">
      <style:text-properties fo:color="#b3b3b3" style:font-name="Lucida Sans6" fo:font-family="'Lucida Sans'" style:font-style-name="Regular" style:font-family-generic="swiss" style:font-pitch="variable" fo:font-style="normal" fo:font-weight="normal"/>
    </style:style>
    <style:style style:name="Document_20_Link_20_Flag_20_Raised" style:display-name="Document Link Flag Raised" style:family="text" style:parent-style-name="Document_20_Link_20_Flag">
      <style:text-properties style:text-position="super 58%" style:font-name="Lucida Sans6" fo:font-family="'Lucida Sans'" style:font-style-name="Regular" style:font-family-generic="swiss" style:font-pitch="variable" fo:font-weight="normal"/>
    </style:style>
    <style:style style:name="bibus_5f_index_5f_bases" style:display-name="bibus_index_bases" style:family="text" style:parent-style-name="bibus_5f_index_5f_base">
      <style:text-properties fo:font-variant="small-caps" style:text-position="0% 100%"/>
    </style:style>
    <style:style style:name="Frame" style:family="graphic">
      <style:graphic-properties svg:width="155.01mm" style:rel-width="100%" fo:min-height="20mm" text:anchor-type="paragraph" svg:x="0mm" svg:y="0mm" fo:margin-left="7mm" fo:margin-right="7mm" fo:margin-top="7mm" fo:margin-bottom="7mm" style:wrap="none" style:vertical-pos="from-top" style:vertical-rel="paragraph-content" style:horizontal-pos="center" style:horizontal-rel="paragraph-content" fo:background-color="#ffffff" style:background-transparency="0%" draw:fill="solid" draw:fill-color="#ffffff" draw:opacity="100%" fo:padding="7mm" fo:border="0.06pt solid #000000" style:shadow="none" draw:shadow-opacity="100%" style:flow-with-text="false" loext:rel-width-rel="paragraph">
        <style:columns fo:column-count="1" fo:column-gap="0mm"/>
      </style:graphic-properties>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style:shadow="none" draw:shadow-opacity="100%">
        <style:columns fo:column-count="1" fo:column-gap="0mm"/>
      </style:graphic-properties>
    </style:style>
    <style:style style:name="OFF_20_Cat_20_Marker" style:display-name="OFF Cat Marker" style:family="graphic" style:parent-style-name="Graphics">
      <style:graphic-properties svg:width="6mm" svg:height="6mm" svg:x="0mm" svg:y="-1.01mm" fo:margin-left="0mm" fo:margin-right="1.99mm" style:wrap="right" style:number-wrapped-paragraphs="no-limit" style:wrap-contour="false" style:vertical-pos="from-top" style:vertical-rel="paragraph-content" style:horizontal-pos="left" style:horizontal-rel="paragraph-content">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OFF_20_Cat_20_Frame" style:display-name="OFF Cat Frame" style:family="graphic" style:parent-style-name="Frame">
      <style:graphic-properties svg:width="134.23mm" style:rel-width="50%" fo:min-height="14.45mm" svg:x="0mm" fo:margin-left="0mm" fo:margin-right="1.99mm" fo:margin-top="1.99mm" fo:margin-bottom="1.99mm" style:horizontal-pos="left" style:horizontal-rel="paragraph-content" fo:background-color="#cccccc" style:background-transparency="0%" draw:fill="solid" draw:fill-color="#cccccc" draw:opacity="100%" fo:padding="1.99mm" fo:border="0.06pt solid #000000" loext:rel-width-rel="paragraph"/>
    </style:style>
    <text:outline-style style:name="Outline">
      <text:outline-level-style text:level="1" text:style-name="Numbering_20_Symbols" style:num-suffix=" " style:num-format="1">
        <style:list-level-properties text:min-label-distance="2.5mm"/>
      </text:outline-level-style>
      <text:outline-level-style text:level="2" style:num-suffix=" " style:num-format="1" text:display-levels="2">
        <style:list-level-properties text:min-label-distance="2.5mm"/>
      </text:outline-level-style>
      <text:outline-level-style text:level="3" style:num-suffix=" " style:num-format="1" text:display-levels="3">
        <style:list-level-properties text:min-label-distance="2.5mm"/>
      </text:outline-level-style>
      <text:outline-level-style text:level="4" style:num-suffix=" " style:num-format="">
        <style:list-level-properties text:min-label-distance="2.5mm"/>
      </text:outline-level-style>
      <text:outline-level-style text:level="5" style:num-suffix=" " style:num-format="">
        <style:list-level-properties text:min-label-distance="2.5mm"/>
      </text:outline-level-style>
      <text:outline-level-style text:level="6" style:num-suffix=" " style:num-format="">
        <style:list-level-properties text:min-label-distance="2.5mm"/>
      </text:outline-level-style>
      <text:outline-level-style text:level="7" style:num-suffix=" " style:num-format="">
        <style:list-level-properties text:min-label-distance="2.5mm"/>
      </text:outline-level-style>
      <text:outline-level-style text:level="8" style:num-suffix=" " style:num-format="">
        <style:list-level-properties text:min-label-distance="2.5mm"/>
      </text:outline-level-style>
      <text:outline-level-style text:level="9" style:num-suffix=" " style:num-format="">
        <style:list-level-properties text:min-label-distance="2.5mm"/>
      </text:outline-level-style>
      <text:outline-level-style text:level="10" style:num-suffix=" " style:num-format="">
        <style:list-level-properties text:min-label-distance="2.5mm"/>
      </text:outline-level-style>
    </text:outline-style>
    <text:list-style style:name="List_20_1" style:display-name="List 1">
      <text:list-level-style-bullet text:level="1" text:style-name="Bullet_20_Symbols" text:bullet-char="•">
        <style:list-level-properties text:space-before="33.11mm" text:min-label-width="4.99mm"/>
        <style:text-properties style:font-name="OpenSymbol"/>
      </text:list-level-style-bullet>
      <text:list-level-style-bullet text:level="2" text:style-name="Bullet_20_Symbols" text:bullet-char="□">
        <style:list-level-properties text:space-before="43.11mm" text:min-label-width="4.99mm"/>
        <style:text-properties style:font-name="Lucida Sans7"/>
      </text:list-level-style-bullet>
      <text:list-level-style-bullet text:level="3" text:style-name="Bullet_20_Symbols" text:bullet-char="◆">
        <style:list-level-properties text:space-before="53.11mm" text:min-label-width="4.99mm"/>
        <style:text-properties style:font-name="Lucida Sans7"/>
      </text:list-level-style-bullet>
      <text:list-level-style-bullet text:level="4" text:style-name="Bullet_20_Symbols" text:bullet-char="◊">
        <style:list-level-properties text:space-before="63.11mm" text:min-label-width="4.99mm"/>
        <style:text-properties style:font-name="Lucida Sans7"/>
      </text:list-level-style-bullet>
      <text:list-level-style-bullet text:level="5" text:style-name="Bullet_20_Symbols" text:bullet-char="✦">
        <style:list-level-properties text:space-before="73.12mm" text:min-label-width="4.99mm"/>
        <style:text-properties style:font-name="Lucida Sans7"/>
      </text:list-level-style-bullet>
      <text:list-level-style-bullet text:level="6" text:style-name="Bullet_20_Symbols" text:bullet-char="✧">
        <style:list-level-properties text:space-before="83.12mm" text:min-label-width="4.99mm"/>
        <style:text-properties style:font-name="Lucida Sans7"/>
      </text:list-level-style-bullet>
      <text:list-level-style-bullet text:level="7" text:style-name="Bullet_20_Symbols" text:bullet-char="▪">
        <style:list-level-properties text:space-before="93.12mm" text:min-label-width="4.99mm"/>
        <style:text-properties style:font-name="Lucida Sans7"/>
      </text:list-level-style-bullet>
      <text:list-level-style-bullet text:level="8" text:style-name="Bullet_20_Symbols" text:bullet-char="▫">
        <style:list-level-properties text:space-before="103.12mm" text:min-label-width="4.99mm"/>
        <style:text-properties style:font-name="Lucida Sans7"/>
      </text:list-level-style-bullet>
      <text:list-level-style-bullet text:level="9" text:style-name="Bullet_20_Symbols" text:bullet-char="→">
        <style:list-level-properties text:space-before="113.12mm" text:min-label-width="4.99mm"/>
        <style:text-properties style:font-name="Lucida Sans7"/>
      </text:list-level-style-bullet>
      <text:list-level-style-bullet text:level="10" text:style-name="Bullet_20_Symbols" text:bullet-char="⇢">
        <style:list-level-properties text:space-before="123.12mm" text:min-label-width="4.99mm"/>
        <style:text-properties style:font-name="Lucida Sans7"/>
      </text:list-level-style-bullet>
    </text:list-style>
    <text:list-style style:name="List_20_2" style:display-name="List 2">
      <text:list-level-style-bullet text:level="1" text:style-name="Numbering_20_Symbols" text:bullet-char="–">
        <style:list-level-properties text:space-before="16.7mm" text:min-label-width="3mm"/>
        <style:text-properties style:font-name="StarSymbol"/>
      </text:list-level-style-bullet>
      <text:list-level-style-bullet text:level="2" text:style-name="Numbering_20_Symbols" text:bullet-char="–">
        <style:list-level-properties text:space-before="20.71mm" text:min-label-width="3mm"/>
        <style:text-properties style:font-name="StarSymbol"/>
      </text:list-level-style-bullet>
      <text:list-level-style-bullet text:level="3" text:style-name="Numbering_20_Symbols" text:bullet-char="–">
        <style:list-level-properties text:space-before="24.71mm" text:min-label-width="3mm"/>
        <style:text-properties style:font-name="StarSymbol"/>
      </text:list-level-style-bullet>
      <text:list-level-style-bullet text:level="4" text:style-name="Numbering_20_Symbols" text:bullet-char="–">
        <style:list-level-properties text:space-before="28.71mm" text:min-label-width="3mm"/>
        <style:text-properties style:font-name="StarSymbol"/>
      </text:list-level-style-bullet>
      <text:list-level-style-bullet text:level="5" text:style-name="Numbering_20_Symbols" text:bullet-char="–">
        <style:list-level-properties text:space-before="32.72mm" text:min-label-width="3mm"/>
        <style:text-properties style:font-name="StarSymbol"/>
      </text:list-level-style-bullet>
      <text:list-level-style-bullet text:level="6" text:style-name="Numbering_20_Symbols" text:bullet-char="–">
        <style:list-level-properties text:space-before="36.72mm" text:min-label-width="3mm"/>
        <style:text-properties style:font-name="StarSymbol"/>
      </text:list-level-style-bullet>
      <text:list-level-style-bullet text:level="7" text:style-name="Numbering_20_Symbols" text:bullet-char="–">
        <style:list-level-properties text:space-before="40.73mm" text:min-label-width="3mm"/>
        <style:text-properties style:font-name="StarSymbol"/>
      </text:list-level-style-bullet>
      <text:list-level-style-bullet text:level="8" text:style-name="Numbering_20_Symbols" text:bullet-char="–">
        <style:list-level-properties text:space-before="44.73mm" text:min-label-width="3mm"/>
        <style:text-properties style:font-name="StarSymbol"/>
      </text:list-level-style-bullet>
      <text:list-level-style-bullet text:level="9" text:style-name="Numbering_20_Symbols" text:bullet-char="–">
        <style:list-level-properties text:space-before="48.73mm" text:min-label-width="3mm"/>
        <style:text-properties style:font-name="StarSymbol"/>
      </text:list-level-style-bullet>
      <text:list-level-style-bullet text:level="10" text:style-name="Numbering_20_Symbols" text:bullet-char="–">
        <style:list-level-properties text:space-before="52.74mm" text:min-label-width="3mm"/>
        <style:text-properties style:font-name="StarSymbol"/>
      </text:list-level-style-bullet>
    </text:list-style>
    <text:list-style style:name="List_20_3" style:display-name="List 3">
      <text:list-level-style-bullet text:level="1" text:style-name="Numbering_20_Symbols" text:bullet-char="☑">
        <style:list-level-properties text:space-before="4.01mm" text:min-label-width="3.95mm"/>
        <style:text-properties style:font-name="StarSymbol"/>
      </text:list-level-style-bullet>
      <text:list-level-style-bullet text:level="2" text:style-name="Numbering_20_Symbols" text:bullet-char="□">
        <style:list-level-properties text:space-before="8.01mm" text:min-label-width="3.95mm"/>
        <style:text-properties style:font-name="StarSymbol"/>
      </text:list-level-style-bullet>
      <text:list-level-style-bullet text:level="3" text:style-name="Numbering_20_Symbols" text:bullet-char="☑">
        <style:list-level-properties text:space-before="12.01mm" text:min-label-width="3.95mm"/>
        <style:text-properties style:font-name="StarSymbol"/>
      </text:list-level-style-bullet>
      <text:list-level-style-bullet text:level="4" text:style-name="Numbering_20_Symbols" text:bullet-char="□">
        <style:list-level-properties text:space-before="16.02mm" text:min-label-width="3.95mm"/>
        <style:text-properties style:font-name="StarSymbol"/>
      </text:list-level-style-bullet>
      <text:list-level-style-bullet text:level="5" text:style-name="Numbering_20_Symbols" text:bullet-char="☑">
        <style:list-level-properties text:space-before="20.02mm" text:min-label-width="3.95mm"/>
        <style:text-properties style:font-name="StarSymbol"/>
      </text:list-level-style-bullet>
      <text:list-level-style-bullet text:level="6" text:style-name="Numbering_20_Symbols" text:bullet-char="□">
        <style:list-level-properties text:space-before="24.03mm" text:min-label-width="3.95mm"/>
        <style:text-properties style:font-name="StarSymbol"/>
      </text:list-level-style-bullet>
      <text:list-level-style-bullet text:level="7" text:style-name="Numbering_20_Symbols" text:bullet-char="☑">
        <style:list-level-properties text:space-before="28.03mm" text:min-label-width="3.95mm"/>
        <style:text-properties style:font-name="StarSymbol"/>
      </text:list-level-style-bullet>
      <text:list-level-style-bullet text:level="8" text:style-name="Numbering_20_Symbols" text:bullet-char="□">
        <style:list-level-properties text:space-before="32.03mm" text:min-label-width="3.95mm"/>
        <style:text-properties style:font-name="StarSymbol"/>
      </text:list-level-style-bullet>
      <text:list-level-style-bullet text:level="9" text:style-name="Numbering_20_Symbols" text:bullet-char="☑">
        <style:list-level-properties text:space-before="36.04mm" text:min-label-width="3.95mm"/>
        <style:text-properties style:font-name="StarSymbol"/>
      </text:list-level-style-bullet>
      <text:list-level-style-bullet text:level="10" text:style-name="Numbering_20_Symbols" text:bullet-char="□">
        <style:list-level-properties text:space-before="40.04mm" text:min-label-width="3.95mm"/>
        <style:text-properties style:font-name="StarSymbol"/>
      </text:list-level-style-bullet>
    </text:list-style>
    <text:list-style style:name="List_20_4" style:display-name="List 4">
      <text:list-level-style-bullet text:level="1" text:style-name="Numbering_20_Symbols" text:bullet-char="➢">
        <style:list-level-properties text:space-before="4.01mm" text:min-label-width="4mm"/>
        <style:text-properties style:font-name="StarSymbol"/>
      </text:list-level-style-bullet>
      <text:list-level-style-bullet text:level="2" text:style-name="Numbering_20_Symbols" text:bullet-char="">
        <style:list-level-properties text:space-before="8.01mm" text:min-label-width="4mm"/>
        <style:text-properties style:font-name="StarSymbol"/>
      </text:list-level-style-bullet>
      <text:list-level-style-bullet text:level="3" text:style-name="Numbering_20_Symbols" text:bullet-char="">
        <style:list-level-properties text:space-before="12.02mm" text:min-label-width="4mm"/>
        <style:text-properties style:font-name="StarSymbol"/>
      </text:list-level-style-bullet>
      <text:list-level-style-bullet text:level="4" text:style-name="Numbering_20_Symbols" text:bullet-char="">
        <style:list-level-properties text:space-before="16.02mm" text:min-label-width="4mm"/>
        <style:text-properties style:font-name="StarSymbol"/>
      </text:list-level-style-bullet>
      <text:list-level-style-bullet text:level="5" text:style-name="Numbering_20_Symbols" text:bullet-char="">
        <style:list-level-properties text:space-before="20.02mm" text:min-label-width="4mm"/>
        <style:text-properties style:font-name="StarSymbol"/>
      </text:list-level-style-bullet>
      <text:list-level-style-bullet text:level="6" text:style-name="Numbering_20_Symbols" text:bullet-char="">
        <style:list-level-properties text:space-before="24.03mm" text:min-label-width="4mm"/>
        <style:text-properties style:font-name="StarSymbol"/>
      </text:list-level-style-bullet>
      <text:list-level-style-bullet text:level="7" text:style-name="Numbering_20_Symbols" text:bullet-char="">
        <style:list-level-properties text:space-before="28.03mm" text:min-label-width="4mm"/>
        <style:text-properties style:font-name="StarSymbol"/>
      </text:list-level-style-bullet>
      <text:list-level-style-bullet text:level="8" text:style-name="Numbering_20_Symbols" text:bullet-char="">
        <style:list-level-properties text:space-before="32.04mm" text:min-label-width="4mm"/>
        <style:text-properties style:font-name="StarSymbol"/>
      </text:list-level-style-bullet>
      <text:list-level-style-bullet text:level="9" text:style-name="Numbering_20_Symbols" text:bullet-char="">
        <style:list-level-properties text:space-before="36.04mm" text:min-label-width="4mm"/>
        <style:text-properties style:font-name="StarSymbol"/>
      </text:list-level-style-bullet>
      <text:list-level-style-bullet text:level="10" text:style-name="Numbering_20_Symbols" text:bullet-char="">
        <style:list-level-properties text:space-before="40.04mm" text:min-label-width="4mm"/>
        <style:text-properties style:font-name="StarSymbol"/>
      </text:list-level-style-bullet>
    </text:list-style>
    <text:list-style style:name="List_20_5" style:display-name="List 5">
      <text:list-level-style-bullet text:level="1" text:style-name="Numbering_20_Symbols" text:bullet-char="✗">
        <style:list-level-properties text:space-before="4.01mm" text:min-label-width="4mm"/>
        <style:text-properties style:font-name="StarSymbol"/>
      </text:list-level-style-bullet>
      <text:list-level-style-bullet text:level="2" text:style-name="Numbering_20_Symbols" text:bullet-char="✗">
        <style:list-level-properties text:space-before="8.01mm" text:min-label-width="4mm"/>
        <style:text-properties style:font-name="StarSymbol"/>
      </text:list-level-style-bullet>
      <text:list-level-style-bullet text:level="3" text:style-name="Numbering_20_Symbols" text:bullet-char="✗">
        <style:list-level-properties text:space-before="12.02mm" text:min-label-width="4mm"/>
        <style:text-properties style:font-name="StarSymbol"/>
      </text:list-level-style-bullet>
      <text:list-level-style-bullet text:level="4" text:style-name="Numbering_20_Symbols" text:bullet-char="✗">
        <style:list-level-properties text:space-before="16.02mm" text:min-label-width="4mm"/>
        <style:text-properties style:font-name="StarSymbol"/>
      </text:list-level-style-bullet>
      <text:list-level-style-bullet text:level="5" text:style-name="Numbering_20_Symbols" text:bullet-char="✗">
        <style:list-level-properties text:space-before="20.02mm" text:min-label-width="4mm"/>
        <style:text-properties style:font-name="StarSymbol"/>
      </text:list-level-style-bullet>
      <text:list-level-style-bullet text:level="6" text:style-name="Numbering_20_Symbols" text:bullet-char="✗">
        <style:list-level-properties text:space-before="24.03mm" text:min-label-width="4mm"/>
        <style:text-properties style:font-name="StarSymbol"/>
      </text:list-level-style-bullet>
      <text:list-level-style-bullet text:level="7" text:style-name="Numbering_20_Symbols" text:bullet-char="✗">
        <style:list-level-properties text:space-before="28.03mm" text:min-label-width="4mm"/>
        <style:text-properties style:font-name="StarSymbol"/>
      </text:list-level-style-bullet>
      <text:list-level-style-bullet text:level="8" text:style-name="Numbering_20_Symbols" text:bullet-char="✗">
        <style:list-level-properties text:space-before="32.04mm" text:min-label-width="4mm"/>
        <style:text-properties style:font-name="StarSymbol"/>
      </text:list-level-style-bullet>
      <text:list-level-style-bullet text:level="9" text:style-name="Numbering_20_Symbols" text:bullet-char="✗">
        <style:list-level-properties text:space-before="36.04mm" text:min-label-width="4mm"/>
        <style:text-properties style:font-name="StarSymbol"/>
      </text:list-level-style-bullet>
      <text:list-level-style-bullet text:level="10" text:style-name="Numbering_20_Symbols" text:bullet-char="✗">
        <style:list-level-properties text:space-before="40.04mm" text:min-label-width="4m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space-before="10mm" text:min-label-width="6.51mm"/>
      </text:list-level-style-number>
      <text:list-level-style-number text:level="2" text:style-name="Numbering_20_Symbols" style:num-suffix="." style:num-format="1">
        <style:list-level-properties text:space-before="20mm" text:min-label-width="6.51mm"/>
      </text:list-level-style-number>
      <text:list-level-style-number text:level="3" text:style-name="Numbering_20_Symbols" style:num-suffix="." style:num-format="1">
        <style:list-level-properties text:space-before="30mm" text:min-label-width="6.51mm"/>
      </text:list-level-style-number>
      <text:list-level-style-number text:level="4" text:style-name="Numbering_20_Symbols" style:num-suffix="." style:num-format="1">
        <style:list-level-properties text:space-before="40mm" text:min-label-width="6.51mm"/>
      </text:list-level-style-number>
      <text:list-level-style-number text:level="5" text:style-name="Numbering_20_Symbols" style:num-suffix="." style:num-format="1">
        <style:list-level-properties text:space-before="50.01mm" text:min-label-width="6.51mm"/>
      </text:list-level-style-number>
      <text:list-level-style-number text:level="6" text:style-name="Numbering_20_Symbols" style:num-suffix="." style:num-format="1">
        <style:list-level-properties text:space-before="60.01mm" text:min-label-width="6.51mm"/>
      </text:list-level-style-number>
      <text:list-level-style-number text:level="7" text:style-name="Numbering_20_Symbols" style:num-suffix="." style:num-format="1">
        <style:list-level-properties text:space-before="70.01mm" text:min-label-width="6.51mm"/>
      </text:list-level-style-number>
      <text:list-level-style-number text:level="8" text:style-name="Numbering_20_Symbols" style:num-suffix="." style:num-format="1">
        <style:list-level-properties text:space-before="80.01mm" text:min-label-width="6.51mm"/>
      </text:list-level-style-number>
      <text:list-level-style-number text:level="9" text:style-name="Numbering_20_Symbols" style:num-suffix="." style:num-format="1">
        <style:list-level-properties text:space-before="90.01mm" text:min-label-width="6.51mm"/>
      </text:list-level-style-number>
      <text:list-level-style-number text:level="10" text:style-name="Numbering_20_Symbols" style:num-suffix="." style:num-format="1">
        <style:list-level-properties text:space-before="100.01mm" text:min-label-width="6.51mm"/>
      </text:list-level-style-number>
    </text:list-style>
    <text:list-style style:name="Numbering_20_2" style:display-name="Numbering 2">
      <text:list-level-style-number text:level="1" text:style-name="Numbering_20_Symbols" style:num-format="1">
        <style:list-level-properties text:space-before="4.01mm" text:min-label-width="4.99mm"/>
      </text:list-level-style-number>
      <text:list-level-style-number text:level="2" text:style-name="Numbering_20_Symbols" style:num-format="1" text:start-value="2">
        <style:list-level-properties text:space-before="8.01mm" text:min-label-width="4.99mm"/>
      </text:list-level-style-number>
      <text:list-level-style-number text:level="3" text:style-name="Numbering_20_Symbols" style:num-format="1" text:start-value="3">
        <style:list-level-properties text:space-before="12.01mm" text:min-label-width="10mm"/>
      </text:list-level-style-number>
      <text:list-level-style-number text:level="4" text:style-name="Numbering_20_Symbols" style:num-format="1" text:start-value="4">
        <style:list-level-properties text:space-before="16.01mm" text:min-label-width="12.51mm"/>
      </text:list-level-style-number>
      <text:list-level-style-number text:level="5" text:style-name="Numbering_20_Symbols" style:num-format="1" text:start-value="5">
        <style:list-level-properties text:space-before="20.02mm" text:min-label-width="14.99mm"/>
      </text:list-level-style-number>
      <text:list-level-style-number text:level="6" text:style-name="Numbering_20_Symbols" style:num-format="1" text:start-value="6">
        <style:list-level-properties text:space-before="24.02mm" text:min-label-width="18.01mm"/>
      </text:list-level-style-number>
      <text:list-level-style-number text:level="7" text:style-name="Numbering_20_Symbols" style:num-format="1" text:start-value="7">
        <style:list-level-properties text:space-before="28.03mm" text:min-label-width="23mm"/>
      </text:list-level-style-number>
      <text:list-level-style-number text:level="8" text:style-name="Numbering_20_Symbols" style:num-format="1" text:start-value="8">
        <style:list-level-properties text:space-before="32.03mm" text:min-label-width="26mm"/>
      </text:list-level-style-number>
      <text:list-level-style-number text:level="9" text:style-name="Numbering_20_Symbols" style:num-format="1" text:start-value="9">
        <style:list-level-properties text:space-before="36.04mm" text:min-label-width="28.01mm"/>
      </text:list-level-style-number>
      <text:list-level-style-number text:level="10" text:style-name="Numbering_20_Symbols" style:num-format="1" text:start-value="10">
        <style:list-level-properties text:space-before="40.04mm" text:min-label-width="31.01mm"/>
      </text:list-level-style-number>
    </text:list-style>
    <text:list-style style:name="Numbering_20_3" style:display-name="Numbering 3">
      <text:list-level-style-number text:level="1" text:style-name="Numbering_20_Symbols" style:num-format="1">
        <style:list-level-properties text:space-before="4.01mm" text:min-label-width="30mm"/>
      </text:list-level-style-number>
      <text:list-level-style-number text:level="2" text:style-name="Numbering_20_Symbols" style:num-format="1" text:start-value="2">
        <style:list-level-properties text:space-before="8.01mm" text:min-label-width="30mm"/>
      </text:list-level-style-number>
      <text:list-level-style-number text:level="3" text:style-name="Numbering_20_Symbols" style:num-format="1" text:start-value="3">
        <style:list-level-properties text:space-before="12.02mm" text:min-label-width="30mm"/>
      </text:list-level-style-number>
      <text:list-level-style-number text:level="4" text:style-name="Numbering_20_Symbols" style:num-format="1" text:start-value="4">
        <style:list-level-properties text:space-before="16.02mm" text:min-label-width="30mm"/>
      </text:list-level-style-number>
      <text:list-level-style-number text:level="5" text:style-name="Numbering_20_Symbols" style:num-format="1" text:start-value="5">
        <style:list-level-properties text:space-before="20.02mm" text:min-label-width="30mm"/>
      </text:list-level-style-number>
      <text:list-level-style-number text:level="6" text:style-name="Numbering_20_Symbols" style:num-format="1" text:start-value="6">
        <style:list-level-properties text:space-before="24.03mm" text:min-label-width="30mm"/>
      </text:list-level-style-number>
      <text:list-level-style-number text:level="7" text:style-name="Numbering_20_Symbols" style:num-format="1" text:start-value="7">
        <style:list-level-properties text:space-before="28.03mm" text:min-label-width="30mm"/>
      </text:list-level-style-number>
      <text:list-level-style-number text:level="8" text:style-name="Numbering_20_Symbols" style:num-format="1" text:start-value="8">
        <style:list-level-properties text:space-before="32.04mm" text:min-label-width="30mm"/>
      </text:list-level-style-number>
      <text:list-level-style-number text:level="9" text:style-name="Numbering_20_Symbols" style:num-format="1" text:start-value="9">
        <style:list-level-properties text:space-before="36.04mm" text:min-label-width="30mm"/>
      </text:list-level-style-number>
      <text:list-level-style-number text:level="10" text:style-name="Numbering_20_Symbols" style:num-format="1" text:start-value="10">
        <style:list-level-properties text:space-before="40.04mm" text:min-label-width="30mm"/>
      </text:list-level-style-number>
    </text:list-style>
    <text:list-style style:name="Numbering_20_4" style:display-name="Numbering 4">
      <text:list-level-style-number text:level="1" text:style-name="Numbering_20_Symbols" style:num-suffix="." style:num-format="I">
        <style:list-level-properties text:space-before="4.01mm" text:min-label-width="4.99mm"/>
      </text:list-level-style-number>
      <text:list-level-style-number text:level="2" text:style-name="Numbering_20_Symbols" style:num-suffix="." style:num-format="I" text:start-value="2">
        <style:list-level-properties text:space-before="8.01mm" text:min-label-width="4.99mm"/>
      </text:list-level-style-number>
      <text:list-level-style-number text:level="3" text:style-name="Numbering_20_Symbols" style:num-suffix="." style:num-format="I" text:start-value="3">
        <style:list-level-properties text:space-before="12.01mm" text:min-label-width="4.99mm"/>
      </text:list-level-style-number>
      <text:list-level-style-number text:level="4" text:style-name="Numbering_20_Symbols" style:num-suffix="." style:num-format="I" text:start-value="4">
        <style:list-level-properties text:space-before="16.02mm" text:min-label-width="4.99mm"/>
      </text:list-level-style-number>
      <text:list-level-style-number text:level="5" text:style-name="Numbering_20_Symbols" style:num-suffix="." style:num-format="I" text:start-value="5">
        <style:list-level-properties text:space-before="20.02mm" text:min-label-width="4.99mm"/>
      </text:list-level-style-number>
      <text:list-level-style-number text:level="6" text:style-name="Numbering_20_Symbols" style:num-suffix="." style:num-format="I" text:start-value="6">
        <style:list-level-properties text:space-before="24.03mm" text:min-label-width="4.99mm"/>
      </text:list-level-style-number>
      <text:list-level-style-number text:level="7" text:style-name="Numbering_20_Symbols" style:num-suffix="." style:num-format="I" text:start-value="7">
        <style:list-level-properties text:space-before="28.03mm" text:min-label-width="4.99mm"/>
      </text:list-level-style-number>
      <text:list-level-style-number text:level="8" text:style-name="Numbering_20_Symbols" style:num-suffix="." style:num-format="I" text:start-value="8">
        <style:list-level-properties text:space-before="32.03mm" text:min-label-width="4.99mm"/>
      </text:list-level-style-number>
      <text:list-level-style-number text:level="9" text:style-name="Numbering_20_Symbols" style:num-suffix="." style:num-format="I" text:start-value="9">
        <style:list-level-properties text:space-before="36.04mm" text:min-label-width="4.99mm"/>
      </text:list-level-style-number>
      <text:list-level-style-number text:level="10" text:style-name="Numbering_20_Symbols" style:num-suffix="." style:num-format="I" text:start-value="10">
        <style:list-level-properties text:space-before="40.04mm" text:min-label-width="4.99mm"/>
      </text:list-level-style-number>
    </text:list-style>
    <text:list-style style:name="Numbering_20_5" style:display-name="Numbering 5">
      <text:list-level-style-number text:level="1" text:style-name="Numbering_20_Symbols" style:num-suffix="." style:num-format="1">
        <style:list-level-properties text:space-before="4.01mm" text:min-label-width="4mm"/>
      </text:list-level-style-number>
      <text:list-level-style-number text:level="2" text:style-name="Numbering_20_Symbols" style:num-suffix="." style:num-format="1" text:start-value="2" text:display-levels="2">
        <style:list-level-properties text:space-before="8.01mm" text:min-label-width="6.51mm"/>
      </text:list-level-style-number>
      <text:list-level-style-number text:level="3" text:style-name="Numbering_20_Symbols" style:num-suffix=")" style:num-format="a" text:start-value="3">
        <style:list-level-properties text:space-before="12.01mm" text:min-label-width="4.5mm"/>
      </text:list-level-style-number>
      <text:list-level-style-bullet text:level="4" text:style-name="Numbering_20_Symbols" text:bullet-char="•">
        <style:list-level-properties text:space-before="16.02mm" text:min-label-width="3.95mm"/>
        <style:text-properties style:font-name="StarSymbol"/>
      </text:list-level-style-bullet>
      <text:list-level-style-bullet text:level="5" text:style-name="Numbering_20_Symbols" text:bullet-char="•">
        <style:list-level-properties text:space-before="20.02mm" text:min-label-width="3.95mm"/>
        <style:text-properties style:font-name="StarSymbol"/>
      </text:list-level-style-bullet>
      <text:list-level-style-bullet text:level="6" text:style-name="Numbering_20_Symbols" text:bullet-char="•">
        <style:list-level-properties text:space-before="24.03mm" text:min-label-width="3.95mm"/>
        <style:text-properties style:font-name="StarSymbol"/>
      </text:list-level-style-bullet>
      <text:list-level-style-bullet text:level="7" text:style-name="Numbering_20_Symbols" text:bullet-char="•">
        <style:list-level-properties text:space-before="28.03mm" text:min-label-width="3.95mm"/>
        <style:text-properties style:font-name="StarSymbol"/>
      </text:list-level-style-bullet>
      <text:list-level-style-bullet text:level="8" text:style-name="Numbering_20_Symbols" text:bullet-char="•">
        <style:list-level-properties text:space-before="32.03mm" text:min-label-width="3.95mm"/>
        <style:text-properties style:font-name="StarSymbol"/>
      </text:list-level-style-bullet>
      <text:list-level-style-bullet text:level="9" text:style-name="Numbering_20_Symbols" text:bullet-char="•">
        <style:list-level-properties text:space-before="36.04mm" text:min-label-width="3.95mm"/>
        <style:text-properties style:font-name="StarSymbol"/>
      </text:list-level-style-bullet>
      <text:list-level-style-bullet text:level="10" text:style-name="Numbering_20_Symbols" text:bullet-char="•">
        <style:list-level-properties text:space-before="40.04mm" text:min-label-width="3.95mm"/>
        <style:text-properties style:font-name="StarSymbol"/>
      </text:list-level-style-bullet>
    </text:list-style>
    <text:list-style style:name="Outline_20_Numbering_20__28_chapters_29_" style:display-name="Outline Numbering (chapters)">
      <text:list-level-style-number text:level="1" text:style-name="Numbering_20_Symbols" style:num-suffix=" " style:num-format="1">
        <style:list-level-properties text:min-label-width="8.5mm" text:min-label-distance="2.5mm"/>
      </text:list-level-style-number>
      <text:list-level-style-number text:level="2" text:style-name="Numbering_20_Symbols" style:num-suffix=" " style:num-format="1" text:display-levels="2">
        <style:list-level-properties text:min-label-width="13.49mm" text:min-label-distance="2.5mm"/>
      </text:list-level-style-number>
      <text:list-level-style-number text:level="3" text:style-name="Numbering_20_Symbols" style:num-suffix=" " style:num-format="1" text:display-levels="3">
        <style:list-level-properties text:min-label-width="18.5mm" text:min-label-distance="2.5mm"/>
      </text:list-level-style-number>
      <text:list-level-style-number text:level="4" text:style-name="Numbering_20_Symbols" style:num-suffix=" " style:num-format="1" text:display-levels="4">
        <style:list-level-properties text:min-label-width="23.5mm" text:min-label-distance="2.5mm"/>
      </text:list-level-style-number>
      <text:list-level-style-number text:level="5" text:style-name="Numbering_20_Symbols" style:num-suffix=" " style:num-format="1" text:display-levels="5">
        <style:list-level-properties text:min-label-width="23.5mm" text:min-label-distance="2.5mm"/>
      </text:list-level-style-number>
      <text:list-level-style-number text:level="6" text:style-name="Numbering_20_Symbols" style:num-suffix=" " style:num-format="1" text:display-levels="6">
        <style:list-level-properties text:min-label-width="23.5mm" text:min-label-distance="2.5mm"/>
      </text:list-level-style-number>
      <text:list-level-style-number text:level="7" text:style-name="Numbering_20_Symbols" style:num-suffix=" " style:num-format="1" text:display-levels="7">
        <style:list-level-properties text:min-label-width="23.5mm" text:min-label-distance="2.5mm"/>
      </text:list-level-style-number>
      <text:list-level-style-number text:level="8" text:style-name="Numbering_20_Symbols" style:num-suffix=" " style:num-format="1" text:display-levels="8">
        <style:list-level-properties text:min-label-width="23.5mm" text:min-label-distance="2.5mm"/>
      </text:list-level-style-number>
      <text:list-level-style-number text:level="9" text:style-name="Numbering_20_Symbols" style:num-suffix=" " style:num-format="1" text:display-levels="9">
        <style:list-level-properties text:min-label-width="23.5mm" text:min-label-distance="2.5mm"/>
      </text:list-level-style-number>
      <text:list-level-style-number text:level="10" text:style-name="Numbering_20_Symbols" style:num-suffix=" " style:num-format="1" text:display-levels="10">
        <style:list-level-properties text:min-label-width="23.5mm" text:min-label-distance="2.5mm"/>
      </text:list-level-style-number>
    </text:list-style>
    <text:list-style style:name="Outline_20_Numbering_20__28_appendices_29_" style:display-name="Outline Numbering (appendices)">
      <text:list-level-style-number text:level="1" text:style-name="Numbering_20_Symbols" style:num-suffix=" " style:num-format="A">
        <style:list-level-properties text:min-label-width="8.5mm" text:min-label-distance="2.5mm"/>
      </text:list-level-style-number>
      <text:list-level-style-number text:level="2" text:style-name="Numbering_20_Symbols" style:num-suffix=" " style:num-format="1" text:display-levels="2">
        <style:list-level-properties text:min-label-width="13.49mm" text:min-label-distance="2.5mm"/>
      </text:list-level-style-number>
      <text:list-level-style-number text:level="3" text:style-name="Numbering_20_Symbols" style:num-suffix=" " style:num-format="1" text:display-levels="3">
        <style:list-level-properties text:min-label-width="18.5mm" text:min-label-distance="2.5mm"/>
      </text:list-level-style-number>
      <text:list-level-style-number text:level="4" text:style-name="Numbering_20_Symbols" style:num-suffix=" " style:num-format="1" text:display-levels="4">
        <style:list-level-properties text:min-label-width="23.5mm" text:min-label-distance="2.5mm"/>
      </text:list-level-style-number>
      <text:list-level-style-number text:level="5" text:style-name="Numbering_20_Symbols" style:num-suffix=" " style:num-format="1" text:display-levels="5">
        <style:list-level-properties text:min-label-width="23.5mm" text:min-label-distance="2.5mm"/>
      </text:list-level-style-number>
      <text:list-level-style-number text:level="6" text:style-name="Numbering_20_Symbols" style:num-suffix=" " style:num-format="1" text:display-levels="6">
        <style:list-level-properties text:min-label-width="23.5mm" text:min-label-distance="2.5mm"/>
      </text:list-level-style-number>
      <text:list-level-style-number text:level="7" text:style-name="Numbering_20_Symbols" style:num-suffix=" " style:num-format="1" text:display-levels="7">
        <style:list-level-properties text:min-label-width="23.5mm" text:min-label-distance="2.5mm"/>
      </text:list-level-style-number>
      <text:list-level-style-number text:level="8" text:style-name="Numbering_20_Symbols" style:num-suffix=" " style:num-format="1" text:display-levels="8">
        <style:list-level-properties text:min-label-width="23.5mm" text:min-label-distance="2.5mm"/>
      </text:list-level-style-number>
      <text:list-level-style-number text:level="9" text:style-name="Numbering_20_Symbols" style:num-suffix=" " style:num-format="1" text:display-levels="9">
        <style:list-level-properties text:min-label-width="23.5mm" text:min-label-distance="2.5mm"/>
      </text:list-level-style-number>
      <text:list-level-style-number text:level="10" text:style-name="Numbering_20_Symbols" style:num-suffix=" " style:num-format="1" text:display-levels="10">
        <style:list-level-properties text:min-label-width="23.5mm" text:min-label-distance="2.5mm"/>
      </text:list-level-style-number>
    </text:list-style>
    <text:list-style style:name="Outline_20_Numbering_20__28_unnumbered_29_" style:display-name="Outline Numbering (unnumbered)">
      <text:list-level-style-number text:level="1" text:style-name="Numbering_20_Symbols" style:num-format="">
        <style:list-level-properties text:min-label-distance="2.5mm"/>
      </text:list-level-style-number>
      <text:list-level-style-number text:level="2" text:style-name="Numbering_20_Symbols" style:num-format="">
        <style:list-level-properties text:min-label-distance="2.5mm"/>
      </text:list-level-style-number>
      <text:list-level-style-number text:level="3" text:style-name="Numbering_20_Symbols" style:num-format="">
        <style:list-level-properties text:min-label-distance="2.5mm"/>
      </text:list-level-style-number>
      <text:list-level-style-number text:level="4" text:style-name="Numbering_20_Symbols" style:num-format="">
        <style:list-level-properties text:min-label-distance="2.5mm"/>
      </text:list-level-style-number>
      <text:list-level-style-number text:level="5" text:style-name="Numbering_20_Symbols" style:num-format="">
        <style:list-level-properties text:min-label-distance="2.5mm"/>
      </text:list-level-style-number>
      <text:list-level-style-number text:level="6" text:style-name="Numbering_20_Symbols" style:num-format="">
        <style:list-level-properties text:min-label-distance="2.5mm"/>
      </text:list-level-style-number>
      <text:list-level-style-number text:level="7" text:style-name="Numbering_20_Symbols" style:num-format="">
        <style:list-level-properties text:min-label-distance="2.5mm"/>
      </text:list-level-style-number>
      <text:list-level-style-number text:level="8" text:style-name="Numbering_20_Symbols" style:num-format="">
        <style:list-level-properties text:min-label-distance="2.5mm"/>
      </text:list-level-style-number>
      <text:list-level-style-number text:level="9" text:style-name="Numbering_20_Symbols" style:num-format="">
        <style:list-level-properties text:min-label-distance="2.5mm"/>
      </text:list-level-style-number>
      <text:list-level-style-number text:level="10" text:style-name="Numbering_20_Symbols" style:num-format="">
        <style:list-level-properties text:min-label-distance="2.5m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style:font-size-asian="10pt"/>
    </style:style>
    <style:style style:name="MT1" style:family="text">
      <style:text-properties fo:font-size="10pt" fo:language="en" fo:country="US" style:font-size-asian="10pt"/>
    </style:style>
    <style:page-layout style:name="Mpm1" style:page-usage="mirrored">
      <style:page-layout-properties fo:page-width="210.01mm" fo:page-height="297mm" style:num-format="1" style:print-orientation="portrait" fo:margin-top="20mm" fo:margin-bottom="14.99mm" fo:margin-left="35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99ccff"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06pt solid #000000" fo:border-left="none" fo:border-right="none" fo:padding-top="0mm" fo:padding-bottom="1.99mm" fo:padding-left="0mm" fo:padding-right="0mm" style:shadow="none" fo:background-color="transparent" style:dynamic-spacing="true" draw:fill="none" draw:fill-color="#99ccff"/>
      </style:header-style>
      <style:footer-style>
        <style:header-footer-properties fo:min-height="9.98mm" fo:margin-left="0mm" fo:margin-right="0mm" fo:margin-top="4.99mm" fo:border-top="0.06pt solid #000000" fo:border-bottom="none" fo:border-left="none" fo:border-right="none" fo:padding-top="1.99mm" fo:padding-bottom="0mm" fo:padding-left="0mm" fo:padding-right="0mm" style:shadow="none" fo:background-color="transparent" style:dynamic-spacing="true" draw:fill="none" draw:fill-color="#99ccff"/>
      </style:footer-style>
    </style:page-layout>
    <style:page-layout style:name="Mpm2" style:page-usage="right">
      <style:page-layout-properties fo:page-width="210.01mm" fo:page-height="297mm" style:num-format="i" style:print-orientation="portrait" fo:margin-top="20mm" fo:margin-bottom="14.99mm" fo:margin-left="35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99ccff"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14.99mm" fo:margin-left="20mm" fo:margin-right="35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06pt solid #000000" fo:border-left="none" fo:border-right="none" fo:padding-top="0mm" fo:padding-bottom="1.99mm" fo:padding-left="0mm" fo:padding-right="0mm" style:shadow="none" style:dynamic-spacing="true"/>
      </style:header-style>
      <style:footer-style>
        <style:header-footer-properties fo:min-height="9.98mm" fo:margin-left="0mm" fo:margin-right="0mm" fo:margin-top="4.99mm" fo:border-top="0.06pt solid #000000" fo:border-bottom="none" fo:border-left="none" fo:border-right="none" fo:padding-top="1.99mm" fo:padding-bottom="0mm" fo:padding-left="0mm" fo:padding-right="0mm" style:shadow="none" style:dynamic-spacing="true"/>
      </style:footer-style>
    </style:page-layout>
    <style:page-layout style:name="Mpm4" style:page-usage="right">
      <style:page-layout-properties fo:page-width="210.01mm" fo:page-height="297mm" style:num-format="1"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06pt solid #000000" fo:border-left="none" fo:border-right="none" fo:padding-top="0mm" fo:padding-bottom="1.99mm" fo:padding-left="0mm" fo:padding-right="0mm" style:shadow="none" style:dynamic-spacing="true"/>
      </style:header-style>
      <style:footer-style>
        <style:header-footer-properties fo:min-height="9.98mm" fo:margin-left="0mm" fo:margin-right="0mm" fo:margin-top="4.99mm" fo:border-top="0.06pt solid #000000" fo:border-bottom="none" fo:border-left="none" fo:border-right="none" fo:padding-top="1.99mm" fo:padding-bottom="0mm" fo:padding-left="0mm" fo:padding-right="0mm" style:shadow="none" style:dynamic-spacing="true"/>
      </style:footer-style>
    </style:page-layout>
    <style:page-layout style:name="Mpm5">
      <style:page-layout-properties fo:page-width="227.01mm" fo:page-height="114mm" style:num-format="1" style:print-orientation="landscape" fo:margin-top="0mm" fo:margin-bottom="0mm" fo:margin-left="0mm" fo:margin-right="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06pt solid #000000" fo:border-left="none" fo:border-right="none" fo:padding-top="0mm" fo:padding-bottom="1.99mm" fo:padding-left="0mm" fo:padding-right="0mm" style:shadow="none" style:dynamic-spacing="true"/>
      </style:header-style>
      <style:footer-style>
        <style:header-footer-properties fo:min-height="9.98mm" fo:margin-left="0mm" fo:margin-right="0mm" fo:margin-top="4.99mm" fo:border-top="0.06pt solid #000000" fo:border-bottom="none" fo:border-left="none" fo:border-right="none" fo:padding-top="1.99mm" fo:padding-bottom="0mm" fo:padding-left="0mm" fo:padding-right="0mm" style:shadow="none" style:dynamic-spacing="tru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usage="mirrored">
      <style:page-layout-properties fo:page-width="210.01mm" fo:page-height="297mm" style:num-format="1"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9" style:page-usage="mirrored">
      <style:page-layout-properties fo:page-width="210.01mm" fo:page-height="297mm" style:num-format="A" style:print-orientation="portrait" fo:margin-top="20mm" fo:margin-bottom="14.99mm" fo:margin-left="35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99ccff"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4.99mm" fo:margin-left="0mm" fo:margin-right="0mm" fo:margin-top="0mm" fo:border-top="0.06pt solid #000000" fo:border-bottom="none" fo:border-left="none" fo:border-right="none" fo:padding-top="1.99mm" fo:padding-bottom="0mm" fo:padding-left="0mm" fo:padding-right="0mm" fo:background-color="transparent" style:dynamic-spacing="true" draw:fill="none" draw:fill-color="#99ccff"/>
      </style:footer-style>
    </style:page-layout>
    <style:page-layout style:name="Mpm10" style:page-usage="mirrored">
      <style:page-layout-properties fo:page-width="210.01mm" fo:page-height="297mm" style:num-format="i"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11" style:page-usage="right">
      <style:page-layout-properties fo:page-width="210.01mm" fo:page-height="297mm" style:num-format="i"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12" style:page-usage="right">
      <style:page-layout-properties fo:page-width="210.01mm" fo:page-height="297mm" style:num-format="I"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top="none" fo:border-bottom="0.06pt solid #000000" fo:border-left="none" fo:border-right="none" fo:padding-top="0mm" fo:padding-bottom="1.99mm" fo:padding-left="0mm" fo:padding-right="0mm" style:shadow="none" style:dynamic-spacing="true"/>
      </style:header-style>
      <style:footer-style>
        <style:header-footer-properties fo:min-height="9.98mm" fo:margin-left="0mm" fo:margin-right="0mm" fo:margin-top="4.99mm" fo:border-top="0.06pt solid #000000" fo:border-bottom="none" fo:border-left="none" fo:border-right="none" fo:padding-top="1.99mm" fo:padding-bottom="0mm" fo:padding-left="0mm" fo:padding-right="0mm" style:shadow="none" style:dynamic-spacing="true"/>
      </style:footer-style>
    </style:page-layout>
    <style:page-layout style:name="Mpm13" style:page-usage="mirrored">
      <style:page-layout-properties fo:page-width="210.01mm" fo:page-height="297mm" style:num-format="i" style:print-orientation="portrait" fo:margin-top="20mm" fo:margin-bottom="14.99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text:chapter text:display="number" text:outline-level="1"/>  <text:chapter text:display="name" text:outline-level="1"/></text:p>
      </style:header>
      <style:footer>
        <text:p text:style-name="MP1"><text:page-number text:select-page="current">0</text:page-number></text:p>
      </style:footer>
    </style:master-page>
    <style:master-page style:name="First_20_Page" style:display-name="First Page" style:page-layout-name="Mpm2"/>
    <style:master-page style:name="Left_20_Page" style:display-name="Left Page" style:page-layout-name="Mpm3" style:next-style-name="Standard">
      <style:header>
        <text:p text:style-name="Header"/>
      </style:header>
      <style:footer>
        <text:p text:style-name="Footer"/>
      </style:footer>
    </style:master-page>
    <style:master-page style:name="Right_20_Page" style:display-name="Right Page" style:page-layout-name="Mpm4" style:next-style-name="Standard">
      <style:header>
        <text:p text:style-name="Header"><text:s/><text:chapter text:display="number" text:outline-level="1"/>  <text:chapter text:display="name" text:outline-level="1"/></text:p>
      </style:header>
      <style:footer>
        <text:p text:style-name="MP1"><text:page-number text:select-page="current">0</text:page-number></text:p>
      </style:footer>
    </style:master-page>
    <style:master-page style:name="Envelope" style:page-layout-name="Mpm5"/>
    <style:master-page style:name="Index" style:page-layout-name="Mpm6">
      <style:header>
        <text:p text:style-name="Header"><text:chapter text:display="number" text:outline-level="1"/>  <text:chapter text:display="name" text:outline-level="1"/></text:p>
      </style:header>
      <style:footer>
        <text:p text:style-name="MP1"><text:page-number text:select-page="current">0</text:page-number></text:p>
      </style:footer>
    </style:master-page>
    <style:master-page style:name="HTML" style:page-layout-name="Mpm7"/>
    <style:master-page style:name="Footnote" style:page-layout-name="Mpm8"/>
    <style:master-page style:name="Endnote" style:page-layout-name="Mpm8"/>
    <style:master-page style:name="Meta_20_Page" style:display-name="Meta Page" style:page-layout-name="Mpm9">
      <style:footer>
        <text:p text:style-name="Footer"><text:span text:style-name="MT1"><text:s/></text:span><text:span text:style-name="MT1"><text:page-number text:select-page="current">0</text:page-number></text:span></text:p>
      </style:footer>
    </style:master-page>
    <style:master-page style:name="Table_20_of_20_Contents" style:display-name="Table of Contents" style:page-layout-name="Mpm10">
      <style:header>
        <text:p text:style-name="Header"><text:chapter text:display="number" text:outline-level="1"/>  <text:chapter text:display="name" text:outline-level="1"/></text:p>
      </style:header>
      <style:footer>
        <text:p text:style-name="MP1"><text:page-number text:select-page="current">0</text:page-number></text:p>
      </style:footer>
    </style:master-page>
    <style:master-page style:name="Table_20_of_20_Contents_20_Right_20_Page" style:display-name="Table of Contents Right Page" style:page-layout-name="Mpm11" style:next-style-name="Table_20_of_20_Contents">
      <style:header>
        <text:p text:style-name="Header"><text:chapter text:display="number" text:outline-level="1"/>  <text:chapter text:display="name" text:outline-level="1"/></text:p>
      </style:header>
      <style:footer>
        <text:p text:style-name="MP1"><text:page-number text:select-page="current">0</text:page-number></text:p>
      </style:footer>
    </style:master-page>
    <style:master-page style:name="Index_20_Right_20_Page" style:display-name="Index Right Page" style:page-layout-name="Mpm12" style:next-style-name="Index">
      <style:header>
        <text:p text:style-name="Header"><text:chapter text:display="number" text:outline-level="1"/>  <text:chapter text:display="name" text:outline-level="1"/></text:p>
      </style:header>
      <style:footer>
        <text:p text:style-name="MP1"><text:page-number text:select-page="current">0</text:page-number></text:p>
      </style:footer>
    </style:master-page>
    <style:master-page style:name="Second_20_Page" style:display-name="Second Page" style:page-layout-name="Mpm1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20-04-11T18:49:58.733643861</meta:creation-date>
    <dc:language>en-US</dc:language>
    <meta:editing-cycles>61</meta:editing-cycles>
    <meta:editing-duration>PT6H30M11S</meta:editing-duration>
    <meta:initial-creator>Matthias Ansorg</meta:initial-creator>
    <dc:date>2020-05-16T18:04:37.746070660</dc:date>
    <dc:creator>Matthias Ansorg</dc:creator>
    <meta:document-statistic meta:table-count="0" meta:image-count="12" meta:object-count="0" meta:page-count="1" meta:paragraph-count="154" meta:word-count="735" meta:character-count="5126" meta:non-whitespace-character-count="4422"/>
    <meta:user-defined meta:name="Info 1"/>
    <meta:user-defined meta:name="Info 2"/>
    <meta:user-defined meta:name="Info 3"/>
    <meta:user-defined meta:name="Info 4"/>
  </office:meta>
</office:document-meta>
</file>